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6.925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6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.804cm" svg:y="11.362cm">
            <draw:object draw:notify-on-update-of-ranges="Sheet1.G1:Sheet1.G1 Sheet1.A2:Sheet1.JJ2 Sheet1.G6:Sheet1.G6 Sheet1.A7:Sheet1.KR7 Sheet1.G11:Sheet1.G11 Sheet1.A12:Sheet1.JI12 Sheet1.G16:Sheet1.G16 Sheet1.A17:Sheet1.HW17 Sheet1.G21:Sheet1.G21 Sheet1.A22:Sheet1.JG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287cm" svg:y="11.742cm">
            <draw:object draw:notify-on-update-of-ranges="Sheet1.G1:Sheet1.G1 Sheet1.A3:Sheet1.JJ3 Sheet1.G6:Sheet1.G6 Sheet1.A8:Sheet1.KR8 Sheet1.G11:Sheet1.G11 Sheet1.A13:Sheet1.JI13 Sheet1.G16:Sheet1.G16 Sheet1.A18:Sheet1.HW18 Sheet1.G21:Sheet1.G21 Sheet1.A23:Sheet1.JG2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96" table:default-cell-style-name="Default"/>
        <table:table-column table:style-name="co7" table:number-columns-repeated="102" table:default-cell-style-name="Default"/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1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10 </text:p>
          </table:table-cell>
          <table:table-cell office:value-type="string" calcext:value-type="string">
            <text:p><text:s/>Crossover Rate: 100</text:p>
          </table:table-cell>
          <table:table-cell office:value-type="string" calcext:value-type="string">
            <text:p>Run: 1</text:p>
          </table:table-cell>
          <table:table-cell table:number-columns-repeated="297"/>
        </table:table-row>
        <table:table-row table:style-name="ro1">
          <table:table-cell office:value-type="float" office:value="25299.9" calcext:value-type="float">
            <text:p>25299.9</text:p>
          </table:table-cell>
          <table:table-cell table:number-columns-repeated="2" office:value-type="float" office:value="25171.4" calcext:value-type="float">
            <text:p>25171.4</text:p>
          </table:table-cell>
          <table:table-cell table:number-columns-repeated="2" office:value-type="float" office:value="24959.4" calcext:value-type="float">
            <text:p>24959.4</text:p>
          </table:table-cell>
          <table:table-cell office:value-type="float" office:value="24657" calcext:value-type="float">
            <text:p>24657</text:p>
          </table:table-cell>
          <table:table-cell office:value-type="float" office:value="24467.9" calcext:value-type="float">
            <text:p>24467.9</text:p>
          </table:table-cell>
          <table:table-cell table:number-columns-repeated="2" office:value-type="float" office:value="24451.5" calcext:value-type="float">
            <text:p>24451.5</text:p>
          </table:table-cell>
          <table:table-cell office:value-type="float" office:value="24323.5" calcext:value-type="float">
            <text:p>24323.5</text:p>
          </table:table-cell>
          <table:table-cell table:number-columns-repeated="2" office:value-type="float" office:value="24089.4" calcext:value-type="float">
            <text:p>24089.4</text:p>
          </table:table-cell>
          <table:table-cell table:number-columns-repeated="3" office:value-type="float" office:value="23173.9" calcext:value-type="float">
            <text:p>23173.9</text:p>
          </table:table-cell>
          <table:table-cell table:number-columns-repeated="2" office:value-type="float" office:value="22968.5" calcext:value-type="float">
            <text:p>22968.5</text:p>
          </table:table-cell>
          <table:table-cell office:value-type="float" office:value="22937.4" calcext:value-type="float">
            <text:p>22937.4</text:p>
          </table:table-cell>
          <table:table-cell table:number-columns-repeated="2" office:value-type="float" office:value="22880.9" calcext:value-type="float">
            <text:p>22880.9</text:p>
          </table:table-cell>
          <table:table-cell table:number-columns-repeated="2" office:value-type="float" office:value="22646.1" calcext:value-type="float">
            <text:p>22646.1</text:p>
          </table:table-cell>
          <table:table-cell office:value-type="float" office:value="22324.4" calcext:value-type="float">
            <text:p>22324.4</text:p>
          </table:table-cell>
          <table:table-cell table:number-columns-repeated="2" office:value-type="float" office:value="21579" calcext:value-type="float">
            <text:p>21579</text:p>
          </table:table-cell>
          <table:table-cell table:number-columns-repeated="3" office:value-type="float" office:value="21092.8" calcext:value-type="float">
            <text:p>21092.8</text:p>
          </table:table-cell>
          <table:table-cell office:value-type="float" office:value="20796.5" calcext:value-type="float">
            <text:p>20796.5</text:p>
          </table:table-cell>
          <table:table-cell table:number-columns-repeated="2" office:value-type="float" office:value="20364.1" calcext:value-type="float">
            <text:p>20364.1</text:p>
          </table:table-cell>
          <table:table-cell table:number-columns-repeated="2" office:value-type="float" office:value="20327.4" calcext:value-type="float">
            <text:p>20327.4</text:p>
          </table:table-cell>
          <table:table-cell office:value-type="float" office:value="19801.8" calcext:value-type="float">
            <text:p>19801.8</text:p>
          </table:table-cell>
          <table:table-cell table:number-columns-repeated="3" office:value-type="float" office:value="19624.2" calcext:value-type="float">
            <text:p>19624.2</text:p>
          </table:table-cell>
          <table:table-cell table:number-columns-repeated="4" office:value-type="float" office:value="19403.8" calcext:value-type="float">
            <text:p>19403.8</text:p>
          </table:table-cell>
          <table:table-cell table:number-columns-repeated="2" office:value-type="float" office:value="19089.6" calcext:value-type="float">
            <text:p>19089.6</text:p>
          </table:table-cell>
          <table:table-cell table:number-columns-repeated="2" office:value-type="float" office:value="19061" calcext:value-type="float">
            <text:p>19061</text:p>
          </table:table-cell>
          <table:table-cell table:number-columns-repeated="2" office:value-type="float" office:value="18669.9" calcext:value-type="float">
            <text:p>18669.9</text:p>
          </table:table-cell>
          <table:table-cell office:value-type="float" office:value="18666.4" calcext:value-type="float">
            <text:p>18666.4</text:p>
          </table:table-cell>
          <table:table-cell table:number-columns-repeated="2" office:value-type="float" office:value="18535.3" calcext:value-type="float">
            <text:p>18535.3</text:p>
          </table:table-cell>
          <table:table-cell table:number-columns-repeated="3" office:value-type="float" office:value="18423.3" calcext:value-type="float">
            <text:p>18423.3</text:p>
          </table:table-cell>
          <table:table-cell table:number-columns-repeated="4" office:value-type="float" office:value="18113.5" calcext:value-type="float">
            <text:p>18113.5</text:p>
          </table:table-cell>
          <table:table-cell office:value-type="float" office:value="17808.7" calcext:value-type="float">
            <text:p>17808.7</text:p>
          </table:table-cell>
          <table:table-cell table:number-columns-repeated="2" office:value-type="float" office:value="17517.1" calcext:value-type="float">
            <text:p>17517.1</text:p>
          </table:table-cell>
          <table:table-cell table:number-columns-repeated="2" office:value-type="float" office:value="17458.4" calcext:value-type="float">
            <text:p>17458.4</text:p>
          </table:table-cell>
          <table:table-cell table:number-columns-repeated="2" office:value-type="float" office:value="17449.4" calcext:value-type="float">
            <text:p>17449.4</text:p>
          </table:table-cell>
          <table:table-cell table:number-columns-repeated="2" office:value-type="float" office:value="17137" calcext:value-type="float">
            <text:p>17137</text:p>
          </table:table-cell>
          <table:table-cell table:number-columns-repeated="3" office:value-type="float" office:value="16893.5" calcext:value-type="float">
            <text:p>16893.5</text:p>
          </table:table-cell>
          <table:table-cell table:number-columns-repeated="2" office:value-type="float" office:value="16671.3" calcext:value-type="float">
            <text:p>16671.3</text:p>
          </table:table-cell>
          <table:table-cell table:number-columns-repeated="3" office:value-type="float" office:value="16487.1" calcext:value-type="float">
            <text:p>16487.1</text:p>
          </table:table-cell>
          <table:table-cell table:number-columns-repeated="2" office:value-type="float" office:value="15476.1" calcext:value-type="float">
            <text:p>15476.1</text:p>
          </table:table-cell>
          <table:table-cell table:number-columns-repeated="2" office:value-type="float" office:value="15279.8" calcext:value-type="float">
            <text:p>15279.8</text:p>
          </table:table-cell>
          <table:table-cell office:value-type="float" office:value="15080" calcext:value-type="float">
            <text:p>15080</text:p>
          </table:table-cell>
          <table:table-cell table:number-columns-repeated="3" office:value-type="float" office:value="14665" calcext:value-type="float">
            <text:p>14665</text:p>
          </table:table-cell>
          <table:table-cell table:number-columns-repeated="3" office:value-type="float" office:value="14585.9" calcext:value-type="float">
            <text:p>14585.9</text:p>
          </table:table-cell>
          <table:table-cell table:number-columns-repeated="2" office:value-type="float" office:value="14455.7" calcext:value-type="float">
            <text:p>14455.7</text:p>
          </table:table-cell>
          <table:table-cell table:number-columns-repeated="4" office:value-type="float" office:value="14393.7" calcext:value-type="float">
            <text:p>14393.7</text:p>
          </table:table-cell>
          <table:table-cell office:value-type="float" office:value="14303.9" calcext:value-type="float">
            <text:p>14303.9</text:p>
          </table:table-cell>
          <table:table-cell table:number-columns-repeated="3" office:value-type="float" office:value="14289.1" calcext:value-type="float">
            <text:p>14289.1</text:p>
          </table:table-cell>
          <table:table-cell office:value-type="float" office:value="14271.2" calcext:value-type="float">
            <text:p>14271.2</text:p>
          </table:table-cell>
          <table:table-cell table:number-columns-repeated="3" office:value-type="float" office:value="14053.9" calcext:value-type="float">
            <text:p>14053.9</text:p>
          </table:table-cell>
          <table:table-cell table:number-columns-repeated="2" office:value-type="float" office:value="13626.3" calcext:value-type="float">
            <text:p>13626.3</text:p>
          </table:table-cell>
          <table:table-cell table:number-columns-repeated="2" office:value-type="float" office:value="13614.1" calcext:value-type="float">
            <text:p>13614.1</text:p>
          </table:table-cell>
          <table:table-cell table:number-columns-repeated="2" office:value-type="float" office:value="13230.2" calcext:value-type="float">
            <text:p>13230.2</text:p>
          </table:table-cell>
          <table:table-cell table:number-columns-repeated="2" office:value-type="float" office:value="13143.8" calcext:value-type="float">
            <text:p>13143.8</text:p>
          </table:table-cell>
          <table:table-cell office:value-type="float" office:value="13132.2" calcext:value-type="float">
            <text:p>13132.2</text:p>
          </table:table-cell>
          <table:table-cell table:number-columns-repeated="3" office:value-type="float" office:value="13075.7" calcext:value-type="float">
            <text:p>13075.7</text:p>
          </table:table-cell>
          <table:table-cell table:number-columns-repeated="2" office:value-type="float" office:value="12768.6" calcext:value-type="float">
            <text:p>12768.6</text:p>
          </table:table-cell>
          <table:table-cell office:value-type="float" office:value="12718.7" calcext:value-type="float">
            <text:p>12718.7</text:p>
          </table:table-cell>
          <table:table-cell table:number-columns-repeated="6" office:value-type="float" office:value="12685.5" calcext:value-type="float">
            <text:p>12685.5</text:p>
          </table:table-cell>
          <table:table-cell table:number-columns-repeated="3" office:value-type="float" office:value="12528.8" calcext:value-type="float">
            <text:p>12528.8</text:p>
          </table:table-cell>
          <table:table-cell table:number-columns-repeated="3" office:value-type="float" office:value="12034.9" calcext:value-type="float">
            <text:p>12034.9</text:p>
          </table:table-cell>
          <table:table-cell table:number-columns-repeated="6" office:value-type="float" office:value="11936.1" calcext:value-type="float">
            <text:p>11936.1</text:p>
          </table:table-cell>
          <table:table-cell table:number-columns-repeated="2" office:value-type="float" office:value="11920" calcext:value-type="float">
            <text:p>11920</text:p>
          </table:table-cell>
          <table:table-cell office:value-type="float" office:value="11885.1" calcext:value-type="float">
            <text:p>11885.1</text:p>
          </table:table-cell>
          <table:table-cell table:number-columns-repeated="5" office:value-type="float" office:value="11813.6" calcext:value-type="float">
            <text:p>11813.6</text:p>
          </table:table-cell>
          <table:table-cell table:number-columns-repeated="3" office:value-type="float" office:value="11732.2" calcext:value-type="float">
            <text:p>11732.2</text:p>
          </table:table-cell>
          <table:table-cell table:number-columns-repeated="3" office:value-type="float" office:value="11718.3" calcext:value-type="float">
            <text:p>11718.3</text:p>
          </table:table-cell>
          <table:table-cell table:number-columns-repeated="2" office:value-type="float" office:value="11695.4" calcext:value-type="float">
            <text:p>11695.4</text:p>
          </table:table-cell>
          <table:table-cell office:value-type="float" office:value="11536.6" calcext:value-type="float">
            <text:p>11536.6</text:p>
          </table:table-cell>
          <table:table-cell table:number-columns-repeated="3" office:value-type="float" office:value="11347.9" calcext:value-type="float">
            <text:p>11347.9</text:p>
          </table:table-cell>
          <table:table-cell table:number-columns-repeated="3" office:value-type="float" office:value="11267.7" calcext:value-type="float">
            <text:p>11267.7</text:p>
          </table:table-cell>
          <table:table-cell table:number-columns-repeated="3" office:value-type="float" office:value="11160.3" calcext:value-type="float">
            <text:p>11160.3</text:p>
          </table:table-cell>
          <table:table-cell table:number-columns-repeated="5" office:value-type="float" office:value="11154.3" calcext:value-type="float">
            <text:p>11154.3</text:p>
          </table:table-cell>
          <table:table-cell table:number-columns-repeated="11" office:value-type="float" office:value="10979.4" calcext:value-type="float">
            <text:p>10979.4</text:p>
          </table:table-cell>
          <table:table-cell table:number-columns-repeated="10" office:value-type="float" office:value="10955.5" calcext:value-type="float">
            <text:p>10955.5</text:p>
          </table:table-cell>
          <table:table-cell office:value-type="float" office:value="10873.9" calcext:value-type="float">
            <text:p>10873.9</text:p>
          </table:table-cell>
          <table:table-cell table:number-columns-repeated="8" office:value-type="float" office:value="10826.1" calcext:value-type="float">
            <text:p>10826.1</text:p>
          </table:table-cell>
          <table:table-cell office:value-type="float" office:value="10750.2" calcext:value-type="float">
            <text:p>10750.2</text:p>
          </table:table-cell>
          <table:table-cell table:number-columns-repeated="4" office:value-type="float" office:value="10697.1" calcext:value-type="float">
            <text:p>10697.1</text:p>
          </table:table-cell>
          <table:table-cell table:number-columns-repeated="5" office:value-type="float" office:value="10503.1" calcext:value-type="float">
            <text:p>10503.1</text:p>
          </table:table-cell>
          <table:table-cell table:number-columns-repeated="4" office:value-type="float" office:value="10427.9" calcext:value-type="float">
            <text:p>10427.9</text:p>
          </table:table-cell>
          <table:table-cell table:number-columns-repeated="5" office:value-type="float" office:value="10368.9" calcext:value-type="float">
            <text:p>10368.9</text:p>
          </table:table-cell>
          <table:table-cell table:number-columns-repeated="6" office:value-type="float" office:value="10078.9" calcext:value-type="float">
            <text:p>10078.9</text:p>
          </table:table-cell>
          <table:table-cell table:number-columns-repeated="3" office:value-type="float" office:value="10039.4" calcext:value-type="float">
            <text:p>10039.4</text:p>
          </table:table-cell>
          <table:table-cell table:number-columns-repeated="3" office:value-type="float" office:value="10006.7" calcext:value-type="float">
            <text:p>10006.7</text:p>
          </table:table-cell>
          <table:table-cell table:number-columns-repeated="5" office:value-type="float" office:value="10002.1" calcext:value-type="float">
            <text:p>10002.1</text:p>
          </table:table-cell>
          <table:table-cell table:number-columns-repeated="4" office:value-type="float" office:value="9979.21" calcext:value-type="float">
            <text:p>9979.21</text:p>
          </table:table-cell>
          <table:table-cell table:number-columns-repeated="4" office:value-type="float" office:value="9965.23" calcext:value-type="float">
            <text:p>9965.23</text:p>
          </table:table-cell>
          <table:table-cell table:number-columns-repeated="3" office:value-type="float" office:value="9957.84" calcext:value-type="float">
            <text:p>9957.84</text:p>
          </table:table-cell>
          <table:table-cell table:number-columns-repeated="5" office:value-type="float" office:value="9758.95" calcext:value-type="float">
            <text:p>9758.95</text:p>
          </table:table-cell>
          <table:table-cell table:number-columns-repeated="6" office:value-type="float" office:value="9748.04" calcext:value-type="float">
            <text:p>9748.04</text:p>
          </table:table-cell>
          <table:table-cell table:number-columns-repeated="3" office:value-type="float" office:value="9663.66" calcext:value-type="float">
            <text:p>9663.66</text:p>
          </table:table-cell>
          <table:table-cell table:number-columns-repeated="16" office:value-type="float" office:value="9321.29" calcext:value-type="float">
            <text:p>9321.29</text:p>
          </table:table-cell>
          <table:table-cell table:number-columns-repeated="34"/>
        </table:table-row>
        <table:table-row table:style-name="ro1">
          <table:table-cell office:value-type="float" office:value="29295" calcext:value-type="float">
            <text:p>29295</text:p>
          </table:table-cell>
          <table:table-cell office:value-type="float" office:value="27647.4" calcext:value-type="float">
            <text:p>27647.4</text:p>
          </table:table-cell>
          <table:table-cell office:value-type="float" office:value="26321.9" calcext:value-type="float">
            <text:p>26321.9</text:p>
          </table:table-cell>
          <table:table-cell office:value-type="float" office:value="25600.7" calcext:value-type="float">
            <text:p>25600.7</text:p>
          </table:table-cell>
          <table:table-cell office:value-type="float" office:value="25465.4" calcext:value-type="float">
            <text:p>25465.4</text:p>
          </table:table-cell>
          <table:table-cell office:value-type="float" office:value="25316.3" calcext:value-type="float">
            <text:p>25316.3</text:p>
          </table:table-cell>
          <table:table-cell office:value-type="float" office:value="25211.9" calcext:value-type="float">
            <text:p>25211.9</text:p>
          </table:table-cell>
          <table:table-cell office:value-type="float" office:value="25116.7" calcext:value-type="float">
            <text:p>25116.7</text:p>
          </table:table-cell>
          <table:table-cell office:value-type="float" office:value="24904.2" calcext:value-type="float">
            <text:p>24904.2</text:p>
          </table:table-cell>
          <table:table-cell office:value-type="float" office:value="24769.5" calcext:value-type="float">
            <text:p>24769.5</text:p>
          </table:table-cell>
          <table:table-cell office:value-type="float" office:value="24704.2" calcext:value-type="float">
            <text:p>24704.2</text:p>
          </table:table-cell>
          <table:table-cell office:value-type="float" office:value="24639.4" calcext:value-type="float">
            <text:p>24639.4</text:p>
          </table:table-cell>
          <table:table-cell office:value-type="float" office:value="24462.1" calcext:value-type="float">
            <text:p>24462.1</text:p>
          </table:table-cell>
          <table:table-cell office:value-type="float" office:value="24313.8" calcext:value-type="float">
            <text:p>24313.8</text:p>
          </table:table-cell>
          <table:table-cell office:value-type="float" office:value="24040.1" calcext:value-type="float">
            <text:p>24040.1</text:p>
          </table:table-cell>
          <table:table-cell office:value-type="float" office:value="23567.4" calcext:value-type="float">
            <text:p>23567.4</text:p>
          </table:table-cell>
          <table:table-cell office:value-type="float" office:value="23416.6" calcext:value-type="float">
            <text:p>23416.6</text:p>
          </table:table-cell>
          <table:table-cell office:value-type="float" office:value="23374.1" calcext:value-type="float">
            <text:p>23374.1</text:p>
          </table:table-cell>
          <table:table-cell office:value-type="float" office:value="23289.7" calcext:value-type="float">
            <text:p>23289.7</text:p>
          </table:table-cell>
          <table:table-cell office:value-type="float" office:value="23228.5" calcext:value-type="float">
            <text:p>23228.5</text:p>
          </table:table-cell>
          <table:table-cell office:value-type="float" office:value="23193.4" calcext:value-type="float">
            <text:p>23193.4</text:p>
          </table:table-cell>
          <table:table-cell office:value-type="float" office:value="23147.9" calcext:value-type="float">
            <text:p>23147.9</text:p>
          </table:table-cell>
          <table:table-cell office:value-type="float" office:value="23122.7" calcext:value-type="float">
            <text:p>23122.7</text:p>
          </table:table-cell>
          <table:table-cell office:value-type="float" office:value="22968.1" calcext:value-type="float">
            <text:p>22968.1</text:p>
          </table:table-cell>
          <table:table-cell office:value-type="float" office:value="22681.2" calcext:value-type="float">
            <text:p>22681.2</text:p>
          </table:table-cell>
          <table:table-cell office:value-type="float" office:value="22279.7" calcext:value-type="float">
            <text:p>22279.7</text:p>
          </table:table-cell>
          <table:table-cell office:value-type="float" office:value="21929.6" calcext:value-type="float">
            <text:p>21929.6</text:p>
          </table:table-cell>
          <table:table-cell office:value-type="float" office:value="21668.8" calcext:value-type="float">
            <text:p>21668.8</text:p>
          </table:table-cell>
          <table:table-cell office:value-type="float" office:value="21410.6" calcext:value-type="float">
            <text:p>21410.6</text:p>
          </table:table-cell>
          <table:table-cell office:value-type="float" office:value="21297.1" calcext:value-type="float">
            <text:p>21297.1</text:p>
          </table:table-cell>
          <table:table-cell office:value-type="float" office:value="21159.9" calcext:value-type="float">
            <text:p>21159.9</text:p>
          </table:table-cell>
          <table:table-cell office:value-type="float" office:value="20974.4" calcext:value-type="float">
            <text:p>20974.4</text:p>
          </table:table-cell>
          <table:table-cell office:value-type="float" office:value="20699.2" calcext:value-type="float">
            <text:p>20699.2</text:p>
          </table:table-cell>
          <table:table-cell office:value-type="float" office:value="20599.8" calcext:value-type="float">
            <text:p>20599.8</text:p>
          </table:table-cell>
          <table:table-cell office:value-type="float" office:value="20551.9" calcext:value-type="float">
            <text:p>20551.9</text:p>
          </table:table-cell>
          <table:table-cell office:value-type="float" office:value="20396.3" calcext:value-type="float">
            <text:p>20396.3</text:p>
          </table:table-cell>
          <table:table-cell office:value-type="float" office:value="20111.8" calcext:value-type="float">
            <text:p>20111.8</text:p>
          </table:table-cell>
          <table:table-cell office:value-type="float" office:value="19957.4" calcext:value-type="float">
            <text:p>19957.4</text:p>
          </table:table-cell>
          <table:table-cell office:value-type="float" office:value="19827.4" calcext:value-type="float">
            <text:p>19827.4</text:p>
          </table:table-cell>
          <table:table-cell office:value-type="float" office:value="19852.5" calcext:value-type="float">
            <text:p>19852.5</text:p>
          </table:table-cell>
          <table:table-cell office:value-type="float" office:value="19746.4" calcext:value-type="float">
            <text:p>19746.4</text:p>
          </table:table-cell>
          <table:table-cell office:value-type="float" office:value="19657.9" calcext:value-type="float">
            <text:p>19657.9</text:p>
          </table:table-cell>
          <table:table-cell office:value-type="float" office:value="19588.4" calcext:value-type="float">
            <text:p>19588.4</text:p>
          </table:table-cell>
          <table:table-cell office:value-type="float" office:value="19555.3" calcext:value-type="float">
            <text:p>19555.3</text:p>
          </table:table-cell>
          <table:table-cell office:value-type="float" office:value="19415.9" calcext:value-type="float">
            <text:p>19415.9</text:p>
          </table:table-cell>
          <table:table-cell office:value-type="float" office:value="19290.2" calcext:value-type="float">
            <text:p>19290.2</text:p>
          </table:table-cell>
          <table:table-cell office:value-type="float" office:value="19276.1" calcext:value-type="float">
            <text:p>19276.1</text:p>
          </table:table-cell>
          <table:table-cell office:value-type="float" office:value="19070.6" calcext:value-type="float">
            <text:p>19070.6</text:p>
          </table:table-cell>
          <table:table-cell office:value-type="float" office:value="18944.6" calcext:value-type="float">
            <text:p>18944.6</text:p>
          </table:table-cell>
          <table:table-cell office:value-type="float" office:value="18919.2" calcext:value-type="float">
            <text:p>18919.2</text:p>
          </table:table-cell>
          <table:table-cell office:value-type="float" office:value="18897.4" calcext:value-type="float">
            <text:p>18897.4</text:p>
          </table:table-cell>
          <table:table-cell office:value-type="float" office:value="18776.6" calcext:value-type="float">
            <text:p>18776.6</text:p>
          </table:table-cell>
          <table:table-cell office:value-type="float" office:value="18742.6" calcext:value-type="float">
            <text:p>18742.6</text:p>
          </table:table-cell>
          <table:table-cell office:value-type="float" office:value="18702.3" calcext:value-type="float">
            <text:p>18702.3</text:p>
          </table:table-cell>
          <table:table-cell office:value-type="float" office:value="18638.2" calcext:value-type="float">
            <text:p>18638.2</text:p>
          </table:table-cell>
          <table:table-cell office:value-type="float" office:value="18515.3" calcext:value-type="float">
            <text:p>18515.3</text:p>
          </table:table-cell>
          <table:table-cell office:value-type="float" office:value="18429" calcext:value-type="float">
            <text:p>18429</text:p>
          </table:table-cell>
          <table:table-cell office:value-type="float" office:value="18326.9" calcext:value-type="float">
            <text:p>18326.9</text:p>
          </table:table-cell>
          <table:table-cell office:value-type="float" office:value="18289.8" calcext:value-type="float">
            <text:p>18289.8</text:p>
          </table:table-cell>
          <table:table-cell office:value-type="float" office:value="18202.5" calcext:value-type="float">
            <text:p>18202.5</text:p>
          </table:table-cell>
          <table:table-cell office:value-type="float" office:value="17999" calcext:value-type="float">
            <text:p>17999</text:p>
          </table:table-cell>
          <table:table-cell office:value-type="float" office:value="17864.1" calcext:value-type="float">
            <text:p>17864.1</text:p>
          </table:table-cell>
          <table:table-cell office:value-type="float" office:value="17734.2" calcext:value-type="float">
            <text:p>17734.2</text:p>
          </table:table-cell>
          <table:table-cell office:value-type="float" office:value="17767.6" calcext:value-type="float">
            <text:p>17767.6</text:p>
          </table:table-cell>
          <table:table-cell office:value-type="float" office:value="17724" calcext:value-type="float">
            <text:p>17724</text:p>
          </table:table-cell>
          <table:table-cell office:value-type="float" office:value="17629.1" calcext:value-type="float">
            <text:p>17629.1</text:p>
          </table:table-cell>
          <table:table-cell office:value-type="float" office:value="17563.7" calcext:value-type="float">
            <text:p>17563.7</text:p>
          </table:table-cell>
          <table:table-cell office:value-type="float" office:value="17423.5" calcext:value-type="float">
            <text:p>17423.5</text:p>
          </table:table-cell>
          <table:table-cell office:value-type="float" office:value="17321.4" calcext:value-type="float">
            <text:p>17321.4</text:p>
          </table:table-cell>
          <table:table-cell office:value-type="float" office:value="17116.3" calcext:value-type="float">
            <text:p>17116.3</text:p>
          </table:table-cell>
          <table:table-cell office:value-type="float" office:value="17105.4" calcext:value-type="float">
            <text:p>17105.4</text:p>
          </table:table-cell>
          <table:table-cell office:value-type="float" office:value="17052.5" calcext:value-type="float">
            <text:p>17052.5</text:p>
          </table:table-cell>
          <table:table-cell office:value-type="float" office:value="16890.5" calcext:value-type="float">
            <text:p>16890.5</text:p>
          </table:table-cell>
          <table:table-cell office:value-type="float" office:value="16839.9" calcext:value-type="float">
            <text:p>16839.9</text:p>
          </table:table-cell>
          <table:table-cell office:value-type="float" office:value="16746.8" calcext:value-type="float">
            <text:p>16746.8</text:p>
          </table:table-cell>
          <table:table-cell office:value-type="float" office:value="16660.8" calcext:value-type="float">
            <text:p>16660.8</text:p>
          </table:table-cell>
          <table:table-cell office:value-type="float" office:value="16551.1" calcext:value-type="float">
            <text:p>16551.1</text:p>
          </table:table-cell>
          <table:table-cell office:value-type="float" office:value="16159.6" calcext:value-type="float">
            <text:p>16159.6</text:p>
          </table:table-cell>
          <table:table-cell office:value-type="float" office:value="15639.2" calcext:value-type="float">
            <text:p>15639.2</text:p>
          </table:table-cell>
          <table:table-cell office:value-type="float" office:value="15501.7" calcext:value-type="float">
            <text:p>15501.7</text:p>
          </table:table-cell>
          <table:table-cell office:value-type="float" office:value="15412.4" calcext:value-type="float">
            <text:p>15412.4</text:p>
          </table:table-cell>
          <table:table-cell office:value-type="float" office:value="15302.2" calcext:value-type="float">
            <text:p>15302.2</text:p>
          </table:table-cell>
          <table:table-cell office:value-type="float" office:value="14991.8" calcext:value-type="float">
            <text:p>14991.8</text:p>
          </table:table-cell>
          <table:table-cell office:value-type="float" office:value="14925.6" calcext:value-type="float">
            <text:p>14925.6</text:p>
          </table:table-cell>
          <table:table-cell office:value-type="float" office:value="14855.9" calcext:value-type="float">
            <text:p>14855.9</text:p>
          </table:table-cell>
          <table:table-cell office:value-type="float" office:value="14822.4" calcext:value-type="float">
            <text:p>14822.4</text:p>
          </table:table-cell>
          <table:table-cell office:value-type="float" office:value="14807.9" calcext:value-type="float">
            <text:p>14807.9</text:p>
          </table:table-cell>
          <table:table-cell office:value-type="float" office:value="14748.7" calcext:value-type="float">
            <text:p>14748.7</text:p>
          </table:table-cell>
          <table:table-cell office:value-type="float" office:value="14712" calcext:value-type="float">
            <text:p>14712</text:p>
          </table:table-cell>
          <table:table-cell office:value-type="float" office:value="14663.1" calcext:value-type="float">
            <text:p>14663.1</text:p>
          </table:table-cell>
          <table:table-cell office:value-type="float" office:value="14609.4" calcext:value-type="float">
            <text:p>14609.4</text:p>
          </table:table-cell>
          <table:table-cell office:value-type="float" office:value="14596.9" calcext:value-type="float">
            <text:p>14596.9</text:p>
          </table:table-cell>
          <table:table-cell office:value-type="float" office:value="14597.2" calcext:value-type="float">
            <text:p>14597.2</text:p>
          </table:table-cell>
          <table:table-cell office:value-type="float" office:value="14537.1" calcext:value-type="float">
            <text:p>14537.1</text:p>
          </table:table-cell>
          <table:table-cell office:value-type="float" office:value="14506.8" calcext:value-type="float">
            <text:p>14506.8</text:p>
          </table:table-cell>
          <table:table-cell office:value-type="float" office:value="14485.2" calcext:value-type="float">
            <text:p>14485.2</text:p>
          </table:table-cell>
          <table:table-cell office:value-type="float" office:value="14455" calcext:value-type="float">
            <text:p>14455</text:p>
          </table:table-cell>
          <table:table-cell office:value-type="float" office:value="14446.1" calcext:value-type="float">
            <text:p>14446.1</text:p>
          </table:table-cell>
          <table:table-cell office:value-type="float" office:value="14468.5" calcext:value-type="float">
            <text:p>14468.5</text:p>
          </table:table-cell>
          <table:table-cell office:value-type="float" office:value="14357.1" calcext:value-type="float">
            <text:p>14357.1</text:p>
          </table:table-cell>
          <table:table-cell office:value-type="float" office:value="14237.7" calcext:value-type="float">
            <text:p>14237.7</text:p>
          </table:table-cell>
          <table:table-cell office:value-type="float" office:value="14135.1" calcext:value-type="float">
            <text:p>14135.1</text:p>
          </table:table-cell>
          <table:table-cell office:value-type="float" office:value="13971.9" calcext:value-type="float">
            <text:p>13971.9</text:p>
          </table:table-cell>
          <table:table-cell office:value-type="float" office:value="13802.7" calcext:value-type="float">
            <text:p>13802.7</text:p>
          </table:table-cell>
          <table:table-cell office:value-type="float" office:value="13795.3" calcext:value-type="float">
            <text:p>13795.3</text:p>
          </table:table-cell>
          <table:table-cell office:value-type="float" office:value="13701.9" calcext:value-type="float">
            <text:p>13701.9</text:p>
          </table:table-cell>
          <table:table-cell office:value-type="float" office:value="13480.3" calcext:value-type="float">
            <text:p>13480.3</text:p>
          </table:table-cell>
          <table:table-cell office:value-type="float" office:value="13374.3" calcext:value-type="float">
            <text:p>13374.3</text:p>
          </table:table-cell>
          <table:table-cell office:value-type="float" office:value="13390.7" calcext:value-type="float">
            <text:p>13390.7</text:p>
          </table:table-cell>
          <table:table-cell office:value-type="float" office:value="13320.2" calcext:value-type="float">
            <text:p>13320.2</text:p>
          </table:table-cell>
          <table:table-cell office:value-type="float" office:value="13306" calcext:value-type="float">
            <text:p>13306</text:p>
          </table:table-cell>
          <table:table-cell office:value-type="float" office:value="13297.4" calcext:value-type="float">
            <text:p>13297.4</text:p>
          </table:table-cell>
          <table:table-cell office:value-type="float" office:value="13235.8" calcext:value-type="float">
            <text:p>13235.8</text:p>
          </table:table-cell>
          <table:table-cell office:value-type="float" office:value="13195.1" calcext:value-type="float">
            <text:p>13195.1</text:p>
          </table:table-cell>
          <table:table-cell office:value-type="float" office:value="13040.6" calcext:value-type="float">
            <text:p>13040.6</text:p>
          </table:table-cell>
          <table:table-cell office:value-type="float" office:value="12954.6" calcext:value-type="float">
            <text:p>12954.6</text:p>
          </table:table-cell>
          <table:table-cell office:value-type="float" office:value="12885.1" calcext:value-type="float">
            <text:p>12885.1</text:p>
          </table:table-cell>
          <table:table-cell office:value-type="float" office:value="12891.5" calcext:value-type="float">
            <text:p>12891.5</text:p>
          </table:table-cell>
          <table:table-cell office:value-type="float" office:value="12877.2" calcext:value-type="float">
            <text:p>12877.2</text:p>
          </table:table-cell>
          <table:table-cell office:value-type="float" office:value="12828.6" calcext:value-type="float">
            <text:p>12828.6</text:p>
          </table:table-cell>
          <table:table-cell office:value-type="float" office:value="12857.4" calcext:value-type="float">
            <text:p>12857.4</text:p>
          </table:table-cell>
          <table:table-cell office:value-type="float" office:value="12831.8" calcext:value-type="float">
            <text:p>12831.8</text:p>
          </table:table-cell>
          <table:table-cell office:value-type="float" office:value="12839.2" calcext:value-type="float">
            <text:p>12839.2</text:p>
          </table:table-cell>
          <table:table-cell office:value-type="float" office:value="12749.7" calcext:value-type="float">
            <text:p>12749.7</text:p>
          </table:table-cell>
          <table:table-cell office:value-type="float" office:value="12689.5" calcext:value-type="float">
            <text:p>12689.5</text:p>
          </table:table-cell>
          <table:table-cell office:value-type="float" office:value="12594.9" calcext:value-type="float">
            <text:p>12594.9</text:p>
          </table:table-cell>
          <table:table-cell office:value-type="float" office:value="12351.1" calcext:value-type="float">
            <text:p>12351.1</text:p>
          </table:table-cell>
          <table:table-cell office:value-type="float" office:value="12233" calcext:value-type="float">
            <text:p>12233</text:p>
          </table:table-cell>
          <table:table-cell office:value-type="float" office:value="12230.6" calcext:value-type="float">
            <text:p>12230.6</text:p>
          </table:table-cell>
          <table:table-cell office:value-type="float" office:value="12196" calcext:value-type="float">
            <text:p>12196</text:p>
          </table:table-cell>
          <table:table-cell office:value-type="float" office:value="12122.2" calcext:value-type="float">
            <text:p>12122.2</text:p>
          </table:table-cell>
          <table:table-cell office:value-type="float" office:value="12099.1" calcext:value-type="float">
            <text:p>12099.1</text:p>
          </table:table-cell>
          <table:table-cell office:value-type="float" office:value="12092.3" calcext:value-type="float">
            <text:p>12092.3</text:p>
          </table:table-cell>
          <table:table-cell office:value-type="float" office:value="12112.4" calcext:value-type="float">
            <text:p>12112.4</text:p>
          </table:table-cell>
          <table:table-cell office:value-type="float" office:value="12182.8" calcext:value-type="float">
            <text:p>12182.8</text:p>
          </table:table-cell>
          <table:table-cell office:value-type="float" office:value="12112.9" calcext:value-type="float">
            <text:p>12112.9</text:p>
          </table:table-cell>
          <table:table-cell office:value-type="float" office:value="12093" calcext:value-type="float">
            <text:p>12093</text:p>
          </table:table-cell>
          <table:table-cell office:value-type="float" office:value="12097" calcext:value-type="float">
            <text:p>12097</text:p>
          </table:table-cell>
          <table:table-cell office:value-type="float" office:value="12050.4" calcext:value-type="float">
            <text:p>12050.4</text:p>
          </table:table-cell>
          <table:table-cell office:value-type="float" office:value="11977.4" calcext:value-type="float">
            <text:p>11977.4</text:p>
          </table:table-cell>
          <table:table-cell office:value-type="float" office:value="11977" calcext:value-type="float">
            <text:p>11977</text:p>
          </table:table-cell>
          <table:table-cell office:value-type="float" office:value="12015.9" calcext:value-type="float">
            <text:p>12015.9</text:p>
          </table:table-cell>
          <table:table-cell office:value-type="float" office:value="11951" calcext:value-type="float">
            <text:p>11951</text:p>
          </table:table-cell>
          <table:table-cell office:value-type="float" office:value="11933.6" calcext:value-type="float">
            <text:p>11933.6</text:p>
          </table:table-cell>
          <table:table-cell office:value-type="float" office:value="11902.5" calcext:value-type="float">
            <text:p>11902.5</text:p>
          </table:table-cell>
          <table:table-cell office:value-type="float" office:value="11963.5" calcext:value-type="float">
            <text:p>11963.5</text:p>
          </table:table-cell>
          <table:table-cell office:value-type="float" office:value="11912.1" calcext:value-type="float">
            <text:p>11912.1</text:p>
          </table:table-cell>
          <table:table-cell office:value-type="float" office:value="11903.6" calcext:value-type="float">
            <text:p>11903.6</text:p>
          </table:table-cell>
          <table:table-cell office:value-type="float" office:value="11900.9" calcext:value-type="float">
            <text:p>11900.9</text:p>
          </table:table-cell>
          <table:table-cell office:value-type="float" office:value="11849.7" calcext:value-type="float">
            <text:p>11849.7</text:p>
          </table:table-cell>
          <table:table-cell office:value-type="float" office:value="11799.6" calcext:value-type="float">
            <text:p>11799.6</text:p>
          </table:table-cell>
          <table:table-cell office:value-type="float" office:value="11735.8" calcext:value-type="float">
            <text:p>11735.8</text:p>
          </table:table-cell>
          <table:table-cell office:value-type="float" office:value="11569.6" calcext:value-type="float">
            <text:p>11569.6</text:p>
          </table:table-cell>
          <table:table-cell office:value-type="float" office:value="11551" calcext:value-type="float">
            <text:p>11551</text:p>
          </table:table-cell>
          <table:table-cell office:value-type="float" office:value="11503.8" calcext:value-type="float">
            <text:p>11503.8</text:p>
          </table:table-cell>
          <table:table-cell office:value-type="float" office:value="11485.5" calcext:value-type="float">
            <text:p>11485.5</text:p>
          </table:table-cell>
          <table:table-cell office:value-type="float" office:value="11442.5" calcext:value-type="float">
            <text:p>11442.5</text:p>
          </table:table-cell>
          <table:table-cell office:value-type="float" office:value="11420.4" calcext:value-type="float">
            <text:p>11420.4</text:p>
          </table:table-cell>
          <table:table-cell office:value-type="float" office:value="11357.5" calcext:value-type="float">
            <text:p>11357.5</text:p>
          </table:table-cell>
          <table:table-cell office:value-type="float" office:value="11317.9" calcext:value-type="float">
            <text:p>11317.9</text:p>
          </table:table-cell>
          <table:table-cell office:value-type="float" office:value="11301.6" calcext:value-type="float">
            <text:p>11301.6</text:p>
          </table:table-cell>
          <table:table-cell office:value-type="float" office:value="11331.6" calcext:value-type="float">
            <text:p>11331.6</text:p>
          </table:table-cell>
          <table:table-cell office:value-type="float" office:value="11284.5" calcext:value-type="float">
            <text:p>11284.5</text:p>
          </table:table-cell>
          <table:table-cell office:value-type="float" office:value="11295.9" calcext:value-type="float">
            <text:p>11295.9</text:p>
          </table:table-cell>
          <table:table-cell office:value-type="float" office:value="11307.2" calcext:value-type="float">
            <text:p>11307.2</text:p>
          </table:table-cell>
          <table:table-cell office:value-type="float" office:value="11253.7" calcext:value-type="float">
            <text:p>11253.7</text:p>
          </table:table-cell>
          <table:table-cell office:value-type="float" office:value="11212.7" calcext:value-type="float">
            <text:p>11212.7</text:p>
          </table:table-cell>
          <table:table-cell office:value-type="float" office:value="11194.3" calcext:value-type="float">
            <text:p>11194.3</text:p>
          </table:table-cell>
          <table:table-cell office:value-type="float" office:value="11169.7" calcext:value-type="float">
            <text:p>11169.7</text:p>
          </table:table-cell>
          <table:table-cell office:value-type="float" office:value="11198.6" calcext:value-type="float">
            <text:p>11198.6</text:p>
          </table:table-cell>
          <table:table-cell office:value-type="float" office:value="11165.8" calcext:value-type="float">
            <text:p>11165.8</text:p>
          </table:table-cell>
          <table:table-cell office:value-type="float" office:value="11133.9" calcext:value-type="float">
            <text:p>11133.9</text:p>
          </table:table-cell>
          <table:table-cell office:value-type="float" office:value="11141.8" calcext:value-type="float">
            <text:p>11141.8</text:p>
          </table:table-cell>
          <table:table-cell office:value-type="float" office:value="11143.8" calcext:value-type="float">
            <text:p>11143.8</text:p>
          </table:table-cell>
          <table:table-cell office:value-type="float" office:value="11120.3" calcext:value-type="float">
            <text:p>11120.3</text:p>
          </table:table-cell>
          <table:table-cell office:value-type="float" office:value="11190.3" calcext:value-type="float">
            <text:p>11190.3</text:p>
          </table:table-cell>
          <table:table-cell office:value-type="float" office:value="11143.5" calcext:value-type="float">
            <text:p>11143.5</text:p>
          </table:table-cell>
          <table:table-cell office:value-type="float" office:value="11171.7" calcext:value-type="float">
            <text:p>11171.7</text:p>
          </table:table-cell>
          <table:table-cell office:value-type="float" office:value="11113.4" calcext:value-type="float">
            <text:p>11113.4</text:p>
          </table:table-cell>
          <table:table-cell office:value-type="float" office:value="11098.1" calcext:value-type="float">
            <text:p>11098.1</text:p>
          </table:table-cell>
          <table:table-cell office:value-type="float" office:value="11109.4" calcext:value-type="float">
            <text:p>11109.4</text:p>
          </table:table-cell>
          <table:table-cell office:value-type="float" office:value="11179.2" calcext:value-type="float">
            <text:p>11179.2</text:p>
          </table:table-cell>
          <table:table-cell office:value-type="float" office:value="11130.1" calcext:value-type="float">
            <text:p>11130.1</text:p>
          </table:table-cell>
          <table:table-cell office:value-type="float" office:value="11109" calcext:value-type="float">
            <text:p>11109</text:p>
          </table:table-cell>
          <table:table-cell office:value-type="float" office:value="11154.9" calcext:value-type="float">
            <text:p>11154.9</text:p>
          </table:table-cell>
          <table:table-cell office:value-type="float" office:value="11172.5" calcext:value-type="float">
            <text:p>11172.5</text:p>
          </table:table-cell>
          <table:table-cell office:value-type="float" office:value="11148.3" calcext:value-type="float">
            <text:p>11148.3</text:p>
          </table:table-cell>
          <table:table-cell office:value-type="float" office:value="11076.5" calcext:value-type="float">
            <text:p>11076.5</text:p>
          </table:table-cell>
          <table:table-cell office:value-type="float" office:value="11045.7" calcext:value-type="float">
            <text:p>11045.7</text:p>
          </table:table-cell>
          <table:table-cell office:value-type="float" office:value="11076.6" calcext:value-type="float">
            <text:p>11076.6</text:p>
          </table:table-cell>
          <table:table-cell office:value-type="float" office:value="10961.5" calcext:value-type="float">
            <text:p>10961.5</text:p>
          </table:table-cell>
          <table:table-cell office:value-type="float" office:value="11016.5" calcext:value-type="float">
            <text:p>11016.5</text:p>
          </table:table-cell>
          <table:table-cell office:value-type="float" office:value="10998.7" calcext:value-type="float">
            <text:p>10998.7</text:p>
          </table:table-cell>
          <table:table-cell office:value-type="float" office:value="10976.1" calcext:value-type="float">
            <text:p>10976.1</text:p>
          </table:table-cell>
          <table:table-cell office:value-type="float" office:value="10985.6" calcext:value-type="float">
            <text:p>10985.6</text:p>
          </table:table-cell>
          <table:table-cell office:value-type="float" office:value="10977.8" calcext:value-type="float">
            <text:p>10977.8</text:p>
          </table:table-cell>
          <table:table-cell office:value-type="float" office:value="10959.7" calcext:value-type="float">
            <text:p>10959.7</text:p>
          </table:table-cell>
          <table:table-cell office:value-type="float" office:value="10893.9" calcext:value-type="float">
            <text:p>10893.9</text:p>
          </table:table-cell>
          <table:table-cell office:value-type="float" office:value="10890.6" calcext:value-type="float">
            <text:p>10890.6</text:p>
          </table:table-cell>
          <table:table-cell office:value-type="float" office:value="10899.9" calcext:value-type="float">
            <text:p>10899.9</text:p>
          </table:table-cell>
          <table:table-cell office:value-type="float" office:value="10879.7" calcext:value-type="float">
            <text:p>10879.7</text:p>
          </table:table-cell>
          <table:table-cell office:value-type="float" office:value="10750.4" calcext:value-type="float">
            <text:p>10750.4</text:p>
          </table:table-cell>
          <table:table-cell office:value-type="float" office:value="10645.6" calcext:value-type="float">
            <text:p>10645.6</text:p>
          </table:table-cell>
          <table:table-cell office:value-type="float" office:value="10639.1" calcext:value-type="float">
            <text:p>10639.1</text:p>
          </table:table-cell>
          <table:table-cell office:value-type="float" office:value="10672.5" calcext:value-type="float">
            <text:p>10672.5</text:p>
          </table:table-cell>
          <table:table-cell office:value-type="float" office:value="10713.1" calcext:value-type="float">
            <text:p>10713.1</text:p>
          </table:table-cell>
          <table:table-cell office:value-type="float" office:value="10631.5" calcext:value-type="float">
            <text:p>10631.5</text:p>
          </table:table-cell>
          <table:table-cell office:value-type="float" office:value="10566.4" calcext:value-type="float">
            <text:p>10566.4</text:p>
          </table:table-cell>
          <table:table-cell office:value-type="float" office:value="10604.8" calcext:value-type="float">
            <text:p>10604.8</text:p>
          </table:table-cell>
          <table:table-cell office:value-type="float" office:value="10552.6" calcext:value-type="float">
            <text:p>10552.6</text:p>
          </table:table-cell>
          <table:table-cell office:value-type="float" office:value="10536.4" calcext:value-type="float">
            <text:p>10536.4</text:p>
          </table:table-cell>
          <table:table-cell office:value-type="float" office:value="10517.4" calcext:value-type="float">
            <text:p>10517.4</text:p>
          </table:table-cell>
          <table:table-cell office:value-type="float" office:value="10584.7" calcext:value-type="float">
            <text:p>10584.7</text:p>
          </table:table-cell>
          <table:table-cell office:value-type="float" office:value="10534.6" calcext:value-type="float">
            <text:p>10534.6</text:p>
          </table:table-cell>
          <table:table-cell office:value-type="float" office:value="10473.8" calcext:value-type="float">
            <text:p>10473.8</text:p>
          </table:table-cell>
          <table:table-cell office:value-type="float" office:value="10337.9" calcext:value-type="float">
            <text:p>10337.9</text:p>
          </table:table-cell>
          <table:table-cell office:value-type="float" office:value="10227.5" calcext:value-type="float">
            <text:p>10227.5</text:p>
          </table:table-cell>
          <table:table-cell office:value-type="float" office:value="10241.9" calcext:value-type="float">
            <text:p>10241.9</text:p>
          </table:table-cell>
          <table:table-cell office:value-type="float" office:value="10272.7" calcext:value-type="float">
            <text:p>10272.7</text:p>
          </table:table-cell>
          <table:table-cell office:value-type="float" office:value="10222.1" calcext:value-type="float">
            <text:p>10222.1</text:p>
          </table:table-cell>
          <table:table-cell office:value-type="float" office:value="10244" calcext:value-type="float">
            <text:p>10244</text:p>
          </table:table-cell>
          <table:table-cell office:value-type="float" office:value="10180.5" calcext:value-type="float">
            <text:p>10180.5</text:p>
          </table:table-cell>
          <table:table-cell office:value-type="float" office:value="10222.6" calcext:value-type="float">
            <text:p>10222.6</text:p>
          </table:table-cell>
          <table:table-cell office:value-type="float" office:value="10238.4" calcext:value-type="float">
            <text:p>10238.4</text:p>
          </table:table-cell>
          <table:table-cell office:value-type="float" office:value="10188" calcext:value-type="float">
            <text:p>10188</text:p>
          </table:table-cell>
          <table:table-cell office:value-type="float" office:value="10175.4" calcext:value-type="float">
            <text:p>10175.4</text:p>
          </table:table-cell>
          <table:table-cell office:value-type="float" office:value="10213.5" calcext:value-type="float">
            <text:p>10213.5</text:p>
          </table:table-cell>
          <table:table-cell office:value-type="float" office:value="10172.9" calcext:value-type="float">
            <text:p>10172.9</text:p>
          </table:table-cell>
          <table:table-cell office:value-type="float" office:value="10209.5" calcext:value-type="float">
            <text:p>10209.5</text:p>
          </table:table-cell>
          <table:table-cell office:value-type="float" office:value="10166" calcext:value-type="float">
            <text:p>10166</text:p>
          </table:table-cell>
          <table:table-cell office:value-type="float" office:value="10208.9" calcext:value-type="float">
            <text:p>10208.9</text:p>
          </table:table-cell>
          <table:table-cell office:value-type="float" office:value="10141.3" calcext:value-type="float">
            <text:p>10141.3</text:p>
          </table:table-cell>
          <table:table-cell office:value-type="float" office:value="10156.2" calcext:value-type="float">
            <text:p>10156.2</text:p>
          </table:table-cell>
          <table:table-cell office:value-type="float" office:value="10138.7" calcext:value-type="float">
            <text:p>10138.7</text:p>
          </table:table-cell>
          <table:table-cell office:value-type="float" office:value="10249.3" calcext:value-type="float">
            <text:p>10249.3</text:p>
          </table:table-cell>
          <table:table-cell office:value-type="float" office:value="10144.6" calcext:value-type="float">
            <text:p>10144.6</text:p>
          </table:table-cell>
          <table:table-cell office:value-type="float" office:value="10131.8" calcext:value-type="float">
            <text:p>10131.8</text:p>
          </table:table-cell>
          <table:table-cell office:value-type="float" office:value="10134.7" calcext:value-type="float">
            <text:p>10134.7</text:p>
          </table:table-cell>
          <table:table-cell office:value-type="float" office:value="10110.8" calcext:value-type="float">
            <text:p>10110.8</text:p>
          </table:table-cell>
          <table:table-cell office:value-type="float" office:value="10104.5" calcext:value-type="float">
            <text:p>10104.5</text:p>
          </table:table-cell>
          <table:table-cell office:value-type="float" office:value="10110.4" calcext:value-type="float">
            <text:p>10110.4</text:p>
          </table:table-cell>
          <table:table-cell office:value-type="float" office:value="10139.5" calcext:value-type="float">
            <text:p>10139.5</text:p>
          </table:table-cell>
          <table:table-cell office:value-type="float" office:value="10092.7" calcext:value-type="float">
            <text:p>10092.7</text:p>
          </table:table-cell>
          <table:table-cell office:value-type="float" office:value="10006.5" calcext:value-type="float">
            <text:p>10006.5</text:p>
          </table:table-cell>
          <table:table-cell office:value-type="float" office:value="9936.76" calcext:value-type="float">
            <text:p>9936.76</text:p>
          </table:table-cell>
          <table:table-cell office:value-type="float" office:value="9923.43" calcext:value-type="float">
            <text:p>9923.43</text:p>
          </table:table-cell>
          <table:table-cell office:value-type="float" office:value="9928.4" calcext:value-type="float">
            <text:p>9928.4</text:p>
          </table:table-cell>
          <table:table-cell office:value-type="float" office:value="9932.98" calcext:value-type="float">
            <text:p>9932.98</text:p>
          </table:table-cell>
          <table:table-cell office:value-type="float" office:value="9883.7" calcext:value-type="float">
            <text:p>9883.7</text:p>
          </table:table-cell>
          <table:table-cell office:value-type="float" office:value="9923.61" calcext:value-type="float">
            <text:p>9923.61</text:p>
          </table:table-cell>
          <table:table-cell office:value-type="float" office:value="9954.5" calcext:value-type="float">
            <text:p>9954.5</text:p>
          </table:table-cell>
          <table:table-cell office:value-type="float" office:value="9913.11" calcext:value-type="float">
            <text:p>9913.11</text:p>
          </table:table-cell>
          <table:table-cell office:value-type="float" office:value="9928.64" calcext:value-type="float">
            <text:p>9928.64</text:p>
          </table:table-cell>
          <table:table-cell office:value-type="float" office:value="9898.8" calcext:value-type="float">
            <text:p>9898.8</text:p>
          </table:table-cell>
          <table:table-cell office:value-type="float" office:value="9880.05" calcext:value-type="float">
            <text:p>9880.05</text:p>
          </table:table-cell>
          <table:table-cell office:value-type="float" office:value="9807.17" calcext:value-type="float">
            <text:p>9807.17</text:p>
          </table:table-cell>
          <table:table-cell office:value-type="float" office:value="9825.07" calcext:value-type="float">
            <text:p>9825.07</text:p>
          </table:table-cell>
          <table:table-cell office:value-type="float" office:value="9675.41" calcext:value-type="float">
            <text:p>9675.41</text:p>
          </table:table-cell>
          <table:table-cell office:value-type="float" office:value="9584.95" calcext:value-type="float">
            <text:p>9584.95</text:p>
          </table:table-cell>
          <table:table-cell office:value-type="float" office:value="9471.7" calcext:value-type="float">
            <text:p>9471.7</text:p>
          </table:table-cell>
          <table:table-cell office:value-type="float" office:value="9545.11" calcext:value-type="float">
            <text:p>9545.11</text:p>
          </table:table-cell>
          <table:table-cell office:value-type="float" office:value="9478.72" calcext:value-type="float">
            <text:p>9478.72</text:p>
          </table:table-cell>
          <table:table-cell office:value-type="float" office:value="9457.39" calcext:value-type="float">
            <text:p>9457.39</text:p>
          </table:table-cell>
          <table:table-cell office:value-type="float" office:value="9468.33" calcext:value-type="float">
            <text:p>9468.33</text:p>
          </table:table-cell>
          <table:table-cell office:value-type="float" office:value="9563.75" calcext:value-type="float">
            <text:p>9563.75</text:p>
          </table:table-cell>
          <table:table-cell office:value-type="float" office:value="9453.85" calcext:value-type="float">
            <text:p>9453.85</text:p>
          </table:table-cell>
          <table:table-cell office:value-type="float" office:value="9505.56" calcext:value-type="float">
            <text:p>9505.56</text:p>
          </table:table-cell>
          <table:table-cell office:value-type="float" office:value="9523.02" calcext:value-type="float">
            <text:p>9523.02</text:p>
          </table:table-cell>
          <table:table-cell office:value-type="float" office:value="9480.77" calcext:value-type="float">
            <text:p>9480.77</text:p>
          </table:table-cell>
          <table:table-cell office:value-type="float" office:value="9501.86" calcext:value-type="float">
            <text:p>9501.86</text:p>
          </table:table-cell>
          <table:table-cell table:number-columns-repeated="34"/>
        </table:table-row>
        <table:table-row table:style-name="ro1">
          <table:table-cell table:number-columns-repeated="3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2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10 </text:p>
          </table:table-cell>
          <table:table-cell office:value-type="string" calcext:value-type="string">
            <text:p><text:s/>Crossover Rate: 100</text:p>
          </table:table-cell>
          <table:table-cell office:value-type="string" calcext:value-type="string">
            <text:p>Run: 2</text:p>
          </table:table-cell>
          <table:table-cell table:number-columns-repeated="297"/>
        </table:table-row>
        <table:table-row table:style-name="ro1">
          <table:table-cell office:value-type="float" office:value="24180.1" calcext:value-type="float">
            <text:p>24180.1</text:p>
          </table:table-cell>
          <table:table-cell office:value-type="float" office:value="23230.7" calcext:value-type="float">
            <text:p>23230.7</text:p>
          </table:table-cell>
          <table:table-cell table:number-columns-repeated="2" office:value-type="float" office:value="22999.4" calcext:value-type="float">
            <text:p>22999.4</text:p>
          </table:table-cell>
          <table:table-cell office:value-type="float" office:value="22737.1" calcext:value-type="float">
            <text:p>22737.1</text:p>
          </table:table-cell>
          <table:table-cell table:number-columns-repeated="3" office:value-type="float" office:value="21358" calcext:value-type="float">
            <text:p>21358</text:p>
          </table:table-cell>
          <table:table-cell office:value-type="float" office:value="20979.2" calcext:value-type="float">
            <text:p>20979.2</text:p>
          </table:table-cell>
          <table:table-cell table:number-columns-repeated="2" office:value-type="float" office:value="20872.8" calcext:value-type="float">
            <text:p>20872.8</text:p>
          </table:table-cell>
          <table:table-cell table:number-columns-repeated="4" office:value-type="float" office:value="19855.8" calcext:value-type="float">
            <text:p>19855.8</text:p>
          </table:table-cell>
          <table:table-cell office:value-type="float" office:value="19604.8" calcext:value-type="float">
            <text:p>19604.8</text:p>
          </table:table-cell>
          <table:table-cell table:number-columns-repeated="2" office:value-type="float" office:value="19590.6" calcext:value-type="float">
            <text:p>19590.6</text:p>
          </table:table-cell>
          <table:table-cell table:number-columns-repeated="2" office:value-type="float" office:value="18886.6" calcext:value-type="float">
            <text:p>18886.6</text:p>
          </table:table-cell>
          <table:table-cell office:value-type="float" office:value="18835.3" calcext:value-type="float">
            <text:p>18835.3</text:p>
          </table:table-cell>
          <table:table-cell office:value-type="float" office:value="18682" calcext:value-type="float">
            <text:p>18682</text:p>
          </table:table-cell>
          <table:table-cell office:value-type="float" office:value="18420.1" calcext:value-type="float">
            <text:p>18420.1</text:p>
          </table:table-cell>
          <table:table-cell office:value-type="float" office:value="18263.4" calcext:value-type="float">
            <text:p>18263.4</text:p>
          </table:table-cell>
          <table:table-cell office:value-type="float" office:value="18213.5" calcext:value-type="float">
            <text:p>18213.5</text:p>
          </table:table-cell>
          <table:table-cell office:value-type="float" office:value="17977.5" calcext:value-type="float">
            <text:p>17977.5</text:p>
          </table:table-cell>
          <table:table-cell office:value-type="float" office:value="17948.6" calcext:value-type="float">
            <text:p>17948.6</text:p>
          </table:table-cell>
          <table:table-cell table:number-columns-repeated="3" office:value-type="float" office:value="17688.2" calcext:value-type="float">
            <text:p>17688.2</text:p>
          </table:table-cell>
          <table:table-cell office:value-type="float" office:value="17560.9" calcext:value-type="float">
            <text:p>17560.9</text:p>
          </table:table-cell>
          <table:table-cell table:number-columns-repeated="3" office:value-type="float" office:value="17452.8" calcext:value-type="float">
            <text:p>17452.8</text:p>
          </table:table-cell>
          <table:table-cell table:number-columns-repeated="2" office:value-type="float" office:value="16978" calcext:value-type="float">
            <text:p>16978</text:p>
          </table:table-cell>
          <table:table-cell office:value-type="float" office:value="16903.4" calcext:value-type="float">
            <text:p>16903.4</text:p>
          </table:table-cell>
          <table:table-cell table:number-columns-repeated="3" office:value-type="float" office:value="16543.8" calcext:value-type="float">
            <text:p>16543.8</text:p>
          </table:table-cell>
          <table:table-cell office:value-type="float" office:value="16379.3" calcext:value-type="float">
            <text:p>16379.3</text:p>
          </table:table-cell>
          <table:table-cell table:number-columns-repeated="3" office:value-type="float" office:value="16279.8" calcext:value-type="float">
            <text:p>16279.8</text:p>
          </table:table-cell>
          <table:table-cell office:value-type="float" office:value="16178.5" calcext:value-type="float">
            <text:p>16178.5</text:p>
          </table:table-cell>
          <table:table-cell table:number-columns-repeated="2" office:value-type="float" office:value="15924.1" calcext:value-type="float">
            <text:p>15924.1</text:p>
          </table:table-cell>
          <table:table-cell office:value-type="float" office:value="15900.9" calcext:value-type="float">
            <text:p>15900.9</text:p>
          </table:table-cell>
          <table:table-cell office:value-type="float" office:value="15863" calcext:value-type="float">
            <text:p>15863</text:p>
          </table:table-cell>
          <table:table-cell table:number-columns-repeated="3" office:value-type="float" office:value="15527.1" calcext:value-type="float">
            <text:p>15527.1</text:p>
          </table:table-cell>
          <table:table-cell office:value-type="float" office:value="15492.2" calcext:value-type="float">
            <text:p>15492.2</text:p>
          </table:table-cell>
          <table:table-cell table:number-columns-repeated="2" office:value-type="float" office:value="14974.9" calcext:value-type="float">
            <text:p>14974.9</text:p>
          </table:table-cell>
          <table:table-cell table:number-columns-repeated="3" office:value-type="float" office:value="14721.6" calcext:value-type="float">
            <text:p>14721.6</text:p>
          </table:table-cell>
          <table:table-cell table:number-columns-repeated="2" office:value-type="float" office:value="14716.9" calcext:value-type="float">
            <text:p>14716.9</text:p>
          </table:table-cell>
          <table:table-cell office:value-type="float" office:value="14715.4" calcext:value-type="float">
            <text:p>14715.4</text:p>
          </table:table-cell>
          <table:table-cell office:value-type="float" office:value="14679.7" calcext:value-type="float">
            <text:p>14679.7</text:p>
          </table:table-cell>
          <table:table-cell office:value-type="float" office:value="14560.2" calcext:value-type="float">
            <text:p>14560.2</text:p>
          </table:table-cell>
          <table:table-cell table:number-columns-repeated="6" office:value-type="float" office:value="14391.9" calcext:value-type="float">
            <text:p>14391.9</text:p>
          </table:table-cell>
          <table:table-cell office:value-type="float" office:value="14298.9" calcext:value-type="float">
            <text:p>14298.9</text:p>
          </table:table-cell>
          <table:table-cell table:number-columns-repeated="4" office:value-type="float" office:value="14054.6" calcext:value-type="float">
            <text:p>14054.6</text:p>
          </table:table-cell>
          <table:table-cell office:value-type="float" office:value="13673.1" calcext:value-type="float">
            <text:p>13673.1</text:p>
          </table:table-cell>
          <table:table-cell table:number-columns-repeated="4" office:value-type="float" office:value="13626.3" calcext:value-type="float">
            <text:p>13626.3</text:p>
          </table:table-cell>
          <table:table-cell table:number-columns-repeated="2" office:value-type="float" office:value="13396.3" calcext:value-type="float">
            <text:p>13396.3</text:p>
          </table:table-cell>
          <table:table-cell table:number-columns-repeated="3" office:value-type="float" office:value="12908.5" calcext:value-type="float">
            <text:p>12908.5</text:p>
          </table:table-cell>
          <table:table-cell table:number-columns-repeated="2" office:value-type="float" office:value="12879.3" calcext:value-type="float">
            <text:p>12879.3</text:p>
          </table:table-cell>
          <table:table-cell table:number-columns-repeated="2" office:value-type="float" office:value="12779.6" calcext:value-type="float">
            <text:p>12779.6</text:p>
          </table:table-cell>
          <table:table-cell table:number-columns-repeated="2" office:value-type="float" office:value="12737.8" calcext:value-type="float">
            <text:p>12737.8</text:p>
          </table:table-cell>
          <table:table-cell office:value-type="float" office:value="12567.4" calcext:value-type="float">
            <text:p>12567.4</text:p>
          </table:table-cell>
          <table:table-cell table:number-columns-repeated="5" office:value-type="float" office:value="12472.8" calcext:value-type="float">
            <text:p>12472.8</text:p>
          </table:table-cell>
          <table:table-cell table:number-columns-repeated="5" office:value-type="float" office:value="12242.9" calcext:value-type="float">
            <text:p>12242.9</text:p>
          </table:table-cell>
          <table:table-cell office:value-type="float" office:value="12216.8" calcext:value-type="float">
            <text:p>12216.8</text:p>
          </table:table-cell>
          <table:table-cell table:number-columns-repeated="6" office:value-type="float" office:value="12048.4" calcext:value-type="float">
            <text:p>12048.4</text:p>
          </table:table-cell>
          <table:table-cell table:number-columns-repeated="3" office:value-type="float" office:value="11981.9" calcext:value-type="float">
            <text:p>11981.9</text:p>
          </table:table-cell>
          <table:table-cell table:number-columns-repeated="2" office:value-type="float" office:value="11972.7" calcext:value-type="float">
            <text:p>11972.7</text:p>
          </table:table-cell>
          <table:table-cell table:number-columns-repeated="4" office:value-type="float" office:value="11959.5" calcext:value-type="float">
            <text:p>11959.5</text:p>
          </table:table-cell>
          <table:table-cell office:value-type="float" office:value="11867.1" calcext:value-type="float">
            <text:p>11867.1</text:p>
          </table:table-cell>
          <table:table-cell table:number-columns-repeated="2" office:value-type="float" office:value="11807.1" calcext:value-type="float">
            <text:p>11807.1</text:p>
          </table:table-cell>
          <table:table-cell table:number-columns-repeated="4" office:value-type="float" office:value="11711.7" calcext:value-type="float">
            <text:p>11711.7</text:p>
          </table:table-cell>
          <table:table-cell table:number-columns-repeated="2" office:value-type="float" office:value="11693.8" calcext:value-type="float">
            <text:p>11693.8</text:p>
          </table:table-cell>
          <table:table-cell table:number-columns-repeated="2" office:value-type="float" office:value="11647.2" calcext:value-type="float">
            <text:p>11647.2</text:p>
          </table:table-cell>
          <table:table-cell office:value-type="float" office:value="11646.1" calcext:value-type="float">
            <text:p>11646.1</text:p>
          </table:table-cell>
          <table:table-cell table:number-columns-repeated="2" office:value-type="float" office:value="11544.8" calcext:value-type="float">
            <text:p>11544.8</text:p>
          </table:table-cell>
          <table:table-cell office:value-type="float" office:value="11410" calcext:value-type="float">
            <text:p>11410</text:p>
          </table:table-cell>
          <table:table-cell table:number-columns-repeated="4" office:value-type="float" office:value="11210.9" calcext:value-type="float">
            <text:p>11210.9</text:p>
          </table:table-cell>
          <table:table-cell office:value-type="float" office:value="11204.7" calcext:value-type="float">
            <text:p>11204.7</text:p>
          </table:table-cell>
          <table:table-cell table:number-columns-repeated="8" office:value-type="float" office:value="11173.9" calcext:value-type="float">
            <text:p>11173.9</text:p>
          </table:table-cell>
          <table:table-cell table:number-columns-repeated="7" office:value-type="float" office:value="11147.2" calcext:value-type="float">
            <text:p>11147.2</text:p>
          </table:table-cell>
          <table:table-cell table:number-columns-repeated="5" office:value-type="float" office:value="11111.2" calcext:value-type="float">
            <text:p>11111.2</text:p>
          </table:table-cell>
          <table:table-cell office:value-type="float" office:value="11042.2" calcext:value-type="float">
            <text:p>11042.2</text:p>
          </table:table-cell>
          <table:table-cell table:number-columns-repeated="8" office:value-type="float" office:value="11016.4" calcext:value-type="float">
            <text:p>11016.4</text:p>
          </table:table-cell>
          <table:table-cell table:number-columns-repeated="8" office:value-type="float" office:value="10785.4" calcext:value-type="float">
            <text:p>10785.4</text:p>
          </table:table-cell>
          <table:table-cell table:number-columns-repeated="3" office:value-type="float" office:value="10772.1" calcext:value-type="float">
            <text:p>10772.1</text:p>
          </table:table-cell>
          <table:table-cell table:number-columns-repeated="3" office:value-type="float" office:value="10607" calcext:value-type="float">
            <text:p>10607</text:p>
          </table:table-cell>
          <table:table-cell office:value-type="float" office:value="10602.7" calcext:value-type="float">
            <text:p>10602.7</text:p>
          </table:table-cell>
          <table:table-cell office:value-type="float" office:value="10572.1" calcext:value-type="float">
            <text:p>10572.1</text:p>
          </table:table-cell>
          <table:table-cell table:number-columns-repeated="3" office:value-type="float" office:value="10447.9" calcext:value-type="float">
            <text:p>10447.9</text:p>
          </table:table-cell>
          <table:table-cell table:number-columns-repeated="4" office:value-type="float" office:value="10318.3" calcext:value-type="float">
            <text:p>10318.3</text:p>
          </table:table-cell>
          <table:table-cell table:number-columns-repeated="4" office:value-type="float" office:value="10235.2" calcext:value-type="float">
            <text:p>10235.2</text:p>
          </table:table-cell>
          <table:table-cell table:number-columns-repeated="8" office:value-type="float" office:value="10230.4" calcext:value-type="float">
            <text:p>10230.4</text:p>
          </table:table-cell>
          <table:table-cell table:number-columns-repeated="2" office:value-type="float" office:value="10167.6" calcext:value-type="float">
            <text:p>10167.6</text:p>
          </table:table-cell>
          <table:table-cell table:number-columns-repeated="10" office:value-type="float" office:value="10127.4" calcext:value-type="float">
            <text:p>10127.4</text:p>
          </table:table-cell>
          <table:table-cell table:number-columns-repeated="5" office:value-type="float" office:value="10102.3" calcext:value-type="float">
            <text:p>10102.3</text:p>
          </table:table-cell>
          <table:table-cell table:number-columns-repeated="2" office:value-type="float" office:value="9976.69" calcext:value-type="float">
            <text:p>9976.69</text:p>
          </table:table-cell>
          <table:table-cell table:number-columns-repeated="7" office:value-type="float" office:value="9767.36" calcext:value-type="float">
            <text:p>9767.36</text:p>
          </table:table-cell>
          <table:table-cell table:number-columns-repeated="7" office:value-type="float" office:value="9657.84" calcext:value-type="float">
            <text:p>9657.84</text:p>
          </table:table-cell>
          <table:table-cell table:number-columns-repeated="12" office:value-type="float" office:value="9647.9" calcext:value-type="float">
            <text:p>9647.9</text:p>
          </table:table-cell>
          <table:table-cell table:number-columns-repeated="2" office:value-type="float" office:value="9631.28" calcext:value-type="float">
            <text:p>9631.28</text:p>
          </table:table-cell>
          <table:table-cell table:number-columns-repeated="3" office:value-type="float" office:value="9551.07" calcext:value-type="float">
            <text:p>9551.07</text:p>
          </table:table-cell>
          <table:table-cell table:number-columns-repeated="3" office:value-type="float" office:value="9551.02" calcext:value-type="float">
            <text:p>9551.02</text:p>
          </table:table-cell>
          <table:table-cell table:number-columns-repeated="3" office:value-type="float" office:value="9174.18" calcext:value-type="float">
            <text:p>9174.18</text:p>
          </table:table-cell>
          <table:table-cell table:number-columns-repeated="5" office:value-type="float" office:value="9097" calcext:value-type="float">
            <text:p>9097</text:p>
          </table:table-cell>
          <table:table-cell table:number-columns-repeated="4" office:value-type="float" office:value="9063.56" calcext:value-type="float">
            <text:p>9063.56</text:p>
          </table:table-cell>
          <table:table-cell table:number-columns-repeated="5" office:value-type="float" office:value="8934.04" calcext:value-type="float">
            <text:p>8934.04</text:p>
          </table:table-cell>
          <table:table-cell table:number-columns-repeated="2" office:value-type="float" office:value="8923.71" calcext:value-type="float">
            <text:p>8923.71</text:p>
          </table:table-cell>
          <table:table-cell office:value-type="float" office:value="8886.7" calcext:value-type="float">
            <text:p>8886.7</text:p>
          </table:table-cell>
          <table:table-cell table:number-columns-repeated="14" office:value-type="float" office:value="8797.63" calcext:value-type="float">
            <text:p>8797.63</text:p>
          </table:table-cell>
          <table:table-cell table:number-columns-repeated="16" office:value-type="float" office:value="8659.28" calcext:value-type="float">
            <text:p>8659.28</text:p>
          </table:table-cell>
        </table:table-row>
        <table:table-row table:style-name="ro1">
          <table:table-cell office:value-type="float" office:value="29319.2" calcext:value-type="float">
            <text:p>29319.2</text:p>
          </table:table-cell>
          <table:table-cell office:value-type="float" office:value="27594.9" calcext:value-type="float">
            <text:p>27594.9</text:p>
          </table:table-cell>
          <table:table-cell office:value-type="float" office:value="26083.7" calcext:value-type="float">
            <text:p>26083.7</text:p>
          </table:table-cell>
          <table:table-cell office:value-type="float" office:value="24660.8" calcext:value-type="float">
            <text:p>24660.8</text:p>
          </table:table-cell>
          <table:table-cell office:value-type="float" office:value="23568.6" calcext:value-type="float">
            <text:p>23568.6</text:p>
          </table:table-cell>
          <table:table-cell office:value-type="float" office:value="23271.9" calcext:value-type="float">
            <text:p>23271.9</text:p>
          </table:table-cell>
          <table:table-cell office:value-type="float" office:value="23076.1" calcext:value-type="float">
            <text:p>23076.1</text:p>
          </table:table-cell>
          <table:table-cell office:value-type="float" office:value="22524.9" calcext:value-type="float">
            <text:p>22524.9</text:p>
          </table:table-cell>
          <table:table-cell office:value-type="float" office:value="21775.8" calcext:value-type="float">
            <text:p>21775.8</text:p>
          </table:table-cell>
          <table:table-cell office:value-type="float" office:value="21568.5" calcext:value-type="float">
            <text:p>21568.5</text:p>
          </table:table-cell>
          <table:table-cell office:value-type="float" office:value="21450.1" calcext:value-type="float">
            <text:p>21450.1</text:p>
          </table:table-cell>
          <table:table-cell office:value-type="float" office:value="21197" calcext:value-type="float">
            <text:p>21197</text:p>
          </table:table-cell>
          <table:table-cell office:value-type="float" office:value="21061.7" calcext:value-type="float">
            <text:p>21061.7</text:p>
          </table:table-cell>
          <table:table-cell office:value-type="float" office:value="20948.4" calcext:value-type="float">
            <text:p>20948.4</text:p>
          </table:table-cell>
          <table:table-cell office:value-type="float" office:value="20558.8" calcext:value-type="float">
            <text:p>20558.8</text:p>
          </table:table-cell>
          <table:table-cell office:value-type="float" office:value="20126.8" calcext:value-type="float">
            <text:p>20126.8</text:p>
          </table:table-cell>
          <table:table-cell office:value-type="float" office:value="20084.3" calcext:value-type="float">
            <text:p>20084.3</text:p>
          </table:table-cell>
          <table:table-cell office:value-type="float" office:value="19979.7" calcext:value-type="float">
            <text:p>19979.7</text:p>
          </table:table-cell>
          <table:table-cell office:value-type="float" office:value="19835.4" calcext:value-type="float">
            <text:p>19835.4</text:p>
          </table:table-cell>
          <table:table-cell office:value-type="float" office:value="19804.2" calcext:value-type="float">
            <text:p>19804.2</text:p>
          </table:table-cell>
          <table:table-cell office:value-type="float" office:value="19681" calcext:value-type="float">
            <text:p>19681</text:p>
          </table:table-cell>
          <table:table-cell office:value-type="float" office:value="19450.9" calcext:value-type="float">
            <text:p>19450.9</text:p>
          </table:table-cell>
          <table:table-cell office:value-type="float" office:value="19143.9" calcext:value-type="float">
            <text:p>19143.9</text:p>
          </table:table-cell>
          <table:table-cell office:value-type="float" office:value="18961.8" calcext:value-type="float">
            <text:p>18961.8</text:p>
          </table:table-cell>
          <table:table-cell office:value-type="float" office:value="18830" calcext:value-type="float">
            <text:p>18830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18551.7" calcext:value-type="float">
            <text:p>18551.7</text:p>
          </table:table-cell>
          <table:table-cell office:value-type="float" office:value="18332.4" calcext:value-type="float">
            <text:p>18332.4</text:p>
          </table:table-cell>
          <table:table-cell office:value-type="float" office:value="18233" calcext:value-type="float">
            <text:p>18233</text:p>
          </table:table-cell>
          <table:table-cell office:value-type="float" office:value="18054.8" calcext:value-type="float">
            <text:p>18054.8</text:p>
          </table:table-cell>
          <table:table-cell office:value-type="float" office:value="17940" calcext:value-type="float">
            <text:p>17940</text:p>
          </table:table-cell>
          <table:table-cell office:value-type="float" office:value="17936.8" calcext:value-type="float">
            <text:p>17936.8</text:p>
          </table:table-cell>
          <table:table-cell office:value-type="float" office:value="17852.7" calcext:value-type="float">
            <text:p>17852.7</text:p>
          </table:table-cell>
          <table:table-cell office:value-type="float" office:value="17825.7" calcext:value-type="float">
            <text:p>17825.7</text:p>
          </table:table-cell>
          <table:table-cell office:value-type="float" office:value="17707" calcext:value-type="float">
            <text:p>17707</text:p>
          </table:table-cell>
          <table:table-cell office:value-type="float" office:value="17660" calcext:value-type="float">
            <text:p>17660</text:p>
          </table:table-cell>
          <table:table-cell office:value-type="float" office:value="17480.2" calcext:value-type="float">
            <text:p>17480.2</text:p>
          </table:table-cell>
          <table:table-cell office:value-type="float" office:value="17227.9" calcext:value-type="float">
            <text:p>17227.9</text:p>
          </table:table-cell>
          <table:table-cell office:value-type="float" office:value="17119.7" calcext:value-type="float">
            <text:p>17119.7</text:p>
          </table:table-cell>
          <table:table-cell office:value-type="float" office:value="16932.7" calcext:value-type="float">
            <text:p>16932.7</text:p>
          </table:table-cell>
          <table:table-cell office:value-type="float" office:value="16756.2" calcext:value-type="float">
            <text:p>16756.2</text:p>
          </table:table-cell>
          <table:table-cell office:value-type="float" office:value="16766.5" calcext:value-type="float">
            <text:p>16766.5</text:p>
          </table:table-cell>
          <table:table-cell office:value-type="float" office:value="16653.3" calcext:value-type="float">
            <text:p>16653.3</text:p>
          </table:table-cell>
          <table:table-cell office:value-type="float" office:value="16583.4" calcext:value-type="float">
            <text:p>16583.4</text:p>
          </table:table-cell>
          <table:table-cell office:value-type="float" office:value="16527.5" calcext:value-type="float">
            <text:p>16527.5</text:p>
          </table:table-cell>
          <table:table-cell office:value-type="float" office:value="16484.3" calcext:value-type="float">
            <text:p>16484.3</text:p>
          </table:table-cell>
          <table:table-cell office:value-type="float" office:value="16391.2" calcext:value-type="float">
            <text:p>16391.2</text:p>
          </table:table-cell>
          <table:table-cell office:value-type="float" office:value="16287.1" calcext:value-type="float">
            <text:p>16287.1</text:p>
          </table:table-cell>
          <table:table-cell office:value-type="float" office:value="16181.1" calcext:value-type="float">
            <text:p>16181.1</text:p>
          </table:table-cell>
          <table:table-cell office:value-type="float" office:value="16110.7" calcext:value-type="float">
            <text:p>16110.7</text:p>
          </table:table-cell>
          <table:table-cell office:value-type="float" office:value="16094.4" calcext:value-type="float">
            <text:p>16094.4</text:p>
          </table:table-cell>
          <table:table-cell office:value-type="float" office:value="15953.9" calcext:value-type="float">
            <text:p>15953.9</text:p>
          </table:table-cell>
          <table:table-cell office:value-type="float" office:value="15802" calcext:value-type="float">
            <text:p>15802</text:p>
          </table:table-cell>
          <table:table-cell office:value-type="float" office:value="15730.4" calcext:value-type="float">
            <text:p>15730.4</text:p>
          </table:table-cell>
          <table:table-cell office:value-type="float" office:value="15685" calcext:value-type="float">
            <text:p>15685</text:p>
          </table:table-cell>
          <table:table-cell office:value-type="float" office:value="15562.3" calcext:value-type="float">
            <text:p>15562.3</text:p>
          </table:table-cell>
          <table:table-cell office:value-type="float" office:value="15293.7" calcext:value-type="float">
            <text:p>15293.7</text:p>
          </table:table-cell>
          <table:table-cell office:value-type="float" office:value="15093.8" calcext:value-type="float">
            <text:p>15093.8</text:p>
          </table:table-cell>
          <table:table-cell office:value-type="float" office:value="14959.4" calcext:value-type="float">
            <text:p>14959.4</text:p>
          </table:table-cell>
          <table:table-cell office:value-type="float" office:value="14906.7" calcext:value-type="float">
            <text:p>14906.7</text:p>
          </table:table-cell>
          <table:table-cell office:value-type="float" office:value="14929.3" calcext:value-type="float">
            <text:p>14929.3</text:p>
          </table:table-cell>
          <table:table-cell office:value-type="float" office:value="14946.6" calcext:value-type="float">
            <text:p>14946.6</text:p>
          </table:table-cell>
          <table:table-cell office:value-type="float" office:value="14897.4" calcext:value-type="float">
            <text:p>14897.4</text:p>
          </table:table-cell>
          <table:table-cell office:value-type="float" office:value="14867.1" calcext:value-type="float">
            <text:p>14867.1</text:p>
          </table:table-cell>
          <table:table-cell office:value-type="float" office:value="14831.9" calcext:value-type="float">
            <text:p>14831.9</text:p>
          </table:table-cell>
          <table:table-cell office:value-type="float" office:value="14712.7" calcext:value-type="float">
            <text:p>14712.7</text:p>
          </table:table-cell>
          <table:table-cell office:value-type="float" office:value="14610.7" calcext:value-type="float">
            <text:p>14610.7</text:p>
          </table:table-cell>
          <table:table-cell office:value-type="float" office:value="14606.1" calcext:value-type="float">
            <text:p>14606.1</text:p>
          </table:table-cell>
          <table:table-cell office:value-type="float" office:value="14590.1" calcext:value-type="float">
            <text:p>14590.1</text:p>
          </table:table-cell>
          <table:table-cell office:value-type="float" office:value="14590.5" calcext:value-type="float">
            <text:p>14590.5</text:p>
          </table:table-cell>
          <table:table-cell office:value-type="float" office:value="14570.8" calcext:value-type="float">
            <text:p>14570.8</text:p>
          </table:table-cell>
          <table:table-cell office:value-type="float" office:value="14531.3" calcext:value-type="float">
            <text:p>14531.3</text:p>
          </table:table-cell>
          <table:table-cell office:value-type="float" office:value="14479.3" calcext:value-type="float">
            <text:p>14479.3</text:p>
          </table:table-cell>
          <table:table-cell office:value-type="float" office:value="14332.5" calcext:value-type="float">
            <text:p>14332.5</text:p>
          </table:table-cell>
          <table:table-cell office:value-type="float" office:value="14235" calcext:value-type="float">
            <text:p>14235</text:p>
          </table:table-cell>
          <table:table-cell office:value-type="float" office:value="14201.3" calcext:value-type="float">
            <text:p>14201.3</text:p>
          </table:table-cell>
          <table:table-cell office:value-type="float" office:value="14079.2" calcext:value-type="float">
            <text:p>14079.2</text:p>
          </table:table-cell>
          <table:table-cell office:value-type="float" office:value="13918.7" calcext:value-type="float">
            <text:p>13918.7</text:p>
          </table:table-cell>
          <table:table-cell office:value-type="float" office:value="13811.6" calcext:value-type="float">
            <text:p>13811.6</text:p>
          </table:table-cell>
          <table:table-cell office:value-type="float" office:value="13782.9" calcext:value-type="float">
            <text:p>13782.9</text:p>
          </table:table-cell>
          <table:table-cell office:value-type="float" office:value="13772.5" calcext:value-type="float">
            <text:p>13772.5</text:p>
          </table:table-cell>
          <table:table-cell office:value-type="float" office:value="13723" calcext:value-type="float">
            <text:p>13723</text:p>
          </table:table-cell>
          <table:table-cell office:value-type="float" office:value="13583.7" calcext:value-type="float">
            <text:p>13583.7</text:p>
          </table:table-cell>
          <table:table-cell office:value-type="float" office:value="13388.5" calcext:value-type="float">
            <text:p>13388.5</text:p>
          </table:table-cell>
          <table:table-cell office:value-type="float" office:value="13126.9" calcext:value-type="float">
            <text:p>13126.9</text:p>
          </table:table-cell>
          <table:table-cell office:value-type="float" office:value="13097" calcext:value-type="float">
            <text:p>13097</text:p>
          </table:table-cell>
          <table:table-cell office:value-type="float" office:value="13076.7" calcext:value-type="float">
            <text:p>13076.7</text:p>
          </table:table-cell>
          <table:table-cell office:value-type="float" office:value="13080.5" calcext:value-type="float">
            <text:p>13080.5</text:p>
          </table:table-cell>
          <table:table-cell office:value-type="float" office:value="13037.7" calcext:value-type="float">
            <text:p>13037.7</text:p>
          </table:table-cell>
          <table:table-cell office:value-type="float" office:value="12993.6" calcext:value-type="float">
            <text:p>12993.6</text:p>
          </table:table-cell>
          <table:table-cell office:value-type="float" office:value="12954.7" calcext:value-type="float">
            <text:p>12954.7</text:p>
          </table:table-cell>
          <table:table-cell office:value-type="float" office:value="12908.6" calcext:value-type="float">
            <text:p>12908.6</text:p>
          </table:table-cell>
          <table:table-cell office:value-type="float" office:value="12889" calcext:value-type="float">
            <text:p>12889</text:p>
          </table:table-cell>
          <table:table-cell office:value-type="float" office:value="12746" calcext:value-type="float">
            <text:p>12746</text:p>
          </table:table-cell>
          <table:table-cell office:value-type="float" office:value="12646.6" calcext:value-type="float">
            <text:p>12646.6</text:p>
          </table:table-cell>
          <table:table-cell office:value-type="float" office:value="12655.1" calcext:value-type="float">
            <text:p>12655.1</text:p>
          </table:table-cell>
          <table:table-cell office:value-type="float" office:value="12660.4" calcext:value-type="float">
            <text:p>12660.4</text:p>
          </table:table-cell>
          <table:table-cell office:value-type="float" office:value="12639.4" calcext:value-type="float">
            <text:p>12639.4</text:p>
          </table:table-cell>
          <table:table-cell office:value-type="float" office:value="12613.6" calcext:value-type="float">
            <text:p>12613.6</text:p>
          </table:table-cell>
          <table:table-cell office:value-type="float" office:value="12597.7" calcext:value-type="float">
            <text:p>12597.7</text:p>
          </table:table-cell>
          <table:table-cell office:value-type="float" office:value="12463" calcext:value-type="float">
            <text:p>12463</text:p>
          </table:table-cell>
          <table:table-cell office:value-type="float" office:value="12409.5" calcext:value-type="float">
            <text:p>12409.5</text:p>
          </table:table-cell>
          <table:table-cell office:value-type="float" office:value="12402.4" calcext:value-type="float">
            <text:p>12402.4</text:p>
          </table:table-cell>
          <table:table-cell office:value-type="float" office:value="12425" calcext:value-type="float">
            <text:p>12425</text:p>
          </table:table-cell>
          <table:table-cell office:value-type="float" office:value="12340.3" calcext:value-type="float">
            <text:p>12340.3</text:p>
          </table:table-cell>
          <table:table-cell office:value-type="float" office:value="12294.3" calcext:value-type="float">
            <text:p>12294.3</text:p>
          </table:table-cell>
          <table:table-cell office:value-type="float" office:value="12221.7" calcext:value-type="float">
            <text:p>12221.7</text:p>
          </table:table-cell>
          <table:table-cell office:value-type="float" office:value="12235.4" calcext:value-type="float">
            <text:p>12235.4</text:p>
          </table:table-cell>
          <table:table-cell office:value-type="float" office:value="12252.8" calcext:value-type="float">
            <text:p>12252.8</text:p>
          </table:table-cell>
          <table:table-cell office:value-type="float" office:value="12191.1" calcext:value-type="float">
            <text:p>12191.1</text:p>
          </table:table-cell>
          <table:table-cell office:value-type="float" office:value="12219.7" calcext:value-type="float">
            <text:p>12219.7</text:p>
          </table:table-cell>
          <table:table-cell office:value-type="float" office:value="12207" calcext:value-type="float">
            <text:p>12207</text:p>
          </table:table-cell>
          <table:table-cell office:value-type="float" office:value="12147.9" calcext:value-type="float">
            <text:p>12147.9</text:p>
          </table:table-cell>
          <table:table-cell office:value-type="float" office:value="12136.6" calcext:value-type="float">
            <text:p>12136.6</text:p>
          </table:table-cell>
          <table:table-cell office:value-type="float" office:value="12189.4" calcext:value-type="float">
            <text:p>12189.4</text:p>
          </table:table-cell>
          <table:table-cell office:value-type="float" office:value="12158" calcext:value-type="float">
            <text:p>12158</text:p>
          </table:table-cell>
          <table:table-cell office:value-type="float" office:value="12116.2" calcext:value-type="float">
            <text:p>12116.2</text:p>
          </table:table-cell>
          <table:table-cell office:value-type="float" office:value="12166.4" calcext:value-type="float">
            <text:p>12166.4</text:p>
          </table:table-cell>
          <table:table-cell office:value-type="float" office:value="12151.5" calcext:value-type="float">
            <text:p>12151.5</text:p>
          </table:table-cell>
          <table:table-cell office:value-type="float" office:value="12070.3" calcext:value-type="float">
            <text:p>12070.3</text:p>
          </table:table-cell>
          <table:table-cell office:value-type="float" office:value="11996.8" calcext:value-type="float">
            <text:p>11996.8</text:p>
          </table:table-cell>
          <table:table-cell office:value-type="float" office:value="12020.4" calcext:value-type="float">
            <text:p>12020.4</text:p>
          </table:table-cell>
          <table:table-cell office:value-type="float" office:value="11947.3" calcext:value-type="float">
            <text:p>11947.3</text:p>
          </table:table-cell>
          <table:table-cell office:value-type="float" office:value="11930" calcext:value-type="float">
            <text:p>11930</text:p>
          </table:table-cell>
          <table:table-cell office:value-type="float" office:value="11882.2" calcext:value-type="float">
            <text:p>11882.2</text:p>
          </table:table-cell>
          <table:table-cell office:value-type="float" office:value="11881.2" calcext:value-type="float">
            <text:p>11881.2</text:p>
          </table:table-cell>
          <table:table-cell office:value-type="float" office:value="11861" calcext:value-type="float">
            <text:p>11861</text:p>
          </table:table-cell>
          <table:table-cell office:value-type="float" office:value="11864.1" calcext:value-type="float">
            <text:p>11864.1</text:p>
          </table:table-cell>
          <table:table-cell office:value-type="float" office:value="11894.2" calcext:value-type="float">
            <text:p>11894.2</text:p>
          </table:table-cell>
          <table:table-cell office:value-type="float" office:value="11826" calcext:value-type="float">
            <text:p>11826</text:p>
          </table:table-cell>
          <table:table-cell office:value-type="float" office:value="11812.1" calcext:value-type="float">
            <text:p>11812.1</text:p>
          </table:table-cell>
          <table:table-cell office:value-type="float" office:value="11822.3" calcext:value-type="float">
            <text:p>11822.3</text:p>
          </table:table-cell>
          <table:table-cell office:value-type="float" office:value="11743.6" calcext:value-type="float">
            <text:p>11743.6</text:p>
          </table:table-cell>
          <table:table-cell office:value-type="float" office:value="11670.3" calcext:value-type="float">
            <text:p>11670.3</text:p>
          </table:table-cell>
          <table:table-cell office:value-type="float" office:value="11584.4" calcext:value-type="float">
            <text:p>11584.4</text:p>
          </table:table-cell>
          <table:table-cell office:value-type="float" office:value="11440.4" calcext:value-type="float">
            <text:p>11440.4</text:p>
          </table:table-cell>
          <table:table-cell office:value-type="float" office:value="11414.8" calcext:value-type="float">
            <text:p>11414.8</text:p>
          </table:table-cell>
          <table:table-cell office:value-type="float" office:value="11362.6" calcext:value-type="float">
            <text:p>11362.6</text:p>
          </table:table-cell>
          <table:table-cell office:value-type="float" office:value="11376.2" calcext:value-type="float">
            <text:p>11376.2</text:p>
          </table:table-cell>
          <table:table-cell office:value-type="float" office:value="11383.8" calcext:value-type="float">
            <text:p>11383.8</text:p>
          </table:table-cell>
          <table:table-cell office:value-type="float" office:value="11325.3" calcext:value-type="float">
            <text:p>11325.3</text:p>
          </table:table-cell>
          <table:table-cell office:value-type="float" office:value="11356.2" calcext:value-type="float">
            <text:p>11356.2</text:p>
          </table:table-cell>
          <table:table-cell office:value-type="float" office:value="11325.5" calcext:value-type="float">
            <text:p>11325.5</text:p>
          </table:table-cell>
          <table:table-cell office:value-type="float" office:value="11340.4" calcext:value-type="float">
            <text:p>11340.4</text:p>
          </table:table-cell>
          <table:table-cell office:value-type="float" office:value="11341.9" calcext:value-type="float">
            <text:p>11341.9</text:p>
          </table:table-cell>
          <table:table-cell office:value-type="float" office:value="11340.8" calcext:value-type="float">
            <text:p>11340.8</text:p>
          </table:table-cell>
          <table:table-cell office:value-type="float" office:value="11358.9" calcext:value-type="float">
            <text:p>11358.9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359.1" calcext:value-type="float">
            <text:p>11359.1</text:p>
          </table:table-cell>
          <table:table-cell office:value-type="float" office:value="11325.6" calcext:value-type="float">
            <text:p>11325.6</text:p>
          </table:table-cell>
          <table:table-cell office:value-type="float" office:value="11328.8" calcext:value-type="float">
            <text:p>11328.8</text:p>
          </table:table-cell>
          <table:table-cell office:value-type="float" office:value="11364.5" calcext:value-type="float">
            <text:p>11364.5</text:p>
          </table:table-cell>
          <table:table-cell office:value-type="float" office:value="11323.8" calcext:value-type="float">
            <text:p>11323.8</text:p>
          </table:table-cell>
          <table:table-cell office:value-type="float" office:value="11310.5" calcext:value-type="float">
            <text:p>11310.5</text:p>
          </table:table-cell>
          <table:table-cell office:value-type="float" office:value="11273" calcext:value-type="float">
            <text:p>11273</text:p>
          </table:table-cell>
          <table:table-cell office:value-type="float" office:value="11301.5" calcext:value-type="float">
            <text:p>11301.5</text:p>
          </table:table-cell>
          <table:table-cell office:value-type="float" office:value="11260.2" calcext:value-type="float">
            <text:p>11260.2</text:p>
          </table:table-cell>
          <table:table-cell office:value-type="float" office:value="11262.1" calcext:value-type="float">
            <text:p>11262.1</text:p>
          </table:table-cell>
          <table:table-cell office:value-type="float" office:value="11279.7" calcext:value-type="float">
            <text:p>11279.7</text:p>
          </table:table-cell>
          <table:table-cell office:value-type="float" office:value="11230.3" calcext:value-type="float">
            <text:p>11230.3</text:p>
          </table:table-cell>
          <table:table-cell office:value-type="float" office:value="11218.7" calcext:value-type="float">
            <text:p>11218.7</text:p>
          </table:table-cell>
          <table:table-cell office:value-type="float" office:value="11191" calcext:value-type="float">
            <text:p>11191</text:p>
          </table:table-cell>
          <table:table-cell office:value-type="float" office:value="11170.6" calcext:value-type="float">
            <text:p>11170.6</text:p>
          </table:table-cell>
          <table:table-cell office:value-type="float" office:value="11166.6" calcext:value-type="float">
            <text:p>11166.6</text:p>
          </table:table-cell>
          <table:table-cell office:value-type="float" office:value="11149.9" calcext:value-type="float">
            <text:p>11149.9</text:p>
          </table:table-cell>
          <table:table-cell office:value-type="float" office:value="11155.7" calcext:value-type="float">
            <text:p>11155.7</text:p>
          </table:table-cell>
          <table:table-cell office:value-type="float" office:value="11203.5" calcext:value-type="float">
            <text:p>11203.5</text:p>
          </table:table-cell>
          <table:table-cell office:value-type="float" office:value="11174" calcext:value-type="float">
            <text:p>11174</text:p>
          </table:table-cell>
          <table:table-cell office:value-type="float" office:value="11149.1" calcext:value-type="float">
            <text:p>11149.1</text:p>
          </table:table-cell>
          <table:table-cell office:value-type="float" office:value="11051.9" calcext:value-type="float">
            <text:p>11051.9</text:p>
          </table:table-cell>
          <table:table-cell office:value-type="float" office:value="11014.4" calcext:value-type="float">
            <text:p>11014.4</text:p>
          </table:table-cell>
          <table:table-cell office:value-type="float" office:value="10942.9" calcext:value-type="float">
            <text:p>10942.9</text:p>
          </table:table-cell>
          <table:table-cell office:value-type="float" office:value="10957.1" calcext:value-type="float">
            <text:p>10957.1</text:p>
          </table:table-cell>
          <table:table-cell office:value-type="float" office:value="10931.1" calcext:value-type="float">
            <text:p>10931.1</text:p>
          </table:table-cell>
          <table:table-cell office:value-type="float" office:value="10979.8" calcext:value-type="float">
            <text:p>10979.8</text:p>
          </table:table-cell>
          <table:table-cell office:value-type="float" office:value="10941.6" calcext:value-type="float">
            <text:p>10941.6</text:p>
          </table:table-cell>
          <table:table-cell office:value-type="float" office:value="10959.1" calcext:value-type="float">
            <text:p>10959.1</text:p>
          </table:table-cell>
          <table:table-cell office:value-type="float" office:value="10931.1" calcext:value-type="float">
            <text:p>10931.1</text:p>
          </table:table-cell>
          <table:table-cell office:value-type="float" office:value="10929" calcext:value-type="float">
            <text:p>10929</text:p>
          </table:table-cell>
          <table:table-cell office:value-type="float" office:value="10877.3" calcext:value-type="float">
            <text:p>10877.3</text:p>
          </table:table-cell>
          <table:table-cell office:value-type="float" office:value="10815.3" calcext:value-type="float">
            <text:p>10815.3</text:p>
          </table:table-cell>
          <table:table-cell office:value-type="float" office:value="10839.9" calcext:value-type="float">
            <text:p>10839.9</text:p>
          </table:table-cell>
          <table:table-cell office:value-type="float" office:value="10785.6" calcext:value-type="float">
            <text:p>10785.6</text:p>
          </table:table-cell>
          <table:table-cell office:value-type="float" office:value="10738.2" calcext:value-type="float">
            <text:p>10738.2</text:p>
          </table:table-cell>
          <table:table-cell office:value-type="float" office:value="10743.4" calcext:value-type="float">
            <text:p>10743.4</text:p>
          </table:table-cell>
          <table:table-cell office:value-type="float" office:value="10633.1" calcext:value-type="float">
            <text:p>10633.1</text:p>
          </table:table-cell>
          <table:table-cell office:value-type="float" office:value="10613.8" calcext:value-type="float">
            <text:p>10613.8</text:p>
          </table:table-cell>
          <table:table-cell office:value-type="float" office:value="10565.7" calcext:value-type="float">
            <text:p>10565.7</text:p>
          </table:table-cell>
          <table:table-cell office:value-type="float" office:value="10511.9" calcext:value-type="float">
            <text:p>10511.9</text:p>
          </table:table-cell>
          <table:table-cell office:value-type="float" office:value="10486.1" calcext:value-type="float">
            <text:p>10486.1</text:p>
          </table:table-cell>
          <table:table-cell office:value-type="float" office:value="10466.4" calcext:value-type="float">
            <text:p>10466.4</text:p>
          </table:table-cell>
          <table:table-cell office:value-type="float" office:value="10419.4" calcext:value-type="float">
            <text:p>10419.4</text:p>
          </table:table-cell>
          <table:table-cell office:value-type="float" office:value="10382.9" calcext:value-type="float">
            <text:p>10382.9</text:p>
          </table:table-cell>
          <table:table-cell office:value-type="float" office:value="10377.9" calcext:value-type="float">
            <text:p>10377.9</text:p>
          </table:table-cell>
          <table:table-cell office:value-type="float" office:value="10396.7" calcext:value-type="float">
            <text:p>10396.7</text:p>
          </table:table-cell>
          <table:table-cell office:value-type="float" office:value="10431.9" calcext:value-type="float">
            <text:p>10431.9</text:p>
          </table:table-cell>
          <table:table-cell office:value-type="float" office:value="10401.5" calcext:value-type="float">
            <text:p>10401.5</text:p>
          </table:table-cell>
          <table:table-cell office:value-type="float" office:value="10385.2" calcext:value-type="float">
            <text:p>10385.2</text:p>
          </table:table-cell>
          <table:table-cell office:value-type="float" office:value="10420.6" calcext:value-type="float">
            <text:p>10420.6</text:p>
          </table:table-cell>
          <table:table-cell office:value-type="float" office:value="10379.2" calcext:value-type="float">
            <text:p>10379.2</text:p>
          </table:table-cell>
          <table:table-cell office:value-type="float" office:value="10390.8" calcext:value-type="float">
            <text:p>10390.8</text:p>
          </table:table-cell>
          <table:table-cell office:value-type="float" office:value="10396.6" calcext:value-type="float">
            <text:p>10396.6</text:p>
          </table:table-cell>
          <table:table-cell office:value-type="float" office:value="10429" calcext:value-type="float">
            <text:p>10429</text:p>
          </table:table-cell>
          <table:table-cell office:value-type="float" office:value="10375.9" calcext:value-type="float">
            <text:p>10375.9</text:p>
          </table:table-cell>
          <table:table-cell office:value-type="float" office:value="10329.6" calcext:value-type="float">
            <text:p>10329.6</text:p>
          </table:table-cell>
          <table:table-cell office:value-type="float" office:value="10291.8" calcext:value-type="float">
            <text:p>10291.8</text:p>
          </table:table-cell>
          <table:table-cell office:value-type="float" office:value="10268.8" calcext:value-type="float">
            <text:p>10268.8</text:p>
          </table:table-cell>
          <table:table-cell office:value-type="float" office:value="10278.6" calcext:value-type="float">
            <text:p>10278.6</text:p>
          </table:table-cell>
          <table:table-cell office:value-type="float" office:value="10309.7" calcext:value-type="float">
            <text:p>10309.7</text:p>
          </table:table-cell>
          <table:table-cell office:value-type="float" office:value="10308.8" calcext:value-type="float">
            <text:p>10308.8</text:p>
          </table:table-cell>
          <table:table-cell office:value-type="float" office:value="10301.8" calcext:value-type="float">
            <text:p>10301.8</text:p>
          </table:table-cell>
          <table:table-cell office:value-type="float" office:value="10342.7" calcext:value-type="float">
            <text:p>10342.7</text:p>
          </table:table-cell>
          <table:table-cell office:value-type="float" office:value="10325.2" calcext:value-type="float">
            <text:p>10325.2</text:p>
          </table:table-cell>
          <table:table-cell office:value-type="float" office:value="10304.6" calcext:value-type="float">
            <text:p>10304.6</text:p>
          </table:table-cell>
          <table:table-cell office:value-type="float" office:value="10289" calcext:value-type="float">
            <text:p>10289</text:p>
          </table:table-cell>
          <table:table-cell office:value-type="float" office:value="10343.7" calcext:value-type="float">
            <text:p>10343.7</text:p>
          </table:table-cell>
          <table:table-cell office:value-type="float" office:value="10227.8" calcext:value-type="float">
            <text:p>10227.8</text:p>
          </table:table-cell>
          <table:table-cell office:value-type="float" office:value="10236.4" calcext:value-type="float">
            <text:p>10236.4</text:p>
          </table:table-cell>
          <table:table-cell office:value-type="float" office:value="10287.5" calcext:value-type="float">
            <text:p>10287.5</text:p>
          </table:table-cell>
          <table:table-cell office:value-type="float" office:value="10237" calcext:value-type="float">
            <text:p>10237</text:p>
          </table:table-cell>
          <table:table-cell office:value-type="float" office:value="10265" calcext:value-type="float">
            <text:p>10265</text:p>
          </table:table-cell>
          <table:table-cell office:value-type="float" office:value="10210.3" calcext:value-type="float">
            <text:p>10210.3</text:p>
          </table:table-cell>
          <table:table-cell office:value-type="float" office:value="10081.1" calcext:value-type="float">
            <text:p>10081.1</text:p>
          </table:table-cell>
          <table:table-cell office:value-type="float" office:value="10023.8" calcext:value-type="float">
            <text:p>10023.8</text:p>
          </table:table-cell>
          <table:table-cell office:value-type="float" office:value="9944.13" calcext:value-type="float">
            <text:p>9944.13</text:p>
          </table:table-cell>
          <table:table-cell office:value-type="float" office:value="9924.79" calcext:value-type="float">
            <text:p>9924.79</text:p>
          </table:table-cell>
          <table:table-cell office:value-type="float" office:value="9928.85" calcext:value-type="float">
            <text:p>9928.85</text:p>
          </table:table-cell>
          <table:table-cell office:value-type="float" office:value="9929.81" calcext:value-type="float">
            <text:p>9929.81</text:p>
          </table:table-cell>
          <table:table-cell office:value-type="float" office:value="9958.98" calcext:value-type="float">
            <text:p>9958.98</text:p>
          </table:table-cell>
          <table:table-cell office:value-type="float" office:value="9870.11" calcext:value-type="float">
            <text:p>9870.11</text:p>
          </table:table-cell>
          <table:table-cell office:value-type="float" office:value="9800.13" calcext:value-type="float">
            <text:p>9800.13</text:p>
          </table:table-cell>
          <table:table-cell office:value-type="float" office:value="9893.95" calcext:value-type="float">
            <text:p>9893.95</text:p>
          </table:table-cell>
          <table:table-cell office:value-type="float" office:value="9860.72" calcext:value-type="float">
            <text:p>9860.72</text:p>
          </table:table-cell>
          <table:table-cell office:value-type="float" office:value="9808.26" calcext:value-type="float">
            <text:p>9808.26</text:p>
          </table:table-cell>
          <table:table-cell office:value-type="float" office:value="9849.04" calcext:value-type="float">
            <text:p>9849.04</text:p>
          </table:table-cell>
          <table:table-cell office:value-type="float" office:value="9823.04" calcext:value-type="float">
            <text:p>9823.04</text:p>
          </table:table-cell>
          <table:table-cell office:value-type="float" office:value="9922.68" calcext:value-type="float">
            <text:p>9922.68</text:p>
          </table:table-cell>
          <table:table-cell office:value-type="float" office:value="9817.73" calcext:value-type="float">
            <text:p>9817.73</text:p>
          </table:table-cell>
          <table:table-cell office:value-type="float" office:value="9784.92" calcext:value-type="float">
            <text:p>9784.92</text:p>
          </table:table-cell>
          <table:table-cell office:value-type="float" office:value="9780.03" calcext:value-type="float">
            <text:p>9780.03</text:p>
          </table:table-cell>
          <table:table-cell office:value-type="float" office:value="9804.74" calcext:value-type="float">
            <text:p>9804.74</text:p>
          </table:table-cell>
          <table:table-cell office:value-type="float" office:value="9813.35" calcext:value-type="float">
            <text:p>9813.35</text:p>
          </table:table-cell>
          <table:table-cell office:value-type="float" office:value="9854.26" calcext:value-type="float">
            <text:p>9854.26</text:p>
          </table:table-cell>
          <table:table-cell office:value-type="float" office:value="9827.22" calcext:value-type="float">
            <text:p>9827.22</text:p>
          </table:table-cell>
          <table:table-cell office:value-type="float" office:value="9780.43" calcext:value-type="float">
            <text:p>9780.43</text:p>
          </table:table-cell>
          <table:table-cell office:value-type="float" office:value="9813.17" calcext:value-type="float">
            <text:p>9813.17</text:p>
          </table:table-cell>
          <table:table-cell office:value-type="float" office:value="9833.68" calcext:value-type="float">
            <text:p>9833.68</text:p>
          </table:table-cell>
          <table:table-cell office:value-type="float" office:value="9852.65" calcext:value-type="float">
            <text:p>9852.65</text:p>
          </table:table-cell>
          <table:table-cell office:value-type="float" office:value="9819.97" calcext:value-type="float">
            <text:p>9819.97</text:p>
          </table:table-cell>
          <table:table-cell office:value-type="float" office:value="9744.46" calcext:value-type="float">
            <text:p>9744.46</text:p>
          </table:table-cell>
          <table:table-cell office:value-type="float" office:value="9768.37" calcext:value-type="float">
            <text:p>9768.37</text:p>
          </table:table-cell>
          <table:table-cell office:value-type="float" office:value="9727.7" calcext:value-type="float">
            <text:p>9727.7</text:p>
          </table:table-cell>
          <table:table-cell office:value-type="float" office:value="9683.74" calcext:value-type="float">
            <text:p>9683.74</text:p>
          </table:table-cell>
          <table:table-cell office:value-type="float" office:value="9687.22" calcext:value-type="float">
            <text:p>9687.22</text:p>
          </table:table-cell>
          <table:table-cell office:value-type="float" office:value="9717.08" calcext:value-type="float">
            <text:p>9717.08</text:p>
          </table:table-cell>
          <table:table-cell office:value-type="float" office:value="9666.39" calcext:value-type="float">
            <text:p>9666.39</text:p>
          </table:table-cell>
          <table:table-cell office:value-type="float" office:value="9590.45" calcext:value-type="float">
            <text:p>9590.45</text:p>
          </table:table-cell>
          <table:table-cell office:value-type="float" office:value="9416.07" calcext:value-type="float">
            <text:p>9416.07</text:p>
          </table:table-cell>
          <table:table-cell office:value-type="float" office:value="9357.21" calcext:value-type="float">
            <text:p>9357.21</text:p>
          </table:table-cell>
          <table:table-cell office:value-type="float" office:value="9335.53" calcext:value-type="float">
            <text:p>9335.53</text:p>
          </table:table-cell>
          <table:table-cell office:value-type="float" office:value="9273.92" calcext:value-type="float">
            <text:p>9273.92</text:p>
          </table:table-cell>
          <table:table-cell office:value-type="float" office:value="9232.44" calcext:value-type="float">
            <text:p>9232.44</text:p>
          </table:table-cell>
          <table:table-cell office:value-type="float" office:value="9271.97" calcext:value-type="float">
            <text:p>9271.97</text:p>
          </table:table-cell>
          <table:table-cell office:value-type="float" office:value="9271.47" calcext:value-type="float">
            <text:p>9271.47</text:p>
          </table:table-cell>
          <table:table-cell office:value-type="float" office:value="9252.76" calcext:value-type="float">
            <text:p>9252.76</text:p>
          </table:table-cell>
          <table:table-cell office:value-type="float" office:value="9273.36" calcext:value-type="float">
            <text:p>9273.36</text:p>
          </table:table-cell>
          <table:table-cell office:value-type="float" office:value="9259.15" calcext:value-type="float">
            <text:p>9259.15</text:p>
          </table:table-cell>
          <table:table-cell office:value-type="float" office:value="9208.77" calcext:value-type="float">
            <text:p>9208.77</text:p>
          </table:table-cell>
          <table:table-cell office:value-type="float" office:value="9144.18" calcext:value-type="float">
            <text:p>9144.18</text:p>
          </table:table-cell>
          <table:table-cell office:value-type="float" office:value="9125.15" calcext:value-type="float">
            <text:p>9125.15</text:p>
          </table:table-cell>
          <table:table-cell office:value-type="float" office:value="9097.41" calcext:value-type="float">
            <text:p>9097.41</text:p>
          </table:table-cell>
          <table:table-cell office:value-type="float" office:value="9104.55" calcext:value-type="float">
            <text:p>9104.55</text:p>
          </table:table-cell>
          <table:table-cell office:value-type="float" office:value="9090.88" calcext:value-type="float">
            <text:p>9090.88</text:p>
          </table:table-cell>
          <table:table-cell office:value-type="float" office:value="9101.64" calcext:value-type="float">
            <text:p>9101.64</text:p>
          </table:table-cell>
          <table:table-cell office:value-type="float" office:value="9064.36" calcext:value-type="float">
            <text:p>9064.36</text:p>
          </table:table-cell>
          <table:table-cell office:value-type="float" office:value="9055.54" calcext:value-type="float">
            <text:p>9055.54</text:p>
          </table:table-cell>
          <table:table-cell office:value-type="float" office:value="9006.66" calcext:value-type="float">
            <text:p>9006.66</text:p>
          </table:table-cell>
          <table:table-cell office:value-type="float" office:value="8983.06" calcext:value-type="float">
            <text:p>8983.06</text:p>
          </table:table-cell>
          <table:table-cell office:value-type="float" office:value="8945.63" calcext:value-type="float">
            <text:p>8945.63</text:p>
          </table:table-cell>
          <table:table-cell office:value-type="float" office:value="8967.29" calcext:value-type="float">
            <text:p>8967.29</text:p>
          </table:table-cell>
          <table:table-cell office:value-type="float" office:value="8938.99" calcext:value-type="float">
            <text:p>8938.99</text:p>
          </table:table-cell>
          <table:table-cell office:value-type="float" office:value="8925.83" calcext:value-type="float">
            <text:p>8925.83</text:p>
          </table:table-cell>
          <table:table-cell office:value-type="float" office:value="8937.47" calcext:value-type="float">
            <text:p>8937.47</text:p>
          </table:table-cell>
          <table:table-cell office:value-type="float" office:value="8964.86" calcext:value-type="float">
            <text:p>8964.86</text:p>
          </table:table-cell>
          <table:table-cell office:value-type="float" office:value="8927.85" calcext:value-type="float">
            <text:p>8927.85</text:p>
          </table:table-cell>
          <table:table-cell office:value-type="float" office:value="8917.2" calcext:value-type="float">
            <text:p>8917.2</text:p>
          </table:table-cell>
          <table:table-cell office:value-type="float" office:value="8925.61" calcext:value-type="float">
            <text:p>8925.61</text:p>
          </table:table-cell>
          <table:table-cell office:value-type="float" office:value="8971.57" calcext:value-type="float">
            <text:p>8971.57</text:p>
          </table:table-cell>
          <table:table-cell office:value-type="float" office:value="8974.28" calcext:value-type="float">
            <text:p>8974.28</text:p>
          </table:table-cell>
          <table:table-cell office:value-type="float" office:value="8917.66" calcext:value-type="float">
            <text:p>8917.66</text:p>
          </table:table-cell>
          <table:table-cell office:value-type="float" office:value="8888.72" calcext:value-type="float">
            <text:p>8888.72</text:p>
          </table:table-cell>
          <table:table-cell office:value-type="float" office:value="8865.48" calcext:value-type="float">
            <text:p>8865.48</text:p>
          </table:table-cell>
          <table:table-cell office:value-type="float" office:value="8821.9" calcext:value-type="float">
            <text:p>8821.9</text:p>
          </table:table-cell>
          <table:table-cell office:value-type="float" office:value="8809.89" calcext:value-type="float">
            <text:p>8809.89</text:p>
          </table:table-cell>
          <table:table-cell office:value-type="float" office:value="8874.19" calcext:value-type="float">
            <text:p>8874.19</text:p>
          </table:table-cell>
          <table:table-cell office:value-type="float" office:value="8844.89" calcext:value-type="float">
            <text:p>8844.89</text:p>
          </table:table-cell>
          <table:table-cell office:value-type="float" office:value="8813.64" calcext:value-type="float">
            <text:p>8813.64</text:p>
          </table:table-cell>
          <table:table-cell office:value-type="float" office:value="8830.29" calcext:value-type="float">
            <text:p>8830.29</text:p>
          </table:table-cell>
          <table:table-cell office:value-type="float" office:value="8857.19" calcext:value-type="float">
            <text:p>8857.19</text:p>
          </table:table-cell>
          <table:table-cell office:value-type="float" office:value="8802.47" calcext:value-type="float">
            <text:p>8802.47</text:p>
          </table:table-cell>
          <table:table-cell office:value-type="float" office:value="8852.58" calcext:value-type="float">
            <text:p>8852.58</text:p>
          </table:table-cell>
          <table:table-cell office:value-type="float" office:value="8816.77" calcext:value-type="float">
            <text:p>8816.77</text:p>
          </table:table-cell>
          <table:table-cell office:value-type="float" office:value="8830.48" calcext:value-type="float">
            <text:p>8830.48</text:p>
          </table:table-cell>
          <table:table-cell office:value-type="float" office:value="8839.04" calcext:value-type="float">
            <text:p>8839.04</text:p>
          </table:table-cell>
        </table:table-row>
        <table:table-row table:style-name="ro1">
          <table:table-cell table:number-columns-repeated="30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3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10 </text:p>
          </table:table-cell>
          <table:table-cell office:value-type="string" calcext:value-type="string">
            <text:p><text:s/>Crossover Rate: 100</text:p>
          </table:table-cell>
          <table:table-cell office:value-type="string" calcext:value-type="string">
            <text:p>Run: 3</text:p>
          </table:table-cell>
          <table:table-cell table:number-columns-repeated="297"/>
        </table:table-row>
        <table:table-row table:style-name="ro1">
          <table:table-cell office:value-type="float" office:value="25494.1" calcext:value-type="float">
            <text:p>25494.1</text:p>
          </table:table-cell>
          <table:table-cell office:value-type="float" office:value="25403.8" calcext:value-type="float">
            <text:p>25403.8</text:p>
          </table:table-cell>
          <table:table-cell office:value-type="float" office:value="25310.8" calcext:value-type="float">
            <text:p>25310.8</text:p>
          </table:table-cell>
          <table:table-cell table:number-columns-repeated="2" office:value-type="float" office:value="24708.5" calcext:value-type="float">
            <text:p>24708.5</text:p>
          </table:table-cell>
          <table:table-cell table:number-columns-repeated="2" office:value-type="float" office:value="24102.7" calcext:value-type="float">
            <text:p>24102.7</text:p>
          </table:table-cell>
          <table:table-cell office:value-type="float" office:value="23714.5" calcext:value-type="float">
            <text:p>23714.5</text:p>
          </table:table-cell>
          <table:table-cell table:number-columns-repeated="2" office:value-type="float" office:value="23472.8" calcext:value-type="float">
            <text:p>23472.8</text:p>
          </table:table-cell>
          <table:table-cell office:value-type="float" office:value="23115" calcext:value-type="float">
            <text:p>23115</text:p>
          </table:table-cell>
          <table:table-cell table:number-columns-repeated="3" office:value-type="float" office:value="22633.7" calcext:value-type="float">
            <text:p>22633.7</text:p>
          </table:table-cell>
          <table:table-cell office:value-type="float" office:value="22476.3" calcext:value-type="float">
            <text:p>22476.3</text:p>
          </table:table-cell>
          <table:table-cell office:value-type="float" office:value="22321.8" calcext:value-type="float">
            <text:p>22321.8</text:p>
          </table:table-cell>
          <table:table-cell table:number-columns-repeated="2" office:value-type="float" office:value="22060.5" calcext:value-type="float">
            <text:p>22060.5</text:p>
          </table:table-cell>
          <table:table-cell office:value-type="float" office:value="21783.5" calcext:value-type="float">
            <text:p>21783.5</text:p>
          </table:table-cell>
          <table:table-cell table:number-columns-repeated="2" office:value-type="float" office:value="21781" calcext:value-type="float">
            <text:p>21781</text:p>
          </table:table-cell>
          <table:table-cell table:number-columns-repeated="2" office:value-type="float" office:value="21634.9" calcext:value-type="float">
            <text:p>21634.9</text:p>
          </table:table-cell>
          <table:table-cell table:number-columns-repeated="2" office:value-type="float" office:value="21392.8" calcext:value-type="float">
            <text:p>21392.8</text:p>
          </table:table-cell>
          <table:table-cell office:value-type="float" office:value="21229.1" calcext:value-type="float">
            <text:p>21229.1</text:p>
          </table:table-cell>
          <table:table-cell office:value-type="float" office:value="21143.3" calcext:value-type="float">
            <text:p>21143.3</text:p>
          </table:table-cell>
          <table:table-cell office:value-type="float" office:value="20652.6" calcext:value-type="float">
            <text:p>20652.6</text:p>
          </table:table-cell>
          <table:table-cell table:number-columns-repeated="2" office:value-type="float" office:value="20237.9" calcext:value-type="float">
            <text:p>20237.9</text:p>
          </table:table-cell>
          <table:table-cell table:number-columns-repeated="2" office:value-type="float" office:value="19898.2" calcext:value-type="float">
            <text:p>19898.2</text:p>
          </table:table-cell>
          <table:table-cell table:number-columns-repeated="3" office:value-type="float" office:value="19827.3" calcext:value-type="float">
            <text:p>19827.3</text:p>
          </table:table-cell>
          <table:table-cell office:value-type="float" office:value="19771.4" calcext:value-type="float">
            <text:p>19771.4</text:p>
          </table:table-cell>
          <table:table-cell office:value-type="float" office:value="19679.3" calcext:value-type="float">
            <text:p>19679.3</text:p>
          </table:table-cell>
          <table:table-cell office:value-type="float" office:value="19591.7" calcext:value-type="float">
            <text:p>19591.7</text:p>
          </table:table-cell>
          <table:table-cell table:number-columns-repeated="4" office:value-type="float" office:value="19250.2" calcext:value-type="float">
            <text:p>19250.2</text:p>
          </table:table-cell>
          <table:table-cell table:number-columns-repeated="2" office:value-type="float" office:value="19102" calcext:value-type="float">
            <text:p>19102</text:p>
          </table:table-cell>
          <table:table-cell table:number-columns-repeated="2" office:value-type="float" office:value="19068.4" calcext:value-type="float">
            <text:p>19068.4</text:p>
          </table:table-cell>
          <table:table-cell table:number-columns-repeated="2" office:value-type="float" office:value="19064.2" calcext:value-type="float">
            <text:p>19064.2</text:p>
          </table:table-cell>
          <table:table-cell office:value-type="float" office:value="18796.2" calcext:value-type="float">
            <text:p>18796.2</text:p>
          </table:table-cell>
          <table:table-cell table:number-columns-repeated="3" office:value-type="float" office:value="17840.6" calcext:value-type="float">
            <text:p>17840.6</text:p>
          </table:table-cell>
          <table:table-cell table:number-columns-repeated="2" office:value-type="float" office:value="17434.4" calcext:value-type="float">
            <text:p>17434.4</text:p>
          </table:table-cell>
          <table:table-cell office:value-type="float" office:value="17378.5" calcext:value-type="float">
            <text:p>17378.5</text:p>
          </table:table-cell>
          <table:table-cell office:value-type="float" office:value="17208.5" calcext:value-type="float">
            <text:p>17208.5</text:p>
          </table:table-cell>
          <table:table-cell table:number-columns-repeated="4" office:value-type="float" office:value="16859" calcext:value-type="float">
            <text:p>16859</text:p>
          </table:table-cell>
          <table:table-cell table:number-columns-repeated="3" office:value-type="float" office:value="16719.4" calcext:value-type="float">
            <text:p>16719.4</text:p>
          </table:table-cell>
          <table:table-cell office:value-type="float" office:value="16708.6" calcext:value-type="float">
            <text:p>16708.6</text:p>
          </table:table-cell>
          <table:table-cell office:value-type="float" office:value="16572.4" calcext:value-type="float">
            <text:p>16572.4</text:p>
          </table:table-cell>
          <table:table-cell office:value-type="float" office:value="16519.2" calcext:value-type="float">
            <text:p>16519.2</text:p>
          </table:table-cell>
          <table:table-cell table:number-columns-repeated="2" office:value-type="float" office:value="16485.6" calcext:value-type="float">
            <text:p>16485.6</text:p>
          </table:table-cell>
          <table:table-cell office:value-type="float" office:value="16470.1" calcext:value-type="float">
            <text:p>16470.1</text:p>
          </table:table-cell>
          <table:table-cell office:value-type="float" office:value="16445.9" calcext:value-type="float">
            <text:p>16445.9</text:p>
          </table:table-cell>
          <table:table-cell table:number-columns-repeated="4" office:value-type="float" office:value="16155.1" calcext:value-type="float">
            <text:p>16155.1</text:p>
          </table:table-cell>
          <table:table-cell office:value-type="float" office:value="16137.8" calcext:value-type="float">
            <text:p>16137.8</text:p>
          </table:table-cell>
          <table:table-cell table:number-columns-repeated="2" office:value-type="float" office:value="15814.9" calcext:value-type="float">
            <text:p>15814.9</text:p>
          </table:table-cell>
          <table:table-cell office:value-type="float" office:value="15665.4" calcext:value-type="float">
            <text:p>15665.4</text:p>
          </table:table-cell>
          <table:table-cell table:number-columns-repeated="2" office:value-type="float" office:value="15635.5" calcext:value-type="float">
            <text:p>15635.5</text:p>
          </table:table-cell>
          <table:table-cell office:value-type="float" office:value="15388.3" calcext:value-type="float">
            <text:p>15388.3</text:p>
          </table:table-cell>
          <table:table-cell office:value-type="float" office:value="15139.5" calcext:value-type="float">
            <text:p>15139.5</text:p>
          </table:table-cell>
          <table:table-cell table:number-columns-repeated="3" office:value-type="float" office:value="14712.9" calcext:value-type="float">
            <text:p>14712.9</text:p>
          </table:table-cell>
          <table:table-cell office:value-type="float" office:value="14668.5" calcext:value-type="float">
            <text:p>14668.5</text:p>
          </table:table-cell>
          <table:table-cell office:value-type="float" office:value="14656.4" calcext:value-type="float">
            <text:p>14656.4</text:p>
          </table:table-cell>
          <table:table-cell office:value-type="float" office:value="14288.8" calcext:value-type="float">
            <text:p>14288.8</text:p>
          </table:table-cell>
          <table:table-cell table:number-columns-repeated="3" office:value-type="float" office:value="13909.1" calcext:value-type="float">
            <text:p>13909.1</text:p>
          </table:table-cell>
          <table:table-cell table:number-columns-repeated="2" office:value-type="float" office:value="13567.6" calcext:value-type="float">
            <text:p>13567.6</text:p>
          </table:table-cell>
          <table:table-cell table:number-columns-repeated="5" office:value-type="float" office:value="13437.9" calcext:value-type="float">
            <text:p>13437.9</text:p>
          </table:table-cell>
          <table:table-cell office:value-type="float" office:value="12984.2" calcext:value-type="float">
            <text:p>12984.2</text:p>
          </table:table-cell>
          <table:table-cell office:value-type="float" office:value="12878.1" calcext:value-type="float">
            <text:p>12878.1</text:p>
          </table:table-cell>
          <table:table-cell table:number-columns-repeated="5" office:value-type="float" office:value="12757.1" calcext:value-type="float">
            <text:p>12757.1</text:p>
          </table:table-cell>
          <table:table-cell table:number-columns-repeated="3" office:value-type="float" office:value="12732.4" calcext:value-type="float">
            <text:p>12732.4</text:p>
          </table:table-cell>
          <table:table-cell office:value-type="float" office:value="12569.1" calcext:value-type="float">
            <text:p>12569.1</text:p>
          </table:table-cell>
          <table:table-cell table:number-columns-repeated="3" office:value-type="float" office:value="12465.4" calcext:value-type="float">
            <text:p>12465.4</text:p>
          </table:table-cell>
          <table:table-cell table:number-columns-repeated="3" office:value-type="float" office:value="12425" calcext:value-type="float">
            <text:p>12425</text:p>
          </table:table-cell>
          <table:table-cell table:number-columns-repeated="4" office:value-type="float" office:value="12302.1" calcext:value-type="float">
            <text:p>12302.1</text:p>
          </table:table-cell>
          <table:table-cell table:number-columns-repeated="8" office:value-type="float" office:value="12197.2" calcext:value-type="float">
            <text:p>12197.2</text:p>
          </table:table-cell>
          <table:table-cell table:number-columns-repeated="4" office:value-type="float" office:value="12142.7" calcext:value-type="float">
            <text:p>12142.7</text:p>
          </table:table-cell>
          <table:table-cell office:value-type="float" office:value="12121.7" calcext:value-type="float">
            <text:p>12121.7</text:p>
          </table:table-cell>
          <table:table-cell table:number-columns-repeated="2" office:value-type="float" office:value="12087.8" calcext:value-type="float">
            <text:p>12087.8</text:p>
          </table:table-cell>
          <table:table-cell table:number-columns-repeated="3" office:value-type="float" office:value="12068.1" calcext:value-type="float">
            <text:p>12068.1</text:p>
          </table:table-cell>
          <table:table-cell table:number-columns-repeated="3" office:value-type="float" office:value="11532.3" calcext:value-type="float">
            <text:p>11532.3</text:p>
          </table:table-cell>
          <table:table-cell table:number-columns-repeated="11" office:value-type="float" office:value="11464.5" calcext:value-type="float">
            <text:p>11464.5</text:p>
          </table:table-cell>
          <table:table-cell table:number-columns-repeated="3" office:value-type="float" office:value="11343.8" calcext:value-type="float">
            <text:p>11343.8</text:p>
          </table:table-cell>
          <table:table-cell table:number-columns-repeated="4" office:value-type="float" office:value="11335.3" calcext:value-type="float">
            <text:p>11335.3</text:p>
          </table:table-cell>
          <table:table-cell table:number-columns-repeated="5" office:value-type="float" office:value="11202.5" calcext:value-type="float">
            <text:p>11202.5</text:p>
          </table:table-cell>
          <table:table-cell table:number-columns-repeated="3" office:value-type="float" office:value="11089.4" calcext:value-type="float">
            <text:p>11089.4</text:p>
          </table:table-cell>
          <table:table-cell table:number-columns-repeated="3" office:value-type="float" office:value="10972.5" calcext:value-type="float">
            <text:p>10972.5</text:p>
          </table:table-cell>
          <table:table-cell table:number-columns-repeated="2" office:value-type="float" office:value="10849.9" calcext:value-type="float">
            <text:p>10849.9</text:p>
          </table:table-cell>
          <table:table-cell table:number-columns-repeated="3" office:value-type="float" office:value="10849.6" calcext:value-type="float">
            <text:p>10849.6</text:p>
          </table:table-cell>
          <table:table-cell table:number-columns-repeated="2" office:value-type="float" office:value="10811.5" calcext:value-type="float">
            <text:p>10811.5</text:p>
          </table:table-cell>
          <table:table-cell table:number-columns-repeated="6" office:value-type="float" office:value="10759.3" calcext:value-type="float">
            <text:p>10759.3</text:p>
          </table:table-cell>
          <table:table-cell table:number-columns-repeated="2" office:value-type="float" office:value="10746.7" calcext:value-type="float">
            <text:p>10746.7</text:p>
          </table:table-cell>
          <table:table-cell office:value-type="float" office:value="10684" calcext:value-type="float">
            <text:p>10684</text:p>
          </table:table-cell>
          <table:table-cell table:number-columns-repeated="2" office:value-type="float" office:value="10677.4" calcext:value-type="float">
            <text:p>10677.4</text:p>
          </table:table-cell>
          <table:table-cell table:number-columns-repeated="3" office:value-type="float" office:value="10548.8" calcext:value-type="float">
            <text:p>10548.8</text:p>
          </table:table-cell>
          <table:table-cell table:number-columns-repeated="5" office:value-type="float" office:value="10355.4" calcext:value-type="float">
            <text:p>10355.4</text:p>
          </table:table-cell>
          <table:table-cell table:number-columns-repeated="4" office:value-type="float" office:value="10249.4" calcext:value-type="float">
            <text:p>10249.4</text:p>
          </table:table-cell>
          <table:table-cell table:number-columns-repeated="2" office:value-type="float" office:value="10004.1" calcext:value-type="float">
            <text:p>10004.1</text:p>
          </table:table-cell>
          <table:table-cell table:number-columns-repeated="5" office:value-type="float" office:value="9987.05" calcext:value-type="float">
            <text:p>9987.05</text:p>
          </table:table-cell>
          <table:table-cell table:number-columns-repeated="3" office:value-type="float" office:value="9722.78" calcext:value-type="float">
            <text:p>9722.78</text:p>
          </table:table-cell>
          <table:table-cell table:number-columns-repeated="6" office:value-type="float" office:value="9501.28" calcext:value-type="float">
            <text:p>9501.28</text:p>
          </table:table-cell>
          <table:table-cell table:number-columns-repeated="3" office:value-type="float" office:value="9410.84" calcext:value-type="float">
            <text:p>9410.84</text:p>
          </table:table-cell>
          <table:table-cell table:number-columns-repeated="10" office:value-type="float" office:value="9360.15" calcext:value-type="float">
            <text:p>9360.15</text:p>
          </table:table-cell>
          <table:table-cell table:number-columns-repeated="2" office:value-type="float" office:value="9350.22" calcext:value-type="float">
            <text:p>9350.22</text:p>
          </table:table-cell>
          <table:table-cell table:number-columns-repeated="7" office:value-type="float" office:value="9348.76" calcext:value-type="float">
            <text:p>9348.76</text:p>
          </table:table-cell>
          <table:table-cell table:number-columns-repeated="5" office:value-type="float" office:value="9339.89" calcext:value-type="float">
            <text:p>9339.89</text:p>
          </table:table-cell>
          <table:table-cell table:number-columns-repeated="11" office:value-type="float" office:value="9337.15" calcext:value-type="float">
            <text:p>9337.15</text:p>
          </table:table-cell>
          <table:table-cell table:number-columns-repeated="16" office:value-type="float" office:value="9286.73" calcext:value-type="float">
            <text:p>9286.73</text:p>
          </table:table-cell>
          <table:table-cell table:number-columns-repeated="35"/>
        </table:table-row>
        <table:table-row table:style-name="ro1">
          <table:table-cell office:value-type="float" office:value="29202.2" calcext:value-type="float">
            <text:p>29202.2</text:p>
          </table:table-cell>
          <table:table-cell office:value-type="float" office:value="27363.9" calcext:value-type="float">
            <text:p>27363.9</text:p>
          </table:table-cell>
          <table:table-cell office:value-type="float" office:value="26152" calcext:value-type="float">
            <text:p>26152</text:p>
          </table:table-cell>
          <table:table-cell office:value-type="float" office:value="25791" calcext:value-type="float">
            <text:p>25791</text:p>
          </table:table-cell>
          <table:table-cell office:value-type="float" office:value="25614.7" calcext:value-type="float">
            <text:p>25614.7</text:p>
          </table:table-cell>
          <table:table-cell office:value-type="float" office:value="25397.5" calcext:value-type="float">
            <text:p>25397.5</text:p>
          </table:table-cell>
          <table:table-cell office:value-type="float" office:value="25007.6" calcext:value-type="float">
            <text:p>25007.6</text:p>
          </table:table-cell>
          <table:table-cell office:value-type="float" office:value="24717" calcext:value-type="float">
            <text:p>24717</text:p>
          </table:table-cell>
          <table:table-cell office:value-type="float" office:value="24376.7" calcext:value-type="float">
            <text:p>24376.7</text:p>
          </table:table-cell>
          <table:table-cell office:value-type="float" office:value="24227.3" calcext:value-type="float">
            <text:p>24227.3</text:p>
          </table:table-cell>
          <table:table-cell office:value-type="float" office:value="23986.5" calcext:value-type="float">
            <text:p>23986.5</text:p>
          </table:table-cell>
          <table:table-cell office:value-type="float" office:value="23828" calcext:value-type="float">
            <text:p>23828</text:p>
          </table:table-cell>
          <table:table-cell office:value-type="float" office:value="23551.3" calcext:value-type="float">
            <text:p>23551.3</text:p>
          </table:table-cell>
          <table:table-cell office:value-type="float" office:value="23252.9" calcext:value-type="float">
            <text:p>23252.9</text:p>
          </table:table-cell>
          <table:table-cell office:value-type="float" office:value="22960" calcext:value-type="float">
            <text:p>22960</text:p>
          </table:table-cell>
          <table:table-cell office:value-type="float" office:value="22888.9" calcext:value-type="float">
            <text:p>22888.9</text:p>
          </table:table-cell>
          <table:table-cell office:value-type="float" office:value="22844" calcext:value-type="float">
            <text:p>22844</text:p>
          </table:table-cell>
          <table:table-cell office:value-type="float" office:value="22698.4" calcext:value-type="float">
            <text:p>22698.4</text:p>
          </table:table-cell>
          <table:table-cell office:value-type="float" office:value="22548.2" calcext:value-type="float">
            <text:p>22548.2</text:p>
          </table:table-cell>
          <table:table-cell office:value-type="float" office:value="22360.6" calcext:value-type="float">
            <text:p>22360.6</text:p>
          </table:table-cell>
          <table:table-cell office:value-type="float" office:value="22215.9" calcext:value-type="float">
            <text:p>22215.9</text:p>
          </table:table-cell>
          <table:table-cell office:value-type="float" office:value="22073.1" calcext:value-type="float">
            <text:p>22073.1</text:p>
          </table:table-cell>
          <table:table-cell office:value-type="float" office:value="22030.5" calcext:value-type="float">
            <text:p>22030.5</text:p>
          </table:table-cell>
          <table:table-cell office:value-type="float" office:value="22000.6" calcext:value-type="float">
            <text:p>22000.6</text:p>
          </table:table-cell>
          <table:table-cell office:value-type="float" office:value="21914.6" calcext:value-type="float">
            <text:p>21914.6</text:p>
          </table:table-cell>
          <table:table-cell office:value-type="float" office:value="21795.3" calcext:value-type="float">
            <text:p>21795.3</text:p>
          </table:table-cell>
          <table:table-cell office:value-type="float" office:value="21657.4" calcext:value-type="float">
            <text:p>21657.4</text:p>
          </table:table-cell>
          <table:table-cell office:value-type="float" office:value="21595.4" calcext:value-type="float">
            <text:p>21595.4</text:p>
          </table:table-cell>
          <table:table-cell office:value-type="float" office:value="21493.7" calcext:value-type="float">
            <text:p>21493.7</text:p>
          </table:table-cell>
          <table:table-cell office:value-type="float" office:value="21345.7" calcext:value-type="float">
            <text:p>21345.7</text:p>
          </table:table-cell>
          <table:table-cell office:value-type="float" office:value="20972.2" calcext:value-type="float">
            <text:p>20972.2</text:p>
          </table:table-cell>
          <table:table-cell office:value-type="float" office:value="20542.3" calcext:value-type="float">
            <text:p>20542.3</text:p>
          </table:table-cell>
          <table:table-cell office:value-type="float" office:value="20332.3" calcext:value-type="float">
            <text:p>20332.3</text:p>
          </table:table-cell>
          <table:table-cell office:value-type="float" office:value="20159.1" calcext:value-type="float">
            <text:p>20159.1</text:p>
          </table:table-cell>
          <table:table-cell office:value-type="float" office:value="20172.8" calcext:value-type="float">
            <text:p>20172.8</text:p>
          </table:table-cell>
          <table:table-cell office:value-type="float" office:value="20088.1" calcext:value-type="float">
            <text:p>20088.1</text:p>
          </table:table-cell>
          <table:table-cell office:value-type="float" office:value="20105.8" calcext:value-type="float">
            <text:p>20105.8</text:p>
          </table:table-cell>
          <table:table-cell office:value-type="float" office:value="20064.1" calcext:value-type="float">
            <text:p>20064.1</text:p>
          </table:table-cell>
          <table:table-cell office:value-type="float" office:value="19984.2" calcext:value-type="float">
            <text:p>19984.2</text:p>
          </table:table-cell>
          <table:table-cell office:value-type="float" office:value="19874.3" calcext:value-type="float">
            <text:p>19874.3</text:p>
          </table:table-cell>
          <table:table-cell office:value-type="float" office:value="19754.8" calcext:value-type="float">
            <text:p>19754.8</text:p>
          </table:table-cell>
          <table:table-cell office:value-type="float" office:value="19566" calcext:value-type="float">
            <text:p>19566</text:p>
          </table:table-cell>
          <table:table-cell office:value-type="float" office:value="19480.5" calcext:value-type="float">
            <text:p>19480.5</text:p>
          </table:table-cell>
          <table:table-cell office:value-type="float" office:value="19465" calcext:value-type="float">
            <text:p>19465</text:p>
          </table:table-cell>
          <table:table-cell office:value-type="float" office:value="19463" calcext:value-type="float">
            <text:p>19463</text:p>
          </table:table-cell>
          <table:table-cell office:value-type="float" office:value="19363.3" calcext:value-type="float">
            <text:p>19363.3</text:p>
          </table:table-cell>
          <table:table-cell office:value-type="float" office:value="19351.9" calcext:value-type="float">
            <text:p>19351.9</text:p>
          </table:table-cell>
          <table:table-cell office:value-type="float" office:value="19312.5" calcext:value-type="float">
            <text:p>19312.5</text:p>
          </table:table-cell>
          <table:table-cell office:value-type="float" office:value="19339.4" calcext:value-type="float">
            <text:p>19339.4</text:p>
          </table:table-cell>
          <table:table-cell office:value-type="float" office:value="19278.3" calcext:value-type="float">
            <text:p>19278.3</text:p>
          </table:table-cell>
          <table:table-cell office:value-type="float" office:value="19188.4" calcext:value-type="float">
            <text:p>19188.4</text:p>
          </table:table-cell>
          <table:table-cell office:value-type="float" office:value="18984.2" calcext:value-type="float">
            <text:p>18984.2</text:p>
          </table:table-cell>
          <table:table-cell office:value-type="float" office:value="18475" calcext:value-type="float">
            <text:p>18475</text:p>
          </table:table-cell>
          <table:table-cell office:value-type="float" office:value="18047.4" calcext:value-type="float">
            <text:p>18047.4</text:p>
          </table:table-cell>
          <table:table-cell office:value-type="float" office:value="18004.8" calcext:value-type="float">
            <text:p>18004.8</text:p>
          </table:table-cell>
          <table:table-cell office:value-type="float" office:value="17737.7" calcext:value-type="float">
            <text:p>17737.7</text:p>
          </table:table-cell>
          <table:table-cell office:value-type="float" office:value="17597.2" calcext:value-type="float">
            <text:p>17597.2</text:p>
          </table:table-cell>
          <table:table-cell office:value-type="float" office:value="17515.4" calcext:value-type="float">
            <text:p>17515.4</text:p>
          </table:table-cell>
          <table:table-cell office:value-type="float" office:value="17401.9" calcext:value-type="float">
            <text:p>17401.9</text:p>
          </table:table-cell>
          <table:table-cell office:value-type="float" office:value="17260.9" calcext:value-type="float">
            <text:p>17260.9</text:p>
          </table:table-cell>
          <table:table-cell office:value-type="float" office:value="17089.7" calcext:value-type="float">
            <text:p>17089.7</text:p>
          </table:table-cell>
          <table:table-cell office:value-type="float" office:value="17095.7" calcext:value-type="float">
            <text:p>17095.7</text:p>
          </table:table-cell>
          <table:table-cell office:value-type="float" office:value="17039.1" calcext:value-type="float">
            <text:p>17039.1</text:p>
          </table:table-cell>
          <table:table-cell office:value-type="float" office:value="16964.9" calcext:value-type="float">
            <text:p>16964.9</text:p>
          </table:table-cell>
          <table:table-cell office:value-type="float" office:value="16979.6" calcext:value-type="float">
            <text:p>16979.6</text:p>
          </table:table-cell>
          <table:table-cell office:value-type="float" office:value="16921.5" calcext:value-type="float">
            <text:p>16921.5</text:p>
          </table:table-cell>
          <table:table-cell office:value-type="float" office:value="16855.7" calcext:value-type="float">
            <text:p>16855.7</text:p>
          </table:table-cell>
          <table:table-cell office:value-type="float" office:value="16809.2" calcext:value-type="float">
            <text:p>16809.2</text:p>
          </table:table-cell>
          <table:table-cell office:value-type="float" office:value="16760.4" calcext:value-type="float">
            <text:p>16760.4</text:p>
          </table:table-cell>
          <table:table-cell office:value-type="float" office:value="16697.8" calcext:value-type="float">
            <text:p>16697.8</text:p>
          </table:table-cell>
          <table:table-cell office:value-type="float" office:value="16697.2" calcext:value-type="float">
            <text:p>16697.2</text:p>
          </table:table-cell>
          <table:table-cell office:value-type="float" office:value="16715" calcext:value-type="float">
            <text:p>16715</text:p>
          </table:table-cell>
          <table:table-cell office:value-type="float" office:value="16516.9" calcext:value-type="float">
            <text:p>16516.9</text:p>
          </table:table-cell>
          <table:table-cell office:value-type="float" office:value="16397.2" calcext:value-type="float">
            <text:p>16397.2</text:p>
          </table:table-cell>
          <table:table-cell office:value-type="float" office:value="16345.6" calcext:value-type="float">
            <text:p>16345.6</text:p>
          </table:table-cell>
          <table:table-cell office:value-type="float" office:value="16355.4" calcext:value-type="float">
            <text:p>16355.4</text:p>
          </table:table-cell>
          <table:table-cell office:value-type="float" office:value="16355.6" calcext:value-type="float">
            <text:p>16355.6</text:p>
          </table:table-cell>
          <table:table-cell office:value-type="float" office:value="16246.6" calcext:value-type="float">
            <text:p>16246.6</text:p>
          </table:table-cell>
          <table:table-cell office:value-type="float" office:value="16163" calcext:value-type="float">
            <text:p>16163</text:p>
          </table:table-cell>
          <table:table-cell office:value-type="float" office:value="16002.9" calcext:value-type="float">
            <text:p>16002.9</text:p>
          </table:table-cell>
          <table:table-cell office:value-type="float" office:value="15937.5" calcext:value-type="float">
            <text:p>15937.5</text:p>
          </table:table-cell>
          <table:table-cell office:value-type="float" office:value="15813.2" calcext:value-type="float">
            <text:p>15813.2</text:p>
          </table:table-cell>
          <table:table-cell office:value-type="float" office:value="15773.4" calcext:value-type="float">
            <text:p>15773.4</text:p>
          </table:table-cell>
          <table:table-cell office:value-type="float" office:value="15488.4" calcext:value-type="float">
            <text:p>15488.4</text:p>
          </table:table-cell>
          <table:table-cell office:value-type="float" office:value="15236" calcext:value-type="float">
            <text:p>15236</text:p>
          </table:table-cell>
          <table:table-cell office:value-type="float" office:value="14997.3" calcext:value-type="float">
            <text:p>14997.3</text:p>
          </table:table-cell>
          <table:table-cell office:value-type="float" office:value="14904" calcext:value-type="float">
            <text:p>14904</text:p>
          </table:table-cell>
          <table:table-cell office:value-type="float" office:value="14855.1" calcext:value-type="float">
            <text:p>14855.1</text:p>
          </table:table-cell>
          <table:table-cell office:value-type="float" office:value="14847.5" calcext:value-type="float">
            <text:p>14847.5</text:p>
          </table:table-cell>
          <table:table-cell office:value-type="float" office:value="14696" calcext:value-type="float">
            <text:p>14696</text:p>
          </table:table-cell>
          <table:table-cell office:value-type="float" office:value="14407.4" calcext:value-type="float">
            <text:p>14407.4</text:p>
          </table:table-cell>
          <table:table-cell office:value-type="float" office:value="14186.2" calcext:value-type="float">
            <text:p>14186.2</text:p>
          </table:table-cell>
          <table:table-cell office:value-type="float" office:value="14051.4" calcext:value-type="float">
            <text:p>14051.4</text:p>
          </table:table-cell>
          <table:table-cell office:value-type="float" office:value="13950.9" calcext:value-type="float">
            <text:p>13950.9</text:p>
          </table:table-cell>
          <table:table-cell office:value-type="float" office:value="13796.8" calcext:value-type="float">
            <text:p>13796.8</text:p>
          </table:table-cell>
          <table:table-cell office:value-type="float" office:value="13760" calcext:value-type="float">
            <text:p>13760</text:p>
          </table:table-cell>
          <table:table-cell office:value-type="float" office:value="13738.1" calcext:value-type="float">
            <text:p>13738.1</text:p>
          </table:table-cell>
          <table:table-cell office:value-type="float" office:value="13653" calcext:value-type="float">
            <text:p>13653</text:p>
          </table:table-cell>
          <table:table-cell office:value-type="float" office:value="13635.7" calcext:value-type="float">
            <text:p>13635.7</text:p>
          </table:table-cell>
          <table:table-cell office:value-type="float" office:value="13604.4" calcext:value-type="float">
            <text:p>13604.4</text:p>
          </table:table-cell>
          <table:table-cell office:value-type="float" office:value="13538.6" calcext:value-type="float">
            <text:p>13538.6</text:p>
          </table:table-cell>
          <table:table-cell office:value-type="float" office:value="13195.2" calcext:value-type="float">
            <text:p>13195.2</text:p>
          </table:table-cell>
          <table:table-cell office:value-type="float" office:value="13108.1" calcext:value-type="float">
            <text:p>13108.1</text:p>
          </table:table-cell>
          <table:table-cell office:value-type="float" office:value="13016.6" calcext:value-type="float">
            <text:p>13016.6</text:p>
          </table:table-cell>
          <table:table-cell office:value-type="float" office:value="12960.6" calcext:value-type="float">
            <text:p>12960.6</text:p>
          </table:table-cell>
          <table:table-cell office:value-type="float" office:value="13005.1" calcext:value-type="float">
            <text:p>13005.1</text:p>
          </table:table-cell>
          <table:table-cell office:value-type="float" office:value="12929.4" calcext:value-type="float">
            <text:p>12929.4</text:p>
          </table:table-cell>
          <table:table-cell office:value-type="float" office:value="13055.8" calcext:value-type="float">
            <text:p>13055.8</text:p>
          </table:table-cell>
          <table:table-cell office:value-type="float" office:value="12937.4" calcext:value-type="float">
            <text:p>12937.4</text:p>
          </table:table-cell>
          <table:table-cell office:value-type="float" office:value="12899.9" calcext:value-type="float">
            <text:p>12899.9</text:p>
          </table:table-cell>
          <table:table-cell office:value-type="float" office:value="12874.1" calcext:value-type="float">
            <text:p>12874.1</text:p>
          </table:table-cell>
          <table:table-cell office:value-type="float" office:value="12811.6" calcext:value-type="float">
            <text:p>12811.6</text:p>
          </table:table-cell>
          <table:table-cell office:value-type="float" office:value="12678.9" calcext:value-type="float">
            <text:p>12678.9</text:p>
          </table:table-cell>
          <table:table-cell office:value-type="float" office:value="12684.6" calcext:value-type="float">
            <text:p>12684.6</text:p>
          </table:table-cell>
          <table:table-cell office:value-type="float" office:value="12652.5" calcext:value-type="float">
            <text:p>12652.5</text:p>
          </table:table-cell>
          <table:table-cell office:value-type="float" office:value="12650.7" calcext:value-type="float">
            <text:p>12650.7</text:p>
          </table:table-cell>
          <table:table-cell office:value-type="float" office:value="12623.4" calcext:value-type="float">
            <text:p>12623.4</text:p>
          </table:table-cell>
          <table:table-cell office:value-type="float" office:value="12564.2" calcext:value-type="float">
            <text:p>12564.2</text:p>
          </table:table-cell>
          <table:table-cell office:value-type="float" office:value="12484.2" calcext:value-type="float">
            <text:p>12484.2</text:p>
          </table:table-cell>
          <table:table-cell office:value-type="float" office:value="12468.5" calcext:value-type="float">
            <text:p>12468.5</text:p>
          </table:table-cell>
          <table:table-cell office:value-type="float" office:value="12508.9" calcext:value-type="float">
            <text:p>12508.9</text:p>
          </table:table-cell>
          <table:table-cell office:value-type="float" office:value="12538.5" calcext:value-type="float">
            <text:p>12538.5</text:p>
          </table:table-cell>
          <table:table-cell office:value-type="float" office:value="12388.9" calcext:value-type="float">
            <text:p>12388.9</text:p>
          </table:table-cell>
          <table:table-cell office:value-type="float" office:value="12411.3" calcext:value-type="float">
            <text:p>12411.3</text:p>
          </table:table-cell>
          <table:table-cell office:value-type="float" office:value="12421.3" calcext:value-type="float">
            <text:p>12421.3</text:p>
          </table:table-cell>
          <table:table-cell office:value-type="float" office:value="12377.6" calcext:value-type="float">
            <text:p>12377.6</text:p>
          </table:table-cell>
          <table:table-cell office:value-type="float" office:value="12393.1" calcext:value-type="float">
            <text:p>12393.1</text:p>
          </table:table-cell>
          <table:table-cell office:value-type="float" office:value="12346.7" calcext:value-type="float">
            <text:p>12346.7</text:p>
          </table:table-cell>
          <table:table-cell office:value-type="float" office:value="12401.3" calcext:value-type="float">
            <text:p>12401.3</text:p>
          </table:table-cell>
          <table:table-cell office:value-type="float" office:value="12358.4" calcext:value-type="float">
            <text:p>12358.4</text:p>
          </table:table-cell>
          <table:table-cell office:value-type="float" office:value="12346.6" calcext:value-type="float">
            <text:p>12346.6</text:p>
          </table:table-cell>
          <table:table-cell office:value-type="float" office:value="12382.8" calcext:value-type="float">
            <text:p>12382.8</text:p>
          </table:table-cell>
          <table:table-cell office:value-type="float" office:value="12341.4" calcext:value-type="float">
            <text:p>12341.4</text:p>
          </table:table-cell>
          <table:table-cell office:value-type="float" office:value="12344.7" calcext:value-type="float">
            <text:p>12344.7</text:p>
          </table:table-cell>
          <table:table-cell office:value-type="float" office:value="12296.6" calcext:value-type="float">
            <text:p>12296.6</text:p>
          </table:table-cell>
          <table:table-cell office:value-type="float" office:value="12266.9" calcext:value-type="float">
            <text:p>12266.9</text:p>
          </table:table-cell>
          <table:table-cell office:value-type="float" office:value="12282.1" calcext:value-type="float">
            <text:p>12282.1</text:p>
          </table:table-cell>
          <table:table-cell office:value-type="float" office:value="12263.8" calcext:value-type="float">
            <text:p>12263.8</text:p>
          </table:table-cell>
          <table:table-cell office:value-type="float" office:value="12237" calcext:value-type="float">
            <text:p>12237</text:p>
          </table:table-cell>
          <table:table-cell office:value-type="float" office:value="12111.6" calcext:value-type="float">
            <text:p>12111.6</text:p>
          </table:table-cell>
          <table:table-cell office:value-type="float" office:value="11873.6" calcext:value-type="float">
            <text:p>11873.6</text:p>
          </table:table-cell>
          <table:table-cell office:value-type="float" office:value="11737.9" calcext:value-type="float">
            <text:p>11737.9</text:p>
          </table:table-cell>
          <table:table-cell office:value-type="float" office:value="11672" calcext:value-type="float">
            <text:p>11672</text:p>
          </table:table-cell>
          <table:table-cell office:value-type="float" office:value="11636.4" calcext:value-type="float">
            <text:p>11636.4</text:p>
          </table:table-cell>
          <table:table-cell office:value-type="float" office:value="11701.1" calcext:value-type="float">
            <text:p>11701.1</text:p>
          </table:table-cell>
          <table:table-cell office:value-type="float" office:value="11649.8" calcext:value-type="float">
            <text:p>11649.8</text:p>
          </table:table-cell>
          <table:table-cell office:value-type="float" office:value="11641.8" calcext:value-type="float">
            <text:p>11641.8</text:p>
          </table:table-cell>
          <table:table-cell office:value-type="float" office:value="11729.2" calcext:value-type="float">
            <text:p>11729.2</text:p>
          </table:table-cell>
          <table:table-cell office:value-type="float" office:value="11612.3" calcext:value-type="float">
            <text:p>11612.3</text:p>
          </table:table-cell>
          <table:table-cell office:value-type="float" office:value="11649" calcext:value-type="float">
            <text:p>11649</text:p>
          </table:table-cell>
          <table:table-cell office:value-type="float" office:value="11642.6" calcext:value-type="float">
            <text:p>11642.6</text:p>
          </table:table-cell>
          <table:table-cell office:value-type="float" office:value="11683.6" calcext:value-type="float">
            <text:p>11683.6</text:p>
          </table:table-cell>
          <table:table-cell office:value-type="float" office:value="11651.3" calcext:value-type="float">
            <text:p>11651.3</text:p>
          </table:table-cell>
          <table:table-cell office:value-type="float" office:value="11654.9" calcext:value-type="float">
            <text:p>11654.9</text:p>
          </table:table-cell>
          <table:table-cell office:value-type="float" office:value="11559.6" calcext:value-type="float">
            <text:p>11559.6</text:p>
          </table:table-cell>
          <table:table-cell office:value-type="float" office:value="11515.8" calcext:value-type="float">
            <text:p>11515.8</text:p>
          </table:table-cell>
          <table:table-cell office:value-type="float" office:value="11526.3" calcext:value-type="float">
            <text:p>11526.3</text:p>
          </table:table-cell>
          <table:table-cell office:value-type="float" office:value="11542.3" calcext:value-type="float">
            <text:p>11542.3</text:p>
          </table:table-cell>
          <table:table-cell office:value-type="float" office:value="11514.8" calcext:value-type="float">
            <text:p>11514.8</text:p>
          </table:table-cell>
          <table:table-cell office:value-type="float" office:value="11525.8" calcext:value-type="float">
            <text:p>11525.8</text:p>
          </table:table-cell>
          <table:table-cell office:value-type="float" office:value="11532.4" calcext:value-type="float">
            <text:p>11532.4</text:p>
          </table:table-cell>
          <table:table-cell office:value-type="float" office:value="11513.1" calcext:value-type="float">
            <text:p>11513.1</text:p>
          </table:table-cell>
          <table:table-cell office:value-type="float" office:value="11410.5" calcext:value-type="float">
            <text:p>11410.5</text:p>
          </table:table-cell>
          <table:table-cell office:value-type="float" office:value="11386.7" calcext:value-type="float">
            <text:p>11386.7</text:p>
          </table:table-cell>
          <table:table-cell office:value-type="float" office:value="11409" calcext:value-type="float">
            <text:p>11409</text:p>
          </table:table-cell>
          <table:table-cell office:value-type="float" office:value="11375.4" calcext:value-type="float">
            <text:p>11375.4</text:p>
          </table:table-cell>
          <table:table-cell office:value-type="float" office:value="11298.4" calcext:value-type="float">
            <text:p>11298.4</text:p>
          </table:table-cell>
          <table:table-cell office:value-type="float" office:value="11270" calcext:value-type="float">
            <text:p>11270</text:p>
          </table:table-cell>
          <table:table-cell office:value-type="float" office:value="11314.3" calcext:value-type="float">
            <text:p>11314.3</text:p>
          </table:table-cell>
          <table:table-cell office:value-type="float" office:value="11250.1" calcext:value-type="float">
            <text:p>11250.1</text:p>
          </table:table-cell>
          <table:table-cell office:value-type="float" office:value="11108.9" calcext:value-type="float">
            <text:p>11108.9</text:p>
          </table:table-cell>
          <table:table-cell office:value-type="float" office:value="11131.3" calcext:value-type="float">
            <text:p>11131.3</text:p>
          </table:table-cell>
          <table:table-cell office:value-type="float" office:value="11030.1" calcext:value-type="float">
            <text:p>11030.1</text:p>
          </table:table-cell>
          <table:table-cell office:value-type="float" office:value="11051.6" calcext:value-type="float">
            <text:p>11051.6</text:p>
          </table:table-cell>
          <table:table-cell office:value-type="float" office:value="11030.2" calcext:value-type="float">
            <text:p>11030.2</text:p>
          </table:table-cell>
          <table:table-cell office:value-type="float" office:value="11009" calcext:value-type="float">
            <text:p>11009</text:p>
          </table:table-cell>
          <table:table-cell office:value-type="float" office:value="11049.5" calcext:value-type="float">
            <text:p>11049.5</text:p>
          </table:table-cell>
          <table:table-cell office:value-type="float" office:value="10976.9" calcext:value-type="float">
            <text:p>10976.9</text:p>
          </table:table-cell>
          <table:table-cell office:value-type="float" office:value="10955.3" calcext:value-type="float">
            <text:p>10955.3</text:p>
          </table:table-cell>
          <table:table-cell office:value-type="float" office:value="10978.2" calcext:value-type="float">
            <text:p>10978.2</text:p>
          </table:table-cell>
          <table:table-cell office:value-type="float" office:value="10970.5" calcext:value-type="float">
            <text:p>10970.5</text:p>
          </table:table-cell>
          <table:table-cell office:value-type="float" office:value="10931.1" calcext:value-type="float">
            <text:p>10931.1</text:p>
          </table:table-cell>
          <table:table-cell office:value-type="float" office:value="10935.2" calcext:value-type="float">
            <text:p>10935.2</text:p>
          </table:table-cell>
          <table:table-cell office:value-type="float" office:value="10939.8" calcext:value-type="float">
            <text:p>10939.8</text:p>
          </table:table-cell>
          <table:table-cell office:value-type="float" office:value="10994.8" calcext:value-type="float">
            <text:p>10994.8</text:p>
          </table:table-cell>
          <table:table-cell office:value-type="float" office:value="10953.1" calcext:value-type="float">
            <text:p>10953.1</text:p>
          </table:table-cell>
          <table:table-cell office:value-type="float" office:value="10877.4" calcext:value-type="float">
            <text:p>10877.4</text:p>
          </table:table-cell>
          <table:table-cell office:value-type="float" office:value="10870.3" calcext:value-type="float">
            <text:p>10870.3</text:p>
          </table:table-cell>
          <table:table-cell office:value-type="float" office:value="10889.6" calcext:value-type="float">
            <text:p>10889.6</text:p>
          </table:table-cell>
          <table:table-cell office:value-type="float" office:value="10867.9" calcext:value-type="float">
            <text:p>10867.9</text:p>
          </table:table-cell>
          <table:table-cell office:value-type="float" office:value="10861" calcext:value-type="float">
            <text:p>10861</text:p>
          </table:table-cell>
          <table:table-cell office:value-type="float" office:value="10724.7" calcext:value-type="float">
            <text:p>10724.7</text:p>
          </table:table-cell>
          <table:table-cell office:value-type="float" office:value="10672.9" calcext:value-type="float">
            <text:p>10672.9</text:p>
          </table:table-cell>
          <table:table-cell office:value-type="float" office:value="10571.4" calcext:value-type="float">
            <text:p>10571.4</text:p>
          </table:table-cell>
          <table:table-cell office:value-type="float" office:value="10541.1" calcext:value-type="float">
            <text:p>10541.1</text:p>
          </table:table-cell>
          <table:table-cell office:value-type="float" office:value="10492.9" calcext:value-type="float">
            <text:p>10492.9</text:p>
          </table:table-cell>
          <table:table-cell office:value-type="float" office:value="10514.1" calcext:value-type="float">
            <text:p>10514.1</text:p>
          </table:table-cell>
          <table:table-cell office:value-type="float" office:value="10560.9" calcext:value-type="float">
            <text:p>10560.9</text:p>
          </table:table-cell>
          <table:table-cell office:value-type="float" office:value="10471.2" calcext:value-type="float">
            <text:p>10471.2</text:p>
          </table:table-cell>
          <table:table-cell office:value-type="float" office:value="10405.9" calcext:value-type="float">
            <text:p>10405.9</text:p>
          </table:table-cell>
          <table:table-cell office:value-type="float" office:value="10416.3" calcext:value-type="float">
            <text:p>10416.3</text:p>
          </table:table-cell>
          <table:table-cell office:value-type="float" office:value="10369.9" calcext:value-type="float">
            <text:p>10369.9</text:p>
          </table:table-cell>
          <table:table-cell office:value-type="float" office:value="10276.4" calcext:value-type="float">
            <text:p>10276.4</text:p>
          </table:table-cell>
          <table:table-cell office:value-type="float" office:value="10175.7" calcext:value-type="float">
            <text:p>10175.7</text:p>
          </table:table-cell>
          <table:table-cell office:value-type="float" office:value="10183" calcext:value-type="float">
            <text:p>10183</text:p>
          </table:table-cell>
          <table:table-cell office:value-type="float" office:value="10192.3" calcext:value-type="float">
            <text:p>10192.3</text:p>
          </table:table-cell>
          <table:table-cell office:value-type="float" office:value="10170.4" calcext:value-type="float">
            <text:p>10170.4</text:p>
          </table:table-cell>
          <table:table-cell office:value-type="float" office:value="10129" calcext:value-type="float">
            <text:p>10129</text:p>
          </table:table-cell>
          <table:table-cell office:value-type="float" office:value="10127.4" calcext:value-type="float">
            <text:p>10127.4</text:p>
          </table:table-cell>
          <table:table-cell office:value-type="float" office:value="9963.17" calcext:value-type="float">
            <text:p>9963.17</text:p>
          </table:table-cell>
          <table:table-cell office:value-type="float" office:value="9905.65" calcext:value-type="float">
            <text:p>9905.65</text:p>
          </table:table-cell>
          <table:table-cell office:value-type="float" office:value="9802.89" calcext:value-type="float">
            <text:p>9802.89</text:p>
          </table:table-cell>
          <table:table-cell office:value-type="float" office:value="9741.49" calcext:value-type="float">
            <text:p>9741.49</text:p>
          </table:table-cell>
          <table:table-cell office:value-type="float" office:value="9668.2" calcext:value-type="float">
            <text:p>9668.2</text:p>
          </table:table-cell>
          <table:table-cell office:value-type="float" office:value="9700.84" calcext:value-type="float">
            <text:p>9700.84</text:p>
          </table:table-cell>
          <table:table-cell office:value-type="float" office:value="9656.96" calcext:value-type="float">
            <text:p>9656.96</text:p>
          </table:table-cell>
          <table:table-cell office:value-type="float" office:value="9681.49" calcext:value-type="float">
            <text:p>9681.49</text:p>
          </table:table-cell>
          <table:table-cell office:value-type="float" office:value="9619.06" calcext:value-type="float">
            <text:p>9619.06</text:p>
          </table:table-cell>
          <table:table-cell office:value-type="float" office:value="9594.91" calcext:value-type="float">
            <text:p>9594.91</text:p>
          </table:table-cell>
          <table:table-cell office:value-type="float" office:value="9542.64" calcext:value-type="float">
            <text:p>9542.64</text:p>
          </table:table-cell>
          <table:table-cell office:value-type="float" office:value="9524.76" calcext:value-type="float">
            <text:p>9524.76</text:p>
          </table:table-cell>
          <table:table-cell office:value-type="float" office:value="9590.19" calcext:value-type="float">
            <text:p>9590.19</text:p>
          </table:table-cell>
          <table:table-cell office:value-type="float" office:value="9532.16" calcext:value-type="float">
            <text:p>9532.16</text:p>
          </table:table-cell>
          <table:table-cell office:value-type="float" office:value="9545.41" calcext:value-type="float">
            <text:p>9545.41</text:p>
          </table:table-cell>
          <table:table-cell office:value-type="float" office:value="9527.29" calcext:value-type="float">
            <text:p>9527.29</text:p>
          </table:table-cell>
          <table:table-cell office:value-type="float" office:value="9495.3" calcext:value-type="float">
            <text:p>9495.3</text:p>
          </table:table-cell>
          <table:table-cell office:value-type="float" office:value="9533.68" calcext:value-type="float">
            <text:p>9533.68</text:p>
          </table:table-cell>
          <table:table-cell office:value-type="float" office:value="9525.6" calcext:value-type="float">
            <text:p>9525.6</text:p>
          </table:table-cell>
          <table:table-cell office:value-type="float" office:value="9522.26" calcext:value-type="float">
            <text:p>9522.26</text:p>
          </table:table-cell>
          <table:table-cell office:value-type="float" office:value="9482.62" calcext:value-type="float">
            <text:p>9482.62</text:p>
          </table:table-cell>
          <table:table-cell office:value-type="float" office:value="9580.63" calcext:value-type="float">
            <text:p>9580.63</text:p>
          </table:table-cell>
          <table:table-cell office:value-type="float" office:value="9496.26" calcext:value-type="float">
            <text:p>9496.26</text:p>
          </table:table-cell>
          <table:table-cell office:value-type="float" office:value="9485.48" calcext:value-type="float">
            <text:p>9485.48</text:p>
          </table:table-cell>
          <table:table-cell office:value-type="float" office:value="9533.2" calcext:value-type="float">
            <text:p>9533.2</text:p>
          </table:table-cell>
          <table:table-cell office:value-type="float" office:value="9526.14" calcext:value-type="float">
            <text:p>9526.14</text:p>
          </table:table-cell>
          <table:table-cell office:value-type="float" office:value="9513.83" calcext:value-type="float">
            <text:p>9513.83</text:p>
          </table:table-cell>
          <table:table-cell office:value-type="float" office:value="9505.17" calcext:value-type="float">
            <text:p>9505.17</text:p>
          </table:table-cell>
          <table:table-cell office:value-type="float" office:value="9579.17" calcext:value-type="float">
            <text:p>9579.17</text:p>
          </table:table-cell>
          <table:table-cell office:value-type="float" office:value="9552.05" calcext:value-type="float">
            <text:p>9552.05</text:p>
          </table:table-cell>
          <table:table-cell office:value-type="float" office:value="9568.79" calcext:value-type="float">
            <text:p>9568.79</text:p>
          </table:table-cell>
          <table:table-cell office:value-type="float" office:value="9541.39" calcext:value-type="float">
            <text:p>9541.39</text:p>
          </table:table-cell>
          <table:table-cell office:value-type="float" office:value="9508.91" calcext:value-type="float">
            <text:p>9508.91</text:p>
          </table:table-cell>
          <table:table-cell office:value-type="float" office:value="9531.25" calcext:value-type="float">
            <text:p>9531.25</text:p>
          </table:table-cell>
          <table:table-cell office:value-type="float" office:value="9538.9" calcext:value-type="float">
            <text:p>9538.9</text:p>
          </table:table-cell>
          <table:table-cell office:value-type="float" office:value="9540.75" calcext:value-type="float">
            <text:p>9540.75</text:p>
          </table:table-cell>
          <table:table-cell office:value-type="float" office:value="9526.79" calcext:value-type="float">
            <text:p>9526.79</text:p>
          </table:table-cell>
          <table:table-cell office:value-type="float" office:value="9527.11" calcext:value-type="float">
            <text:p>9527.11</text:p>
          </table:table-cell>
          <table:table-cell office:value-type="float" office:value="9510.14" calcext:value-type="float">
            <text:p>9510.14</text:p>
          </table:table-cell>
          <table:table-cell office:value-type="float" office:value="9516.4" calcext:value-type="float">
            <text:p>9516.4</text:p>
          </table:table-cell>
          <table:table-cell office:value-type="float" office:value="9542.12" calcext:value-type="float">
            <text:p>9542.12</text:p>
          </table:table-cell>
          <table:table-cell office:value-type="float" office:value="9523.67" calcext:value-type="float">
            <text:p>9523.67</text:p>
          </table:table-cell>
          <table:table-cell office:value-type="float" office:value="9504.61" calcext:value-type="float">
            <text:p>9504.61</text:p>
          </table:table-cell>
          <table:table-cell office:value-type="float" office:value="9534.79" calcext:value-type="float">
            <text:p>9534.79</text:p>
          </table:table-cell>
          <table:table-cell office:value-type="float" office:value="9514.51" calcext:value-type="float">
            <text:p>9514.51</text:p>
          </table:table-cell>
          <table:table-cell office:value-type="float" office:value="9492.33" calcext:value-type="float">
            <text:p>9492.33</text:p>
          </table:table-cell>
          <table:table-cell office:value-type="float" office:value="9460.11" calcext:value-type="float">
            <text:p>9460.11</text:p>
          </table:table-cell>
          <table:table-cell office:value-type="float" office:value="9415.9" calcext:value-type="float">
            <text:p>9415.9</text:p>
          </table:table-cell>
          <table:table-cell office:value-type="float" office:value="9438.92" calcext:value-type="float">
            <text:p>9438.92</text:p>
          </table:table-cell>
          <table:table-cell office:value-type="float" office:value="9513.21" calcext:value-type="float">
            <text:p>9513.21</text:p>
          </table:table-cell>
          <table:table-cell office:value-type="float" office:value="9439.03" calcext:value-type="float">
            <text:p>9439.03</text:p>
          </table:table-cell>
          <table:table-cell office:value-type="float" office:value="9463.38" calcext:value-type="float">
            <text:p>9463.38</text:p>
          </table:table-cell>
          <table:table-cell office:value-type="float" office:value="9434.99" calcext:value-type="float">
            <text:p>9434.99</text:p>
          </table:table-cell>
          <table:table-cell office:value-type="float" office:value="9489.32" calcext:value-type="float">
            <text:p>9489.32</text:p>
          </table:table-cell>
          <table:table-cell office:value-type="float" office:value="9511.16" calcext:value-type="float">
            <text:p>9511.16</text:p>
          </table:table-cell>
          <table:table-cell office:value-type="float" office:value="9439.41" calcext:value-type="float">
            <text:p>9439.41</text:p>
          </table:table-cell>
          <table:table-cell office:value-type="float" office:value="9438.52" calcext:value-type="float">
            <text:p>9438.52</text:p>
          </table:table-cell>
          <table:table-cell office:value-type="float" office:value="9478.19" calcext:value-type="float">
            <text:p>9478.19</text:p>
          </table:table-cell>
          <table:table-cell office:value-type="float" office:value="9481.54" calcext:value-type="float">
            <text:p>9481.54</text:p>
          </table:table-cell>
          <table:table-cell office:value-type="float" office:value="9464.67" calcext:value-type="float">
            <text:p>9464.67</text:p>
          </table:table-cell>
          <table:table-cell table:number-columns-repeated="35"/>
        </table:table-row>
        <table:table-row table:style-name="ro1">
          <table:table-cell table:number-columns-repeated="3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4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10 </text:p>
          </table:table-cell>
          <table:table-cell office:value-type="string" calcext:value-type="string">
            <text:p><text:s/>Crossover Rate: 100</text:p>
          </table:table-cell>
          <table:table-cell office:value-type="string" calcext:value-type="string">
            <text:p>Run: 4</text:p>
          </table:table-cell>
          <table:table-cell table:number-columns-repeated="297"/>
        </table:table-row>
        <table:table-row table:style-name="ro1">
          <table:table-cell table:number-columns-repeated="2" office:value-type="float" office:value="24928.9" calcext:value-type="float">
            <text:p>24928.9</text:p>
          </table:table-cell>
          <table:table-cell office:value-type="float" office:value="24846.4" calcext:value-type="float">
            <text:p>24846.4</text:p>
          </table:table-cell>
          <table:table-cell office:value-type="float" office:value="24753.1" calcext:value-type="float">
            <text:p>24753.1</text:p>
          </table:table-cell>
          <table:table-cell office:value-type="float" office:value="23977.6" calcext:value-type="float">
            <text:p>23977.6</text:p>
          </table:table-cell>
          <table:table-cell table:number-columns-repeated="2" office:value-type="float" office:value="23755.2" calcext:value-type="float">
            <text:p>23755.2</text:p>
          </table:table-cell>
          <table:table-cell office:value-type="float" office:value="23659.7" calcext:value-type="float">
            <text:p>23659.7</text:p>
          </table:table-cell>
          <table:table-cell office:value-type="float" office:value="23504.6" calcext:value-type="float">
            <text:p>23504.6</text:p>
          </table:table-cell>
          <table:table-cell office:value-type="float" office:value="23224.6" calcext:value-type="float">
            <text:p>23224.6</text:p>
          </table:table-cell>
          <table:table-cell table:number-columns-repeated="2" office:value-type="float" office:value="22571.5" calcext:value-type="float">
            <text:p>22571.5</text:p>
          </table:table-cell>
          <table:table-cell office:value-type="float" office:value="22371.8" calcext:value-type="float">
            <text:p>22371.8</text:p>
          </table:table-cell>
          <table:table-cell table:number-columns-repeated="2" office:value-type="float" office:value="21774.6" calcext:value-type="float">
            <text:p>21774.6</text:p>
          </table:table-cell>
          <table:table-cell office:value-type="float" office:value="21407.8" calcext:value-type="float">
            <text:p>21407.8</text:p>
          </table:table-cell>
          <table:table-cell table:number-columns-repeated="2" office:value-type="float" office:value="21217" calcext:value-type="float">
            <text:p>21217</text:p>
          </table:table-cell>
          <table:table-cell table:number-columns-repeated="2" office:value-type="float" office:value="21175" calcext:value-type="float">
            <text:p>21175</text:p>
          </table:table-cell>
          <table:table-cell office:value-type="float" office:value="21077.9" calcext:value-type="float">
            <text:p>21077.9</text:p>
          </table:table-cell>
          <table:table-cell table:number-columns-repeated="3" office:value-type="float" office:value="20119.4" calcext:value-type="float">
            <text:p>20119.4</text:p>
          </table:table-cell>
          <table:table-cell office:value-type="float" office:value="19989.6" calcext:value-type="float">
            <text:p>19989.6</text:p>
          </table:table-cell>
          <table:table-cell office:value-type="float" office:value="19933.1" calcext:value-type="float">
            <text:p>19933.1</text:p>
          </table:table-cell>
          <table:table-cell table:number-columns-repeated="3" office:value-type="float" office:value="19539.6" calcext:value-type="float">
            <text:p>19539.6</text:p>
          </table:table-cell>
          <table:table-cell office:value-type="float" office:value="19538.1" calcext:value-type="float">
            <text:p>19538.1</text:p>
          </table:table-cell>
          <table:table-cell office:value-type="float" office:value="19341" calcext:value-type="float">
            <text:p>19341</text:p>
          </table:table-cell>
          <table:table-cell office:value-type="float" office:value="19320.7" calcext:value-type="float">
            <text:p>19320.7</text:p>
          </table:table-cell>
          <table:table-cell office:value-type="float" office:value="19147.7" calcext:value-type="float">
            <text:p>19147.7</text:p>
          </table:table-cell>
          <table:table-cell table:number-columns-repeated="3" office:value-type="float" office:value="18582.1" calcext:value-type="float">
            <text:p>18582.1</text:p>
          </table:table-cell>
          <table:table-cell table:number-columns-repeated="2" office:value-type="float" office:value="18338.7" calcext:value-type="float">
            <text:p>18338.7</text:p>
          </table:table-cell>
          <table:table-cell office:value-type="float" office:value="18018.3" calcext:value-type="float">
            <text:p>18018.3</text:p>
          </table:table-cell>
          <table:table-cell table:number-columns-repeated="2" office:value-type="float" office:value="17976.7" calcext:value-type="float">
            <text:p>17976.7</text:p>
          </table:table-cell>
          <table:table-cell table:number-columns-repeated="3" office:value-type="float" office:value="17370.7" calcext:value-type="float">
            <text:p>17370.7</text:p>
          </table:table-cell>
          <table:table-cell table:number-columns-repeated="3" office:value-type="float" office:value="16658.6" calcext:value-type="float">
            <text:p>16658.6</text:p>
          </table:table-cell>
          <table:table-cell office:value-type="float" office:value="16598.2" calcext:value-type="float">
            <text:p>16598.2</text:p>
          </table:table-cell>
          <table:table-cell table:number-columns-repeated="2" office:value-type="float" office:value="16545.9" calcext:value-type="float">
            <text:p>16545.9</text:p>
          </table:table-cell>
          <table:table-cell office:value-type="float" office:value="16489.3" calcext:value-type="float">
            <text:p>16489.3</text:p>
          </table:table-cell>
          <table:table-cell table:number-columns-repeated="2" office:value-type="float" office:value="16335" calcext:value-type="float">
            <text:p>16335</text:p>
          </table:table-cell>
          <table:table-cell table:number-columns-repeated="3" office:value-type="float" office:value="15939.3" calcext:value-type="float">
            <text:p>15939.3</text:p>
          </table:table-cell>
          <table:table-cell table:number-columns-repeated="2" office:value-type="float" office:value="15695" calcext:value-type="float">
            <text:p>15695</text:p>
          </table:table-cell>
          <table:table-cell office:value-type="float" office:value="15677" calcext:value-type="float">
            <text:p>15677</text:p>
          </table:table-cell>
          <table:table-cell table:number-columns-repeated="2" office:value-type="float" office:value="15457.3" calcext:value-type="float">
            <text:p>15457.3</text:p>
          </table:table-cell>
          <table:table-cell office:value-type="float" office:value="15294.7" calcext:value-type="float">
            <text:p>15294.7</text:p>
          </table:table-cell>
          <table:table-cell office:value-type="float" office:value="15230" calcext:value-type="float">
            <text:p>15230</text:p>
          </table:table-cell>
          <table:table-cell table:number-columns-repeated="2" office:value-type="float" office:value="14959.8" calcext:value-type="float">
            <text:p>14959.8</text:p>
          </table:table-cell>
          <table:table-cell table:number-columns-repeated="3" office:value-type="float" office:value="14921" calcext:value-type="float">
            <text:p>14921</text:p>
          </table:table-cell>
          <table:table-cell table:number-columns-repeated="4" office:value-type="float" office:value="14871.2" calcext:value-type="float">
            <text:p>14871.2</text:p>
          </table:table-cell>
          <table:table-cell table:number-columns-repeated="3" office:value-type="float" office:value="14796.6" calcext:value-type="float">
            <text:p>14796.6</text:p>
          </table:table-cell>
          <table:table-cell table:number-columns-repeated="2" office:value-type="float" office:value="14713.6" calcext:value-type="float">
            <text:p>14713.6</text:p>
          </table:table-cell>
          <table:table-cell table:number-columns-repeated="4" office:value-type="float" office:value="14475" calcext:value-type="float">
            <text:p>14475</text:p>
          </table:table-cell>
          <table:table-cell table:number-columns-repeated="14" office:value-type="float" office:value="13844.2" calcext:value-type="float">
            <text:p>13844.2</text:p>
          </table:table-cell>
          <table:table-cell table:number-columns-repeated="3" office:value-type="float" office:value="13698.4" calcext:value-type="float">
            <text:p>13698.4</text:p>
          </table:table-cell>
          <table:table-cell table:number-columns-repeated="3" office:value-type="float" office:value="13588.2" calcext:value-type="float">
            <text:p>13588.2</text:p>
          </table:table-cell>
          <table:table-cell table:number-columns-repeated="3" office:value-type="float" office:value="13491.7" calcext:value-type="float">
            <text:p>13491.7</text:p>
          </table:table-cell>
          <table:table-cell table:number-columns-repeated="5" office:value-type="float" office:value="13245.8" calcext:value-type="float">
            <text:p>13245.8</text:p>
          </table:table-cell>
          <table:table-cell table:number-columns-repeated="3" office:value-type="float" office:value="13087" calcext:value-type="float">
            <text:p>13087</text:p>
          </table:table-cell>
          <table:table-cell table:number-columns-repeated="3" office:value-type="float" office:value="12953.5" calcext:value-type="float">
            <text:p>12953.5</text:p>
          </table:table-cell>
          <table:table-cell table:number-columns-repeated="2" office:value-type="float" office:value="12912.4" calcext:value-type="float">
            <text:p>12912.4</text:p>
          </table:table-cell>
          <table:table-cell office:value-type="float" office:value="12882.3" calcext:value-type="float">
            <text:p>12882.3</text:p>
          </table:table-cell>
          <table:table-cell table:number-columns-repeated="2" office:value-type="float" office:value="12805.6" calcext:value-type="float">
            <text:p>12805.6</text:p>
          </table:table-cell>
          <table:table-cell table:number-columns-repeated="6" office:value-type="float" office:value="12291.6" calcext:value-type="float">
            <text:p>12291.6</text:p>
          </table:table-cell>
          <table:table-cell table:number-columns-repeated="3" office:value-type="float" office:value="12283.9" calcext:value-type="float">
            <text:p>12283.9</text:p>
          </table:table-cell>
          <table:table-cell table:number-columns-repeated="3" office:value-type="float" office:value="12277.7" calcext:value-type="float">
            <text:p>12277.7</text:p>
          </table:table-cell>
          <table:table-cell table:number-columns-repeated="4" office:value-type="float" office:value="12237.6" calcext:value-type="float">
            <text:p>12237.6</text:p>
          </table:table-cell>
          <table:table-cell table:number-columns-repeated="14" office:value-type="float" office:value="12134.7" calcext:value-type="float">
            <text:p>12134.7</text:p>
          </table:table-cell>
          <table:table-cell table:number-columns-repeated="6" office:value-type="float" office:value="11996.8" calcext:value-type="float">
            <text:p>11996.8</text:p>
          </table:table-cell>
          <table:table-cell table:number-columns-repeated="4" office:value-type="float" office:value="11635.1" calcext:value-type="float">
            <text:p>11635.1</text:p>
          </table:table-cell>
          <table:table-cell table:number-columns-repeated="4" office:value-type="float" office:value="11602.7" calcext:value-type="float">
            <text:p>11602.7</text:p>
          </table:table-cell>
          <table:table-cell table:number-columns-repeated="3" office:value-type="float" office:value="11576.5" calcext:value-type="float">
            <text:p>11576.5</text:p>
          </table:table-cell>
          <table:table-cell table:number-columns-repeated="4" office:value-type="float" office:value="11439.2" calcext:value-type="float">
            <text:p>11439.2</text:p>
          </table:table-cell>
          <table:table-cell office:value-type="float" office:value="11409.2" calcext:value-type="float">
            <text:p>11409.2</text:p>
          </table:table-cell>
          <table:table-cell table:number-columns-repeated="7" office:value-type="float" office:value="11300.2" calcext:value-type="float">
            <text:p>11300.2</text:p>
          </table:table-cell>
          <table:table-cell table:number-columns-repeated="6" office:value-type="float" office:value="11201.1" calcext:value-type="float">
            <text:p>11201.1</text:p>
          </table:table-cell>
          <table:table-cell table:number-columns-repeated="3" office:value-type="float" office:value="10935.3" calcext:value-type="float">
            <text:p>10935.3</text:p>
          </table:table-cell>
          <table:table-cell table:number-columns-repeated="3" office:value-type="float" office:value="10728.6" calcext:value-type="float">
            <text:p>10728.6</text:p>
          </table:table-cell>
          <table:table-cell table:number-columns-repeated="4" office:value-type="float" office:value="10449.2" calcext:value-type="float">
            <text:p>10449.2</text:p>
          </table:table-cell>
          <table:table-cell table:number-columns-repeated="10" office:value-type="float" office:value="10441.2" calcext:value-type="float">
            <text:p>10441.2</text:p>
          </table:table-cell>
          <table:table-cell table:number-columns-repeated="8" office:value-type="float" office:value="10336.7" calcext:value-type="float">
            <text:p>10336.7</text:p>
          </table:table-cell>
          <table:table-cell table:number-columns-repeated="2" office:value-type="float" office:value="10301.2" calcext:value-type="float">
            <text:p>10301.2</text:p>
          </table:table-cell>
          <table:table-cell table:number-columns-repeated="16" office:value-type="float" office:value="10267.2" calcext:value-type="float">
            <text:p>10267.2</text:p>
          </table:table-cell>
          <table:table-cell table:number-columns-repeated="73"/>
        </table:table-row>
        <table:table-row table:style-name="ro1">
          <table:table-cell office:value-type="float" office:value="29553.2" calcext:value-type="float">
            <text:p>29553.2</text:p>
          </table:table-cell>
          <table:table-cell office:value-type="float" office:value="27744.4" calcext:value-type="float">
            <text:p>27744.4</text:p>
          </table:table-cell>
          <table:table-cell office:value-type="float" office:value="26238.8" calcext:value-type="float">
            <text:p>26238.8</text:p>
          </table:table-cell>
          <table:table-cell office:value-type="float" office:value="25373.6" calcext:value-type="float">
            <text:p>25373.6</text:p>
          </table:table-cell>
          <table:table-cell office:value-type="float" office:value="25146.4" calcext:value-type="float">
            <text:p>25146.4</text:p>
          </table:table-cell>
          <table:table-cell office:value-type="float" office:value="25037.3" calcext:value-type="float">
            <text:p>25037.3</text:p>
          </table:table-cell>
          <table:table-cell office:value-type="float" office:value="24786.8" calcext:value-type="float">
            <text:p>24786.8</text:p>
          </table:table-cell>
          <table:table-cell office:value-type="float" office:value="24375.4" calcext:value-type="float">
            <text:p>24375.4</text:p>
          </table:table-cell>
          <table:table-cell office:value-type="float" office:value="24177.9" calcext:value-type="float">
            <text:p>24177.9</text:p>
          </table:table-cell>
          <table:table-cell office:value-type="float" office:value="23973.3" calcext:value-type="float">
            <text:p>23973.3</text:p>
          </table:table-cell>
          <table:table-cell office:value-type="float" office:value="23880.4" calcext:value-type="float">
            <text:p>23880.4</text:p>
          </table:table-cell>
          <table:table-cell office:value-type="float" office:value="23601.2" calcext:value-type="float">
            <text:p>23601.2</text:p>
          </table:table-cell>
          <table:table-cell office:value-type="float" office:value="23237.7" calcext:value-type="float">
            <text:p>23237.7</text:p>
          </table:table-cell>
          <table:table-cell office:value-type="float" office:value="22890.6" calcext:value-type="float">
            <text:p>22890.6</text:p>
          </table:table-cell>
          <table:table-cell office:value-type="float" office:value="22706.4" calcext:value-type="float">
            <text:p>22706.4</text:p>
          </table:table-cell>
          <table:table-cell office:value-type="float" office:value="22367.9" calcext:value-type="float">
            <text:p>22367.9</text:p>
          </table:table-cell>
          <table:table-cell office:value-type="float" office:value="22016.3" calcext:value-type="float">
            <text:p>22016.3</text:p>
          </table:table-cell>
          <table:table-cell office:value-type="float" office:value="21884.1" calcext:value-type="float">
            <text:p>21884.1</text:p>
          </table:table-cell>
          <table:table-cell office:value-type="float" office:value="21674.7" calcext:value-type="float">
            <text:p>21674.7</text:p>
          </table:table-cell>
          <table:table-cell office:value-type="float" office:value="21494.3" calcext:value-type="float">
            <text:p>21494.3</text:p>
          </table:table-cell>
          <table:table-cell office:value-type="float" office:value="21427.9" calcext:value-type="float">
            <text:p>21427.9</text:p>
          </table:table-cell>
          <table:table-cell office:value-type="float" office:value="21409.4" calcext:value-type="float">
            <text:p>21409.4</text:p>
          </table:table-cell>
          <table:table-cell office:value-type="float" office:value="21266.9" calcext:value-type="float">
            <text:p>21266.9</text:p>
          </table:table-cell>
          <table:table-cell office:value-type="float" office:value="20863" calcext:value-type="float">
            <text:p>20863</text:p>
          </table:table-cell>
          <table:table-cell office:value-type="float" office:value="20412.5" calcext:value-type="float">
            <text:p>20412.5</text:p>
          </table:table-cell>
          <table:table-cell office:value-type="float" office:value="20349.2" calcext:value-type="float">
            <text:p>20349.2</text:p>
          </table:table-cell>
          <table:table-cell office:value-type="float" office:value="20312.1" calcext:value-type="float">
            <text:p>20312.1</text:p>
          </table:table-cell>
          <table:table-cell office:value-type="float" office:value="20219" calcext:value-type="float">
            <text:p>20219</text:p>
          </table:table-cell>
          <table:table-cell office:value-type="float" office:value="20112.4" calcext:value-type="float">
            <text:p>20112.4</text:p>
          </table:table-cell>
          <table:table-cell office:value-type="float" office:value="19885" calcext:value-type="float">
            <text:p>19885</text:p>
          </table:table-cell>
          <table:table-cell office:value-type="float" office:value="19767.2" calcext:value-type="float">
            <text:p>19767.2</text:p>
          </table:table-cell>
          <table:table-cell office:value-type="float" office:value="19770.4" calcext:value-type="float">
            <text:p>19770.4</text:p>
          </table:table-cell>
          <table:table-cell office:value-type="float" office:value="19727" calcext:value-type="float">
            <text:p>19727</text:p>
          </table:table-cell>
          <table:table-cell office:value-type="float" office:value="19609.9" calcext:value-type="float">
            <text:p>19609.9</text:p>
          </table:table-cell>
          <table:table-cell office:value-type="float" office:value="19461.5" calcext:value-type="float">
            <text:p>19461.5</text:p>
          </table:table-cell>
          <table:table-cell office:value-type="float" office:value="19198.4" calcext:value-type="float">
            <text:p>19198.4</text:p>
          </table:table-cell>
          <table:table-cell office:value-type="float" office:value="18908.4" calcext:value-type="float">
            <text:p>18908.4</text:p>
          </table:table-cell>
          <table:table-cell office:value-type="float" office:value="18817.3" calcext:value-type="float">
            <text:p>18817.3</text:p>
          </table:table-cell>
          <table:table-cell office:value-type="float" office:value="18758.3" calcext:value-type="float">
            <text:p>18758.3</text:p>
          </table:table-cell>
          <table:table-cell office:value-type="float" office:value="18584.3" calcext:value-type="float">
            <text:p>18584.3</text:p>
          </table:table-cell>
          <table:table-cell office:value-type="float" office:value="18403.7" calcext:value-type="float">
            <text:p>18403.7</text:p>
          </table:table-cell>
          <table:table-cell office:value-type="float" office:value="18263.5" calcext:value-type="float">
            <text:p>18263.5</text:p>
          </table:table-cell>
          <table:table-cell office:value-type="float" office:value="18156.7" calcext:value-type="float">
            <text:p>18156.7</text:p>
          </table:table-cell>
          <table:table-cell office:value-type="float" office:value="17893" calcext:value-type="float">
            <text:p>17893</text:p>
          </table:table-cell>
          <table:table-cell office:value-type="float" office:value="17678.6" calcext:value-type="float">
            <text:p>17678.6</text:p>
          </table:table-cell>
          <table:table-cell office:value-type="float" office:value="17540" calcext:value-type="float">
            <text:p>17540</text:p>
          </table:table-cell>
          <table:table-cell office:value-type="float" office:value="17283.5" calcext:value-type="float">
            <text:p>17283.5</text:p>
          </table:table-cell>
          <table:table-cell office:value-type="float" office:value="16939.5" calcext:value-type="float">
            <text:p>16939.5</text:p>
          </table:table-cell>
          <table:table-cell office:value-type="float" office:value="16850.9" calcext:value-type="float">
            <text:p>16850.9</text:p>
          </table:table-cell>
          <table:table-cell office:value-type="float" office:value="16864.2" calcext:value-type="float">
            <text:p>16864.2</text:p>
          </table:table-cell>
          <table:table-cell office:value-type="float" office:value="16767.2" calcext:value-type="float">
            <text:p>16767.2</text:p>
          </table:table-cell>
          <table:table-cell office:value-type="float" office:value="16795.3" calcext:value-type="float">
            <text:p>16795.3</text:p>
          </table:table-cell>
          <table:table-cell office:value-type="float" office:value="16716.9" calcext:value-type="float">
            <text:p>16716.9</text:p>
          </table:table-cell>
          <table:table-cell office:value-type="float" office:value="16615.2" calcext:value-type="float">
            <text:p>16615.2</text:p>
          </table:table-cell>
          <table:table-cell office:value-type="float" office:value="16496.8" calcext:value-type="float">
            <text:p>16496.8</text:p>
          </table:table-cell>
          <table:table-cell office:value-type="float" office:value="16431.2" calcext:value-type="float">
            <text:p>16431.2</text:p>
          </table:table-cell>
          <table:table-cell office:value-type="float" office:value="16219.2" calcext:value-type="float">
            <text:p>16219.2</text:p>
          </table:table-cell>
          <table:table-cell office:value-type="float" office:value="16137.2" calcext:value-type="float">
            <text:p>16137.2</text:p>
          </table:table-cell>
          <table:table-cell office:value-type="float" office:value="16062.1" calcext:value-type="float">
            <text:p>16062.1</text:p>
          </table:table-cell>
          <table:table-cell office:value-type="float" office:value="15912.1" calcext:value-type="float">
            <text:p>15912.1</text:p>
          </table:table-cell>
          <table:table-cell office:value-type="float" office:value="15870.6" calcext:value-type="float">
            <text:p>15870.6</text:p>
          </table:table-cell>
          <table:table-cell office:value-type="float" office:value="15847.7" calcext:value-type="float">
            <text:p>15847.7</text:p>
          </table:table-cell>
          <table:table-cell office:value-type="float" office:value="15758.5" calcext:value-type="float">
            <text:p>15758.5</text:p>
          </table:table-cell>
          <table:table-cell office:value-type="float" office:value="15563.4" calcext:value-type="float">
            <text:p>15563.4</text:p>
          </table:table-cell>
          <table:table-cell office:value-type="float" office:value="15489.1" calcext:value-type="float">
            <text:p>15489.1</text:p>
          </table:table-cell>
          <table:table-cell office:value-type="float" office:value="15379.3" calcext:value-type="float">
            <text:p>15379.3</text:p>
          </table:table-cell>
          <table:table-cell office:value-type="float" office:value="15185.5" calcext:value-type="float">
            <text:p>15185.5</text:p>
          </table:table-cell>
          <table:table-cell office:value-type="float" office:value="15124.5" calcext:value-type="float">
            <text:p>15124.5</text:p>
          </table:table-cell>
          <table:table-cell office:value-type="float" office:value="15143.7" calcext:value-type="float">
            <text:p>15143.7</text:p>
          </table:table-cell>
          <table:table-cell office:value-type="float" office:value="15138.9" calcext:value-type="float">
            <text:p>15138.9</text:p>
          </table:table-cell>
          <table:table-cell office:value-type="float" office:value="15106.1" calcext:value-type="float">
            <text:p>15106.1</text:p>
          </table:table-cell>
          <table:table-cell office:value-type="float" office:value="15091.6" calcext:value-type="float">
            <text:p>15091.6</text:p>
          </table:table-cell>
          <table:table-cell office:value-type="float" office:value="15069.2" calcext:value-type="float">
            <text:p>15069.2</text:p>
          </table:table-cell>
          <table:table-cell office:value-type="float" office:value="15044.5" calcext:value-type="float">
            <text:p>15044.5</text:p>
          </table:table-cell>
          <table:table-cell office:value-type="float" office:value="15109.3" calcext:value-type="float">
            <text:p>15109.3</text:p>
          </table:table-cell>
          <table:table-cell office:value-type="float" office:value="15055.4" calcext:value-type="float">
            <text:p>15055.4</text:p>
          </table:table-cell>
          <table:table-cell office:value-type="float" office:value="15053.6" calcext:value-type="float">
            <text:p>15053.6</text:p>
          </table:table-cell>
          <table:table-cell office:value-type="float" office:value="15012.7" calcext:value-type="float">
            <text:p>15012.7</text:p>
          </table:table-cell>
          <table:table-cell office:value-type="float" office:value="14928.6" calcext:value-type="float">
            <text:p>14928.6</text:p>
          </table:table-cell>
          <table:table-cell office:value-type="float" office:value="14844.3" calcext:value-type="float">
            <text:p>14844.3</text:p>
          </table:table-cell>
          <table:table-cell office:value-type="float" office:value="14706.3" calcext:value-type="float">
            <text:p>14706.3</text:p>
          </table:table-cell>
          <table:table-cell office:value-type="float" office:value="14695.5" calcext:value-type="float">
            <text:p>14695.5</text:p>
          </table:table-cell>
          <table:table-cell office:value-type="float" office:value="14675.9" calcext:value-type="float">
            <text:p>14675.9</text:p>
          </table:table-cell>
          <table:table-cell office:value-type="float" office:value="14515" calcext:value-type="float">
            <text:p>14515</text:p>
          </table:table-cell>
          <table:table-cell office:value-type="float" office:value="14225.8" calcext:value-type="float">
            <text:p>14225.8</text:p>
          </table:table-cell>
          <table:table-cell office:value-type="float" office:value="14127.9" calcext:value-type="float">
            <text:p>14127.9</text:p>
          </table:table-cell>
          <table:table-cell office:value-type="float" office:value="14075.4" calcext:value-type="float">
            <text:p>14075.4</text:p>
          </table:table-cell>
          <table:table-cell office:value-type="float" office:value="14065.2" calcext:value-type="float">
            <text:p>14065.2</text:p>
          </table:table-cell>
          <table:table-cell office:value-type="float" office:value="14058.3" calcext:value-type="float">
            <text:p>14058.3</text:p>
          </table:table-cell>
          <table:table-cell office:value-type="float" office:value="14064.6" calcext:value-type="float">
            <text:p>14064.6</text:p>
          </table:table-cell>
          <table:table-cell office:value-type="float" office:value="14055" calcext:value-type="float">
            <text:p>14055</text:p>
          </table:table-cell>
          <table:table-cell office:value-type="float" office:value="14035.9" calcext:value-type="float">
            <text:p>14035.9</text:p>
          </table:table-cell>
          <table:table-cell office:value-type="float" office:value="14098.3" calcext:value-type="float">
            <text:p>14098.3</text:p>
          </table:table-cell>
          <table:table-cell office:value-type="float" office:value="14101.2" calcext:value-type="float">
            <text:p>14101.2</text:p>
          </table:table-cell>
          <table:table-cell office:value-type="float" office:value="14050" calcext:value-type="float">
            <text:p>14050</text:p>
          </table:table-cell>
          <table:table-cell office:value-type="float" office:value="14026.3" calcext:value-type="float">
            <text:p>14026.3</text:p>
          </table:table-cell>
          <table:table-cell office:value-type="float" office:value="14084.4" calcext:value-type="float">
            <text:p>14084.4</text:p>
          </table:table-cell>
          <table:table-cell office:value-type="float" office:value="14026.6" calcext:value-type="float">
            <text:p>14026.6</text:p>
          </table:table-cell>
          <table:table-cell office:value-type="float" office:value="13946" calcext:value-type="float">
            <text:p>13946</text:p>
          </table:table-cell>
          <table:table-cell office:value-type="float" office:value="13858.7" calcext:value-type="float">
            <text:p>13858.7</text:p>
          </table:table-cell>
          <table:table-cell office:value-type="float" office:value="13945" calcext:value-type="float">
            <text:p>13945</text:p>
          </table:table-cell>
          <table:table-cell office:value-type="float" office:value="13864.4" calcext:value-type="float">
            <text:p>13864.4</text:p>
          </table:table-cell>
          <table:table-cell office:value-type="float" office:value="13810.3" calcext:value-type="float">
            <text:p>13810.3</text:p>
          </table:table-cell>
          <table:table-cell office:value-type="float" office:value="13777.9" calcext:value-type="float">
            <text:p>13777.9</text:p>
          </table:table-cell>
          <table:table-cell office:value-type="float" office:value="13692.8" calcext:value-type="float">
            <text:p>13692.8</text:p>
          </table:table-cell>
          <table:table-cell office:value-type="float" office:value="13675.1" calcext:value-type="float">
            <text:p>13675.1</text:p>
          </table:table-cell>
          <table:table-cell office:value-type="float" office:value="13619.4" calcext:value-type="float">
            <text:p>13619.4</text:p>
          </table:table-cell>
          <table:table-cell office:value-type="float" office:value="13468.8" calcext:value-type="float">
            <text:p>13468.8</text:p>
          </table:table-cell>
          <table:table-cell office:value-type="float" office:value="13443.9" calcext:value-type="float">
            <text:p>13443.9</text:p>
          </table:table-cell>
          <table:table-cell office:value-type="float" office:value="13465.9" calcext:value-type="float">
            <text:p>13465.9</text:p>
          </table:table-cell>
          <table:table-cell office:value-type="float" office:value="13419" calcext:value-type="float">
            <text:p>13419</text:p>
          </table:table-cell>
          <table:table-cell office:value-type="float" office:value="13402" calcext:value-type="float">
            <text:p>13402</text:p>
          </table:table-cell>
          <table:table-cell office:value-type="float" office:value="13339" calcext:value-type="float">
            <text:p>13339</text:p>
          </table:table-cell>
          <table:table-cell office:value-type="float" office:value="13275.9" calcext:value-type="float">
            <text:p>13275.9</text:p>
          </table:table-cell>
          <table:table-cell office:value-type="float" office:value="13325.5" calcext:value-type="float">
            <text:p>13325.5</text:p>
          </table:table-cell>
          <table:table-cell office:value-type="float" office:value="13208.1" calcext:value-type="float">
            <text:p>13208.1</text:p>
          </table:table-cell>
          <table:table-cell office:value-type="float" office:value="13131.9" calcext:value-type="float">
            <text:p>13131.9</text:p>
          </table:table-cell>
          <table:table-cell office:value-type="float" office:value="13175.6" calcext:value-type="float">
            <text:p>13175.6</text:p>
          </table:table-cell>
          <table:table-cell office:value-type="float" office:value="13140.5" calcext:value-type="float">
            <text:p>13140.5</text:p>
          </table:table-cell>
          <table:table-cell office:value-type="float" office:value="13099.1" calcext:value-type="float">
            <text:p>13099.1</text:p>
          </table:table-cell>
          <table:table-cell office:value-type="float" office:value="13070.4" calcext:value-type="float">
            <text:p>13070.4</text:p>
          </table:table-cell>
          <table:table-cell office:value-type="float" office:value="13060.3" calcext:value-type="float">
            <text:p>13060.3</text:p>
          </table:table-cell>
          <table:table-cell office:value-type="float" office:value="12916.3" calcext:value-type="float">
            <text:p>12916.3</text:p>
          </table:table-cell>
          <table:table-cell office:value-type="float" office:value="12774.2" calcext:value-type="float">
            <text:p>12774.2</text:p>
          </table:table-cell>
          <table:table-cell office:value-type="float" office:value="12574.8" calcext:value-type="float">
            <text:p>12574.8</text:p>
          </table:table-cell>
          <table:table-cell office:value-type="float" office:value="12524.4" calcext:value-type="float">
            <text:p>12524.4</text:p>
          </table:table-cell>
          <table:table-cell office:value-type="float" office:value="12483.1" calcext:value-type="float">
            <text:p>12483.1</text:p>
          </table:table-cell>
          <table:table-cell office:value-type="float" office:value="12514.7" calcext:value-type="float">
            <text:p>12514.7</text:p>
          </table:table-cell>
          <table:table-cell office:value-type="float" office:value="12547.1" calcext:value-type="float">
            <text:p>12547.1</text:p>
          </table:table-cell>
          <table:table-cell office:value-type="float" office:value="12487.5" calcext:value-type="float">
            <text:p>12487.5</text:p>
          </table:table-cell>
          <table:table-cell office:value-type="float" office:value="12478.3" calcext:value-type="float">
            <text:p>12478.3</text:p>
          </table:table-cell>
          <table:table-cell office:value-type="float" office:value="12498" calcext:value-type="float">
            <text:p>12498</text:p>
          </table:table-cell>
          <table:table-cell office:value-type="float" office:value="12470.5" calcext:value-type="float">
            <text:p>12470.5</text:p>
          </table:table-cell>
          <table:table-cell office:value-type="float" office:value="12471.5" calcext:value-type="float">
            <text:p>12471.5</text:p>
          </table:table-cell>
          <table:table-cell office:value-type="float" office:value="12493.4" calcext:value-type="float">
            <text:p>12493.4</text:p>
          </table:table-cell>
          <table:table-cell office:value-type="float" office:value="12449.1" calcext:value-type="float">
            <text:p>12449.1</text:p>
          </table:table-cell>
          <table:table-cell office:value-type="float" office:value="12399.7" calcext:value-type="float">
            <text:p>12399.7</text:p>
          </table:table-cell>
          <table:table-cell office:value-type="float" office:value="12438.7" calcext:value-type="float">
            <text:p>12438.7</text:p>
          </table:table-cell>
          <table:table-cell office:value-type="float" office:value="12415.1" calcext:value-type="float">
            <text:p>12415.1</text:p>
          </table:table-cell>
          <table:table-cell office:value-type="float" office:value="12375" calcext:value-type="float">
            <text:p>12375</text:p>
          </table:table-cell>
          <table:table-cell office:value-type="float" office:value="12345.7" calcext:value-type="float">
            <text:p>12345.7</text:p>
          </table:table-cell>
          <table:table-cell office:value-type="float" office:value="12318.4" calcext:value-type="float">
            <text:p>12318.4</text:p>
          </table:table-cell>
          <table:table-cell office:value-type="float" office:value="12322.2" calcext:value-type="float">
            <text:p>12322.2</text:p>
          </table:table-cell>
          <table:table-cell office:value-type="float" office:value="12312" calcext:value-type="float">
            <text:p>12312</text:p>
          </table:table-cell>
          <table:table-cell office:value-type="float" office:value="12317.2" calcext:value-type="float">
            <text:p>12317.2</text:p>
          </table:table-cell>
          <table:table-cell office:value-type="float" office:value="12329.7" calcext:value-type="float">
            <text:p>12329.7</text:p>
          </table:table-cell>
          <table:table-cell office:value-type="float" office:value="12334.1" calcext:value-type="float">
            <text:p>12334.1</text:p>
          </table:table-cell>
          <table:table-cell office:value-type="float" office:value="12319.5" calcext:value-type="float">
            <text:p>12319.5</text:p>
          </table:table-cell>
          <table:table-cell office:value-type="float" office:value="12370.2" calcext:value-type="float">
            <text:p>12370.2</text:p>
          </table:table-cell>
          <table:table-cell office:value-type="float" office:value="12326.1" calcext:value-type="float">
            <text:p>12326.1</text:p>
          </table:table-cell>
          <table:table-cell office:value-type="float" office:value="12286.6" calcext:value-type="float">
            <text:p>12286.6</text:p>
          </table:table-cell>
          <table:table-cell office:value-type="float" office:value="12335.2" calcext:value-type="float">
            <text:p>12335.2</text:p>
          </table:table-cell>
          <table:table-cell office:value-type="float" office:value="12319.1" calcext:value-type="float">
            <text:p>12319.1</text:p>
          </table:table-cell>
          <table:table-cell office:value-type="float" office:value="12202.8" calcext:value-type="float">
            <text:p>12202.8</text:p>
          </table:table-cell>
          <table:table-cell office:value-type="float" office:value="12203.5" calcext:value-type="float">
            <text:p>12203.5</text:p>
          </table:table-cell>
          <table:table-cell office:value-type="float" office:value="12182.9" calcext:value-type="float">
            <text:p>12182.9</text:p>
          </table:table-cell>
          <table:table-cell office:value-type="float" office:value="12154.5" calcext:value-type="float">
            <text:p>12154.5</text:p>
          </table:table-cell>
          <table:table-cell office:value-type="float" office:value="12179.8" calcext:value-type="float">
            <text:p>12179.8</text:p>
          </table:table-cell>
          <table:table-cell office:value-type="float" office:value="12108.6" calcext:value-type="float">
            <text:p>12108.6</text:p>
          </table:table-cell>
          <table:table-cell office:value-type="float" office:value="11933.3" calcext:value-type="float">
            <text:p>11933.3</text:p>
          </table:table-cell>
          <table:table-cell office:value-type="float" office:value="11853.1" calcext:value-type="float">
            <text:p>11853.1</text:p>
          </table:table-cell>
          <table:table-cell office:value-type="float" office:value="11795.3" calcext:value-type="float">
            <text:p>11795.3</text:p>
          </table:table-cell>
          <table:table-cell office:value-type="float" office:value="11804" calcext:value-type="float">
            <text:p>11804</text:p>
          </table:table-cell>
          <table:table-cell office:value-type="float" office:value="11788.1" calcext:value-type="float">
            <text:p>11788.1</text:p>
          </table:table-cell>
          <table:table-cell office:value-type="float" office:value="11824" calcext:value-type="float">
            <text:p>11824</text:p>
          </table:table-cell>
          <table:table-cell office:value-type="float" office:value="11847.3" calcext:value-type="float">
            <text:p>11847.3</text:p>
          </table:table-cell>
          <table:table-cell office:value-type="float" office:value="11821.6" calcext:value-type="float">
            <text:p>11821.6</text:p>
          </table:table-cell>
          <table:table-cell office:value-type="float" office:value="11728.2" calcext:value-type="float">
            <text:p>11728.2</text:p>
          </table:table-cell>
          <table:table-cell office:value-type="float" office:value="11734.2" calcext:value-type="float">
            <text:p>11734.2</text:p>
          </table:table-cell>
          <table:table-cell office:value-type="float" office:value="11718.8" calcext:value-type="float">
            <text:p>11718.8</text:p>
          </table:table-cell>
          <table:table-cell office:value-type="float" office:value="11603.5" calcext:value-type="float">
            <text:p>11603.5</text:p>
          </table:table-cell>
          <table:table-cell office:value-type="float" office:value="11615.1" calcext:value-type="float">
            <text:p>11615.1</text:p>
          </table:table-cell>
          <table:table-cell office:value-type="float" office:value="11608.7" calcext:value-type="float">
            <text:p>11608.7</text:p>
          </table:table-cell>
          <table:table-cell office:value-type="float" office:value="11594.2" calcext:value-type="float">
            <text:p>11594.2</text:p>
          </table:table-cell>
          <table:table-cell office:value-type="float" office:value="11548.5" calcext:value-type="float">
            <text:p>11548.5</text:p>
          </table:table-cell>
          <table:table-cell office:value-type="float" office:value="11501.8" calcext:value-type="float">
            <text:p>11501.8</text:p>
          </table:table-cell>
          <table:table-cell office:value-type="float" office:value="11459.7" calcext:value-type="float">
            <text:p>11459.7</text:p>
          </table:table-cell>
          <table:table-cell office:value-type="float" office:value="11472.2" calcext:value-type="float">
            <text:p>11472.2</text:p>
          </table:table-cell>
          <table:table-cell office:value-type="float" office:value="11482.2" calcext:value-type="float">
            <text:p>11482.2</text:p>
          </table:table-cell>
          <table:table-cell office:value-type="float" office:value="11461.5" calcext:value-type="float">
            <text:p>11461.5</text:p>
          </table:table-cell>
          <table:table-cell office:value-type="float" office:value="11464.3" calcext:value-type="float">
            <text:p>11464.3</text:p>
          </table:table-cell>
          <table:table-cell office:value-type="float" office:value="11441.6" calcext:value-type="float">
            <text:p>11441.6</text:p>
          </table:table-cell>
          <table:table-cell office:value-type="float" office:value="11439.7" calcext:value-type="float">
            <text:p>11439.7</text:p>
          </table:table-cell>
          <table:table-cell office:value-type="float" office:value="11440.5" calcext:value-type="float">
            <text:p>11440.5</text:p>
          </table:table-cell>
          <table:table-cell office:value-type="float" office:value="11329.3" calcext:value-type="float">
            <text:p>11329.3</text:p>
          </table:table-cell>
          <table:table-cell office:value-type="float" office:value="11371.1" calcext:value-type="float">
            <text:p>11371.1</text:p>
          </table:table-cell>
          <table:table-cell office:value-type="float" office:value="11355.1" calcext:value-type="float">
            <text:p>11355.1</text:p>
          </table:table-cell>
          <table:table-cell office:value-type="float" office:value="11319.1" calcext:value-type="float">
            <text:p>11319.1</text:p>
          </table:table-cell>
          <table:table-cell office:value-type="float" office:value="11185.6" calcext:value-type="float">
            <text:p>11185.6</text:p>
          </table:table-cell>
          <table:table-cell office:value-type="float" office:value="11096.2" calcext:value-type="float">
            <text:p>11096.2</text:p>
          </table:table-cell>
          <table:table-cell office:value-type="float" office:value="11038" calcext:value-type="float">
            <text:p>11038</text:p>
          </table:table-cell>
          <table:table-cell office:value-type="float" office:value="10986" calcext:value-type="float">
            <text:p>10986</text:p>
          </table:table-cell>
          <table:table-cell office:value-type="float" office:value="10879.9" calcext:value-type="float">
            <text:p>10879.9</text:p>
          </table:table-cell>
          <table:table-cell office:value-type="float" office:value="10839" calcext:value-type="float">
            <text:p>10839</text:p>
          </table:table-cell>
          <table:table-cell office:value-type="float" office:value="10647.4" calcext:value-type="float">
            <text:p>10647.4</text:p>
          </table:table-cell>
          <table:table-cell office:value-type="float" office:value="10591.7" calcext:value-type="float">
            <text:p>10591.7</text:p>
          </table:table-cell>
          <table:table-cell office:value-type="float" office:value="10635.9" calcext:value-type="float">
            <text:p>10635.9</text:p>
          </table:table-cell>
          <table:table-cell office:value-type="float" office:value="10587.7" calcext:value-type="float">
            <text:p>10587.7</text:p>
          </table:table-cell>
          <table:table-cell office:value-type="float" office:value="10605" calcext:value-type="float">
            <text:p>10605</text:p>
          </table:table-cell>
          <table:table-cell office:value-type="float" office:value="10595" calcext:value-type="float">
            <text:p>10595</text:p>
          </table:table-cell>
          <table:table-cell office:value-type="float" office:value="10570" calcext:value-type="float">
            <text:p>10570</text:p>
          </table:table-cell>
          <table:table-cell office:value-type="float" office:value="10596.3" calcext:value-type="float">
            <text:p>10596.3</text:p>
          </table:table-cell>
          <table:table-cell office:value-type="float" office:value="10575.8" calcext:value-type="float">
            <text:p>10575.8</text:p>
          </table:table-cell>
          <table:table-cell office:value-type="float" office:value="10636.9" calcext:value-type="float">
            <text:p>10636.9</text:p>
          </table:table-cell>
          <table:table-cell office:value-type="float" office:value="10652.8" calcext:value-type="float">
            <text:p>10652.8</text:p>
          </table:table-cell>
          <table:table-cell office:value-type="float" office:value="10579.2" calcext:value-type="float">
            <text:p>10579.2</text:p>
          </table:table-cell>
          <table:table-cell office:value-type="float" office:value="10626.4" calcext:value-type="float">
            <text:p>10626.4</text:p>
          </table:table-cell>
          <table:table-cell office:value-type="float" office:value="10543.5" calcext:value-type="float">
            <text:p>10543.5</text:p>
          </table:table-cell>
          <table:table-cell office:value-type="float" office:value="10524.7" calcext:value-type="float">
            <text:p>10524.7</text:p>
          </table:table-cell>
          <table:table-cell office:value-type="float" office:value="10514.1" calcext:value-type="float">
            <text:p>10514.1</text:p>
          </table:table-cell>
          <table:table-cell office:value-type="float" office:value="10527.2" calcext:value-type="float">
            <text:p>10527.2</text:p>
          </table:table-cell>
          <table:table-cell office:value-type="float" office:value="10536.6" calcext:value-type="float">
            <text:p>10536.6</text:p>
          </table:table-cell>
          <table:table-cell office:value-type="float" office:value="10473.9" calcext:value-type="float">
            <text:p>10473.9</text:p>
          </table:table-cell>
          <table:table-cell office:value-type="float" office:value="10515.9" calcext:value-type="float">
            <text:p>10515.9</text:p>
          </table:table-cell>
          <table:table-cell office:value-type="float" office:value="10497.1" calcext:value-type="float">
            <text:p>10497.1</text:p>
          </table:table-cell>
          <table:table-cell office:value-type="float" office:value="10515.7" calcext:value-type="float">
            <text:p>10515.7</text:p>
          </table:table-cell>
          <table:table-cell office:value-type="float" office:value="10439.1" calcext:value-type="float">
            <text:p>10439.1</text:p>
          </table:table-cell>
          <table:table-cell office:value-type="float" office:value="10460" calcext:value-type="float">
            <text:p>10460</text:p>
          </table:table-cell>
          <table:table-cell office:value-type="float" office:value="10476.7" calcext:value-type="float">
            <text:p>10476.7</text:p>
          </table:table-cell>
          <table:table-cell office:value-type="float" office:value="10402.4" calcext:value-type="float">
            <text:p>10402.4</text:p>
          </table:table-cell>
          <table:table-cell office:value-type="float" office:value="10412.5" calcext:value-type="float">
            <text:p>10412.5</text:p>
          </table:table-cell>
          <table:table-cell office:value-type="float" office:value="10404" calcext:value-type="float">
            <text:p>10404</text:p>
          </table:table-cell>
          <table:table-cell office:value-type="float" office:value="10460.3" calcext:value-type="float">
            <text:p>10460.3</text:p>
          </table:table-cell>
          <table:table-cell office:value-type="float" office:value="10453.6" calcext:value-type="float">
            <text:p>10453.6</text:p>
          </table:table-cell>
          <table:table-cell office:value-type="float" office:value="10446" calcext:value-type="float">
            <text:p>10446</text:p>
          </table:table-cell>
          <table:table-cell office:value-type="float" office:value="10462.7" calcext:value-type="float">
            <text:p>10462.7</text:p>
          </table:table-cell>
          <table:table-cell office:value-type="float" office:value="10425" calcext:value-type="float">
            <text:p>10425</text:p>
          </table:table-cell>
          <table:table-cell office:value-type="float" office:value="10466.3" calcext:value-type="float">
            <text:p>10466.3</text:p>
          </table:table-cell>
          <table:table-cell office:value-type="float" office:value="10454.5" calcext:value-type="float">
            <text:p>10454.5</text:p>
          </table:table-cell>
          <table:table-cell office:value-type="float" office:value="10417.6" calcext:value-type="float">
            <text:p>10417.6</text:p>
          </table:table-cell>
          <table:table-cell office:value-type="float" office:value="10423.1" calcext:value-type="float">
            <text:p>10423.1</text:p>
          </table:table-cell>
          <table:table-cell table:number-columns-repeated="73"/>
        </table:table-row>
        <table:table-row table:style-name="ro1">
          <table:table-cell table:number-columns-repeated="3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5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10 </text:p>
          </table:table-cell>
          <table:table-cell office:value-type="string" calcext:value-type="string">
            <text:p><text:s/>Crossover Rate: 100</text:p>
          </table:table-cell>
          <table:table-cell office:value-type="string" calcext:value-type="string">
            <text:p>Run: 5</text:p>
          </table:table-cell>
          <table:table-cell table:number-columns-repeated="297"/>
        </table:table-row>
        <table:table-row table:style-name="ro1">
          <table:table-cell office:value-type="float" office:value="25405.4" calcext:value-type="float">
            <text:p>25405.4</text:p>
          </table:table-cell>
          <table:table-cell table:number-columns-repeated="2" office:value-type="float" office:value="25082.7" calcext:value-type="float">
            <text:p>25082.7</text:p>
          </table:table-cell>
          <table:table-cell table:number-columns-repeated="2" office:value-type="float" office:value="24712.5" calcext:value-type="float">
            <text:p>24712.5</text:p>
          </table:table-cell>
          <table:table-cell table:number-columns-repeated="3" office:value-type="float" office:value="24072.6" calcext:value-type="float">
            <text:p>24072.6</text:p>
          </table:table-cell>
          <table:table-cell table:number-columns-repeated="3" office:value-type="float" office:value="23478" calcext:value-type="float">
            <text:p>23478</text:p>
          </table:table-cell>
          <table:table-cell office:value-type="float" office:value="23024.5" calcext:value-type="float">
            <text:p>23024.5</text:p>
          </table:table-cell>
          <table:table-cell table:number-columns-repeated="2" office:value-type="float" office:value="22829.3" calcext:value-type="float">
            <text:p>22829.3</text:p>
          </table:table-cell>
          <table:table-cell office:value-type="float" office:value="22675.8" calcext:value-type="float">
            <text:p>22675.8</text:p>
          </table:table-cell>
          <table:table-cell office:value-type="float" office:value="22311.5" calcext:value-type="float">
            <text:p>22311.5</text:p>
          </table:table-cell>
          <table:table-cell table:number-columns-repeated="2" office:value-type="float" office:value="22298.5" calcext:value-type="float">
            <text:p>22298.5</text:p>
          </table:table-cell>
          <table:table-cell table:number-columns-repeated="2" office:value-type="float" office:value="22019.8" calcext:value-type="float">
            <text:p>22019.8</text:p>
          </table:table-cell>
          <table:table-cell table:number-columns-repeated="2" office:value-type="float" office:value="21632.2" calcext:value-type="float">
            <text:p>21632.2</text:p>
          </table:table-cell>
          <table:table-cell table:number-columns-repeated="2" office:value-type="float" office:value="20615.9" calcext:value-type="float">
            <text:p>20615.9</text:p>
          </table:table-cell>
          <table:table-cell table:number-columns-repeated="2" office:value-type="float" office:value="20170.9" calcext:value-type="float">
            <text:p>20170.9</text:p>
          </table:table-cell>
          <table:table-cell table:number-columns-repeated="2" office:value-type="float" office:value="19578.4" calcext:value-type="float">
            <text:p>19578.4</text:p>
          </table:table-cell>
          <table:table-cell table:number-columns-repeated="3" office:value-type="float" office:value="19320.4" calcext:value-type="float">
            <text:p>19320.4</text:p>
          </table:table-cell>
          <table:table-cell office:value-type="float" office:value="19284.6" calcext:value-type="float">
            <text:p>19284.6</text:p>
          </table:table-cell>
          <table:table-cell table:number-columns-repeated="2" office:value-type="float" office:value="19017.9" calcext:value-type="float">
            <text:p>19017.9</text:p>
          </table:table-cell>
          <table:table-cell office:value-type="float" office:value="18987.2" calcext:value-type="float">
            <text:p>18987.2</text:p>
          </table:table-cell>
          <table:table-cell office:value-type="float" office:value="18948.7" calcext:value-type="float">
            <text:p>18948.7</text:p>
          </table:table-cell>
          <table:table-cell table:number-columns-repeated="2" office:value-type="float" office:value="18690.7" calcext:value-type="float">
            <text:p>18690.7</text:p>
          </table:table-cell>
          <table:table-cell office:value-type="float" office:value="18464.9" calcext:value-type="float">
            <text:p>18464.9</text:p>
          </table:table-cell>
          <table:table-cell table:number-columns-repeated="2" office:value-type="float" office:value="18225.3" calcext:value-type="float">
            <text:p>18225.3</text:p>
          </table:table-cell>
          <table:table-cell table:number-columns-repeated="2" office:value-type="float" office:value="18086.6" calcext:value-type="float">
            <text:p>18086.6</text:p>
          </table:table-cell>
          <table:table-cell table:number-columns-repeated="2" office:value-type="float" office:value="17927.7" calcext:value-type="float">
            <text:p>17927.7</text:p>
          </table:table-cell>
          <table:table-cell table:number-columns-repeated="3" office:value-type="float" office:value="17535.9" calcext:value-type="float">
            <text:p>17535.9</text:p>
          </table:table-cell>
          <table:table-cell office:value-type="float" office:value="17479.8" calcext:value-type="float">
            <text:p>17479.8</text:p>
          </table:table-cell>
          <table:table-cell table:number-columns-repeated="2" office:value-type="float" office:value="16934.5" calcext:value-type="float">
            <text:p>16934.5</text:p>
          </table:table-cell>
          <table:table-cell table:number-columns-repeated="3" office:value-type="float" office:value="16881.5" calcext:value-type="float">
            <text:p>16881.5</text:p>
          </table:table-cell>
          <table:table-cell table:number-columns-repeated="4" office:value-type="float" office:value="16516.4" calcext:value-type="float">
            <text:p>16516.4</text:p>
          </table:table-cell>
          <table:table-cell table:number-columns-repeated="3" office:value-type="float" office:value="16342.9" calcext:value-type="float">
            <text:p>16342.9</text:p>
          </table:table-cell>
          <table:table-cell office:value-type="float" office:value="16283.3" calcext:value-type="float">
            <text:p>16283.3</text:p>
          </table:table-cell>
          <table:table-cell table:number-columns-repeated="4" office:value-type="float" office:value="16051.7" calcext:value-type="float">
            <text:p>16051.7</text:p>
          </table:table-cell>
          <table:table-cell office:value-type="float" office:value="16022.6" calcext:value-type="float">
            <text:p>16022.6</text:p>
          </table:table-cell>
          <table:table-cell table:number-columns-repeated="2" office:value-type="float" office:value="15767" calcext:value-type="float">
            <text:p>15767</text:p>
          </table:table-cell>
          <table:table-cell table:number-columns-repeated="3" office:value-type="float" office:value="15712.2" calcext:value-type="float">
            <text:p>15712.2</text:p>
          </table:table-cell>
          <table:table-cell table:number-columns-repeated="3" office:value-type="float" office:value="15332.5" calcext:value-type="float">
            <text:p>15332.5</text:p>
          </table:table-cell>
          <table:table-cell office:value-type="float" office:value="15146.3" calcext:value-type="float">
            <text:p>15146.3</text:p>
          </table:table-cell>
          <table:table-cell table:number-columns-repeated="2" office:value-type="float" office:value="14464.1" calcext:value-type="float">
            <text:p>14464.1</text:p>
          </table:table-cell>
          <table:table-cell table:number-columns-repeated="3" office:value-type="float" office:value="14435" calcext:value-type="float">
            <text:p>14435</text:p>
          </table:table-cell>
          <table:table-cell table:number-columns-repeated="3" office:value-type="float" office:value="14312.3" calcext:value-type="float">
            <text:p>14312.3</text:p>
          </table:table-cell>
          <table:table-cell office:value-type="float" office:value="14133.4" calcext:value-type="float">
            <text:p>14133.4</text:p>
          </table:table-cell>
          <table:table-cell table:number-columns-repeated="2" office:value-type="float" office:value="14010.6" calcext:value-type="float">
            <text:p>14010.6</text:p>
          </table:table-cell>
          <table:table-cell office:value-type="float" office:value="14008" calcext:value-type="float">
            <text:p>14008</text:p>
          </table:table-cell>
          <table:table-cell table:number-columns-repeated="2" office:value-type="float" office:value="13775.9" calcext:value-type="float">
            <text:p>13775.9</text:p>
          </table:table-cell>
          <table:table-cell office:value-type="float" office:value="13727.3" calcext:value-type="float">
            <text:p>13727.3</text:p>
          </table:table-cell>
          <table:table-cell table:number-columns-repeated="2" office:value-type="float" office:value="13503.5" calcext:value-type="float">
            <text:p>13503.5</text:p>
          </table:table-cell>
          <table:table-cell table:number-columns-repeated="2" office:value-type="float" office:value="12998.4" calcext:value-type="float">
            <text:p>12998.4</text:p>
          </table:table-cell>
          <table:table-cell office:value-type="float" office:value="12994.6" calcext:value-type="float">
            <text:p>12994.6</text:p>
          </table:table-cell>
          <table:table-cell office:value-type="float" office:value="12811.6" calcext:value-type="float">
            <text:p>12811.6</text:p>
          </table:table-cell>
          <table:table-cell table:number-columns-repeated="4" office:value-type="float" office:value="12718.4" calcext:value-type="float">
            <text:p>12718.4</text:p>
          </table:table-cell>
          <table:table-cell table:number-columns-repeated="3" office:value-type="float" office:value="12507.9" calcext:value-type="float">
            <text:p>12507.9</text:p>
          </table:table-cell>
          <table:table-cell table:number-columns-repeated="5" office:value-type="float" office:value="12356.9" calcext:value-type="float">
            <text:p>12356.9</text:p>
          </table:table-cell>
          <table:table-cell table:number-columns-repeated="2" office:value-type="float" office:value="12143.5" calcext:value-type="float">
            <text:p>12143.5</text:p>
          </table:table-cell>
          <table:table-cell office:value-type="float" office:value="12088.7" calcext:value-type="float">
            <text:p>12088.7</text:p>
          </table:table-cell>
          <table:table-cell table:number-columns-repeated="6" office:value-type="float" office:value="11906.9" calcext:value-type="float">
            <text:p>11906.9</text:p>
          </table:table-cell>
          <table:table-cell table:number-columns-repeated="5" office:value-type="float" office:value="11878.1" calcext:value-type="float">
            <text:p>11878.1</text:p>
          </table:table-cell>
          <table:table-cell table:number-columns-repeated="2" office:value-type="float" office:value="11877.6" calcext:value-type="float">
            <text:p>11877.6</text:p>
          </table:table-cell>
          <table:table-cell table:number-columns-repeated="2" office:value-type="float" office:value="11823.4" calcext:value-type="float">
            <text:p>11823.4</text:p>
          </table:table-cell>
          <table:table-cell table:number-columns-repeated="2" office:value-type="float" office:value="11529.3" calcext:value-type="float">
            <text:p>11529.3</text:p>
          </table:table-cell>
          <table:table-cell table:number-columns-repeated="6" office:value-type="float" office:value="11446.3" calcext:value-type="float">
            <text:p>11446.3</text:p>
          </table:table-cell>
          <table:table-cell table:number-columns-repeated="4" office:value-type="float" office:value="11397.8" calcext:value-type="float">
            <text:p>11397.8</text:p>
          </table:table-cell>
          <table:table-cell office:value-type="float" office:value="11395" calcext:value-type="float">
            <text:p>11395</text:p>
          </table:table-cell>
          <table:table-cell table:number-columns-repeated="3" office:value-type="float" office:value="11377.8" calcext:value-type="float">
            <text:p>11377.8</text:p>
          </table:table-cell>
          <table:table-cell table:number-columns-repeated="2" office:value-type="float" office:value="11326.6" calcext:value-type="float">
            <text:p>11326.6</text:p>
          </table:table-cell>
          <table:table-cell office:value-type="float" office:value="11091.9" calcext:value-type="float">
            <text:p>11091.9</text:p>
          </table:table-cell>
          <table:table-cell table:number-columns-repeated="2" office:value-type="float" office:value="11040.7" calcext:value-type="float">
            <text:p>11040.7</text:p>
          </table:table-cell>
          <table:table-cell table:number-columns-repeated="3" office:value-type="float" office:value="11011" calcext:value-type="float">
            <text:p>11011</text:p>
          </table:table-cell>
          <table:table-cell table:number-columns-repeated="2" office:value-type="float" office:value="10849.9" calcext:value-type="float">
            <text:p>10849.9</text:p>
          </table:table-cell>
          <table:table-cell office:value-type="float" office:value="10848.2" calcext:value-type="float">
            <text:p>10848.2</text:p>
          </table:table-cell>
          <table:table-cell table:number-columns-repeated="3" office:value-type="float" office:value="10837.4" calcext:value-type="float">
            <text:p>10837.4</text:p>
          </table:table-cell>
          <table:table-cell office:value-type="float" office:value="10754.3" calcext:value-type="float">
            <text:p>10754.3</text:p>
          </table:table-cell>
          <table:table-cell table:number-columns-repeated="10" office:value-type="float" office:value="10440.5" calcext:value-type="float">
            <text:p>10440.5</text:p>
          </table:table-cell>
          <table:table-cell table:number-columns-repeated="2" office:value-type="float" office:value="10414.9" calcext:value-type="float">
            <text:p>10414.9</text:p>
          </table:table-cell>
          <table:table-cell table:number-columns-repeated="9" office:value-type="float" office:value="10238.3" calcext:value-type="float">
            <text:p>10238.3</text:p>
          </table:table-cell>
          <table:table-cell table:number-columns-repeated="2" office:value-type="float" office:value="10219.6" calcext:value-type="float">
            <text:p>10219.6</text:p>
          </table:table-cell>
          <table:table-cell table:number-columns-repeated="5" office:value-type="float" office:value="10019.7" calcext:value-type="float">
            <text:p>10019.7</text:p>
          </table:table-cell>
          <table:table-cell table:number-columns-repeated="9" office:value-type="float" office:value="9936.85" calcext:value-type="float">
            <text:p>9936.85</text:p>
          </table:table-cell>
          <table:table-cell table:number-columns-repeated="4" office:value-type="float" office:value="9893.37" calcext:value-type="float">
            <text:p>9893.37</text:p>
          </table:table-cell>
          <table:table-cell table:number-columns-repeated="4" office:value-type="float" office:value="9863.06" calcext:value-type="float">
            <text:p>9863.06</text:p>
          </table:table-cell>
          <table:table-cell table:number-columns-repeated="7" office:value-type="float" office:value="9817.24" calcext:value-type="float">
            <text:p>9817.24</text:p>
          </table:table-cell>
          <table:table-cell table:number-columns-repeated="3" office:value-type="float" office:value="9739.53" calcext:value-type="float">
            <text:p>9739.53</text:p>
          </table:table-cell>
          <table:table-cell table:number-columns-repeated="5" office:value-type="float" office:value="9678.84" calcext:value-type="float">
            <text:p>9678.84</text:p>
          </table:table-cell>
          <table:table-cell table:number-columns-repeated="3" office:value-type="float" office:value="9627.3" calcext:value-type="float">
            <text:p>9627.3</text:p>
          </table:table-cell>
          <table:table-cell table:number-columns-repeated="3" office:value-type="float" office:value="9423.18" calcext:value-type="float">
            <text:p>9423.18</text:p>
          </table:table-cell>
          <table:table-cell table:number-columns-repeated="4" office:value-type="float" office:value="9413.88" calcext:value-type="float">
            <text:p>9413.88</text:p>
          </table:table-cell>
          <table:table-cell table:number-columns-repeated="5" office:value-type="float" office:value="9338.59" calcext:value-type="float">
            <text:p>9338.59</text:p>
          </table:table-cell>
          <table:table-cell table:number-columns-repeated="10" office:value-type="float" office:value="9169.18" calcext:value-type="float">
            <text:p>9169.18</text:p>
          </table:table-cell>
          <table:table-cell table:number-columns-repeated="8" office:value-type="float" office:value="9047.87" calcext:value-type="float">
            <text:p>9047.87</text:p>
          </table:table-cell>
          <table:table-cell table:number-columns-repeated="16" office:value-type="float" office:value="8888.48" calcext:value-type="float">
            <text:p>8888.48</text:p>
          </table:table-cell>
          <table:table-cell table:number-columns-repeated="37"/>
        </table:table-row>
        <table:table-row table:style-name="ro1">
          <table:table-cell office:value-type="float" office:value="29011.4" calcext:value-type="float">
            <text:p>29011.4</text:p>
          </table:table-cell>
          <table:table-cell office:value-type="float" office:value="27469.4" calcext:value-type="float">
            <text:p>27469.4</text:p>
          </table:table-cell>
          <table:table-cell office:value-type="float" office:value="26212" calcext:value-type="float">
            <text:p>26212</text:p>
          </table:table-cell>
          <table:table-cell office:value-type="float" office:value="25643" calcext:value-type="float">
            <text:p>25643</text:p>
          </table:table-cell>
          <table:table-cell office:value-type="float" office:value="25375.5" calcext:value-type="float">
            <text:p>25375.5</text:p>
          </table:table-cell>
          <table:table-cell office:value-type="float" office:value="25141" calcext:value-type="float">
            <text:p>25141</text:p>
          </table:table-cell>
          <table:table-cell office:value-type="float" office:value="24959.1" calcext:value-type="float">
            <text:p>24959.1</text:p>
          </table:table-cell>
          <table:table-cell office:value-type="float" office:value="24823.1" calcext:value-type="float">
            <text:p>24823.1</text:p>
          </table:table-cell>
          <table:table-cell office:value-type="float" office:value="24466.3" calcext:value-type="float">
            <text:p>24466.3</text:p>
          </table:table-cell>
          <table:table-cell office:value-type="float" office:value="24259.5" calcext:value-type="float">
            <text:p>24259.5</text:p>
          </table:table-cell>
          <table:table-cell office:value-type="float" office:value="24106.8" calcext:value-type="float">
            <text:p>24106.8</text:p>
          </table:table-cell>
          <table:table-cell office:value-type="float" office:value="23769.9" calcext:value-type="float">
            <text:p>23769.9</text:p>
          </table:table-cell>
          <table:table-cell office:value-type="float" office:value="23695.7" calcext:value-type="float">
            <text:p>23695.7</text:p>
          </table:table-cell>
          <table:table-cell office:value-type="float" office:value="23539.5" calcext:value-type="float">
            <text:p>23539.5</text:p>
          </table:table-cell>
          <table:table-cell office:value-type="float" office:value="23280.8" calcext:value-type="float">
            <text:p>23280.8</text:p>
          </table:table-cell>
          <table:table-cell office:value-type="float" office:value="23138.1" calcext:value-type="float">
            <text:p>23138.1</text:p>
          </table:table-cell>
          <table:table-cell office:value-type="float" office:value="22983.6" calcext:value-type="float">
            <text:p>22983.6</text:p>
          </table:table-cell>
          <table:table-cell office:value-type="float" office:value="22812.5" calcext:value-type="float">
            <text:p>22812.5</text:p>
          </table:table-cell>
          <table:table-cell office:value-type="float" office:value="22603.6" calcext:value-type="float">
            <text:p>22603.6</text:p>
          </table:table-cell>
          <table:table-cell office:value-type="float" office:value="22536.7" calcext:value-type="float">
            <text:p>22536.7</text:p>
          </table:table-cell>
          <table:table-cell office:value-type="float" office:value="22454.9" calcext:value-type="float">
            <text:p>22454.9</text:p>
          </table:table-cell>
          <table:table-cell office:value-type="float" office:value="22301.4" calcext:value-type="float">
            <text:p>22301.4</text:p>
          </table:table-cell>
          <table:table-cell office:value-type="float" office:value="22134.3" calcext:value-type="float">
            <text:p>22134.3</text:p>
          </table:table-cell>
          <table:table-cell office:value-type="float" office:value="21865.4" calcext:value-type="float">
            <text:p>21865.4</text:p>
          </table:table-cell>
          <table:table-cell office:value-type="float" office:value="21483.8" calcext:value-type="float">
            <text:p>21483.8</text:p>
          </table:table-cell>
          <table:table-cell office:value-type="float" office:value="20964.2" calcext:value-type="float">
            <text:p>20964.2</text:p>
          </table:table-cell>
          <table:table-cell office:value-type="float" office:value="20790.7" calcext:value-type="float">
            <text:p>20790.7</text:p>
          </table:table-cell>
          <table:table-cell office:value-type="float" office:value="20615.6" calcext:value-type="float">
            <text:p>20615.6</text:p>
          </table:table-cell>
          <table:table-cell office:value-type="float" office:value="20311" calcext:value-type="float">
            <text:p>20311</text:p>
          </table:table-cell>
          <table:table-cell office:value-type="float" office:value="20030" calcext:value-type="float">
            <text:p>20030</text:p>
          </table:table-cell>
          <table:table-cell office:value-type="float" office:value="19712.2" calcext:value-type="float">
            <text:p>19712.2</text:p>
          </table:table-cell>
          <table:table-cell office:value-type="float" office:value="19571.7" calcext:value-type="float">
            <text:p>19571.7</text:p>
          </table:table-cell>
          <table:table-cell office:value-type="float" office:value="19523" calcext:value-type="float">
            <text:p>19523</text:p>
          </table:table-cell>
          <table:table-cell office:value-type="float" office:value="19551" calcext:value-type="float">
            <text:p>19551</text:p>
          </table:table-cell>
          <table:table-cell office:value-type="float" office:value="19462.3" calcext:value-type="float">
            <text:p>19462.3</text:p>
          </table:table-cell>
          <table:table-cell office:value-type="float" office:value="19256.5" calcext:value-type="float">
            <text:p>19256.5</text:p>
          </table:table-cell>
          <table:table-cell office:value-type="float" office:value="19250.9" calcext:value-type="float">
            <text:p>19250.9</text:p>
          </table:table-cell>
          <table:table-cell office:value-type="float" office:value="19183.1" calcext:value-type="float">
            <text:p>19183.1</text:p>
          </table:table-cell>
          <table:table-cell office:value-type="float" office:value="19043.8" calcext:value-type="float">
            <text:p>19043.8</text:p>
          </table:table-cell>
          <table:table-cell office:value-type="float" office:value="18921.9" calcext:value-type="float">
            <text:p>18921.9</text:p>
          </table:table-cell>
          <table:table-cell office:value-type="float" office:value="18836.1" calcext:value-type="float">
            <text:p>18836.1</text:p>
          </table:table-cell>
          <table:table-cell office:value-type="float" office:value="18760.6" calcext:value-type="float">
            <text:p>18760.6</text:p>
          </table:table-cell>
          <table:table-cell office:value-type="float" office:value="18579.7" calcext:value-type="float">
            <text:p>18579.7</text:p>
          </table:table-cell>
          <table:table-cell office:value-type="float" office:value="18495.6" calcext:value-type="float">
            <text:p>18495.6</text:p>
          </table:table-cell>
          <table:table-cell office:value-type="float" office:value="18355.9" calcext:value-type="float">
            <text:p>18355.9</text:p>
          </table:table-cell>
          <table:table-cell office:value-type="float" office:value="18293.5" calcext:value-type="float">
            <text:p>18293.5</text:p>
          </table:table-cell>
          <table:table-cell office:value-type="float" office:value="18209" calcext:value-type="float">
            <text:p>18209</text:p>
          </table:table-cell>
          <table:table-cell office:value-type="float" office:value="18129" calcext:value-type="float">
            <text:p>18129</text:p>
          </table:table-cell>
          <table:table-cell office:value-type="float" office:value="17940" calcext:value-type="float">
            <text:p>17940</text:p>
          </table:table-cell>
          <table:table-cell office:value-type="float" office:value="17756.1" calcext:value-type="float">
            <text:p>17756.1</text:p>
          </table:table-cell>
          <table:table-cell office:value-type="float" office:value="17672.1" calcext:value-type="float">
            <text:p>17672.1</text:p>
          </table:table-cell>
          <table:table-cell office:value-type="float" office:value="17462.2" calcext:value-type="float">
            <text:p>17462.2</text:p>
          </table:table-cell>
          <table:table-cell office:value-type="float" office:value="17226.1" calcext:value-type="float">
            <text:p>17226.1</text:p>
          </table:table-cell>
          <table:table-cell office:value-type="float" office:value="17148.8" calcext:value-type="float">
            <text:p>17148.8</text:p>
          </table:table-cell>
          <table:table-cell office:value-type="float" office:value="17185.3" calcext:value-type="float">
            <text:p>17185.3</text:p>
          </table:table-cell>
          <table:table-cell office:value-type="float" office:value="17069.7" calcext:value-type="float">
            <text:p>17069.7</text:p>
          </table:table-cell>
          <table:table-cell office:value-type="float" office:value="17012.7" calcext:value-type="float">
            <text:p>17012.7</text:p>
          </table:table-cell>
          <table:table-cell office:value-type="float" office:value="16820.7" calcext:value-type="float">
            <text:p>16820.7</text:p>
          </table:table-cell>
          <table:table-cell office:value-type="float" office:value="16737.2" calcext:value-type="float">
            <text:p>16737.2</text:p>
          </table:table-cell>
          <table:table-cell office:value-type="float" office:value="16773" calcext:value-type="float">
            <text:p>16773</text:p>
          </table:table-cell>
          <table:table-cell office:value-type="float" office:value="16695.3" calcext:value-type="float">
            <text:p>16695.3</text:p>
          </table:table-cell>
          <table:table-cell office:value-type="float" office:value="16636.8" calcext:value-type="float">
            <text:p>16636.8</text:p>
          </table:table-cell>
          <table:table-cell office:value-type="float" office:value="16582.4" calcext:value-type="float">
            <text:p>16582.4</text:p>
          </table:table-cell>
          <table:table-cell office:value-type="float" office:value="16553.2" calcext:value-type="float">
            <text:p>16553.2</text:p>
          </table:table-cell>
          <table:table-cell office:value-type="float" office:value="16512.4" calcext:value-type="float">
            <text:p>16512.4</text:p>
          </table:table-cell>
          <table:table-cell office:value-type="float" office:value="16395.5" calcext:value-type="float">
            <text:p>16395.5</text:p>
          </table:table-cell>
          <table:table-cell office:value-type="float" office:value="16303.4" calcext:value-type="float">
            <text:p>16303.4</text:p>
          </table:table-cell>
          <table:table-cell office:value-type="float" office:value="16263.3" calcext:value-type="float">
            <text:p>16263.3</text:p>
          </table:table-cell>
          <table:table-cell office:value-type="float" office:value="16228.9" calcext:value-type="float">
            <text:p>16228.9</text:p>
          </table:table-cell>
          <table:table-cell office:value-type="float" office:value="16124.3" calcext:value-type="float">
            <text:p>16124.3</text:p>
          </table:table-cell>
          <table:table-cell office:value-type="float" office:value="16035.7" calcext:value-type="float">
            <text:p>16035.7</text:p>
          </table:table-cell>
          <table:table-cell office:value-type="float" office:value="15991.1" calcext:value-type="float">
            <text:p>15991.1</text:p>
          </table:table-cell>
          <table:table-cell office:value-type="float" office:value="15935.2" calcext:value-type="float">
            <text:p>15935.2</text:p>
          </table:table-cell>
          <table:table-cell office:value-type="float" office:value="15869.7" calcext:value-type="float">
            <text:p>15869.7</text:p>
          </table:table-cell>
          <table:table-cell office:value-type="float" office:value="15778.8" calcext:value-type="float">
            <text:p>15778.8</text:p>
          </table:table-cell>
          <table:table-cell office:value-type="float" office:value="15658.5" calcext:value-type="float">
            <text:p>15658.5</text:p>
          </table:table-cell>
          <table:table-cell office:value-type="float" office:value="15536.1" calcext:value-type="float">
            <text:p>15536.1</text:p>
          </table:table-cell>
          <table:table-cell office:value-type="float" office:value="15415.5" calcext:value-type="float">
            <text:p>15415.5</text:p>
          </table:table-cell>
          <table:table-cell office:value-type="float" office:value="15204.8" calcext:value-type="float">
            <text:p>15204.8</text:p>
          </table:table-cell>
          <table:table-cell office:value-type="float" office:value="14830.6" calcext:value-type="float">
            <text:p>14830.6</text:p>
          </table:table-cell>
          <table:table-cell office:value-type="float" office:value="14636.8" calcext:value-type="float">
            <text:p>14636.8</text:p>
          </table:table-cell>
          <table:table-cell office:value-type="float" office:value="14656.1" calcext:value-type="float">
            <text:p>14656.1</text:p>
          </table:table-cell>
          <table:table-cell office:value-type="float" office:value="14664.8" calcext:value-type="float">
            <text:p>14664.8</text:p>
          </table:table-cell>
          <table:table-cell office:value-type="float" office:value="14649.7" calcext:value-type="float">
            <text:p>14649.7</text:p>
          </table:table-cell>
          <table:table-cell office:value-type="float" office:value="14547.3" calcext:value-type="float">
            <text:p>14547.3</text:p>
          </table:table-cell>
          <table:table-cell office:value-type="float" office:value="14493.9" calcext:value-type="float">
            <text:p>14493.9</text:p>
          </table:table-cell>
          <table:table-cell office:value-type="float" office:value="14449.6" calcext:value-type="float">
            <text:p>14449.6</text:p>
          </table:table-cell>
          <table:table-cell office:value-type="float" office:value="14302.9" calcext:value-type="float">
            <text:p>14302.9</text:p>
          </table:table-cell>
          <table:table-cell office:value-type="float" office:value="14187.7" calcext:value-type="float">
            <text:p>14187.7</text:p>
          </table:table-cell>
          <table:table-cell office:value-type="float" office:value="14168.6" calcext:value-type="float">
            <text:p>14168.6</text:p>
          </table:table-cell>
          <table:table-cell office:value-type="float" office:value="14146.4" calcext:value-type="float">
            <text:p>14146.4</text:p>
          </table:table-cell>
          <table:table-cell office:value-type="float" office:value="14032.8" calcext:value-type="float">
            <text:p>14032.8</text:p>
          </table:table-cell>
          <table:table-cell office:value-type="float" office:value="13951.9" calcext:value-type="float">
            <text:p>13951.9</text:p>
          </table:table-cell>
          <table:table-cell office:value-type="float" office:value="13892.8" calcext:value-type="float">
            <text:p>13892.8</text:p>
          </table:table-cell>
          <table:table-cell office:value-type="float" office:value="13717" calcext:value-type="float">
            <text:p>13717</text:p>
          </table:table-cell>
          <table:table-cell office:value-type="float" office:value="13524.5" calcext:value-type="float">
            <text:p>13524.5</text:p>
          </table:table-cell>
          <table:table-cell office:value-type="float" office:value="13313.2" calcext:value-type="float">
            <text:p>13313.2</text:p>
          </table:table-cell>
          <table:table-cell office:value-type="float" office:value="13166.6" calcext:value-type="float">
            <text:p>13166.6</text:p>
          </table:table-cell>
          <table:table-cell office:value-type="float" office:value="13142.5" calcext:value-type="float">
            <text:p>13142.5</text:p>
          </table:table-cell>
          <table:table-cell office:value-type="float" office:value="13012.3" calcext:value-type="float">
            <text:p>13012.3</text:p>
          </table:table-cell>
          <table:table-cell office:value-type="float" office:value="12947.9" calcext:value-type="float">
            <text:p>12947.9</text:p>
          </table:table-cell>
          <table:table-cell office:value-type="float" office:value="12885.4" calcext:value-type="float">
            <text:p>12885.4</text:p>
          </table:table-cell>
          <table:table-cell office:value-type="float" office:value="12904.4" calcext:value-type="float">
            <text:p>12904.4</text:p>
          </table:table-cell>
          <table:table-cell office:value-type="float" office:value="12860.1" calcext:value-type="float">
            <text:p>12860.1</text:p>
          </table:table-cell>
          <table:table-cell office:value-type="float" office:value="12727.9" calcext:value-type="float">
            <text:p>12727.9</text:p>
          </table:table-cell>
          <table:table-cell office:value-type="float" office:value="12668.1" calcext:value-type="float">
            <text:p>12668.1</text:p>
          </table:table-cell>
          <table:table-cell office:value-type="float" office:value="12656.1" calcext:value-type="float">
            <text:p>12656.1</text:p>
          </table:table-cell>
          <table:table-cell office:value-type="float" office:value="12558.1" calcext:value-type="float">
            <text:p>12558.1</text:p>
          </table:table-cell>
          <table:table-cell office:value-type="float" office:value="12536.5" calcext:value-type="float">
            <text:p>12536.5</text:p>
          </table:table-cell>
          <table:table-cell office:value-type="float" office:value="12578.2" calcext:value-type="float">
            <text:p>12578.2</text:p>
          </table:table-cell>
          <table:table-cell office:value-type="float" office:value="12526.6" calcext:value-type="float">
            <text:p>12526.6</text:p>
          </table:table-cell>
          <table:table-cell office:value-type="float" office:value="12468.3" calcext:value-type="float">
            <text:p>12468.3</text:p>
          </table:table-cell>
          <table:table-cell office:value-type="float" office:value="12393.7" calcext:value-type="float">
            <text:p>12393.7</text:p>
          </table:table-cell>
          <table:table-cell office:value-type="float" office:value="12360.7" calcext:value-type="float">
            <text:p>12360.7</text:p>
          </table:table-cell>
          <table:table-cell office:value-type="float" office:value="12234.9" calcext:value-type="float">
            <text:p>12234.9</text:p>
          </table:table-cell>
          <table:table-cell office:value-type="float" office:value="12149.3" calcext:value-type="float">
            <text:p>12149.3</text:p>
          </table:table-cell>
          <table:table-cell office:value-type="float" office:value="12140.1" calcext:value-type="float">
            <text:p>12140.1</text:p>
          </table:table-cell>
          <table:table-cell office:value-type="float" office:value="12156.9" calcext:value-type="float">
            <text:p>12156.9</text:p>
          </table:table-cell>
          <table:table-cell office:value-type="float" office:value="12092.6" calcext:value-type="float">
            <text:p>12092.6</text:p>
          </table:table-cell>
          <table:table-cell office:value-type="float" office:value="12088.8" calcext:value-type="float">
            <text:p>12088.8</text:p>
          </table:table-cell>
          <table:table-cell office:value-type="float" office:value="12053.7" calcext:value-type="float">
            <text:p>12053.7</text:p>
          </table:table-cell>
          <table:table-cell office:value-type="float" office:value="12101.7" calcext:value-type="float">
            <text:p>12101.7</text:p>
          </table:table-cell>
          <table:table-cell office:value-type="float" office:value="12135.3" calcext:value-type="float">
            <text:p>12135.3</text:p>
          </table:table-cell>
          <table:table-cell office:value-type="float" office:value="12070.4" calcext:value-type="float">
            <text:p>12070.4</text:p>
          </table:table-cell>
          <table:table-cell office:value-type="float" office:value="12081.5" calcext:value-type="float">
            <text:p>12081.5</text:p>
          </table:table-cell>
          <table:table-cell office:value-type="float" office:value="12119.2" calcext:value-type="float">
            <text:p>12119.2</text:p>
          </table:table-cell>
          <table:table-cell office:value-type="float" office:value="12057" calcext:value-type="float">
            <text:p>12057</text:p>
          </table:table-cell>
          <table:table-cell office:value-type="float" office:value="12070.2" calcext:value-type="float">
            <text:p>12070.2</text:p>
          </table:table-cell>
          <table:table-cell office:value-type="float" office:value="12029" calcext:value-type="float">
            <text:p>12029</text:p>
          </table:table-cell>
          <table:table-cell office:value-type="float" office:value="11943.9" calcext:value-type="float">
            <text:p>11943.9</text:p>
          </table:table-cell>
          <table:table-cell office:value-type="float" office:value="11810.8" calcext:value-type="float">
            <text:p>11810.8</text:p>
          </table:table-cell>
          <table:table-cell office:value-type="float" office:value="11668.9" calcext:value-type="float">
            <text:p>11668.9</text:p>
          </table:table-cell>
          <table:table-cell office:value-type="float" office:value="11702.4" calcext:value-type="float">
            <text:p>11702.4</text:p>
          </table:table-cell>
          <table:table-cell office:value-type="float" office:value="11646.4" calcext:value-type="float">
            <text:p>11646.4</text:p>
          </table:table-cell>
          <table:table-cell office:value-type="float" office:value="11639.8" calcext:value-type="float">
            <text:p>11639.8</text:p>
          </table:table-cell>
          <table:table-cell office:value-type="float" office:value="11602" calcext:value-type="float">
            <text:p>11602</text:p>
          </table:table-cell>
          <table:table-cell office:value-type="float" office:value="11622.5" calcext:value-type="float">
            <text:p>11622.5</text:p>
          </table:table-cell>
          <table:table-cell office:value-type="float" office:value="11577.3" calcext:value-type="float">
            <text:p>11577.3</text:p>
          </table:table-cell>
          <table:table-cell office:value-type="float" office:value="11616.5" calcext:value-type="float">
            <text:p>11616.5</text:p>
          </table:table-cell>
          <table:table-cell office:value-type="float" office:value="11583.7" calcext:value-type="float">
            <text:p>11583.7</text:p>
          </table:table-cell>
          <table:table-cell office:value-type="float" office:value="11604.1" calcext:value-type="float">
            <text:p>11604.1</text:p>
          </table:table-cell>
          <table:table-cell office:value-type="float" office:value="11573.2" calcext:value-type="float">
            <text:p>11573.2</text:p>
          </table:table-cell>
          <table:table-cell office:value-type="float" office:value="11556.6" calcext:value-type="float">
            <text:p>11556.6</text:p>
          </table:table-cell>
          <table:table-cell office:value-type="float" office:value="11561.5" calcext:value-type="float">
            <text:p>11561.5</text:p>
          </table:table-cell>
          <table:table-cell office:value-type="float" office:value="11539.7" calcext:value-type="float">
            <text:p>11539.7</text:p>
          </table:table-cell>
          <table:table-cell office:value-type="float" office:value="11541.1" calcext:value-type="float">
            <text:p>11541.1</text:p>
          </table:table-cell>
          <table:table-cell office:value-type="float" office:value="11522.3" calcext:value-type="float">
            <text:p>11522.3</text:p>
          </table:table-cell>
          <table:table-cell office:value-type="float" office:value="11465.2" calcext:value-type="float">
            <text:p>11465.2</text:p>
          </table:table-cell>
          <table:table-cell office:value-type="float" office:value="11269.5" calcext:value-type="float">
            <text:p>11269.5</text:p>
          </table:table-cell>
          <table:table-cell office:value-type="float" office:value="11230.2" calcext:value-type="float">
            <text:p>11230.2</text:p>
          </table:table-cell>
          <table:table-cell office:value-type="float" office:value="11253.8" calcext:value-type="float">
            <text:p>11253.8</text:p>
          </table:table-cell>
          <table:table-cell office:value-type="float" office:value="11157.3" calcext:value-type="float">
            <text:p>11157.3</text:p>
          </table:table-cell>
          <table:table-cell office:value-type="float" office:value="11202.1" calcext:value-type="float">
            <text:p>11202.1</text:p>
          </table:table-cell>
          <table:table-cell office:value-type="float" office:value="11174.8" calcext:value-type="float">
            <text:p>11174.8</text:p>
          </table:table-cell>
          <table:table-cell office:value-type="float" office:value="11035.8" calcext:value-type="float">
            <text:p>11035.8</text:p>
          </table:table-cell>
          <table:table-cell office:value-type="float" office:value="11034.1" calcext:value-type="float">
            <text:p>11034.1</text:p>
          </table:table-cell>
          <table:table-cell office:value-type="float" office:value="11029.9" calcext:value-type="float">
            <text:p>11029.9</text:p>
          </table:table-cell>
          <table:table-cell office:value-type="float" office:value="11052.6" calcext:value-type="float">
            <text:p>11052.6</text:p>
          </table:table-cell>
          <table:table-cell office:value-type="float" office:value="11002.1" calcext:value-type="float">
            <text:p>11002.1</text:p>
          </table:table-cell>
          <table:table-cell office:value-type="float" office:value="10940.6" calcext:value-type="float">
            <text:p>10940.6</text:p>
          </table:table-cell>
          <table:table-cell office:value-type="float" office:value="10877.3" calcext:value-type="float">
            <text:p>10877.3</text:p>
          </table:table-cell>
          <table:table-cell office:value-type="float" office:value="10733.5" calcext:value-type="float">
            <text:p>10733.5</text:p>
          </table:table-cell>
          <table:table-cell office:value-type="float" office:value="10611.4" calcext:value-type="float">
            <text:p>10611.4</text:p>
          </table:table-cell>
          <table:table-cell office:value-type="float" office:value="10706.8" calcext:value-type="float">
            <text:p>10706.8</text:p>
          </table:table-cell>
          <table:table-cell office:value-type="float" office:value="10650.3" calcext:value-type="float">
            <text:p>10650.3</text:p>
          </table:table-cell>
          <table:table-cell office:value-type="float" office:value="10648.2" calcext:value-type="float">
            <text:p>10648.2</text:p>
          </table:table-cell>
          <table:table-cell office:value-type="float" office:value="10619.1" calcext:value-type="float">
            <text:p>10619.1</text:p>
          </table:table-cell>
          <table:table-cell office:value-type="float" office:value="10639.2" calcext:value-type="float">
            <text:p>10639.2</text:p>
          </table:table-cell>
          <table:table-cell office:value-type="float" office:value="10662.6" calcext:value-type="float">
            <text:p>10662.6</text:p>
          </table:table-cell>
          <table:table-cell office:value-type="float" office:value="10627.3" calcext:value-type="float">
            <text:p>10627.3</text:p>
          </table:table-cell>
          <table:table-cell office:value-type="float" office:value="10648.2" calcext:value-type="float">
            <text:p>10648.2</text:p>
          </table:table-cell>
          <table:table-cell office:value-type="float" office:value="10575.1" calcext:value-type="float">
            <text:p>10575.1</text:p>
          </table:table-cell>
          <table:table-cell office:value-type="float" office:value="10560.6" calcext:value-type="float">
            <text:p>10560.6</text:p>
          </table:table-cell>
          <table:table-cell office:value-type="float" office:value="10480.8" calcext:value-type="float">
            <text:p>10480.8</text:p>
          </table:table-cell>
          <table:table-cell office:value-type="float" office:value="10434.6" calcext:value-type="float">
            <text:p>10434.6</text:p>
          </table:table-cell>
          <table:table-cell office:value-type="float" office:value="10391.4" calcext:value-type="float">
            <text:p>10391.4</text:p>
          </table:table-cell>
          <table:table-cell office:value-type="float" office:value="10411.1" calcext:value-type="float">
            <text:p>10411.1</text:p>
          </table:table-cell>
          <table:table-cell office:value-type="float" office:value="10425.7" calcext:value-type="float">
            <text:p>10425.7</text:p>
          </table:table-cell>
          <table:table-cell office:value-type="float" office:value="10430.8" calcext:value-type="float">
            <text:p>10430.8</text:p>
          </table:table-cell>
          <table:table-cell office:value-type="float" office:value="10387.5" calcext:value-type="float">
            <text:p>10387.5</text:p>
          </table:table-cell>
          <table:table-cell office:value-type="float" office:value="10377.6" calcext:value-type="float">
            <text:p>10377.6</text:p>
          </table:table-cell>
          <table:table-cell office:value-type="float" office:value="10422.9" calcext:value-type="float">
            <text:p>10422.9</text:p>
          </table:table-cell>
          <table:table-cell office:value-type="float" office:value="10402.9" calcext:value-type="float">
            <text:p>10402.9</text:p>
          </table:table-cell>
          <table:table-cell office:value-type="float" office:value="10333.1" calcext:value-type="float">
            <text:p>10333.1</text:p>
          </table:table-cell>
          <table:table-cell office:value-type="float" office:value="10267.3" calcext:value-type="float">
            <text:p>10267.3</text:p>
          </table:table-cell>
          <table:table-cell office:value-type="float" office:value="10172.3" calcext:value-type="float">
            <text:p>10172.3</text:p>
          </table:table-cell>
          <table:table-cell office:value-type="float" office:value="10171.7" calcext:value-type="float">
            <text:p>10171.7</text:p>
          </table:table-cell>
          <table:table-cell office:value-type="float" office:value="10164.5" calcext:value-type="float">
            <text:p>10164.5</text:p>
          </table:table-cell>
          <table:table-cell office:value-type="float" office:value="10174.2" calcext:value-type="float">
            <text:p>10174.2</text:p>
          </table:table-cell>
          <table:table-cell office:value-type="float" office:value="10114" calcext:value-type="float">
            <text:p>10114</text:p>
          </table:table-cell>
          <table:table-cell office:value-type="float" office:value="10100.1" calcext:value-type="float">
            <text:p>10100.1</text:p>
          </table:table-cell>
          <table:table-cell office:value-type="float" office:value="10096.5" calcext:value-type="float">
            <text:p>10096.5</text:p>
          </table:table-cell>
          <table:table-cell office:value-type="float" office:value="10059.4" calcext:value-type="float">
            <text:p>10059.4</text:p>
          </table:table-cell>
          <table:table-cell office:value-type="float" office:value="10082.8" calcext:value-type="float">
            <text:p>10082.8</text:p>
          </table:table-cell>
          <table:table-cell office:value-type="float" office:value="10090.8" calcext:value-type="float">
            <text:p>10090.8</text:p>
          </table:table-cell>
          <table:table-cell office:value-type="float" office:value="10112.9" calcext:value-type="float">
            <text:p>10112.9</text:p>
          </table:table-cell>
          <table:table-cell office:value-type="float" office:value="10158.7" calcext:value-type="float">
            <text:p>10158.7</text:p>
          </table:table-cell>
          <table:table-cell office:value-type="float" office:value="10067.6" calcext:value-type="float">
            <text:p>10067.6</text:p>
          </table:table-cell>
          <table:table-cell office:value-type="float" office:value="10125.1" calcext:value-type="float">
            <text:p>10125.1</text:p>
          </table:table-cell>
          <table:table-cell office:value-type="float" office:value="10033.4" calcext:value-type="float">
            <text:p>10033.4</text:p>
          </table:table-cell>
          <table:table-cell office:value-type="float" office:value="10122.3" calcext:value-type="float">
            <text:p>10122.3</text:p>
          </table:table-cell>
          <table:table-cell office:value-type="float" office:value="10021.1" calcext:value-type="float">
            <text:p>10021.1</text:p>
          </table:table-cell>
          <table:table-cell office:value-type="float" office:value="10037.4" calcext:value-type="float">
            <text:p>10037.4</text:p>
          </table:table-cell>
          <table:table-cell office:value-type="float" office:value="10048.2" calcext:value-type="float">
            <text:p>10048.2</text:p>
          </table:table-cell>
          <table:table-cell office:value-type="float" office:value="10006.7" calcext:value-type="float">
            <text:p>10006.7</text:p>
          </table:table-cell>
          <table:table-cell office:value-type="float" office:value="10047.1" calcext:value-type="float">
            <text:p>10047.1</text:p>
          </table:table-cell>
          <table:table-cell office:value-type="float" office:value="9972.27" calcext:value-type="float">
            <text:p>9972.27</text:p>
          </table:table-cell>
          <table:table-cell office:value-type="float" office:value="9989.09" calcext:value-type="float">
            <text:p>9989.09</text:p>
          </table:table-cell>
          <table:table-cell office:value-type="float" office:value="9995.99" calcext:value-type="float">
            <text:p>9995.99</text:p>
          </table:table-cell>
          <table:table-cell office:value-type="float" office:value="9979.7" calcext:value-type="float">
            <text:p>9979.7</text:p>
          </table:table-cell>
          <table:table-cell office:value-type="float" office:value="9973.35" calcext:value-type="float">
            <text:p>9973.35</text:p>
          </table:table-cell>
          <table:table-cell office:value-type="float" office:value="9978.7" calcext:value-type="float">
            <text:p>9978.7</text:p>
          </table:table-cell>
          <table:table-cell office:value-type="float" office:value="9943.48" calcext:value-type="float">
            <text:p>9943.48</text:p>
          </table:table-cell>
          <table:table-cell office:value-type="float" office:value="9925.13" calcext:value-type="float">
            <text:p>9925.13</text:p>
          </table:table-cell>
          <table:table-cell office:value-type="float" office:value="9893.97" calcext:value-type="float">
            <text:p>9893.97</text:p>
          </table:table-cell>
          <table:table-cell office:value-type="float" office:value="9902.69" calcext:value-type="float">
            <text:p>9902.69</text:p>
          </table:table-cell>
          <table:table-cell office:value-type="float" office:value="9902.07" calcext:value-type="float">
            <text:p>9902.07</text:p>
          </table:table-cell>
          <table:table-cell office:value-type="float" office:value="9873.45" calcext:value-type="float">
            <text:p>9873.45</text:p>
          </table:table-cell>
          <table:table-cell office:value-type="float" office:value="9823.26" calcext:value-type="float">
            <text:p>9823.26</text:p>
          </table:table-cell>
          <table:table-cell office:value-type="float" office:value="9854.96" calcext:value-type="float">
            <text:p>9854.96</text:p>
          </table:table-cell>
          <table:table-cell office:value-type="float" office:value="9868.98" calcext:value-type="float">
            <text:p>9868.98</text:p>
          </table:table-cell>
          <table:table-cell office:value-type="float" office:value="9770.14" calcext:value-type="float">
            <text:p>9770.14</text:p>
          </table:table-cell>
          <table:table-cell office:value-type="float" office:value="9770.98" calcext:value-type="float">
            <text:p>9770.98</text:p>
          </table:table-cell>
          <table:table-cell office:value-type="float" office:value="9800.26" calcext:value-type="float">
            <text:p>9800.26</text:p>
          </table:table-cell>
          <table:table-cell office:value-type="float" office:value="9666.1" calcext:value-type="float">
            <text:p>9666.1</text:p>
          </table:table-cell>
          <table:table-cell office:value-type="float" office:value="9575.31" calcext:value-type="float">
            <text:p>9575.31</text:p>
          </table:table-cell>
          <table:table-cell office:value-type="float" office:value="9570.94" calcext:value-type="float">
            <text:p>9570.94</text:p>
          </table:table-cell>
          <table:table-cell office:value-type="float" office:value="9605.36" calcext:value-type="float">
            <text:p>9605.36</text:p>
          </table:table-cell>
          <table:table-cell office:value-type="float" office:value="9593.61" calcext:value-type="float">
            <text:p>9593.61</text:p>
          </table:table-cell>
          <table:table-cell office:value-type="float" office:value="9570.68" calcext:value-type="float">
            <text:p>9570.68</text:p>
          </table:table-cell>
          <table:table-cell office:value-type="float" office:value="9581.93" calcext:value-type="float">
            <text:p>9581.93</text:p>
          </table:table-cell>
          <table:table-cell office:value-type="float" office:value="9537.96" calcext:value-type="float">
            <text:p>9537.96</text:p>
          </table:table-cell>
          <table:table-cell office:value-type="float" office:value="9483.33" calcext:value-type="float">
            <text:p>9483.33</text:p>
          </table:table-cell>
          <table:table-cell office:value-type="float" office:value="9487.53" calcext:value-type="float">
            <text:p>9487.53</text:p>
          </table:table-cell>
          <table:table-cell office:value-type="float" office:value="9566.12" calcext:value-type="float">
            <text:p>9566.12</text:p>
          </table:table-cell>
          <table:table-cell office:value-type="float" office:value="9452.56" calcext:value-type="float">
            <text:p>9452.56</text:p>
          </table:table-cell>
          <table:table-cell office:value-type="float" office:value="9395.54" calcext:value-type="float">
            <text:p>9395.54</text:p>
          </table:table-cell>
          <table:table-cell office:value-type="float" office:value="9352.96" calcext:value-type="float">
            <text:p>9352.96</text:p>
          </table:table-cell>
          <table:table-cell office:value-type="float" office:value="9340.55" calcext:value-type="float">
            <text:p>9340.55</text:p>
          </table:table-cell>
          <table:table-cell office:value-type="float" office:value="9332.42" calcext:value-type="float">
            <text:p>9332.42</text:p>
          </table:table-cell>
          <table:table-cell office:value-type="float" office:value="9355.84" calcext:value-type="float">
            <text:p>9355.84</text:p>
          </table:table-cell>
          <table:table-cell office:value-type="float" office:value="9296.41" calcext:value-type="float">
            <text:p>9296.41</text:p>
          </table:table-cell>
          <table:table-cell office:value-type="float" office:value="9383.78" calcext:value-type="float">
            <text:p>9383.78</text:p>
          </table:table-cell>
          <table:table-cell office:value-type="float" office:value="9367.23" calcext:value-type="float">
            <text:p>9367.23</text:p>
          </table:table-cell>
          <table:table-cell office:value-type="float" office:value="9397.78" calcext:value-type="float">
            <text:p>9397.78</text:p>
          </table:table-cell>
          <table:table-cell office:value-type="float" office:value="9338.54" calcext:value-type="float">
            <text:p>9338.54</text:p>
          </table:table-cell>
          <table:table-cell office:value-type="float" office:value="9285.31" calcext:value-type="float">
            <text:p>9285.31</text:p>
          </table:table-cell>
          <table:table-cell office:value-type="float" office:value="9230.96" calcext:value-type="float">
            <text:p>9230.96</text:p>
          </table:table-cell>
          <table:table-cell office:value-type="float" office:value="9222.56" calcext:value-type="float">
            <text:p>9222.56</text:p>
          </table:table-cell>
          <table:table-cell office:value-type="float" office:value="9225.46" calcext:value-type="float">
            <text:p>9225.46</text:p>
          </table:table-cell>
          <table:table-cell office:value-type="float" office:value="9233.61" calcext:value-type="float">
            <text:p>9233.61</text:p>
          </table:table-cell>
          <table:table-cell office:value-type="float" office:value="9186.24" calcext:value-type="float">
            <text:p>9186.24</text:p>
          </table:table-cell>
          <table:table-cell office:value-type="float" office:value="9259.65" calcext:value-type="float">
            <text:p>9259.65</text:p>
          </table:table-cell>
          <table:table-cell office:value-type="float" office:value="9187.64" calcext:value-type="float">
            <text:p>9187.64</text:p>
          </table:table-cell>
          <table:table-cell office:value-type="float" office:value="9201.89" calcext:value-type="float">
            <text:p>9201.89</text:p>
          </table:table-cell>
          <table:table-cell office:value-type="float" office:value="9077.5" calcext:value-type="float">
            <text:p>9077.5</text:p>
          </table:table-cell>
          <table:table-cell office:value-type="float" office:value="9071.83" calcext:value-type="float">
            <text:p>9071.83</text:p>
          </table:table-cell>
          <table:table-cell office:value-type="float" office:value="9069.6" calcext:value-type="float">
            <text:p>9069.6</text:p>
          </table:table-cell>
          <table:table-cell office:value-type="float" office:value="9083.92" calcext:value-type="float">
            <text:p>9083.92</text:p>
          </table:table-cell>
          <table:table-cell office:value-type="float" office:value="9074.87" calcext:value-type="float">
            <text:p>9074.87</text:p>
          </table:table-cell>
          <table:table-cell office:value-type="float" office:value="9017.66" calcext:value-type="float">
            <text:p>9017.66</text:p>
          </table:table-cell>
          <table:table-cell office:value-type="float" office:value="9054.73" calcext:value-type="float">
            <text:p>9054.73</text:p>
          </table:table-cell>
          <table:table-cell office:value-type="float" office:value="9043.15" calcext:value-type="float">
            <text:p>9043.15</text:p>
          </table:table-cell>
          <table:table-cell office:value-type="float" office:value="9039.3" calcext:value-type="float">
            <text:p>9039.3</text:p>
          </table:table-cell>
          <table:table-cell office:value-type="float" office:value="9109.71" calcext:value-type="float">
            <text:p>9109.71</text:p>
          </table:table-cell>
          <table:table-cell office:value-type="float" office:value="9064.12" calcext:value-type="float">
            <text:p>9064.12</text:p>
          </table:table-cell>
          <table:table-cell office:value-type="float" office:value="9061.2" calcext:value-type="float">
            <text:p>9061.2</text:p>
          </table:table-cell>
          <table:table-cell table:number-columns-repeated="37"/>
        </table:table-row>
        <table:table-row table:style-name="ro1">
          <table:table-cell table:number-columns-repeated="3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00-00-00</text:date>, <text:time style:data-style-name="N2" text:time-value="12:10:52.046112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6T12:11:58.747043360</dc:date>
    <dc:creator>Eric </dc:creator>
    <meta:generator>LibreOffice/4.2.7.2$Linux_X86_64 LibreOffice_project/420m0$Build-2</meta:generator>
    <meta:editing-duration>PT6M16S</meta:editing-duration>
    <meta:editing-cycles>4</meta:editing-cycles>
    <meta:document-statistic meta:table-count="1" meta:cell-count="29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34cm" svg:y="0.026cm" chart:style-name="ch2">
          <text:p>Elite Fitness for each Generation</text:p>
        </chart:title>
        <chart:subtitle svg:x="1.172cm" svg:y="0.824cm" chart:style-name="ch3">
          <text:p>Crossover: 100%, Mutation: 10%, Population: 100, K: 5, Dynamic Mutation: Off</text:p>
        </chart:subtitle>
        <chart:legend chart:legend-position="end" svg:x="13.651cm" svg:y="3.205cm" style:legend-expansion="high" chart:style-name="ch4"/>
        <chart:plot-area chart:style-name="ch5" table:cell-range-address="Sheet1.G1:Sheet1.G1 Sheet1.A2:Sheet1.JJ2 Sheet1.G6:Sheet1.G6 Sheet1.A7:Sheet1.KR7 Sheet1.G11:Sheet1.G11 Sheet1.A12:Sheet1.JI12 Sheet1.G16:Sheet1.G16 Sheet1.A17:Sheet1.HW17 Sheet1.G21:Sheet1.G21 Sheet1.A22:Sheet1.JG22" chart:data-source-has-labels="column" svg:x="0.319cm" svg:y="1.334cm" svg:width="13.01cm" svg:height="7.485cm">
          <chartooo:coordinate-region svg:x="1.496cm" svg:y="1.533cm" svg:width="11.833cm" svg:height="6.362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A2:Sheet1.JJ2" chart:label-cell-address="Sheet1.G1:Sheet1.G1" chart:class="chart:line">
            <chart:data-point chart:repeated="270"/>
          </chart:series>
          <chart:series chart:style-name="ch9" chart:values-cell-range-address="Sheet1.A7:Sheet1.KR7" chart:label-cell-address="Sheet1.G6:Sheet1.G6" chart:class="chart:line">
            <chart:data-point chart:repeated="304"/>
          </chart:series>
          <chart:series chart:style-name="ch10" chart:values-cell-range-address="Sheet1.A12:Sheet1.JI12" chart:label-cell-address="Sheet1.G11:Sheet1.G11" chart:class="chart:line">
            <chart:data-point chart:repeated="269"/>
          </chart:series>
          <chart:series chart:style-name="ch11" chart:values-cell-range-address="Sheet1.A17:Sheet1.HW17" chart:label-cell-address="Sheet1.G16:Sheet1.G16" chart:class="chart:line">
            <chart:data-point chart:repeated="231"/>
          </chart:series>
          <chart:series chart:style-name="ch12" chart:values-cell-range-address="Sheet1.A22:Sheet1.JG22" chart:label-cell-address="Sheet1.G21:Sheet1.G21" chart:class="chart:line">
            <chart:data-point chart:repeated="26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</table:table-row>
          </table:table-header-rows>
          <table:table-rows>
            <table:table-row>
              <table:table-cell office:value-type="string">
                <text:p>Run: 1</text:p>
                <draw:g>
                  <svg:desc>Sheet1.G1:Sheet1.G1</svg:desc>
                </draw:g>
              </table:table-cell>
              <table:table-cell office:value-type="float" office:value="25299.9">
                <text:p>25299.9</text:p>
                <draw:g>
                  <svg:desc>Sheet1.A2:Sheet1.JJ2</svg:desc>
                </draw:g>
              </table:table-cell>
              <table:table-cell office:value-type="float" office:value="25171.4">
                <text:p>25171.4</text:p>
              </table:table-cell>
              <table:table-cell office:value-type="float" office:value="25171.4">
                <text:p>25171.4</text:p>
              </table:table-cell>
              <table:table-cell office:value-type="float" office:value="24959.4">
                <text:p>24959.4</text:p>
              </table:table-cell>
              <table:table-cell office:value-type="float" office:value="24959.4">
                <text:p>24959.4</text:p>
              </table:table-cell>
              <table:table-cell office:value-type="float" office:value="24657">
                <text:p>24657</text:p>
              </table:table-cell>
              <table:table-cell office:value-type="float" office:value="24467.9">
                <text:p>24467.9</text:p>
              </table:table-cell>
              <table:table-cell office:value-type="float" office:value="24451.5">
                <text:p>24451.5</text:p>
              </table:table-cell>
              <table:table-cell office:value-type="float" office:value="24451.5">
                <text:p>24451.5</text:p>
              </table:table-cell>
              <table:table-cell office:value-type="float" office:value="24323.5">
                <text:p>24323.5</text:p>
              </table:table-cell>
              <table:table-cell office:value-type="float" office:value="24089.4">
                <text:p>24089.4</text:p>
              </table:table-cell>
              <table:table-cell office:value-type="float" office:value="24089.4">
                <text:p>24089.4</text:p>
              </table:table-cell>
              <table:table-cell office:value-type="float" office:value="23173.9">
                <text:p>23173.9</text:p>
              </table:table-cell>
              <table:table-cell office:value-type="float" office:value="23173.9">
                <text:p>23173.9</text:p>
              </table:table-cell>
              <table:table-cell office:value-type="float" office:value="23173.9">
                <text:p>23173.9</text:p>
              </table:table-cell>
              <table:table-cell office:value-type="float" office:value="22968.5">
                <text:p>22968.5</text:p>
              </table:table-cell>
              <table:table-cell office:value-type="float" office:value="22968.5">
                <text:p>22968.5</text:p>
              </table:table-cell>
              <table:table-cell office:value-type="float" office:value="22937.4">
                <text:p>22937.4</text:p>
              </table:table-cell>
              <table:table-cell office:value-type="float" office:value="22880.9">
                <text:p>22880.9</text:p>
              </table:table-cell>
              <table:table-cell office:value-type="float" office:value="22880.9">
                <text:p>22880.9</text:p>
              </table:table-cell>
              <table:table-cell office:value-type="float" office:value="22646.1">
                <text:p>22646.1</text:p>
              </table:table-cell>
              <table:table-cell office:value-type="float" office:value="22646.1">
                <text:p>22646.1</text:p>
              </table:table-cell>
              <table:table-cell office:value-type="float" office:value="22324.4">
                <text:p>22324.4</text:p>
              </table:table-cell>
              <table:table-cell office:value-type="float" office:value="21579">
                <text:p>21579</text:p>
              </table:table-cell>
              <table:table-cell office:value-type="float" office:value="21579">
                <text:p>21579</text:p>
              </table:table-cell>
              <table:table-cell office:value-type="float" office:value="21092.8">
                <text:p>21092.8</text:p>
              </table:table-cell>
              <table:table-cell office:value-type="float" office:value="21092.8">
                <text:p>21092.8</text:p>
              </table:table-cell>
              <table:table-cell office:value-type="float" office:value="21092.8">
                <text:p>21092.8</text:p>
              </table:table-cell>
              <table:table-cell office:value-type="float" office:value="20796.5">
                <text:p>20796.5</text:p>
              </table:table-cell>
              <table:table-cell office:value-type="float" office:value="20364.1">
                <text:p>20364.1</text:p>
              </table:table-cell>
              <table:table-cell office:value-type="float" office:value="20364.1">
                <text:p>20364.1</text:p>
              </table:table-cell>
              <table:table-cell office:value-type="float" office:value="20327.4">
                <text:p>20327.4</text:p>
              </table:table-cell>
              <table:table-cell office:value-type="float" office:value="20327.4">
                <text:p>20327.4</text:p>
              </table:table-cell>
              <table:table-cell office:value-type="float" office:value="19801.8">
                <text:p>19801.8</text:p>
              </table:table-cell>
              <table:table-cell office:value-type="float" office:value="19624.2">
                <text:p>19624.2</text:p>
              </table:table-cell>
              <table:table-cell office:value-type="float" office:value="19624.2">
                <text:p>19624.2</text:p>
              </table:table-cell>
              <table:table-cell office:value-type="float" office:value="19624.2">
                <text:p>19624.2</text:p>
              </table:table-cell>
              <table:table-cell office:value-type="float" office:value="19403.8">
                <text:p>19403.8</text:p>
              </table:table-cell>
              <table:table-cell office:value-type="float" office:value="19403.8">
                <text:p>19403.8</text:p>
              </table:table-cell>
              <table:table-cell office:value-type="float" office:value="19403.8">
                <text:p>19403.8</text:p>
              </table:table-cell>
              <table:table-cell office:value-type="float" office:value="19403.8">
                <text:p>19403.8</text:p>
              </table:table-cell>
              <table:table-cell office:value-type="float" office:value="19089.6">
                <text:p>19089.6</text:p>
              </table:table-cell>
              <table:table-cell office:value-type="float" office:value="19089.6">
                <text:p>19089.6</text:p>
              </table:table-cell>
              <table:table-cell office:value-type="float" office:value="19061">
                <text:p>19061</text:p>
              </table:table-cell>
              <table:table-cell office:value-type="float" office:value="19061">
                <text:p>19061</text:p>
              </table:table-cell>
              <table:table-cell office:value-type="float" office:value="18669.9">
                <text:p>18669.9</text:p>
              </table:table-cell>
              <table:table-cell office:value-type="float" office:value="18669.9">
                <text:p>18669.9</text:p>
              </table:table-cell>
              <table:table-cell office:value-type="float" office:value="18666.4">
                <text:p>18666.4</text:p>
              </table:table-cell>
              <table:table-cell office:value-type="float" office:value="18535.3">
                <text:p>18535.3</text:p>
              </table:table-cell>
              <table:table-cell office:value-type="float" office:value="18535.3">
                <text:p>18535.3</text:p>
              </table:table-cell>
              <table:table-cell office:value-type="float" office:value="18423.3">
                <text:p>18423.3</text:p>
              </table:table-cell>
              <table:table-cell office:value-type="float" office:value="18423.3">
                <text:p>18423.3</text:p>
              </table:table-cell>
              <table:table-cell office:value-type="float" office:value="18423.3">
                <text:p>18423.3</text:p>
              </table:table-cell>
              <table:table-cell office:value-type="float" office:value="18113.5">
                <text:p>18113.5</text:p>
              </table:table-cell>
              <table:table-cell office:value-type="float" office:value="18113.5">
                <text:p>18113.5</text:p>
              </table:table-cell>
              <table:table-cell office:value-type="float" office:value="18113.5">
                <text:p>18113.5</text:p>
              </table:table-cell>
              <table:table-cell office:value-type="float" office:value="18113.5">
                <text:p>18113.5</text:p>
              </table:table-cell>
              <table:table-cell office:value-type="float" office:value="17808.7">
                <text:p>17808.7</text:p>
              </table:table-cell>
              <table:table-cell office:value-type="float" office:value="17517.1">
                <text:p>17517.1</text:p>
              </table:table-cell>
              <table:table-cell office:value-type="float" office:value="17517.1">
                <text:p>17517.1</text:p>
              </table:table-cell>
              <table:table-cell office:value-type="float" office:value="17458.4">
                <text:p>17458.4</text:p>
              </table:table-cell>
              <table:table-cell office:value-type="float" office:value="17458.4">
                <text:p>17458.4</text:p>
              </table:table-cell>
              <table:table-cell office:value-type="float" office:value="17449.4">
                <text:p>17449.4</text:p>
              </table:table-cell>
              <table:table-cell office:value-type="float" office:value="17449.4">
                <text:p>17449.4</text:p>
              </table:table-cell>
              <table:table-cell office:value-type="float" office:value="17137">
                <text:p>17137</text:p>
              </table:table-cell>
              <table:table-cell office:value-type="float" office:value="17137">
                <text:p>17137</text:p>
              </table:table-cell>
              <table:table-cell office:value-type="float" office:value="16893.5">
                <text:p>16893.5</text:p>
              </table:table-cell>
              <table:table-cell office:value-type="float" office:value="16893.5">
                <text:p>16893.5</text:p>
              </table:table-cell>
              <table:table-cell office:value-type="float" office:value="16893.5">
                <text:p>16893.5</text:p>
              </table:table-cell>
              <table:table-cell office:value-type="float" office:value="16671.3">
                <text:p>16671.3</text:p>
              </table:table-cell>
              <table:table-cell office:value-type="float" office:value="16671.3">
                <text:p>16671.3</text:p>
              </table:table-cell>
              <table:table-cell office:value-type="float" office:value="16487.1">
                <text:p>16487.1</text:p>
              </table:table-cell>
              <table:table-cell office:value-type="float" office:value="16487.1">
                <text:p>16487.1</text:p>
              </table:table-cell>
              <table:table-cell office:value-type="float" office:value="16487.1">
                <text:p>16487.1</text:p>
              </table:table-cell>
              <table:table-cell office:value-type="float" office:value="15476.1">
                <text:p>15476.1</text:p>
              </table:table-cell>
              <table:table-cell office:value-type="float" office:value="15476.1">
                <text:p>15476.1</text:p>
              </table:table-cell>
              <table:table-cell office:value-type="float" office:value="15279.8">
                <text:p>15279.8</text:p>
              </table:table-cell>
              <table:table-cell office:value-type="float" office:value="15279.8">
                <text:p>15279.8</text:p>
              </table:table-cell>
              <table:table-cell office:value-type="float" office:value="15080">
                <text:p>15080</text:p>
              </table:table-cell>
              <table:table-cell office:value-type="float" office:value="14665">
                <text:p>14665</text:p>
              </table:table-cell>
              <table:table-cell office:value-type="float" office:value="14665">
                <text:p>14665</text:p>
              </table:table-cell>
              <table:table-cell office:value-type="float" office:value="14665">
                <text:p>14665</text:p>
              </table:table-cell>
              <table:table-cell office:value-type="float" office:value="14585.9">
                <text:p>14585.9</text:p>
              </table:table-cell>
              <table:table-cell office:value-type="float" office:value="14585.9">
                <text:p>14585.9</text:p>
              </table:table-cell>
              <table:table-cell office:value-type="float" office:value="14585.9">
                <text:p>14585.9</text:p>
              </table:table-cell>
              <table:table-cell office:value-type="float" office:value="14455.7">
                <text:p>14455.7</text:p>
              </table:table-cell>
              <table:table-cell office:value-type="float" office:value="14455.7">
                <text:p>14455.7</text:p>
              </table:table-cell>
              <table:table-cell office:value-type="float" office:value="14393.7">
                <text:p>14393.7</text:p>
              </table:table-cell>
              <table:table-cell office:value-type="float" office:value="14393.7">
                <text:p>14393.7</text:p>
              </table:table-cell>
              <table:table-cell office:value-type="float" office:value="14393.7">
                <text:p>14393.7</text:p>
              </table:table-cell>
              <table:table-cell office:value-type="float" office:value="14393.7">
                <text:p>14393.7</text:p>
              </table:table-cell>
              <table:table-cell office:value-type="float" office:value="14303.9">
                <text:p>14303.9</text:p>
              </table:table-cell>
              <table:table-cell office:value-type="float" office:value="14289.1">
                <text:p>14289.1</text:p>
              </table:table-cell>
              <table:table-cell office:value-type="float" office:value="14289.1">
                <text:p>14289.1</text:p>
              </table:table-cell>
              <table:table-cell office:value-type="float" office:value="14289.1">
                <text:p>14289.1</text:p>
              </table:table-cell>
              <table:table-cell office:value-type="float" office:value="14271.2">
                <text:p>14271.2</text:p>
              </table:table-cell>
              <table:table-cell office:value-type="float" office:value="14053.9">
                <text:p>14053.9</text:p>
              </table:table-cell>
              <table:table-cell office:value-type="float" office:value="14053.9">
                <text:p>14053.9</text:p>
              </table:table-cell>
              <table:table-cell office:value-type="float" office:value="14053.9">
                <text:p>14053.9</text:p>
              </table:table-cell>
              <table:table-cell office:value-type="float" office:value="13626.3">
                <text:p>13626.3</text:p>
              </table:table-cell>
              <table:table-cell office:value-type="float" office:value="13626.3">
                <text:p>13626.3</text:p>
              </table:table-cell>
              <table:table-cell office:value-type="float" office:value="13614.1">
                <text:p>13614.1</text:p>
              </table:table-cell>
              <table:table-cell office:value-type="float" office:value="13614.1">
                <text:p>13614.1</text:p>
              </table:table-cell>
              <table:table-cell office:value-type="float" office:value="13230.2">
                <text:p>13230.2</text:p>
              </table:table-cell>
              <table:table-cell office:value-type="float" office:value="13230.2">
                <text:p>13230.2</text:p>
              </table:table-cell>
              <table:table-cell office:value-type="float" office:value="13143.8">
                <text:p>13143.8</text:p>
              </table:table-cell>
              <table:table-cell office:value-type="float" office:value="13143.8">
                <text:p>13143.8</text:p>
              </table:table-cell>
              <table:table-cell office:value-type="float" office:value="13132.2">
                <text:p>13132.2</text:p>
              </table:table-cell>
              <table:table-cell office:value-type="float" office:value="13075.7">
                <text:p>13075.7</text:p>
              </table:table-cell>
              <table:table-cell office:value-type="float" office:value="13075.7">
                <text:p>13075.7</text:p>
              </table:table-cell>
              <table:table-cell office:value-type="float" office:value="13075.7">
                <text:p>13075.7</text:p>
              </table:table-cell>
              <table:table-cell office:value-type="float" office:value="12768.6">
                <text:p>12768.6</text:p>
              </table:table-cell>
              <table:table-cell office:value-type="float" office:value="12768.6">
                <text:p>12768.6</text:p>
              </table:table-cell>
              <table:table-cell office:value-type="float" office:value="12718.7">
                <text:p>12718.7</text:p>
              </table:table-cell>
              <table:table-cell office:value-type="float" office:value="12685.5">
                <text:p>12685.5</text:p>
              </table:table-cell>
              <table:table-cell office:value-type="float" office:value="12685.5">
                <text:p>12685.5</text:p>
              </table:table-cell>
              <table:table-cell office:value-type="float" office:value="12685.5">
                <text:p>12685.5</text:p>
              </table:table-cell>
              <table:table-cell office:value-type="float" office:value="12685.5">
                <text:p>12685.5</text:p>
              </table:table-cell>
              <table:table-cell office:value-type="float" office:value="12685.5">
                <text:p>12685.5</text:p>
              </table:table-cell>
              <table:table-cell office:value-type="float" office:value="12685.5">
                <text:p>12685.5</text:p>
              </table:table-cell>
              <table:table-cell office:value-type="float" office:value="12528.8">
                <text:p>12528.8</text:p>
              </table:table-cell>
              <table:table-cell office:value-type="float" office:value="12528.8">
                <text:p>12528.8</text:p>
              </table:table-cell>
              <table:table-cell office:value-type="float" office:value="12528.8">
                <text:p>12528.8</text:p>
              </table:table-cell>
              <table:table-cell office:value-type="float" office:value="12034.9">
                <text:p>12034.9</text:p>
              </table:table-cell>
              <table:table-cell office:value-type="float" office:value="12034.9">
                <text:p>12034.9</text:p>
              </table:table-cell>
              <table:table-cell office:value-type="float" office:value="12034.9">
                <text:p>12034.9</text:p>
              </table:table-cell>
              <table:table-cell office:value-type="float" office:value="11936.1">
                <text:p>11936.1</text:p>
              </table:table-cell>
              <table:table-cell office:value-type="float" office:value="11936.1">
                <text:p>11936.1</text:p>
              </table:table-cell>
              <table:table-cell office:value-type="float" office:value="11936.1">
                <text:p>11936.1</text:p>
              </table:table-cell>
              <table:table-cell office:value-type="float" office:value="11936.1">
                <text:p>11936.1</text:p>
              </table:table-cell>
              <table:table-cell office:value-type="float" office:value="11936.1">
                <text:p>11936.1</text:p>
              </table:table-cell>
              <table:table-cell office:value-type="float" office:value="11936.1">
                <text:p>11936.1</text:p>
              </table:table-cell>
              <table:table-cell office:value-type="float" office:value="11920">
                <text:p>11920</text:p>
              </table:table-cell>
              <table:table-cell office:value-type="float" office:value="11920">
                <text:p>11920</text:p>
              </table:table-cell>
              <table:table-cell office:value-type="float" office:value="11885.1">
                <text:p>11885.1</text:p>
              </table:table-cell>
              <table:table-cell office:value-type="float" office:value="11813.6">
                <text:p>11813.6</text:p>
              </table:table-cell>
              <table:table-cell office:value-type="float" office:value="11813.6">
                <text:p>11813.6</text:p>
              </table:table-cell>
              <table:table-cell office:value-type="float" office:value="11813.6">
                <text:p>11813.6</text:p>
              </table:table-cell>
              <table:table-cell office:value-type="float" office:value="11813.6">
                <text:p>11813.6</text:p>
              </table:table-cell>
              <table:table-cell office:value-type="float" office:value="11813.6">
                <text:p>11813.6</text:p>
              </table:table-cell>
              <table:table-cell office:value-type="float" office:value="11732.2">
                <text:p>11732.2</text:p>
              </table:table-cell>
              <table:table-cell office:value-type="float" office:value="11732.2">
                <text:p>11732.2</text:p>
              </table:table-cell>
              <table:table-cell office:value-type="float" office:value="11732.2">
                <text:p>11732.2</text:p>
              </table:table-cell>
              <table:table-cell office:value-type="float" office:value="11718.3">
                <text:p>11718.3</text:p>
              </table:table-cell>
              <table:table-cell office:value-type="float" office:value="11718.3">
                <text:p>11718.3</text:p>
              </table:table-cell>
              <table:table-cell office:value-type="float" office:value="11718.3">
                <text:p>11718.3</text:p>
              </table:table-cell>
              <table:table-cell office:value-type="float" office:value="11695.4">
                <text:p>11695.4</text:p>
              </table:table-cell>
              <table:table-cell office:value-type="float" office:value="11695.4">
                <text:p>11695.4</text:p>
              </table:table-cell>
              <table:table-cell office:value-type="float" office:value="11536.6">
                <text:p>11536.6</text:p>
              </table:table-cell>
              <table:table-cell office:value-type="float" office:value="11347.9">
                <text:p>11347.9</text:p>
              </table:table-cell>
              <table:table-cell office:value-type="float" office:value="11347.9">
                <text:p>11347.9</text:p>
              </table:table-cell>
              <table:table-cell office:value-type="float" office:value="11347.9">
                <text:p>11347.9</text:p>
              </table:table-cell>
              <table:table-cell office:value-type="float" office:value="11267.7">
                <text:p>11267.7</text:p>
              </table:table-cell>
              <table:table-cell office:value-type="float" office:value="11267.7">
                <text:p>11267.7</text:p>
              </table:table-cell>
              <table:table-cell office:value-type="float" office:value="11267.7">
                <text:p>11267.7</text:p>
              </table:table-cell>
              <table:table-cell office:value-type="float" office:value="11160.3">
                <text:p>11160.3</text:p>
              </table:table-cell>
              <table:table-cell office:value-type="float" office:value="11160.3">
                <text:p>11160.3</text:p>
              </table:table-cell>
              <table:table-cell office:value-type="float" office:value="11160.3">
                <text:p>11160.3</text:p>
              </table:table-cell>
              <table:table-cell office:value-type="float" office:value="11154.3">
                <text:p>11154.3</text:p>
              </table:table-cell>
              <table:table-cell office:value-type="float" office:value="11154.3">
                <text:p>11154.3</text:p>
              </table:table-cell>
              <table:table-cell office:value-type="float" office:value="11154.3">
                <text:p>11154.3</text:p>
              </table:table-cell>
              <table:table-cell office:value-type="float" office:value="11154.3">
                <text:p>11154.3</text:p>
              </table:table-cell>
              <table:table-cell office:value-type="float" office:value="11154.3">
                <text:p>11154.3</text:p>
              </table:table-cell>
              <table:table-cell office:value-type="float" office:value="10979.4">
                <text:p>10979.4</text:p>
              </table:table-cell>
              <table:table-cell office:value-type="float" office:value="10979.4">
                <text:p>10979.4</text:p>
              </table:table-cell>
              <table:table-cell office:value-type="float" office:value="10979.4">
                <text:p>10979.4</text:p>
              </table:table-cell>
              <table:table-cell office:value-type="float" office:value="10979.4">
                <text:p>10979.4</text:p>
              </table:table-cell>
              <table:table-cell office:value-type="float" office:value="10979.4">
                <text:p>10979.4</text:p>
              </table:table-cell>
              <table:table-cell office:value-type="float" office:value="10979.4">
                <text:p>10979.4</text:p>
              </table:table-cell>
              <table:table-cell office:value-type="float" office:value="10979.4">
                <text:p>10979.4</text:p>
              </table:table-cell>
              <table:table-cell office:value-type="float" office:value="10979.4">
                <text:p>10979.4</text:p>
              </table:table-cell>
              <table:table-cell office:value-type="float" office:value="10979.4">
                <text:p>10979.4</text:p>
              </table:table-cell>
              <table:table-cell office:value-type="float" office:value="10979.4">
                <text:p>10979.4</text:p>
              </table:table-cell>
              <table:table-cell office:value-type="float" office:value="10979.4">
                <text:p>10979.4</text:p>
              </table:table-cell>
              <table:table-cell office:value-type="float" office:value="10955.5">
                <text:p>10955.5</text:p>
              </table:table-cell>
              <table:table-cell office:value-type="float" office:value="10955.5">
                <text:p>10955.5</text:p>
              </table:table-cell>
              <table:table-cell office:value-type="float" office:value="10955.5">
                <text:p>10955.5</text:p>
              </table:table-cell>
              <table:table-cell office:value-type="float" office:value="10955.5">
                <text:p>10955.5</text:p>
              </table:table-cell>
              <table:table-cell office:value-type="float" office:value="10955.5">
                <text:p>10955.5</text:p>
              </table:table-cell>
              <table:table-cell office:value-type="float" office:value="10955.5">
                <text:p>10955.5</text:p>
              </table:table-cell>
              <table:table-cell office:value-type="float" office:value="10955.5">
                <text:p>10955.5</text:p>
              </table:table-cell>
              <table:table-cell office:value-type="float" office:value="10955.5">
                <text:p>10955.5</text:p>
              </table:table-cell>
              <table:table-cell office:value-type="float" office:value="10955.5">
                <text:p>10955.5</text:p>
              </table:table-cell>
              <table:table-cell office:value-type="float" office:value="10955.5">
                <text:p>10955.5</text:p>
              </table:table-cell>
              <table:table-cell office:value-type="float" office:value="10873.9">
                <text:p>10873.9</text:p>
              </table:table-cell>
              <table:table-cell office:value-type="float" office:value="10826.1">
                <text:p>10826.1</text:p>
              </table:table-cell>
              <table:table-cell office:value-type="float" office:value="10826.1">
                <text:p>10826.1</text:p>
              </table:table-cell>
              <table:table-cell office:value-type="float" office:value="10826.1">
                <text:p>10826.1</text:p>
              </table:table-cell>
              <table:table-cell office:value-type="float" office:value="10826.1">
                <text:p>10826.1</text:p>
              </table:table-cell>
              <table:table-cell office:value-type="float" office:value="10826.1">
                <text:p>10826.1</text:p>
              </table:table-cell>
              <table:table-cell office:value-type="float" office:value="10826.1">
                <text:p>10826.1</text:p>
              </table:table-cell>
              <table:table-cell office:value-type="float" office:value="10826.1">
                <text:p>10826.1</text:p>
              </table:table-cell>
              <table:table-cell office:value-type="float" office:value="10826.1">
                <text:p>10826.1</text:p>
              </table:table-cell>
              <table:table-cell office:value-type="float" office:value="10750.2">
                <text:p>10750.2</text:p>
              </table:table-cell>
              <table:table-cell office:value-type="float" office:value="10697.1">
                <text:p>10697.1</text:p>
              </table:table-cell>
              <table:table-cell office:value-type="float" office:value="10697.1">
                <text:p>10697.1</text:p>
              </table:table-cell>
              <table:table-cell office:value-type="float" office:value="10697.1">
                <text:p>10697.1</text:p>
              </table:table-cell>
              <table:table-cell office:value-type="float" office:value="10697.1">
                <text:p>10697.1</text:p>
              </table:table-cell>
              <table:table-cell office:value-type="float" office:value="10503.1">
                <text:p>10503.1</text:p>
              </table:table-cell>
              <table:table-cell office:value-type="float" office:value="10503.1">
                <text:p>10503.1</text:p>
              </table:table-cell>
              <table:table-cell office:value-type="float" office:value="10503.1">
                <text:p>10503.1</text:p>
              </table:table-cell>
              <table:table-cell office:value-type="float" office:value="10503.1">
                <text:p>10503.1</text:p>
              </table:table-cell>
              <table:table-cell office:value-type="float" office:value="10503.1">
                <text:p>10503.1</text:p>
              </table:table-cell>
              <table:table-cell office:value-type="float" office:value="10427.9">
                <text:p>10427.9</text:p>
              </table:table-cell>
              <table:table-cell office:value-type="float" office:value="10427.9">
                <text:p>10427.9</text:p>
              </table:table-cell>
              <table:table-cell office:value-type="float" office:value="10427.9">
                <text:p>10427.9</text:p>
              </table:table-cell>
              <table:table-cell office:value-type="float" office:value="10427.9">
                <text:p>10427.9</text:p>
              </table:table-cell>
              <table:table-cell office:value-type="float" office:value="10368.9">
                <text:p>10368.9</text:p>
              </table:table-cell>
              <table:table-cell office:value-type="float" office:value="10368.9">
                <text:p>10368.9</text:p>
              </table:table-cell>
              <table:table-cell office:value-type="float" office:value="10368.9">
                <text:p>10368.9</text:p>
              </table:table-cell>
              <table:table-cell office:value-type="float" office:value="10368.9">
                <text:p>10368.9</text:p>
              </table:table-cell>
              <table:table-cell office:value-type="float" office:value="10368.9">
                <text:p>10368.9</text:p>
              </table:table-cell>
              <table:table-cell office:value-type="float" office:value="10078.9">
                <text:p>10078.9</text:p>
              </table:table-cell>
              <table:table-cell office:value-type="float" office:value="10078.9">
                <text:p>10078.9</text:p>
              </table:table-cell>
              <table:table-cell office:value-type="float" office:value="10078.9">
                <text:p>10078.9</text:p>
              </table:table-cell>
              <table:table-cell office:value-type="float" office:value="10078.9">
                <text:p>10078.9</text:p>
              </table:table-cell>
              <table:table-cell office:value-type="float" office:value="10078.9">
                <text:p>10078.9</text:p>
              </table:table-cell>
              <table:table-cell office:value-type="float" office:value="10078.9">
                <text:p>10078.9</text:p>
              </table:table-cell>
              <table:table-cell office:value-type="float" office:value="10039.4">
                <text:p>10039.4</text:p>
              </table:table-cell>
              <table:table-cell office:value-type="float" office:value="10039.4">
                <text:p>10039.4</text:p>
              </table:table-cell>
              <table:table-cell office:value-type="float" office:value="10039.4">
                <text:p>10039.4</text:p>
              </table:table-cell>
              <table:table-cell office:value-type="float" office:value="10006.7">
                <text:p>10006.7</text:p>
              </table:table-cell>
              <table:table-cell office:value-type="float" office:value="10006.7">
                <text:p>10006.7</text:p>
              </table:table-cell>
              <table:table-cell office:value-type="float" office:value="10006.7">
                <text:p>10006.7</text:p>
              </table:table-cell>
              <table:table-cell office:value-type="float" office:value="10002.1">
                <text:p>10002.1</text:p>
              </table:table-cell>
              <table:table-cell office:value-type="float" office:value="10002.1">
                <text:p>10002.1</text:p>
              </table:table-cell>
              <table:table-cell office:value-type="float" office:value="10002.1">
                <text:p>10002.1</text:p>
              </table:table-cell>
              <table:table-cell office:value-type="float" office:value="10002.1">
                <text:p>10002.1</text:p>
              </table:table-cell>
              <table:table-cell office:value-type="float" office:value="10002.1">
                <text:p>10002.1</text:p>
              </table:table-cell>
              <table:table-cell office:value-type="float" office:value="9979.21">
                <text:p>9979.21</text:p>
              </table:table-cell>
              <table:table-cell office:value-type="float" office:value="9979.21">
                <text:p>9979.21</text:p>
              </table:table-cell>
              <table:table-cell office:value-type="float" office:value="9979.21">
                <text:p>9979.21</text:p>
              </table:table-cell>
              <table:table-cell office:value-type="float" office:value="9979.21">
                <text:p>9979.21</text:p>
              </table:table-cell>
              <table:table-cell office:value-type="float" office:value="9965.23">
                <text:p>9965.23</text:p>
              </table:table-cell>
              <table:table-cell office:value-type="float" office:value="9965.23">
                <text:p>9965.23</text:p>
              </table:table-cell>
              <table:table-cell office:value-type="float" office:value="9965.23">
                <text:p>9965.23</text:p>
              </table:table-cell>
              <table:table-cell office:value-type="float" office:value="9965.23">
                <text:p>9965.23</text:p>
              </table:table-cell>
              <table:table-cell office:value-type="float" office:value="9957.84">
                <text:p>9957.84</text:p>
              </table:table-cell>
              <table:table-cell office:value-type="float" office:value="9957.84">
                <text:p>9957.84</text:p>
              </table:table-cell>
              <table:table-cell office:value-type="float" office:value="9957.84">
                <text:p>9957.84</text:p>
              </table:table-cell>
              <table:table-cell office:value-type="float" office:value="9758.95">
                <text:p>9758.95</text:p>
              </table:table-cell>
              <table:table-cell office:value-type="float" office:value="9758.95">
                <text:p>9758.95</text:p>
              </table:table-cell>
              <table:table-cell office:value-type="float" office:value="9758.95">
                <text:p>9758.95</text:p>
              </table:table-cell>
              <table:table-cell office:value-type="float" office:value="9758.95">
                <text:p>9758.95</text:p>
              </table:table-cell>
              <table:table-cell office:value-type="float" office:value="9758.95">
                <text:p>9758.95</text:p>
              </table:table-cell>
              <table:table-cell office:value-type="float" office:value="9748.04">
                <text:p>9748.04</text:p>
              </table:table-cell>
              <table:table-cell office:value-type="float" office:value="9748.04">
                <text:p>9748.04</text:p>
              </table:table-cell>
              <table:table-cell office:value-type="float" office:value="9748.04">
                <text:p>9748.04</text:p>
              </table:table-cell>
              <table:table-cell office:value-type="float" office:value="9748.04">
                <text:p>9748.04</text:p>
              </table:table-cell>
              <table:table-cell office:value-type="float" office:value="9748.04">
                <text:p>9748.04</text:p>
              </table:table-cell>
              <table:table-cell office:value-type="float" office:value="9748.04">
                <text:p>9748.04</text:p>
              </table:table-cell>
              <table:table-cell office:value-type="float" office:value="9663.66">
                <text:p>9663.66</text:p>
              </table:table-cell>
              <table:table-cell office:value-type="float" office:value="9663.66">
                <text:p>9663.66</text:p>
              </table:table-cell>
              <table:table-cell office:value-type="float" office:value="9663.66">
                <text:p>9663.66</text:p>
              </table:table-cell>
              <table:table-cell office:value-type="float" office:value="9321.29">
                <text:p>9321.29</text:p>
              </table:table-cell>
              <table:table-cell office:value-type="float" office:value="9321.29">
                <text:p>9321.29</text:p>
              </table:table-cell>
              <table:table-cell office:value-type="float" office:value="9321.29">
                <text:p>9321.29</text:p>
              </table:table-cell>
              <table:table-cell office:value-type="float" office:value="9321.29">
                <text:p>9321.29</text:p>
              </table:table-cell>
              <table:table-cell office:value-type="float" office:value="9321.29">
                <text:p>9321.29</text:p>
              </table:table-cell>
              <table:table-cell office:value-type="float" office:value="9321.29">
                <text:p>9321.29</text:p>
              </table:table-cell>
              <table:table-cell office:value-type="float" office:value="9321.29">
                <text:p>9321.29</text:p>
              </table:table-cell>
              <table:table-cell office:value-type="float" office:value="9321.29">
                <text:p>9321.29</text:p>
              </table:table-cell>
              <table:table-cell office:value-type="float" office:value="9321.29">
                <text:p>9321.29</text:p>
              </table:table-cell>
              <table:table-cell office:value-type="float" office:value="9321.29">
                <text:p>9321.29</text:p>
              </table:table-cell>
              <table:table-cell office:value-type="float" office:value="9321.29">
                <text:p>9321.29</text:p>
              </table:table-cell>
              <table:table-cell office:value-type="float" office:value="9321.29">
                <text:p>9321.29</text:p>
              </table:table-cell>
              <table:table-cell office:value-type="float" office:value="9321.29">
                <text:p>9321.29</text:p>
              </table:table-cell>
              <table:table-cell office:value-type="float" office:value="9321.29">
                <text:p>9321.29</text:p>
              </table:table-cell>
              <table:table-cell office:value-type="float" office:value="9321.29">
                <text:p>9321.29</text:p>
              </table:table-cell>
              <table:table-cell office:value-type="float" office:value="9321.29">
                <text:p>9321.29</text:p>
              </table:table-cell>
            </table:table-row>
            <table:table-row>
              <table:table-cell office:value-type="string">
                <text:p>Run: 2</text:p>
                <draw:g>
                  <svg:desc>Sheet1.G6:Sheet1.G6</svg:desc>
                </draw:g>
              </table:table-cell>
              <table:table-cell office:value-type="float" office:value="24180.1">
                <text:p>24180.1</text:p>
                <draw:g>
                  <svg:desc>Sheet1.A7:Sheet1.KR7</svg:desc>
                </draw:g>
              </table:table-cell>
              <table:table-cell office:value-type="float" office:value="23230.7">
                <text:p>23230.7</text:p>
              </table:table-cell>
              <table:table-cell office:value-type="float" office:value="22999.4">
                <text:p>22999.4</text:p>
              </table:table-cell>
              <table:table-cell office:value-type="float" office:value="22999.4">
                <text:p>22999.4</text:p>
              </table:table-cell>
              <table:table-cell office:value-type="float" office:value="22737.1">
                <text:p>22737.1</text:p>
              </table:table-cell>
              <table:table-cell office:value-type="float" office:value="21358">
                <text:p>21358</text:p>
              </table:table-cell>
              <table:table-cell office:value-type="float" office:value="21358">
                <text:p>21358</text:p>
              </table:table-cell>
              <table:table-cell office:value-type="float" office:value="21358">
                <text:p>21358</text:p>
              </table:table-cell>
              <table:table-cell office:value-type="float" office:value="20979.2">
                <text:p>20979.2</text:p>
              </table:table-cell>
              <table:table-cell office:value-type="float" office:value="20872.8">
                <text:p>20872.8</text:p>
              </table:table-cell>
              <table:table-cell office:value-type="float" office:value="20872.8">
                <text:p>20872.8</text:p>
              </table:table-cell>
              <table:table-cell office:value-type="float" office:value="19855.8">
                <text:p>19855.8</text:p>
              </table:table-cell>
              <table:table-cell office:value-type="float" office:value="19855.8">
                <text:p>19855.8</text:p>
              </table:table-cell>
              <table:table-cell office:value-type="float" office:value="19855.8">
                <text:p>19855.8</text:p>
              </table:table-cell>
              <table:table-cell office:value-type="float" office:value="19855.8">
                <text:p>19855.8</text:p>
              </table:table-cell>
              <table:table-cell office:value-type="float" office:value="19604.8">
                <text:p>19604.8</text:p>
              </table:table-cell>
              <table:table-cell office:value-type="float" office:value="19590.6">
                <text:p>19590.6</text:p>
              </table:table-cell>
              <table:table-cell office:value-type="float" office:value="19590.6">
                <text:p>19590.6</text:p>
              </table:table-cell>
              <table:table-cell office:value-type="float" office:value="18886.6">
                <text:p>18886.6</text:p>
              </table:table-cell>
              <table:table-cell office:value-type="float" office:value="18886.6">
                <text:p>18886.6</text:p>
              </table:table-cell>
              <table:table-cell office:value-type="float" office:value="18835.3">
                <text:p>18835.3</text:p>
              </table:table-cell>
              <table:table-cell office:value-type="float" office:value="18682">
                <text:p>18682</text:p>
              </table:table-cell>
              <table:table-cell office:value-type="float" office:value="18420.1">
                <text:p>18420.1</text:p>
              </table:table-cell>
              <table:table-cell office:value-type="float" office:value="18263.4">
                <text:p>18263.4</text:p>
              </table:table-cell>
              <table:table-cell office:value-type="float" office:value="18213.5">
                <text:p>18213.5</text:p>
              </table:table-cell>
              <table:table-cell office:value-type="float" office:value="17977.5">
                <text:p>17977.5</text:p>
              </table:table-cell>
              <table:table-cell office:value-type="float" office:value="17948.6">
                <text:p>17948.6</text:p>
              </table:table-cell>
              <table:table-cell office:value-type="float" office:value="17688.2">
                <text:p>17688.2</text:p>
              </table:table-cell>
              <table:table-cell office:value-type="float" office:value="17688.2">
                <text:p>17688.2</text:p>
              </table:table-cell>
              <table:table-cell office:value-type="float" office:value="17688.2">
                <text:p>17688.2</text:p>
              </table:table-cell>
              <table:table-cell office:value-type="float" office:value="17560.9">
                <text:p>17560.9</text:p>
              </table:table-cell>
              <table:table-cell office:value-type="float" office:value="17452.8">
                <text:p>17452.8</text:p>
              </table:table-cell>
              <table:table-cell office:value-type="float" office:value="17452.8">
                <text:p>17452.8</text:p>
              </table:table-cell>
              <table:table-cell office:value-type="float" office:value="17452.8">
                <text:p>17452.8</text:p>
              </table:table-cell>
              <table:table-cell office:value-type="float" office:value="16978">
                <text:p>16978</text:p>
              </table:table-cell>
              <table:table-cell office:value-type="float" office:value="16978">
                <text:p>16978</text:p>
              </table:table-cell>
              <table:table-cell office:value-type="float" office:value="16903.4">
                <text:p>16903.4</text:p>
              </table:table-cell>
              <table:table-cell office:value-type="float" office:value="16543.8">
                <text:p>16543.8</text:p>
              </table:table-cell>
              <table:table-cell office:value-type="float" office:value="16543.8">
                <text:p>16543.8</text:p>
              </table:table-cell>
              <table:table-cell office:value-type="float" office:value="16543.8">
                <text:p>16543.8</text:p>
              </table:table-cell>
              <table:table-cell office:value-type="float" office:value="16379.3">
                <text:p>16379.3</text:p>
              </table:table-cell>
              <table:table-cell office:value-type="float" office:value="16279.8">
                <text:p>16279.8</text:p>
              </table:table-cell>
              <table:table-cell office:value-type="float" office:value="16279.8">
                <text:p>16279.8</text:p>
              </table:table-cell>
              <table:table-cell office:value-type="float" office:value="16279.8">
                <text:p>16279.8</text:p>
              </table:table-cell>
              <table:table-cell office:value-type="float" office:value="16178.5">
                <text:p>16178.5</text:p>
              </table:table-cell>
              <table:table-cell office:value-type="float" office:value="15924.1">
                <text:p>15924.1</text:p>
              </table:table-cell>
              <table:table-cell office:value-type="float" office:value="15924.1">
                <text:p>15924.1</text:p>
              </table:table-cell>
              <table:table-cell office:value-type="float" office:value="15900.9">
                <text:p>15900.9</text:p>
              </table:table-cell>
              <table:table-cell office:value-type="float" office:value="15863">
                <text:p>15863</text:p>
              </table:table-cell>
              <table:table-cell office:value-type="float" office:value="15527.1">
                <text:p>15527.1</text:p>
              </table:table-cell>
              <table:table-cell office:value-type="float" office:value="15527.1">
                <text:p>15527.1</text:p>
              </table:table-cell>
              <table:table-cell office:value-type="float" office:value="15527.1">
                <text:p>15527.1</text:p>
              </table:table-cell>
              <table:table-cell office:value-type="float" office:value="15492.2">
                <text:p>15492.2</text:p>
              </table:table-cell>
              <table:table-cell office:value-type="float" office:value="14974.9">
                <text:p>14974.9</text:p>
              </table:table-cell>
              <table:table-cell office:value-type="float" office:value="14974.9">
                <text:p>14974.9</text:p>
              </table:table-cell>
              <table:table-cell office:value-type="float" office:value="14721.6">
                <text:p>14721.6</text:p>
              </table:table-cell>
              <table:table-cell office:value-type="float" office:value="14721.6">
                <text:p>14721.6</text:p>
              </table:table-cell>
              <table:table-cell office:value-type="float" office:value="14721.6">
                <text:p>14721.6</text:p>
              </table:table-cell>
              <table:table-cell office:value-type="float" office:value="14716.9">
                <text:p>14716.9</text:p>
              </table:table-cell>
              <table:table-cell office:value-type="float" office:value="14716.9">
                <text:p>14716.9</text:p>
              </table:table-cell>
              <table:table-cell office:value-type="float" office:value="14715.4">
                <text:p>14715.4</text:p>
              </table:table-cell>
              <table:table-cell office:value-type="float" office:value="14679.7">
                <text:p>14679.7</text:p>
              </table:table-cell>
              <table:table-cell office:value-type="float" office:value="14560.2">
                <text:p>14560.2</text:p>
              </table:table-cell>
              <table:table-cell office:value-type="float" office:value="14391.9">
                <text:p>14391.9</text:p>
              </table:table-cell>
              <table:table-cell office:value-type="float" office:value="14391.9">
                <text:p>14391.9</text:p>
              </table:table-cell>
              <table:table-cell office:value-type="float" office:value="14391.9">
                <text:p>14391.9</text:p>
              </table:table-cell>
              <table:table-cell office:value-type="float" office:value="14391.9">
                <text:p>14391.9</text:p>
              </table:table-cell>
              <table:table-cell office:value-type="float" office:value="14391.9">
                <text:p>14391.9</text:p>
              </table:table-cell>
              <table:table-cell office:value-type="float" office:value="14391.9">
                <text:p>14391.9</text:p>
              </table:table-cell>
              <table:table-cell office:value-type="float" office:value="14298.9">
                <text:p>14298.9</text:p>
              </table:table-cell>
              <table:table-cell office:value-type="float" office:value="14054.6">
                <text:p>14054.6</text:p>
              </table:table-cell>
              <table:table-cell office:value-type="float" office:value="14054.6">
                <text:p>14054.6</text:p>
              </table:table-cell>
              <table:table-cell office:value-type="float" office:value="14054.6">
                <text:p>14054.6</text:p>
              </table:table-cell>
              <table:table-cell office:value-type="float" office:value="14054.6">
                <text:p>14054.6</text:p>
              </table:table-cell>
              <table:table-cell office:value-type="float" office:value="13673.1">
                <text:p>13673.1</text:p>
              </table:table-cell>
              <table:table-cell office:value-type="float" office:value="13626.3">
                <text:p>13626.3</text:p>
              </table:table-cell>
              <table:table-cell office:value-type="float" office:value="13626.3">
                <text:p>13626.3</text:p>
              </table:table-cell>
              <table:table-cell office:value-type="float" office:value="13626.3">
                <text:p>13626.3</text:p>
              </table:table-cell>
              <table:table-cell office:value-type="float" office:value="13626.3">
                <text:p>13626.3</text:p>
              </table:table-cell>
              <table:table-cell office:value-type="float" office:value="13396.3">
                <text:p>13396.3</text:p>
              </table:table-cell>
              <table:table-cell office:value-type="float" office:value="13396.3">
                <text:p>13396.3</text:p>
              </table:table-cell>
              <table:table-cell office:value-type="float" office:value="12908.5">
                <text:p>12908.5</text:p>
              </table:table-cell>
              <table:table-cell office:value-type="float" office:value="12908.5">
                <text:p>12908.5</text:p>
              </table:table-cell>
              <table:table-cell office:value-type="float" office:value="12908.5">
                <text:p>12908.5</text:p>
              </table:table-cell>
              <table:table-cell office:value-type="float" office:value="12879.3">
                <text:p>12879.3</text:p>
              </table:table-cell>
              <table:table-cell office:value-type="float" office:value="12879.3">
                <text:p>12879.3</text:p>
              </table:table-cell>
              <table:table-cell office:value-type="float" office:value="12779.6">
                <text:p>12779.6</text:p>
              </table:table-cell>
              <table:table-cell office:value-type="float" office:value="12779.6">
                <text:p>12779.6</text:p>
              </table:table-cell>
              <table:table-cell office:value-type="float" office:value="12737.8">
                <text:p>12737.8</text:p>
              </table:table-cell>
              <table:table-cell office:value-type="float" office:value="12737.8">
                <text:p>12737.8</text:p>
              </table:table-cell>
              <table:table-cell office:value-type="float" office:value="12567.4">
                <text:p>12567.4</text:p>
              </table:table-cell>
              <table:table-cell office:value-type="float" office:value="12472.8">
                <text:p>12472.8</text:p>
              </table:table-cell>
              <table:table-cell office:value-type="float" office:value="12472.8">
                <text:p>12472.8</text:p>
              </table:table-cell>
              <table:table-cell office:value-type="float" office:value="12472.8">
                <text:p>12472.8</text:p>
              </table:table-cell>
              <table:table-cell office:value-type="float" office:value="12472.8">
                <text:p>12472.8</text:p>
              </table:table-cell>
              <table:table-cell office:value-type="float" office:value="12472.8">
                <text:p>12472.8</text:p>
              </table:table-cell>
              <table:table-cell office:value-type="float" office:value="12242.9">
                <text:p>12242.9</text:p>
              </table:table-cell>
              <table:table-cell office:value-type="float" office:value="12242.9">
                <text:p>12242.9</text:p>
              </table:table-cell>
              <table:table-cell office:value-type="float" office:value="12242.9">
                <text:p>12242.9</text:p>
              </table:table-cell>
              <table:table-cell office:value-type="float" office:value="12242.9">
                <text:p>12242.9</text:p>
              </table:table-cell>
              <table:table-cell office:value-type="float" office:value="12242.9">
                <text:p>12242.9</text:p>
              </table:table-cell>
              <table:table-cell office:value-type="float" office:value="12216.8">
                <text:p>12216.8</text:p>
              </table:table-cell>
              <table:table-cell office:value-type="float" office:value="12048.4">
                <text:p>12048.4</text:p>
              </table:table-cell>
              <table:table-cell office:value-type="float" office:value="12048.4">
                <text:p>12048.4</text:p>
              </table:table-cell>
              <table:table-cell office:value-type="float" office:value="12048.4">
                <text:p>12048.4</text:p>
              </table:table-cell>
              <table:table-cell office:value-type="float" office:value="12048.4">
                <text:p>12048.4</text:p>
              </table:table-cell>
              <table:table-cell office:value-type="float" office:value="12048.4">
                <text:p>12048.4</text:p>
              </table:table-cell>
              <table:table-cell office:value-type="float" office:value="12048.4">
                <text:p>12048.4</text:p>
              </table:table-cell>
              <table:table-cell office:value-type="float" office:value="11981.9">
                <text:p>11981.9</text:p>
              </table:table-cell>
              <table:table-cell office:value-type="float" office:value="11981.9">
                <text:p>11981.9</text:p>
              </table:table-cell>
              <table:table-cell office:value-type="float" office:value="11981.9">
                <text:p>11981.9</text:p>
              </table:table-cell>
              <table:table-cell office:value-type="float" office:value="11972.7">
                <text:p>11972.7</text:p>
              </table:table-cell>
              <table:table-cell office:value-type="float" office:value="11972.7">
                <text:p>11972.7</text:p>
              </table:table-cell>
              <table:table-cell office:value-type="float" office:value="11959.5">
                <text:p>11959.5</text:p>
              </table:table-cell>
              <table:table-cell office:value-type="float" office:value="11959.5">
                <text:p>11959.5</text:p>
              </table:table-cell>
              <table:table-cell office:value-type="float" office:value="11959.5">
                <text:p>11959.5</text:p>
              </table:table-cell>
              <table:table-cell office:value-type="float" office:value="11959.5">
                <text:p>11959.5</text:p>
              </table:table-cell>
              <table:table-cell office:value-type="float" office:value="11867.1">
                <text:p>11867.1</text:p>
              </table:table-cell>
              <table:table-cell office:value-type="float" office:value="11807.1">
                <text:p>11807.1</text:p>
              </table:table-cell>
              <table:table-cell office:value-type="float" office:value="11807.1">
                <text:p>11807.1</text:p>
              </table:table-cell>
              <table:table-cell office:value-type="float" office:value="11711.7">
                <text:p>11711.7</text:p>
              </table:table-cell>
              <table:table-cell office:value-type="float" office:value="11711.7">
                <text:p>11711.7</text:p>
              </table:table-cell>
              <table:table-cell office:value-type="float" office:value="11711.7">
                <text:p>11711.7</text:p>
              </table:table-cell>
              <table:table-cell office:value-type="float" office:value="11711.7">
                <text:p>11711.7</text:p>
              </table:table-cell>
              <table:table-cell office:value-type="float" office:value="11693.8">
                <text:p>11693.8</text:p>
              </table:table-cell>
              <table:table-cell office:value-type="float" office:value="11693.8">
                <text:p>11693.8</text:p>
              </table:table-cell>
              <table:table-cell office:value-type="float" office:value="11647.2">
                <text:p>11647.2</text:p>
              </table:table-cell>
              <table:table-cell office:value-type="float" office:value="11647.2">
                <text:p>11647.2</text:p>
              </table:table-cell>
              <table:table-cell office:value-type="float" office:value="11646.1">
                <text:p>11646.1</text:p>
              </table:table-cell>
              <table:table-cell office:value-type="float" office:value="11544.8">
                <text:p>11544.8</text:p>
              </table:table-cell>
              <table:table-cell office:value-type="float" office:value="11544.8">
                <text:p>11544.8</text:p>
              </table:table-cell>
              <table:table-cell office:value-type="float" office:value="11410">
                <text:p>11410</text:p>
              </table:table-cell>
              <table:table-cell office:value-type="float" office:value="11210.9">
                <text:p>11210.9</text:p>
              </table:table-cell>
              <table:table-cell office:value-type="float" office:value="11210.9">
                <text:p>11210.9</text:p>
              </table:table-cell>
              <table:table-cell office:value-type="float" office:value="11210.9">
                <text:p>11210.9</text:p>
              </table:table-cell>
              <table:table-cell office:value-type="float" office:value="11210.9">
                <text:p>11210.9</text:p>
              </table:table-cell>
              <table:table-cell office:value-type="float" office:value="11204.7">
                <text:p>11204.7</text:p>
              </table:table-cell>
              <table:table-cell office:value-type="float" office:value="11173.9">
                <text:p>11173.9</text:p>
              </table:table-cell>
              <table:table-cell office:value-type="float" office:value="11173.9">
                <text:p>11173.9</text:p>
              </table:table-cell>
              <table:table-cell office:value-type="float" office:value="11173.9">
                <text:p>11173.9</text:p>
              </table:table-cell>
              <table:table-cell office:value-type="float" office:value="11173.9">
                <text:p>11173.9</text:p>
              </table:table-cell>
              <table:table-cell office:value-type="float" office:value="11173.9">
                <text:p>11173.9</text:p>
              </table:table-cell>
              <table:table-cell office:value-type="float" office:value="11173.9">
                <text:p>11173.9</text:p>
              </table:table-cell>
              <table:table-cell office:value-type="float" office:value="11173.9">
                <text:p>11173.9</text:p>
              </table:table-cell>
              <table:table-cell office:value-type="float" office:value="11173.9">
                <text:p>11173.9</text:p>
              </table:table-cell>
              <table:table-cell office:value-type="float" office:value="11147.2">
                <text:p>11147.2</text:p>
              </table:table-cell>
              <table:table-cell office:value-type="float" office:value="11147.2">
                <text:p>11147.2</text:p>
              </table:table-cell>
              <table:table-cell office:value-type="float" office:value="11147.2">
                <text:p>11147.2</text:p>
              </table:table-cell>
              <table:table-cell office:value-type="float" office:value="11147.2">
                <text:p>11147.2</text:p>
              </table:table-cell>
              <table:table-cell office:value-type="float" office:value="11147.2">
                <text:p>11147.2</text:p>
              </table:table-cell>
              <table:table-cell office:value-type="float" office:value="11147.2">
                <text:p>11147.2</text:p>
              </table:table-cell>
              <table:table-cell office:value-type="float" office:value="11147.2">
                <text:p>11147.2</text:p>
              </table:table-cell>
              <table:table-cell office:value-type="float" office:value="11111.2">
                <text:p>11111.2</text:p>
              </table:table-cell>
              <table:table-cell office:value-type="float" office:value="11111.2">
                <text:p>11111.2</text:p>
              </table:table-cell>
              <table:table-cell office:value-type="float" office:value="11111.2">
                <text:p>11111.2</text:p>
              </table:table-cell>
              <table:table-cell office:value-type="float" office:value="11111.2">
                <text:p>11111.2</text:p>
              </table:table-cell>
              <table:table-cell office:value-type="float" office:value="11111.2">
                <text:p>11111.2</text:p>
              </table:table-cell>
              <table:table-cell office:value-type="float" office:value="11042.2">
                <text:p>11042.2</text:p>
              </table:table-cell>
              <table:table-cell office:value-type="float" office:value="11016.4">
                <text:p>11016.4</text:p>
              </table:table-cell>
              <table:table-cell office:value-type="float" office:value="11016.4">
                <text:p>11016.4</text:p>
              </table:table-cell>
              <table:table-cell office:value-type="float" office:value="11016.4">
                <text:p>11016.4</text:p>
              </table:table-cell>
              <table:table-cell office:value-type="float" office:value="11016.4">
                <text:p>11016.4</text:p>
              </table:table-cell>
              <table:table-cell office:value-type="float" office:value="11016.4">
                <text:p>11016.4</text:p>
              </table:table-cell>
              <table:table-cell office:value-type="float" office:value="11016.4">
                <text:p>11016.4</text:p>
              </table:table-cell>
              <table:table-cell office:value-type="float" office:value="11016.4">
                <text:p>11016.4</text:p>
              </table:table-cell>
              <table:table-cell office:value-type="float" office:value="11016.4">
                <text:p>11016.4</text:p>
              </table:table-cell>
              <table:table-cell office:value-type="float" office:value="10785.4">
                <text:p>10785.4</text:p>
              </table:table-cell>
              <table:table-cell office:value-type="float" office:value="10785.4">
                <text:p>10785.4</text:p>
              </table:table-cell>
              <table:table-cell office:value-type="float" office:value="10785.4">
                <text:p>10785.4</text:p>
              </table:table-cell>
              <table:table-cell office:value-type="float" office:value="10785.4">
                <text:p>10785.4</text:p>
              </table:table-cell>
              <table:table-cell office:value-type="float" office:value="10785.4">
                <text:p>10785.4</text:p>
              </table:table-cell>
              <table:table-cell office:value-type="float" office:value="10785.4">
                <text:p>10785.4</text:p>
              </table:table-cell>
              <table:table-cell office:value-type="float" office:value="10785.4">
                <text:p>10785.4</text:p>
              </table:table-cell>
              <table:table-cell office:value-type="float" office:value="10785.4">
                <text:p>10785.4</text:p>
              </table:table-cell>
              <table:table-cell office:value-type="float" office:value="10772.1">
                <text:p>10772.1</text:p>
              </table:table-cell>
              <table:table-cell office:value-type="float" office:value="10772.1">
                <text:p>10772.1</text:p>
              </table:table-cell>
              <table:table-cell office:value-type="float" office:value="10772.1">
                <text:p>10772.1</text:p>
              </table:table-cell>
              <table:table-cell office:value-type="float" office:value="10607">
                <text:p>10607</text:p>
              </table:table-cell>
              <table:table-cell office:value-type="float" office:value="10607">
                <text:p>10607</text:p>
              </table:table-cell>
              <table:table-cell office:value-type="float" office:value="10607">
                <text:p>10607</text:p>
              </table:table-cell>
              <table:table-cell office:value-type="float" office:value="10602.7">
                <text:p>10602.7</text:p>
              </table:table-cell>
              <table:table-cell office:value-type="float" office:value="10572.1">
                <text:p>10572.1</text:p>
              </table:table-cell>
              <table:table-cell office:value-type="float" office:value="10447.9">
                <text:p>10447.9</text:p>
              </table:table-cell>
              <table:table-cell office:value-type="float" office:value="10447.9">
                <text:p>10447.9</text:p>
              </table:table-cell>
              <table:table-cell office:value-type="float" office:value="10447.9">
                <text:p>10447.9</text:p>
              </table:table-cell>
              <table:table-cell office:value-type="float" office:value="10318.3">
                <text:p>10318.3</text:p>
              </table:table-cell>
              <table:table-cell office:value-type="float" office:value="10318.3">
                <text:p>10318.3</text:p>
              </table:table-cell>
              <table:table-cell office:value-type="float" office:value="10318.3">
                <text:p>10318.3</text:p>
              </table:table-cell>
              <table:table-cell office:value-type="float" office:value="10318.3">
                <text:p>10318.3</text:p>
              </table:table-cell>
              <table:table-cell office:value-type="float" office:value="10235.2">
                <text:p>10235.2</text:p>
              </table:table-cell>
              <table:table-cell office:value-type="float" office:value="10235.2">
                <text:p>10235.2</text:p>
              </table:table-cell>
              <table:table-cell office:value-type="float" office:value="10235.2">
                <text:p>10235.2</text:p>
              </table:table-cell>
              <table:table-cell office:value-type="float" office:value="10235.2">
                <text:p>10235.2</text:p>
              </table:table-cell>
              <table:table-cell office:value-type="float" office:value="10230.4">
                <text:p>10230.4</text:p>
              </table:table-cell>
              <table:table-cell office:value-type="float" office:value="10230.4">
                <text:p>10230.4</text:p>
              </table:table-cell>
              <table:table-cell office:value-type="float" office:value="10230.4">
                <text:p>10230.4</text:p>
              </table:table-cell>
              <table:table-cell office:value-type="float" office:value="10230.4">
                <text:p>10230.4</text:p>
              </table:table-cell>
              <table:table-cell office:value-type="float" office:value="10230.4">
                <text:p>10230.4</text:p>
              </table:table-cell>
              <table:table-cell office:value-type="float" office:value="10230.4">
                <text:p>10230.4</text:p>
              </table:table-cell>
              <table:table-cell office:value-type="float" office:value="10230.4">
                <text:p>10230.4</text:p>
              </table:table-cell>
              <table:table-cell office:value-type="float" office:value="10230.4">
                <text:p>10230.4</text:p>
              </table:table-cell>
              <table:table-cell office:value-type="float" office:value="10167.6">
                <text:p>10167.6</text:p>
              </table:table-cell>
              <table:table-cell office:value-type="float" office:value="10167.6">
                <text:p>10167.6</text:p>
              </table:table-cell>
              <table:table-cell office:value-type="float" office:value="10127.4">
                <text:p>10127.4</text:p>
              </table:table-cell>
              <table:table-cell office:value-type="float" office:value="10127.4">
                <text:p>10127.4</text:p>
              </table:table-cell>
              <table:table-cell office:value-type="float" office:value="10127.4">
                <text:p>10127.4</text:p>
              </table:table-cell>
              <table:table-cell office:value-type="float" office:value="10127.4">
                <text:p>10127.4</text:p>
              </table:table-cell>
              <table:table-cell office:value-type="float" office:value="10127.4">
                <text:p>10127.4</text:p>
              </table:table-cell>
              <table:table-cell office:value-type="float" office:value="10127.4">
                <text:p>10127.4</text:p>
              </table:table-cell>
              <table:table-cell office:value-type="float" office:value="10127.4">
                <text:p>10127.4</text:p>
              </table:table-cell>
              <table:table-cell office:value-type="float" office:value="10127.4">
                <text:p>10127.4</text:p>
              </table:table-cell>
              <table:table-cell office:value-type="float" office:value="10127.4">
                <text:p>10127.4</text:p>
              </table:table-cell>
              <table:table-cell office:value-type="float" office:value="10127.4">
                <text:p>10127.4</text:p>
              </table:table-cell>
              <table:table-cell office:value-type="float" office:value="10102.3">
                <text:p>10102.3</text:p>
              </table:table-cell>
              <table:table-cell office:value-type="float" office:value="10102.3">
                <text:p>10102.3</text:p>
              </table:table-cell>
              <table:table-cell office:value-type="float" office:value="10102.3">
                <text:p>10102.3</text:p>
              </table:table-cell>
              <table:table-cell office:value-type="float" office:value="10102.3">
                <text:p>10102.3</text:p>
              </table:table-cell>
              <table:table-cell office:value-type="float" office:value="10102.3">
                <text:p>10102.3</text:p>
              </table:table-cell>
              <table:table-cell office:value-type="float" office:value="9976.69">
                <text:p>9976.69</text:p>
              </table:table-cell>
              <table:table-cell office:value-type="float" office:value="9976.69">
                <text:p>9976.69</text:p>
              </table:table-cell>
              <table:table-cell office:value-type="float" office:value="9767.36">
                <text:p>9767.36</text:p>
              </table:table-cell>
              <table:table-cell office:value-type="float" office:value="9767.36">
                <text:p>9767.36</text:p>
              </table:table-cell>
              <table:table-cell office:value-type="float" office:value="9767.36">
                <text:p>9767.36</text:p>
              </table:table-cell>
              <table:table-cell office:value-type="float" office:value="9767.36">
                <text:p>9767.36</text:p>
              </table:table-cell>
              <table:table-cell office:value-type="float" office:value="9767.36">
                <text:p>9767.36</text:p>
              </table:table-cell>
              <table:table-cell office:value-type="float" office:value="9767.36">
                <text:p>9767.36</text:p>
              </table:table-cell>
              <table:table-cell office:value-type="float" office:value="9767.36">
                <text:p>9767.36</text:p>
              </table:table-cell>
              <table:table-cell office:value-type="float" office:value="9657.84">
                <text:p>9657.84</text:p>
              </table:table-cell>
              <table:table-cell office:value-type="float" office:value="9657.84">
                <text:p>9657.84</text:p>
              </table:table-cell>
              <table:table-cell office:value-type="float" office:value="9657.84">
                <text:p>9657.84</text:p>
              </table:table-cell>
              <table:table-cell office:value-type="float" office:value="9657.84">
                <text:p>9657.84</text:p>
              </table:table-cell>
              <table:table-cell office:value-type="float" office:value="9657.84">
                <text:p>9657.84</text:p>
              </table:table-cell>
              <table:table-cell office:value-type="float" office:value="9657.84">
                <text:p>9657.84</text:p>
              </table:table-cell>
              <table:table-cell office:value-type="float" office:value="9657.84">
                <text:p>9657.84</text:p>
              </table:table-cell>
              <table:table-cell office:value-type="float" office:value="9647.9">
                <text:p>9647.9</text:p>
              </table:table-cell>
              <table:table-cell office:value-type="float" office:value="9647.9">
                <text:p>9647.9</text:p>
              </table:table-cell>
              <table:table-cell office:value-type="float" office:value="9647.9">
                <text:p>9647.9</text:p>
              </table:table-cell>
              <table:table-cell office:value-type="float" office:value="9647.9">
                <text:p>9647.9</text:p>
              </table:table-cell>
              <table:table-cell office:value-type="float" office:value="9647.9">
                <text:p>9647.9</text:p>
              </table:table-cell>
              <table:table-cell office:value-type="float" office:value="9647.9">
                <text:p>9647.9</text:p>
              </table:table-cell>
              <table:table-cell office:value-type="float" office:value="9647.9">
                <text:p>9647.9</text:p>
              </table:table-cell>
              <table:table-cell office:value-type="float" office:value="9647.9">
                <text:p>9647.9</text:p>
              </table:table-cell>
              <table:table-cell office:value-type="float" office:value="9647.9">
                <text:p>9647.9</text:p>
              </table:table-cell>
              <table:table-cell office:value-type="float" office:value="9647.9">
                <text:p>9647.9</text:p>
              </table:table-cell>
              <table:table-cell office:value-type="float" office:value="9647.9">
                <text:p>9647.9</text:p>
              </table:table-cell>
              <table:table-cell office:value-type="float" office:value="9647.9">
                <text:p>9647.9</text:p>
              </table:table-cell>
              <table:table-cell office:value-type="float" office:value="9631.28">
                <text:p>9631.28</text:p>
              </table:table-cell>
              <table:table-cell office:value-type="float" office:value="9631.28">
                <text:p>9631.28</text:p>
              </table:table-cell>
              <table:table-cell office:value-type="float" office:value="9551.07">
                <text:p>9551.07</text:p>
              </table:table-cell>
              <table:table-cell office:value-type="float" office:value="9551.07">
                <text:p>9551.07</text:p>
              </table:table-cell>
              <table:table-cell office:value-type="float" office:value="9551.07">
                <text:p>9551.07</text:p>
              </table:table-cell>
              <table:table-cell office:value-type="float" office:value="9551.02">
                <text:p>9551.02</text:p>
              </table:table-cell>
              <table:table-cell office:value-type="float" office:value="9551.02">
                <text:p>9551.02</text:p>
              </table:table-cell>
              <table:table-cell office:value-type="float" office:value="9551.02">
                <text:p>9551.02</text:p>
              </table:table-cell>
              <table:table-cell office:value-type="float" office:value="9174.18">
                <text:p>9174.18</text:p>
              </table:table-cell>
              <table:table-cell office:value-type="float" office:value="9174.18">
                <text:p>9174.18</text:p>
              </table:table-cell>
              <table:table-cell office:value-type="float" office:value="9174.18">
                <text:p>9174.18</text:p>
              </table:table-cell>
              <table:table-cell office:value-type="float" office:value="9097">
                <text:p>9097</text:p>
              </table:table-cell>
              <table:table-cell office:value-type="float" office:value="9097">
                <text:p>9097</text:p>
              </table:table-cell>
              <table:table-cell office:value-type="float" office:value="9097">
                <text:p>9097</text:p>
              </table:table-cell>
              <table:table-cell office:value-type="float" office:value="9097">
                <text:p>9097</text:p>
              </table:table-cell>
              <table:table-cell office:value-type="float" office:value="9097">
                <text:p>9097</text:p>
              </table:table-cell>
              <table:table-cell office:value-type="float" office:value="9063.56">
                <text:p>9063.56</text:p>
              </table:table-cell>
              <table:table-cell office:value-type="float" office:value="9063.56">
                <text:p>9063.56</text:p>
              </table:table-cell>
              <table:table-cell office:value-type="float" office:value="9063.56">
                <text:p>9063.56</text:p>
              </table:table-cell>
              <table:table-cell office:value-type="float" office:value="9063.56">
                <text:p>9063.56</text:p>
              </table:table-cell>
              <table:table-cell office:value-type="float" office:value="8934.04">
                <text:p>8934.04</text:p>
              </table:table-cell>
              <table:table-cell office:value-type="float" office:value="8934.04">
                <text:p>8934.04</text:p>
              </table:table-cell>
              <table:table-cell office:value-type="float" office:value="8934.04">
                <text:p>8934.04</text:p>
              </table:table-cell>
              <table:table-cell office:value-type="float" office:value="8934.04">
                <text:p>8934.04</text:p>
              </table:table-cell>
              <table:table-cell office:value-type="float" office:value="8934.04">
                <text:p>8934.04</text:p>
              </table:table-cell>
              <table:table-cell office:value-type="float" office:value="8923.71">
                <text:p>8923.71</text:p>
              </table:table-cell>
              <table:table-cell office:value-type="float" office:value="8923.71">
                <text:p>8923.71</text:p>
              </table:table-cell>
              <table:table-cell office:value-type="float" office:value="8886.7">
                <text:p>8886.7</text:p>
              </table:table-cell>
              <table:table-cell office:value-type="float" office:value="8797.63">
                <text:p>8797.63</text:p>
              </table:table-cell>
              <table:table-cell office:value-type="float" office:value="8797.63">
                <text:p>8797.63</text:p>
              </table:table-cell>
              <table:table-cell office:value-type="float" office:value="8797.63">
                <text:p>8797.63</text:p>
              </table:table-cell>
              <table:table-cell office:value-type="float" office:value="8797.63">
                <text:p>8797.63</text:p>
              </table:table-cell>
              <table:table-cell office:value-type="float" office:value="8797.63">
                <text:p>8797.63</text:p>
              </table:table-cell>
              <table:table-cell office:value-type="float" office:value="8797.63">
                <text:p>8797.63</text:p>
              </table:table-cell>
              <table:table-cell office:value-type="float" office:value="8797.63">
                <text:p>8797.63</text:p>
              </table:table-cell>
              <table:table-cell office:value-type="float" office:value="8797.63">
                <text:p>8797.63</text:p>
              </table:table-cell>
              <table:table-cell office:value-type="float" office:value="8797.63">
                <text:p>8797.63</text:p>
              </table:table-cell>
              <table:table-cell office:value-type="float" office:value="8797.63">
                <text:p>8797.63</text:p>
              </table:table-cell>
              <table:table-cell office:value-type="float" office:value="8797.63">
                <text:p>8797.63</text:p>
              </table:table-cell>
              <table:table-cell office:value-type="float" office:value="8797.63">
                <text:p>8797.63</text:p>
              </table:table-cell>
              <table:table-cell office:value-type="float" office:value="8797.63">
                <text:p>8797.63</text:p>
              </table:table-cell>
              <table:table-cell office:value-type="float" office:value="8797.63">
                <text:p>8797.63</text:p>
              </table:table-cell>
              <table:table-cell office:value-type="float" office:value="8659.28">
                <text:p>8659.28</text:p>
              </table:table-cell>
              <table:table-cell office:value-type="float" office:value="8659.28">
                <text:p>8659.28</text:p>
              </table:table-cell>
              <table:table-cell office:value-type="float" office:value="8659.28">
                <text:p>8659.28</text:p>
              </table:table-cell>
              <table:table-cell office:value-type="float" office:value="8659.28">
                <text:p>8659.28</text:p>
              </table:table-cell>
              <table:table-cell office:value-type="float" office:value="8659.28">
                <text:p>8659.28</text:p>
              </table:table-cell>
              <table:table-cell office:value-type="float" office:value="8659.28">
                <text:p>8659.28</text:p>
              </table:table-cell>
              <table:table-cell office:value-type="float" office:value="8659.28">
                <text:p>8659.28</text:p>
              </table:table-cell>
              <table:table-cell office:value-type="float" office:value="8659.28">
                <text:p>8659.28</text:p>
              </table:table-cell>
              <table:table-cell office:value-type="float" office:value="8659.28">
                <text:p>8659.28</text:p>
              </table:table-cell>
              <table:table-cell office:value-type="float" office:value="8659.28">
                <text:p>8659.28</text:p>
              </table:table-cell>
              <table:table-cell office:value-type="float" office:value="8659.28">
                <text:p>8659.28</text:p>
              </table:table-cell>
              <table:table-cell office:value-type="float" office:value="8659.28">
                <text:p>8659.28</text:p>
              </table:table-cell>
              <table:table-cell office:value-type="float" office:value="8659.28">
                <text:p>8659.28</text:p>
              </table:table-cell>
              <table:table-cell office:value-type="float" office:value="8659.28">
                <text:p>8659.28</text:p>
              </table:table-cell>
              <table:table-cell office:value-type="float" office:value="8659.28">
                <text:p>8659.28</text:p>
              </table:table-cell>
              <table:table-cell office:value-type="float" office:value="8659.28">
                <text:p>8659.28</text:p>
              </table:table-cell>
            </table:table-row>
            <table:table-row>
              <table:table-cell office:value-type="string">
                <text:p>Run: 3</text:p>
                <draw:g>
                  <svg:desc>Sheet1.G11:Sheet1.G11</svg:desc>
                </draw:g>
              </table:table-cell>
              <table:table-cell office:value-type="float" office:value="25494.1">
                <text:p>25494.1</text:p>
                <draw:g>
                  <svg:desc>Sheet1.A12:Sheet1.JI12</svg:desc>
                </draw:g>
              </table:table-cell>
              <table:table-cell office:value-type="float" office:value="25403.8">
                <text:p>25403.8</text:p>
              </table:table-cell>
              <table:table-cell office:value-type="float" office:value="25310.8">
                <text:p>25310.8</text:p>
              </table:table-cell>
              <table:table-cell office:value-type="float" office:value="24708.5">
                <text:p>24708.5</text:p>
              </table:table-cell>
              <table:table-cell office:value-type="float" office:value="24708.5">
                <text:p>24708.5</text:p>
              </table:table-cell>
              <table:table-cell office:value-type="float" office:value="24102.7">
                <text:p>24102.7</text:p>
              </table:table-cell>
              <table:table-cell office:value-type="float" office:value="24102.7">
                <text:p>24102.7</text:p>
              </table:table-cell>
              <table:table-cell office:value-type="float" office:value="23714.5">
                <text:p>23714.5</text:p>
              </table:table-cell>
              <table:table-cell office:value-type="float" office:value="23472.8">
                <text:p>23472.8</text:p>
              </table:table-cell>
              <table:table-cell office:value-type="float" office:value="23472.8">
                <text:p>23472.8</text:p>
              </table:table-cell>
              <table:table-cell office:value-type="float" office:value="23115">
                <text:p>23115</text:p>
              </table:table-cell>
              <table:table-cell office:value-type="float" office:value="22633.7">
                <text:p>22633.7</text:p>
              </table:table-cell>
              <table:table-cell office:value-type="float" office:value="22633.7">
                <text:p>22633.7</text:p>
              </table:table-cell>
              <table:table-cell office:value-type="float" office:value="22633.7">
                <text:p>22633.7</text:p>
              </table:table-cell>
              <table:table-cell office:value-type="float" office:value="22476.3">
                <text:p>22476.3</text:p>
              </table:table-cell>
              <table:table-cell office:value-type="float" office:value="22321.8">
                <text:p>22321.8</text:p>
              </table:table-cell>
              <table:table-cell office:value-type="float" office:value="22060.5">
                <text:p>22060.5</text:p>
              </table:table-cell>
              <table:table-cell office:value-type="float" office:value="22060.5">
                <text:p>22060.5</text:p>
              </table:table-cell>
              <table:table-cell office:value-type="float" office:value="21783.5">
                <text:p>21783.5</text:p>
              </table:table-cell>
              <table:table-cell office:value-type="float" office:value="21781">
                <text:p>21781</text:p>
              </table:table-cell>
              <table:table-cell office:value-type="float" office:value="21781">
                <text:p>21781</text:p>
              </table:table-cell>
              <table:table-cell office:value-type="float" office:value="21634.9">
                <text:p>21634.9</text:p>
              </table:table-cell>
              <table:table-cell office:value-type="float" office:value="21634.9">
                <text:p>21634.9</text:p>
              </table:table-cell>
              <table:table-cell office:value-type="float" office:value="21392.8">
                <text:p>21392.8</text:p>
              </table:table-cell>
              <table:table-cell office:value-type="float" office:value="21392.8">
                <text:p>21392.8</text:p>
              </table:table-cell>
              <table:table-cell office:value-type="float" office:value="21229.1">
                <text:p>21229.1</text:p>
              </table:table-cell>
              <table:table-cell office:value-type="float" office:value="21143.3">
                <text:p>21143.3</text:p>
              </table:table-cell>
              <table:table-cell office:value-type="float" office:value="20652.6">
                <text:p>20652.6</text:p>
              </table:table-cell>
              <table:table-cell office:value-type="float" office:value="20237.9">
                <text:p>20237.9</text:p>
              </table:table-cell>
              <table:table-cell office:value-type="float" office:value="20237.9">
                <text:p>20237.9</text:p>
              </table:table-cell>
              <table:table-cell office:value-type="float" office:value="19898.2">
                <text:p>19898.2</text:p>
              </table:table-cell>
              <table:table-cell office:value-type="float" office:value="19898.2">
                <text:p>19898.2</text:p>
              </table:table-cell>
              <table:table-cell office:value-type="float" office:value="19827.3">
                <text:p>19827.3</text:p>
              </table:table-cell>
              <table:table-cell office:value-type="float" office:value="19827.3">
                <text:p>19827.3</text:p>
              </table:table-cell>
              <table:table-cell office:value-type="float" office:value="19827.3">
                <text:p>19827.3</text:p>
              </table:table-cell>
              <table:table-cell office:value-type="float" office:value="19771.4">
                <text:p>19771.4</text:p>
              </table:table-cell>
              <table:table-cell office:value-type="float" office:value="19679.3">
                <text:p>19679.3</text:p>
              </table:table-cell>
              <table:table-cell office:value-type="float" office:value="19591.7">
                <text:p>19591.7</text:p>
              </table:table-cell>
              <table:table-cell office:value-type="float" office:value="19250.2">
                <text:p>19250.2</text:p>
              </table:table-cell>
              <table:table-cell office:value-type="float" office:value="19250.2">
                <text:p>19250.2</text:p>
              </table:table-cell>
              <table:table-cell office:value-type="float" office:value="19250.2">
                <text:p>19250.2</text:p>
              </table:table-cell>
              <table:table-cell office:value-type="float" office:value="19250.2">
                <text:p>19250.2</text:p>
              </table:table-cell>
              <table:table-cell office:value-type="float" office:value="19102">
                <text:p>19102</text:p>
              </table:table-cell>
              <table:table-cell office:value-type="float" office:value="19102">
                <text:p>19102</text:p>
              </table:table-cell>
              <table:table-cell office:value-type="float" office:value="19068.4">
                <text:p>19068.4</text:p>
              </table:table-cell>
              <table:table-cell office:value-type="float" office:value="19068.4">
                <text:p>19068.4</text:p>
              </table:table-cell>
              <table:table-cell office:value-type="float" office:value="19064.2">
                <text:p>19064.2</text:p>
              </table:table-cell>
              <table:table-cell office:value-type="float" office:value="19064.2">
                <text:p>19064.2</text:p>
              </table:table-cell>
              <table:table-cell office:value-type="float" office:value="18796.2">
                <text:p>18796.2</text:p>
              </table:table-cell>
              <table:table-cell office:value-type="float" office:value="17840.6">
                <text:p>17840.6</text:p>
              </table:table-cell>
              <table:table-cell office:value-type="float" office:value="17840.6">
                <text:p>17840.6</text:p>
              </table:table-cell>
              <table:table-cell office:value-type="float" office:value="17840.6">
                <text:p>17840.6</text:p>
              </table:table-cell>
              <table:table-cell office:value-type="float" office:value="17434.4">
                <text:p>17434.4</text:p>
              </table:table-cell>
              <table:table-cell office:value-type="float" office:value="17434.4">
                <text:p>17434.4</text:p>
              </table:table-cell>
              <table:table-cell office:value-type="float" office:value="17378.5">
                <text:p>17378.5</text:p>
              </table:table-cell>
              <table:table-cell office:value-type="float" office:value="17208.5">
                <text:p>17208.5</text:p>
              </table:table-cell>
              <table:table-cell office:value-type="float" office:value="16859">
                <text:p>16859</text:p>
              </table:table-cell>
              <table:table-cell office:value-type="float" office:value="16859">
                <text:p>16859</text:p>
              </table:table-cell>
              <table:table-cell office:value-type="float" office:value="16859">
                <text:p>16859</text:p>
              </table:table-cell>
              <table:table-cell office:value-type="float" office:value="16859">
                <text:p>16859</text:p>
              </table:table-cell>
              <table:table-cell office:value-type="float" office:value="16719.4">
                <text:p>16719.4</text:p>
              </table:table-cell>
              <table:table-cell office:value-type="float" office:value="16719.4">
                <text:p>16719.4</text:p>
              </table:table-cell>
              <table:table-cell office:value-type="float" office:value="16719.4">
                <text:p>16719.4</text:p>
              </table:table-cell>
              <table:table-cell office:value-type="float" office:value="16708.6">
                <text:p>16708.6</text:p>
              </table:table-cell>
              <table:table-cell office:value-type="float" office:value="16572.4">
                <text:p>16572.4</text:p>
              </table:table-cell>
              <table:table-cell office:value-type="float" office:value="16519.2">
                <text:p>16519.2</text:p>
              </table:table-cell>
              <table:table-cell office:value-type="float" office:value="16485.6">
                <text:p>16485.6</text:p>
              </table:table-cell>
              <table:table-cell office:value-type="float" office:value="16485.6">
                <text:p>16485.6</text:p>
              </table:table-cell>
              <table:table-cell office:value-type="float" office:value="16470.1">
                <text:p>16470.1</text:p>
              </table:table-cell>
              <table:table-cell office:value-type="float" office:value="16445.9">
                <text:p>16445.9</text:p>
              </table:table-cell>
              <table:table-cell office:value-type="float" office:value="16155.1">
                <text:p>16155.1</text:p>
              </table:table-cell>
              <table:table-cell office:value-type="float" office:value="16155.1">
                <text:p>16155.1</text:p>
              </table:table-cell>
              <table:table-cell office:value-type="float" office:value="16155.1">
                <text:p>16155.1</text:p>
              </table:table-cell>
              <table:table-cell office:value-type="float" office:value="16155.1">
                <text:p>16155.1</text:p>
              </table:table-cell>
              <table:table-cell office:value-type="float" office:value="16137.8">
                <text:p>16137.8</text:p>
              </table:table-cell>
              <table:table-cell office:value-type="float" office:value="15814.9">
                <text:p>15814.9</text:p>
              </table:table-cell>
              <table:table-cell office:value-type="float" office:value="15814.9">
                <text:p>15814.9</text:p>
              </table:table-cell>
              <table:table-cell office:value-type="float" office:value="15665.4">
                <text:p>15665.4</text:p>
              </table:table-cell>
              <table:table-cell office:value-type="float" office:value="15635.5">
                <text:p>15635.5</text:p>
              </table:table-cell>
              <table:table-cell office:value-type="float" office:value="15635.5">
                <text:p>15635.5</text:p>
              </table:table-cell>
              <table:table-cell office:value-type="float" office:value="15388.3">
                <text:p>15388.3</text:p>
              </table:table-cell>
              <table:table-cell office:value-type="float" office:value="15139.5">
                <text:p>15139.5</text:p>
              </table:table-cell>
              <table:table-cell office:value-type="float" office:value="14712.9">
                <text:p>14712.9</text:p>
              </table:table-cell>
              <table:table-cell office:value-type="float" office:value="14712.9">
                <text:p>14712.9</text:p>
              </table:table-cell>
              <table:table-cell office:value-type="float" office:value="14712.9">
                <text:p>14712.9</text:p>
              </table:table-cell>
              <table:table-cell office:value-type="float" office:value="14668.5">
                <text:p>14668.5</text:p>
              </table:table-cell>
              <table:table-cell office:value-type="float" office:value="14656.4">
                <text:p>14656.4</text:p>
              </table:table-cell>
              <table:table-cell office:value-type="float" office:value="14288.8">
                <text:p>14288.8</text:p>
              </table:table-cell>
              <table:table-cell office:value-type="float" office:value="13909.1">
                <text:p>13909.1</text:p>
              </table:table-cell>
              <table:table-cell office:value-type="float" office:value="13909.1">
                <text:p>13909.1</text:p>
              </table:table-cell>
              <table:table-cell office:value-type="float" office:value="13909.1">
                <text:p>13909.1</text:p>
              </table:table-cell>
              <table:table-cell office:value-type="float" office:value="13567.6">
                <text:p>13567.6</text:p>
              </table:table-cell>
              <table:table-cell office:value-type="float" office:value="13567.6">
                <text:p>13567.6</text:p>
              </table:table-cell>
              <table:table-cell office:value-type="float" office:value="13437.9">
                <text:p>13437.9</text:p>
              </table:table-cell>
              <table:table-cell office:value-type="float" office:value="13437.9">
                <text:p>13437.9</text:p>
              </table:table-cell>
              <table:table-cell office:value-type="float" office:value="13437.9">
                <text:p>13437.9</text:p>
              </table:table-cell>
              <table:table-cell office:value-type="float" office:value="13437.9">
                <text:p>13437.9</text:p>
              </table:table-cell>
              <table:table-cell office:value-type="float" office:value="13437.9">
                <text:p>13437.9</text:p>
              </table:table-cell>
              <table:table-cell office:value-type="float" office:value="12984.2">
                <text:p>12984.2</text:p>
              </table:table-cell>
              <table:table-cell office:value-type="float" office:value="12878.1">
                <text:p>12878.1</text:p>
              </table:table-cell>
              <table:table-cell office:value-type="float" office:value="12757.1">
                <text:p>12757.1</text:p>
              </table:table-cell>
              <table:table-cell office:value-type="float" office:value="12757.1">
                <text:p>12757.1</text:p>
              </table:table-cell>
              <table:table-cell office:value-type="float" office:value="12757.1">
                <text:p>12757.1</text:p>
              </table:table-cell>
              <table:table-cell office:value-type="float" office:value="12757.1">
                <text:p>12757.1</text:p>
              </table:table-cell>
              <table:table-cell office:value-type="float" office:value="12757.1">
                <text:p>12757.1</text:p>
              </table:table-cell>
              <table:table-cell office:value-type="float" office:value="12732.4">
                <text:p>12732.4</text:p>
              </table:table-cell>
              <table:table-cell office:value-type="float" office:value="12732.4">
                <text:p>12732.4</text:p>
              </table:table-cell>
              <table:table-cell office:value-type="float" office:value="12732.4">
                <text:p>12732.4</text:p>
              </table:table-cell>
              <table:table-cell office:value-type="float" office:value="12569.1">
                <text:p>12569.1</text:p>
              </table:table-cell>
              <table:table-cell office:value-type="float" office:value="12465.4">
                <text:p>12465.4</text:p>
              </table:table-cell>
              <table:table-cell office:value-type="float" office:value="12465.4">
                <text:p>12465.4</text:p>
              </table:table-cell>
              <table:table-cell office:value-type="float" office:value="12465.4">
                <text:p>12465.4</text:p>
              </table:table-cell>
              <table:table-cell office:value-type="float" office:value="12425">
                <text:p>12425</text:p>
              </table:table-cell>
              <table:table-cell office:value-type="float" office:value="12425">
                <text:p>12425</text:p>
              </table:table-cell>
              <table:table-cell office:value-type="float" office:value="12425">
                <text:p>12425</text:p>
              </table:table-cell>
              <table:table-cell office:value-type="float" office:value="12302.1">
                <text:p>12302.1</text:p>
              </table:table-cell>
              <table:table-cell office:value-type="float" office:value="12302.1">
                <text:p>12302.1</text:p>
              </table:table-cell>
              <table:table-cell office:value-type="float" office:value="12302.1">
                <text:p>12302.1</text:p>
              </table:table-cell>
              <table:table-cell office:value-type="float" office:value="12302.1">
                <text:p>12302.1</text:p>
              </table:table-cell>
              <table:table-cell office:value-type="float" office:value="12197.2">
                <text:p>12197.2</text:p>
              </table:table-cell>
              <table:table-cell office:value-type="float" office:value="12197.2">
                <text:p>12197.2</text:p>
              </table:table-cell>
              <table:table-cell office:value-type="float" office:value="12197.2">
                <text:p>12197.2</text:p>
              </table:table-cell>
              <table:table-cell office:value-type="float" office:value="12197.2">
                <text:p>12197.2</text:p>
              </table:table-cell>
              <table:table-cell office:value-type="float" office:value="12197.2">
                <text:p>12197.2</text:p>
              </table:table-cell>
              <table:table-cell office:value-type="float" office:value="12197.2">
                <text:p>12197.2</text:p>
              </table:table-cell>
              <table:table-cell office:value-type="float" office:value="12197.2">
                <text:p>12197.2</text:p>
              </table:table-cell>
              <table:table-cell office:value-type="float" office:value="12197.2">
                <text:p>12197.2</text:p>
              </table:table-cell>
              <table:table-cell office:value-type="float" office:value="12142.7">
                <text:p>12142.7</text:p>
              </table:table-cell>
              <table:table-cell office:value-type="float" office:value="12142.7">
                <text:p>12142.7</text:p>
              </table:table-cell>
              <table:table-cell office:value-type="float" office:value="12142.7">
                <text:p>12142.7</text:p>
              </table:table-cell>
              <table:table-cell office:value-type="float" office:value="12142.7">
                <text:p>12142.7</text:p>
              </table:table-cell>
              <table:table-cell office:value-type="float" office:value="12121.7">
                <text:p>12121.7</text:p>
              </table:table-cell>
              <table:table-cell office:value-type="float" office:value="12087.8">
                <text:p>12087.8</text:p>
              </table:table-cell>
              <table:table-cell office:value-type="float" office:value="12087.8">
                <text:p>12087.8</text:p>
              </table:table-cell>
              <table:table-cell office:value-type="float" office:value="12068.1">
                <text:p>12068.1</text:p>
              </table:table-cell>
              <table:table-cell office:value-type="float" office:value="12068.1">
                <text:p>12068.1</text:p>
              </table:table-cell>
              <table:table-cell office:value-type="float" office:value="12068.1">
                <text:p>12068.1</text:p>
              </table:table-cell>
              <table:table-cell office:value-type="float" office:value="11532.3">
                <text:p>11532.3</text:p>
              </table:table-cell>
              <table:table-cell office:value-type="float" office:value="11532.3">
                <text:p>11532.3</text:p>
              </table:table-cell>
              <table:table-cell office:value-type="float" office:value="11532.3">
                <text:p>11532.3</text:p>
              </table:table-cell>
              <table:table-cell office:value-type="float" office:value="11464.5">
                <text:p>11464.5</text:p>
              </table:table-cell>
              <table:table-cell office:value-type="float" office:value="11464.5">
                <text:p>11464.5</text:p>
              </table:table-cell>
              <table:table-cell office:value-type="float" office:value="11464.5">
                <text:p>11464.5</text:p>
              </table:table-cell>
              <table:table-cell office:value-type="float" office:value="11464.5">
                <text:p>11464.5</text:p>
              </table:table-cell>
              <table:table-cell office:value-type="float" office:value="11464.5">
                <text:p>11464.5</text:p>
              </table:table-cell>
              <table:table-cell office:value-type="float" office:value="11464.5">
                <text:p>11464.5</text:p>
              </table:table-cell>
              <table:table-cell office:value-type="float" office:value="11464.5">
                <text:p>11464.5</text:p>
              </table:table-cell>
              <table:table-cell office:value-type="float" office:value="11464.5">
                <text:p>11464.5</text:p>
              </table:table-cell>
              <table:table-cell office:value-type="float" office:value="11464.5">
                <text:p>11464.5</text:p>
              </table:table-cell>
              <table:table-cell office:value-type="float" office:value="11464.5">
                <text:p>11464.5</text:p>
              </table:table-cell>
              <table:table-cell office:value-type="float" office:value="11464.5">
                <text:p>11464.5</text:p>
              </table:table-cell>
              <table:table-cell office:value-type="float" office:value="11343.8">
                <text:p>11343.8</text:p>
              </table:table-cell>
              <table:table-cell office:value-type="float" office:value="11343.8">
                <text:p>11343.8</text:p>
              </table:table-cell>
              <table:table-cell office:value-type="float" office:value="11343.8">
                <text:p>11343.8</text:p>
              </table:table-cell>
              <table:table-cell office:value-type="float" office:value="11335.3">
                <text:p>11335.3</text:p>
              </table:table-cell>
              <table:table-cell office:value-type="float" office:value="11335.3">
                <text:p>11335.3</text:p>
              </table:table-cell>
              <table:table-cell office:value-type="float" office:value="11335.3">
                <text:p>11335.3</text:p>
              </table:table-cell>
              <table:table-cell office:value-type="float" office:value="11335.3">
                <text:p>11335.3</text:p>
              </table:table-cell>
              <table:table-cell office:value-type="float" office:value="11202.5">
                <text:p>11202.5</text:p>
              </table:table-cell>
              <table:table-cell office:value-type="float" office:value="11202.5">
                <text:p>11202.5</text:p>
              </table:table-cell>
              <table:table-cell office:value-type="float" office:value="11202.5">
                <text:p>11202.5</text:p>
              </table:table-cell>
              <table:table-cell office:value-type="float" office:value="11202.5">
                <text:p>11202.5</text:p>
              </table:table-cell>
              <table:table-cell office:value-type="float" office:value="11202.5">
                <text:p>11202.5</text:p>
              </table:table-cell>
              <table:table-cell office:value-type="float" office:value="11089.4">
                <text:p>11089.4</text:p>
              </table:table-cell>
              <table:table-cell office:value-type="float" office:value="11089.4">
                <text:p>11089.4</text:p>
              </table:table-cell>
              <table:table-cell office:value-type="float" office:value="11089.4">
                <text:p>11089.4</text:p>
              </table:table-cell>
              <table:table-cell office:value-type="float" office:value="10972.5">
                <text:p>10972.5</text:p>
              </table:table-cell>
              <table:table-cell office:value-type="float" office:value="10972.5">
                <text:p>10972.5</text:p>
              </table:table-cell>
              <table:table-cell office:value-type="float" office:value="10972.5">
                <text:p>10972.5</text:p>
              </table:table-cell>
              <table:table-cell office:value-type="float" office:value="10849.9">
                <text:p>10849.9</text:p>
              </table:table-cell>
              <table:table-cell office:value-type="float" office:value="10849.9">
                <text:p>10849.9</text:p>
              </table:table-cell>
              <table:table-cell office:value-type="float" office:value="10849.6">
                <text:p>10849.6</text:p>
              </table:table-cell>
              <table:table-cell office:value-type="float" office:value="10849.6">
                <text:p>10849.6</text:p>
              </table:table-cell>
              <table:table-cell office:value-type="float" office:value="10849.6">
                <text:p>10849.6</text:p>
              </table:table-cell>
              <table:table-cell office:value-type="float" office:value="10811.5">
                <text:p>10811.5</text:p>
              </table:table-cell>
              <table:table-cell office:value-type="float" office:value="10811.5">
                <text:p>10811.5</text:p>
              </table:table-cell>
              <table:table-cell office:value-type="float" office:value="10759.3">
                <text:p>10759.3</text:p>
              </table:table-cell>
              <table:table-cell office:value-type="float" office:value="10759.3">
                <text:p>10759.3</text:p>
              </table:table-cell>
              <table:table-cell office:value-type="float" office:value="10759.3">
                <text:p>10759.3</text:p>
              </table:table-cell>
              <table:table-cell office:value-type="float" office:value="10759.3">
                <text:p>10759.3</text:p>
              </table:table-cell>
              <table:table-cell office:value-type="float" office:value="10759.3">
                <text:p>10759.3</text:p>
              </table:table-cell>
              <table:table-cell office:value-type="float" office:value="10759.3">
                <text:p>10759.3</text:p>
              </table:table-cell>
              <table:table-cell office:value-type="float" office:value="10746.7">
                <text:p>10746.7</text:p>
              </table:table-cell>
              <table:table-cell office:value-type="float" office:value="10746.7">
                <text:p>10746.7</text:p>
              </table:table-cell>
              <table:table-cell office:value-type="float" office:value="10684">
                <text:p>10684</text:p>
              </table:table-cell>
              <table:table-cell office:value-type="float" office:value="10677.4">
                <text:p>10677.4</text:p>
              </table:table-cell>
              <table:table-cell office:value-type="float" office:value="10677.4">
                <text:p>10677.4</text:p>
              </table:table-cell>
              <table:table-cell office:value-type="float" office:value="10548.8">
                <text:p>10548.8</text:p>
              </table:table-cell>
              <table:table-cell office:value-type="float" office:value="10548.8">
                <text:p>10548.8</text:p>
              </table:table-cell>
              <table:table-cell office:value-type="float" office:value="10548.8">
                <text:p>10548.8</text:p>
              </table:table-cell>
              <table:table-cell office:value-type="float" office:value="10355.4">
                <text:p>10355.4</text:p>
              </table:table-cell>
              <table:table-cell office:value-type="float" office:value="10355.4">
                <text:p>10355.4</text:p>
              </table:table-cell>
              <table:table-cell office:value-type="float" office:value="10355.4">
                <text:p>10355.4</text:p>
              </table:table-cell>
              <table:table-cell office:value-type="float" office:value="10355.4">
                <text:p>10355.4</text:p>
              </table:table-cell>
              <table:table-cell office:value-type="float" office:value="10355.4">
                <text:p>10355.4</text:p>
              </table:table-cell>
              <table:table-cell office:value-type="float" office:value="10249.4">
                <text:p>10249.4</text:p>
              </table:table-cell>
              <table:table-cell office:value-type="float" office:value="10249.4">
                <text:p>10249.4</text:p>
              </table:table-cell>
              <table:table-cell office:value-type="float" office:value="10249.4">
                <text:p>10249.4</text:p>
              </table:table-cell>
              <table:table-cell office:value-type="float" office:value="10249.4">
                <text:p>10249.4</text:p>
              </table:table-cell>
              <table:table-cell office:value-type="float" office:value="10004.1">
                <text:p>10004.1</text:p>
              </table:table-cell>
              <table:table-cell office:value-type="float" office:value="10004.1">
                <text:p>10004.1</text:p>
              </table:table-cell>
              <table:table-cell office:value-type="float" office:value="9987.05">
                <text:p>9987.05</text:p>
              </table:table-cell>
              <table:table-cell office:value-type="float" office:value="9987.05">
                <text:p>9987.05</text:p>
              </table:table-cell>
              <table:table-cell office:value-type="float" office:value="9987.05">
                <text:p>9987.05</text:p>
              </table:table-cell>
              <table:table-cell office:value-type="float" office:value="9987.05">
                <text:p>9987.05</text:p>
              </table:table-cell>
              <table:table-cell office:value-type="float" office:value="9987.05">
                <text:p>9987.05</text:p>
              </table:table-cell>
              <table:table-cell office:value-type="float" office:value="9722.78">
                <text:p>9722.78</text:p>
              </table:table-cell>
              <table:table-cell office:value-type="float" office:value="9722.78">
                <text:p>9722.78</text:p>
              </table:table-cell>
              <table:table-cell office:value-type="float" office:value="9722.78">
                <text:p>9722.78</text:p>
              </table:table-cell>
              <table:table-cell office:value-type="float" office:value="9501.28">
                <text:p>9501.28</text:p>
              </table:table-cell>
              <table:table-cell office:value-type="float" office:value="9501.28">
                <text:p>9501.28</text:p>
              </table:table-cell>
              <table:table-cell office:value-type="float" office:value="9501.28">
                <text:p>9501.28</text:p>
              </table:table-cell>
              <table:table-cell office:value-type="float" office:value="9501.28">
                <text:p>9501.28</text:p>
              </table:table-cell>
              <table:table-cell office:value-type="float" office:value="9501.28">
                <text:p>9501.28</text:p>
              </table:table-cell>
              <table:table-cell office:value-type="float" office:value="9501.28">
                <text:p>9501.28</text:p>
              </table:table-cell>
              <table:table-cell office:value-type="float" office:value="9410.84">
                <text:p>9410.84</text:p>
              </table:table-cell>
              <table:table-cell office:value-type="float" office:value="9410.84">
                <text:p>9410.84</text:p>
              </table:table-cell>
              <table:table-cell office:value-type="float" office:value="9410.84">
                <text:p>9410.84</text:p>
              </table:table-cell>
              <table:table-cell office:value-type="float" office:value="9360.15">
                <text:p>9360.15</text:p>
              </table:table-cell>
              <table:table-cell office:value-type="float" office:value="9360.15">
                <text:p>9360.15</text:p>
              </table:table-cell>
              <table:table-cell office:value-type="float" office:value="9360.15">
                <text:p>9360.15</text:p>
              </table:table-cell>
              <table:table-cell office:value-type="float" office:value="9360.15">
                <text:p>9360.15</text:p>
              </table:table-cell>
              <table:table-cell office:value-type="float" office:value="9360.15">
                <text:p>9360.15</text:p>
              </table:table-cell>
              <table:table-cell office:value-type="float" office:value="9360.15">
                <text:p>9360.15</text:p>
              </table:table-cell>
              <table:table-cell office:value-type="float" office:value="9360.15">
                <text:p>9360.15</text:p>
              </table:table-cell>
              <table:table-cell office:value-type="float" office:value="9360.15">
                <text:p>9360.15</text:p>
              </table:table-cell>
              <table:table-cell office:value-type="float" office:value="9360.15">
                <text:p>9360.15</text:p>
              </table:table-cell>
              <table:table-cell office:value-type="float" office:value="9360.15">
                <text:p>9360.15</text:p>
              </table:table-cell>
              <table:table-cell office:value-type="float" office:value="9350.22">
                <text:p>9350.22</text:p>
              </table:table-cell>
              <table:table-cell office:value-type="float" office:value="9350.22">
                <text:p>9350.22</text:p>
              </table:table-cell>
              <table:table-cell office:value-type="float" office:value="9348.76">
                <text:p>9348.76</text:p>
              </table:table-cell>
              <table:table-cell office:value-type="float" office:value="9348.76">
                <text:p>9348.76</text:p>
              </table:table-cell>
              <table:table-cell office:value-type="float" office:value="9348.76">
                <text:p>9348.76</text:p>
              </table:table-cell>
              <table:table-cell office:value-type="float" office:value="9348.76">
                <text:p>9348.76</text:p>
              </table:table-cell>
              <table:table-cell office:value-type="float" office:value="9348.76">
                <text:p>9348.76</text:p>
              </table:table-cell>
              <table:table-cell office:value-type="float" office:value="9348.76">
                <text:p>9348.76</text:p>
              </table:table-cell>
              <table:table-cell office:value-type="float" office:value="9348.76">
                <text:p>9348.76</text:p>
              </table:table-cell>
              <table:table-cell office:value-type="float" office:value="9339.89">
                <text:p>9339.89</text:p>
              </table:table-cell>
              <table:table-cell office:value-type="float" office:value="9339.89">
                <text:p>9339.89</text:p>
              </table:table-cell>
              <table:table-cell office:value-type="float" office:value="9339.89">
                <text:p>9339.89</text:p>
              </table:table-cell>
              <table:table-cell office:value-type="float" office:value="9339.89">
                <text:p>9339.89</text:p>
              </table:table-cell>
              <table:table-cell office:value-type="float" office:value="9339.89">
                <text:p>9339.89</text:p>
              </table:table-cell>
              <table:table-cell office:value-type="float" office:value="9337.15">
                <text:p>9337.15</text:p>
              </table:table-cell>
              <table:table-cell office:value-type="float" office:value="9337.15">
                <text:p>9337.15</text:p>
              </table:table-cell>
              <table:table-cell office:value-type="float" office:value="9337.15">
                <text:p>9337.15</text:p>
              </table:table-cell>
              <table:table-cell office:value-type="float" office:value="9337.15">
                <text:p>9337.15</text:p>
              </table:table-cell>
              <table:table-cell office:value-type="float" office:value="9337.15">
                <text:p>9337.15</text:p>
              </table:table-cell>
              <table:table-cell office:value-type="float" office:value="9337.15">
                <text:p>9337.15</text:p>
              </table:table-cell>
              <table:table-cell office:value-type="float" office:value="9337.15">
                <text:p>9337.15</text:p>
              </table:table-cell>
              <table:table-cell office:value-type="float" office:value="9337.15">
                <text:p>9337.15</text:p>
              </table:table-cell>
              <table:table-cell office:value-type="float" office:value="9337.15">
                <text:p>9337.15</text:p>
              </table:table-cell>
              <table:table-cell office:value-type="float" office:value="9337.15">
                <text:p>9337.15</text:p>
              </table:table-cell>
              <table:table-cell office:value-type="float" office:value="9337.15">
                <text:p>9337.15</text:p>
              </table:table-cell>
              <table:table-cell office:value-type="float" office:value="9286.73">
                <text:p>9286.73</text:p>
              </table:table-cell>
              <table:table-cell office:value-type="float" office:value="9286.73">
                <text:p>9286.73</text:p>
              </table:table-cell>
              <table:table-cell office:value-type="float" office:value="9286.73">
                <text:p>9286.73</text:p>
              </table:table-cell>
              <table:table-cell office:value-type="float" office:value="9286.73">
                <text:p>9286.73</text:p>
              </table:table-cell>
              <table:table-cell office:value-type="float" office:value="9286.73">
                <text:p>9286.73</text:p>
              </table:table-cell>
              <table:table-cell office:value-type="float" office:value="9286.73">
                <text:p>9286.73</text:p>
              </table:table-cell>
              <table:table-cell office:value-type="float" office:value="9286.73">
                <text:p>9286.73</text:p>
              </table:table-cell>
              <table:table-cell office:value-type="float" office:value="9286.73">
                <text:p>9286.73</text:p>
              </table:table-cell>
              <table:table-cell office:value-type="float" office:value="9286.73">
                <text:p>9286.73</text:p>
              </table:table-cell>
              <table:table-cell office:value-type="float" office:value="9286.73">
                <text:p>9286.73</text:p>
              </table:table-cell>
              <table:table-cell office:value-type="float" office:value="9286.73">
                <text:p>9286.73</text:p>
              </table:table-cell>
              <table:table-cell office:value-type="float" office:value="9286.73">
                <text:p>9286.73</text:p>
              </table:table-cell>
              <table:table-cell office:value-type="float" office:value="9286.73">
                <text:p>9286.73</text:p>
              </table:table-cell>
              <table:table-cell office:value-type="float" office:value="9286.73">
                <text:p>9286.73</text:p>
              </table:table-cell>
              <table:table-cell office:value-type="float" office:value="9286.73">
                <text:p>9286.73</text:p>
              </table:table-cell>
              <table:table-cell office:value-type="float" office:value="9286.73">
                <text:p>9286.73</text:p>
              </table:table-cell>
            </table:table-row>
            <table:table-row>
              <table:table-cell office:value-type="string">
                <text:p>Run: 4</text:p>
                <draw:g>
                  <svg:desc>Sheet1.G16:Sheet1.G16</svg:desc>
                </draw:g>
              </table:table-cell>
              <table:table-cell office:value-type="float" office:value="24928.9">
                <text:p>24928.9</text:p>
                <draw:g>
                  <svg:desc>Sheet1.A17:Sheet1.HW17</svg:desc>
                </draw:g>
              </table:table-cell>
              <table:table-cell office:value-type="float" office:value="24928.9">
                <text:p>24928.9</text:p>
              </table:table-cell>
              <table:table-cell office:value-type="float" office:value="24846.4">
                <text:p>24846.4</text:p>
              </table:table-cell>
              <table:table-cell office:value-type="float" office:value="24753.1">
                <text:p>24753.1</text:p>
              </table:table-cell>
              <table:table-cell office:value-type="float" office:value="23977.6">
                <text:p>23977.6</text:p>
              </table:table-cell>
              <table:table-cell office:value-type="float" office:value="23755.2">
                <text:p>23755.2</text:p>
              </table:table-cell>
              <table:table-cell office:value-type="float" office:value="23755.2">
                <text:p>23755.2</text:p>
              </table:table-cell>
              <table:table-cell office:value-type="float" office:value="23659.7">
                <text:p>23659.7</text:p>
              </table:table-cell>
              <table:table-cell office:value-type="float" office:value="23504.6">
                <text:p>23504.6</text:p>
              </table:table-cell>
              <table:table-cell office:value-type="float" office:value="23224.6">
                <text:p>23224.6</text:p>
              </table:table-cell>
              <table:table-cell office:value-type="float" office:value="22571.5">
                <text:p>22571.5</text:p>
              </table:table-cell>
              <table:table-cell office:value-type="float" office:value="22571.5">
                <text:p>22571.5</text:p>
              </table:table-cell>
              <table:table-cell office:value-type="float" office:value="22371.8">
                <text:p>22371.8</text:p>
              </table:table-cell>
              <table:table-cell office:value-type="float" office:value="21774.6">
                <text:p>21774.6</text:p>
              </table:table-cell>
              <table:table-cell office:value-type="float" office:value="21774.6">
                <text:p>21774.6</text:p>
              </table:table-cell>
              <table:table-cell office:value-type="float" office:value="21407.8">
                <text:p>21407.8</text:p>
              </table:table-cell>
              <table:table-cell office:value-type="float" office:value="21217">
                <text:p>21217</text:p>
              </table:table-cell>
              <table:table-cell office:value-type="float" office:value="21217">
                <text:p>21217</text:p>
              </table:table-cell>
              <table:table-cell office:value-type="float" office:value="21175">
                <text:p>21175</text:p>
              </table:table-cell>
              <table:table-cell office:value-type="float" office:value="21175">
                <text:p>21175</text:p>
              </table:table-cell>
              <table:table-cell office:value-type="float" office:value="21077.9">
                <text:p>21077.9</text:p>
              </table:table-cell>
              <table:table-cell office:value-type="float" office:value="20119.4">
                <text:p>20119.4</text:p>
              </table:table-cell>
              <table:table-cell office:value-type="float" office:value="20119.4">
                <text:p>20119.4</text:p>
              </table:table-cell>
              <table:table-cell office:value-type="float" office:value="20119.4">
                <text:p>20119.4</text:p>
              </table:table-cell>
              <table:table-cell office:value-type="float" office:value="19989.6">
                <text:p>19989.6</text:p>
              </table:table-cell>
              <table:table-cell office:value-type="float" office:value="19933.1">
                <text:p>19933.1</text:p>
              </table:table-cell>
              <table:table-cell office:value-type="float" office:value="19539.6">
                <text:p>19539.6</text:p>
              </table:table-cell>
              <table:table-cell office:value-type="float" office:value="19539.6">
                <text:p>19539.6</text:p>
              </table:table-cell>
              <table:table-cell office:value-type="float" office:value="19539.6">
                <text:p>19539.6</text:p>
              </table:table-cell>
              <table:table-cell office:value-type="float" office:value="19538.1">
                <text:p>19538.1</text:p>
              </table:table-cell>
              <table:table-cell office:value-type="float" office:value="19341">
                <text:p>19341</text:p>
              </table:table-cell>
              <table:table-cell office:value-type="float" office:value="19320.7">
                <text:p>19320.7</text:p>
              </table:table-cell>
              <table:table-cell office:value-type="float" office:value="19147.7">
                <text:p>19147.7</text:p>
              </table:table-cell>
              <table:table-cell office:value-type="float" office:value="18582.1">
                <text:p>18582.1</text:p>
              </table:table-cell>
              <table:table-cell office:value-type="float" office:value="18582.1">
                <text:p>18582.1</text:p>
              </table:table-cell>
              <table:table-cell office:value-type="float" office:value="18582.1">
                <text:p>18582.1</text:p>
              </table:table-cell>
              <table:table-cell office:value-type="float" office:value="18338.7">
                <text:p>18338.7</text:p>
              </table:table-cell>
              <table:table-cell office:value-type="float" office:value="18338.7">
                <text:p>18338.7</text:p>
              </table:table-cell>
              <table:table-cell office:value-type="float" office:value="18018.3">
                <text:p>18018.3</text:p>
              </table:table-cell>
              <table:table-cell office:value-type="float" office:value="17976.7">
                <text:p>17976.7</text:p>
              </table:table-cell>
              <table:table-cell office:value-type="float" office:value="17976.7">
                <text:p>17976.7</text:p>
              </table:table-cell>
              <table:table-cell office:value-type="float" office:value="17370.7">
                <text:p>17370.7</text:p>
              </table:table-cell>
              <table:table-cell office:value-type="float" office:value="17370.7">
                <text:p>17370.7</text:p>
              </table:table-cell>
              <table:table-cell office:value-type="float" office:value="17370.7">
                <text:p>17370.7</text:p>
              </table:table-cell>
              <table:table-cell office:value-type="float" office:value="16658.6">
                <text:p>16658.6</text:p>
              </table:table-cell>
              <table:table-cell office:value-type="float" office:value="16658.6">
                <text:p>16658.6</text:p>
              </table:table-cell>
              <table:table-cell office:value-type="float" office:value="16658.6">
                <text:p>16658.6</text:p>
              </table:table-cell>
              <table:table-cell office:value-type="float" office:value="16598.2">
                <text:p>16598.2</text:p>
              </table:table-cell>
              <table:table-cell office:value-type="float" office:value="16545.9">
                <text:p>16545.9</text:p>
              </table:table-cell>
              <table:table-cell office:value-type="float" office:value="16545.9">
                <text:p>16545.9</text:p>
              </table:table-cell>
              <table:table-cell office:value-type="float" office:value="16489.3">
                <text:p>16489.3</text:p>
              </table:table-cell>
              <table:table-cell office:value-type="float" office:value="16335">
                <text:p>16335</text:p>
              </table:table-cell>
              <table:table-cell office:value-type="float" office:value="16335">
                <text:p>16335</text:p>
              </table:table-cell>
              <table:table-cell office:value-type="float" office:value="15939.3">
                <text:p>15939.3</text:p>
              </table:table-cell>
              <table:table-cell office:value-type="float" office:value="15939.3">
                <text:p>15939.3</text:p>
              </table:table-cell>
              <table:table-cell office:value-type="float" office:value="15939.3">
                <text:p>15939.3</text:p>
              </table:table-cell>
              <table:table-cell office:value-type="float" office:value="15695">
                <text:p>15695</text:p>
              </table:table-cell>
              <table:table-cell office:value-type="float" office:value="15695">
                <text:p>15695</text:p>
              </table:table-cell>
              <table:table-cell office:value-type="float" office:value="15677">
                <text:p>15677</text:p>
              </table:table-cell>
              <table:table-cell office:value-type="float" office:value="15457.3">
                <text:p>15457.3</text:p>
              </table:table-cell>
              <table:table-cell office:value-type="float" office:value="15457.3">
                <text:p>15457.3</text:p>
              </table:table-cell>
              <table:table-cell office:value-type="float" office:value="15294.7">
                <text:p>15294.7</text:p>
              </table:table-cell>
              <table:table-cell office:value-type="float" office:value="15230">
                <text:p>15230</text:p>
              </table:table-cell>
              <table:table-cell office:value-type="float" office:value="14959.8">
                <text:p>14959.8</text:p>
              </table:table-cell>
              <table:table-cell office:value-type="float" office:value="14959.8">
                <text:p>14959.8</text:p>
              </table:table-cell>
              <table:table-cell office:value-type="float" office:value="14921">
                <text:p>14921</text:p>
              </table:table-cell>
              <table:table-cell office:value-type="float" office:value="14921">
                <text:p>14921</text:p>
              </table:table-cell>
              <table:table-cell office:value-type="float" office:value="14921">
                <text:p>14921</text:p>
              </table:table-cell>
              <table:table-cell office:value-type="float" office:value="14871.2">
                <text:p>14871.2</text:p>
              </table:table-cell>
              <table:table-cell office:value-type="float" office:value="14871.2">
                <text:p>14871.2</text:p>
              </table:table-cell>
              <table:table-cell office:value-type="float" office:value="14871.2">
                <text:p>14871.2</text:p>
              </table:table-cell>
              <table:table-cell office:value-type="float" office:value="14871.2">
                <text:p>14871.2</text:p>
              </table:table-cell>
              <table:table-cell office:value-type="float" office:value="14796.6">
                <text:p>14796.6</text:p>
              </table:table-cell>
              <table:table-cell office:value-type="float" office:value="14796.6">
                <text:p>14796.6</text:p>
              </table:table-cell>
              <table:table-cell office:value-type="float" office:value="14796.6">
                <text:p>14796.6</text:p>
              </table:table-cell>
              <table:table-cell office:value-type="float" office:value="14713.6">
                <text:p>14713.6</text:p>
              </table:table-cell>
              <table:table-cell office:value-type="float" office:value="14713.6">
                <text:p>14713.6</text:p>
              </table:table-cell>
              <table:table-cell office:value-type="float" office:value="14475">
                <text:p>14475</text:p>
              </table:table-cell>
              <table:table-cell office:value-type="float" office:value="14475">
                <text:p>14475</text:p>
              </table:table-cell>
              <table:table-cell office:value-type="float" office:value="14475">
                <text:p>14475</text:p>
              </table:table-cell>
              <table:table-cell office:value-type="float" office:value="14475">
                <text:p>14475</text:p>
              </table:table-cell>
              <table:table-cell office:value-type="float" office:value="13844.2">
                <text:p>13844.2</text:p>
              </table:table-cell>
              <table:table-cell office:value-type="float" office:value="13844.2">
                <text:p>13844.2</text:p>
              </table:table-cell>
              <table:table-cell office:value-type="float" office:value="13844.2">
                <text:p>13844.2</text:p>
              </table:table-cell>
              <table:table-cell office:value-type="float" office:value="13844.2">
                <text:p>13844.2</text:p>
              </table:table-cell>
              <table:table-cell office:value-type="float" office:value="13844.2">
                <text:p>13844.2</text:p>
              </table:table-cell>
              <table:table-cell office:value-type="float" office:value="13844.2">
                <text:p>13844.2</text:p>
              </table:table-cell>
              <table:table-cell office:value-type="float" office:value="13844.2">
                <text:p>13844.2</text:p>
              </table:table-cell>
              <table:table-cell office:value-type="float" office:value="13844.2">
                <text:p>13844.2</text:p>
              </table:table-cell>
              <table:table-cell office:value-type="float" office:value="13844.2">
                <text:p>13844.2</text:p>
              </table:table-cell>
              <table:table-cell office:value-type="float" office:value="13844.2">
                <text:p>13844.2</text:p>
              </table:table-cell>
              <table:table-cell office:value-type="float" office:value="13844.2">
                <text:p>13844.2</text:p>
              </table:table-cell>
              <table:table-cell office:value-type="float" office:value="13844.2">
                <text:p>13844.2</text:p>
              </table:table-cell>
              <table:table-cell office:value-type="float" office:value="13844.2">
                <text:p>13844.2</text:p>
              </table:table-cell>
              <table:table-cell office:value-type="float" office:value="13844.2">
                <text:p>13844.2</text:p>
              </table:table-cell>
              <table:table-cell office:value-type="float" office:value="13698.4">
                <text:p>13698.4</text:p>
              </table:table-cell>
              <table:table-cell office:value-type="float" office:value="13698.4">
                <text:p>13698.4</text:p>
              </table:table-cell>
              <table:table-cell office:value-type="float" office:value="13698.4">
                <text:p>13698.4</text:p>
              </table:table-cell>
              <table:table-cell office:value-type="float" office:value="13588.2">
                <text:p>13588.2</text:p>
              </table:table-cell>
              <table:table-cell office:value-type="float" office:value="13588.2">
                <text:p>13588.2</text:p>
              </table:table-cell>
              <table:table-cell office:value-type="float" office:value="13588.2">
                <text:p>13588.2</text:p>
              </table:table-cell>
              <table:table-cell office:value-type="float" office:value="13491.7">
                <text:p>13491.7</text:p>
              </table:table-cell>
              <table:table-cell office:value-type="float" office:value="13491.7">
                <text:p>13491.7</text:p>
              </table:table-cell>
              <table:table-cell office:value-type="float" office:value="13491.7">
                <text:p>13491.7</text:p>
              </table:table-cell>
              <table:table-cell office:value-type="float" office:value="13245.8">
                <text:p>13245.8</text:p>
              </table:table-cell>
              <table:table-cell office:value-type="float" office:value="13245.8">
                <text:p>13245.8</text:p>
              </table:table-cell>
              <table:table-cell office:value-type="float" office:value="13245.8">
                <text:p>13245.8</text:p>
              </table:table-cell>
              <table:table-cell office:value-type="float" office:value="13245.8">
                <text:p>13245.8</text:p>
              </table:table-cell>
              <table:table-cell office:value-type="float" office:value="13245.8">
                <text:p>13245.8</text:p>
              </table:table-cell>
              <table:table-cell office:value-type="float" office:value="13087">
                <text:p>13087</text:p>
              </table:table-cell>
              <table:table-cell office:value-type="float" office:value="13087">
                <text:p>13087</text:p>
              </table:table-cell>
              <table:table-cell office:value-type="float" office:value="13087">
                <text:p>13087</text:p>
              </table:table-cell>
              <table:table-cell office:value-type="float" office:value="12953.5">
                <text:p>12953.5</text:p>
              </table:table-cell>
              <table:table-cell office:value-type="float" office:value="12953.5">
                <text:p>12953.5</text:p>
              </table:table-cell>
              <table:table-cell office:value-type="float" office:value="12953.5">
                <text:p>12953.5</text:p>
              </table:table-cell>
              <table:table-cell office:value-type="float" office:value="12912.4">
                <text:p>12912.4</text:p>
              </table:table-cell>
              <table:table-cell office:value-type="float" office:value="12912.4">
                <text:p>12912.4</text:p>
              </table:table-cell>
              <table:table-cell office:value-type="float" office:value="12882.3">
                <text:p>12882.3</text:p>
              </table:table-cell>
              <table:table-cell office:value-type="float" office:value="12805.6">
                <text:p>12805.6</text:p>
              </table:table-cell>
              <table:table-cell office:value-type="float" office:value="12805.6">
                <text:p>12805.6</text:p>
              </table:table-cell>
              <table:table-cell office:value-type="float" office:value="12291.6">
                <text:p>12291.6</text:p>
              </table:table-cell>
              <table:table-cell office:value-type="float" office:value="12291.6">
                <text:p>12291.6</text:p>
              </table:table-cell>
              <table:table-cell office:value-type="float" office:value="12291.6">
                <text:p>12291.6</text:p>
              </table:table-cell>
              <table:table-cell office:value-type="float" office:value="12291.6">
                <text:p>12291.6</text:p>
              </table:table-cell>
              <table:table-cell office:value-type="float" office:value="12291.6">
                <text:p>12291.6</text:p>
              </table:table-cell>
              <table:table-cell office:value-type="float" office:value="12291.6">
                <text:p>12291.6</text:p>
              </table:table-cell>
              <table:table-cell office:value-type="float" office:value="12283.9">
                <text:p>12283.9</text:p>
              </table:table-cell>
              <table:table-cell office:value-type="float" office:value="12283.9">
                <text:p>12283.9</text:p>
              </table:table-cell>
              <table:table-cell office:value-type="float" office:value="12283.9">
                <text:p>12283.9</text:p>
              </table:table-cell>
              <table:table-cell office:value-type="float" office:value="12277.7">
                <text:p>12277.7</text:p>
              </table:table-cell>
              <table:table-cell office:value-type="float" office:value="12277.7">
                <text:p>12277.7</text:p>
              </table:table-cell>
              <table:table-cell office:value-type="float" office:value="12277.7">
                <text:p>12277.7</text:p>
              </table:table-cell>
              <table:table-cell office:value-type="float" office:value="12237.6">
                <text:p>12237.6</text:p>
              </table:table-cell>
              <table:table-cell office:value-type="float" office:value="12237.6">
                <text:p>12237.6</text:p>
              </table:table-cell>
              <table:table-cell office:value-type="float" office:value="12237.6">
                <text:p>12237.6</text:p>
              </table:table-cell>
              <table:table-cell office:value-type="float" office:value="12237.6">
                <text:p>12237.6</text:p>
              </table:table-cell>
              <table:table-cell office:value-type="float" office:value="12134.7">
                <text:p>12134.7</text:p>
              </table:table-cell>
              <table:table-cell office:value-type="float" office:value="12134.7">
                <text:p>12134.7</text:p>
              </table:table-cell>
              <table:table-cell office:value-type="float" office:value="12134.7">
                <text:p>12134.7</text:p>
              </table:table-cell>
              <table:table-cell office:value-type="float" office:value="12134.7">
                <text:p>12134.7</text:p>
              </table:table-cell>
              <table:table-cell office:value-type="float" office:value="12134.7">
                <text:p>12134.7</text:p>
              </table:table-cell>
              <table:table-cell office:value-type="float" office:value="12134.7">
                <text:p>12134.7</text:p>
              </table:table-cell>
              <table:table-cell office:value-type="float" office:value="12134.7">
                <text:p>12134.7</text:p>
              </table:table-cell>
              <table:table-cell office:value-type="float" office:value="12134.7">
                <text:p>12134.7</text:p>
              </table:table-cell>
              <table:table-cell office:value-type="float" office:value="12134.7">
                <text:p>12134.7</text:p>
              </table:table-cell>
              <table:table-cell office:value-type="float" office:value="12134.7">
                <text:p>12134.7</text:p>
              </table:table-cell>
              <table:table-cell office:value-type="float" office:value="12134.7">
                <text:p>12134.7</text:p>
              </table:table-cell>
              <table:table-cell office:value-type="float" office:value="12134.7">
                <text:p>12134.7</text:p>
              </table:table-cell>
              <table:table-cell office:value-type="float" office:value="12134.7">
                <text:p>12134.7</text:p>
              </table:table-cell>
              <table:table-cell office:value-type="float" office:value="12134.7">
                <text:p>12134.7</text:p>
              </table:table-cell>
              <table:table-cell office:value-type="float" office:value="11996.8">
                <text:p>11996.8</text:p>
              </table:table-cell>
              <table:table-cell office:value-type="float" office:value="11996.8">
                <text:p>11996.8</text:p>
              </table:table-cell>
              <table:table-cell office:value-type="float" office:value="11996.8">
                <text:p>11996.8</text:p>
              </table:table-cell>
              <table:table-cell office:value-type="float" office:value="11996.8">
                <text:p>11996.8</text:p>
              </table:table-cell>
              <table:table-cell office:value-type="float" office:value="11996.8">
                <text:p>11996.8</text:p>
              </table:table-cell>
              <table:table-cell office:value-type="float" office:value="11996.8">
                <text:p>11996.8</text:p>
              </table:table-cell>
              <table:table-cell office:value-type="float" office:value="11635.1">
                <text:p>11635.1</text:p>
              </table:table-cell>
              <table:table-cell office:value-type="float" office:value="11635.1">
                <text:p>11635.1</text:p>
              </table:table-cell>
              <table:table-cell office:value-type="float" office:value="11635.1">
                <text:p>11635.1</text:p>
              </table:table-cell>
              <table:table-cell office:value-type="float" office:value="11635.1">
                <text:p>11635.1</text:p>
              </table:table-cell>
              <table:table-cell office:value-type="float" office:value="11602.7">
                <text:p>11602.7</text:p>
              </table:table-cell>
              <table:table-cell office:value-type="float" office:value="11602.7">
                <text:p>11602.7</text:p>
              </table:table-cell>
              <table:table-cell office:value-type="float" office:value="11602.7">
                <text:p>11602.7</text:p>
              </table:table-cell>
              <table:table-cell office:value-type="float" office:value="11602.7">
                <text:p>11602.7</text:p>
              </table:table-cell>
              <table:table-cell office:value-type="float" office:value="11576.5">
                <text:p>11576.5</text:p>
              </table:table-cell>
              <table:table-cell office:value-type="float" office:value="11576.5">
                <text:p>11576.5</text:p>
              </table:table-cell>
              <table:table-cell office:value-type="float" office:value="11576.5">
                <text:p>11576.5</text:p>
              </table:table-cell>
              <table:table-cell office:value-type="float" office:value="11439.2">
                <text:p>11439.2</text:p>
              </table:table-cell>
              <table:table-cell office:value-type="float" office:value="11439.2">
                <text:p>11439.2</text:p>
              </table:table-cell>
              <table:table-cell office:value-type="float" office:value="11439.2">
                <text:p>11439.2</text:p>
              </table:table-cell>
              <table:table-cell office:value-type="float" office:value="11439.2">
                <text:p>11439.2</text:p>
              </table:table-cell>
              <table:table-cell office:value-type="float" office:value="11409.2">
                <text:p>11409.2</text:p>
              </table:table-cell>
              <table:table-cell office:value-type="float" office:value="11300.2">
                <text:p>11300.2</text:p>
              </table:table-cell>
              <table:table-cell office:value-type="float" office:value="11300.2">
                <text:p>11300.2</text:p>
              </table:table-cell>
              <table:table-cell office:value-type="float" office:value="11300.2">
                <text:p>11300.2</text:p>
              </table:table-cell>
              <table:table-cell office:value-type="float" office:value="11300.2">
                <text:p>11300.2</text:p>
              </table:table-cell>
              <table:table-cell office:value-type="float" office:value="11300.2">
                <text:p>11300.2</text:p>
              </table:table-cell>
              <table:table-cell office:value-type="float" office:value="11300.2">
                <text:p>11300.2</text:p>
              </table:table-cell>
              <table:table-cell office:value-type="float" office:value="11300.2">
                <text:p>11300.2</text:p>
              </table:table-cell>
              <table:table-cell office:value-type="float" office:value="11201.1">
                <text:p>11201.1</text:p>
              </table:table-cell>
              <table:table-cell office:value-type="float" office:value="11201.1">
                <text:p>11201.1</text:p>
              </table:table-cell>
              <table:table-cell office:value-type="float" office:value="11201.1">
                <text:p>11201.1</text:p>
              </table:table-cell>
              <table:table-cell office:value-type="float" office:value="11201.1">
                <text:p>11201.1</text:p>
              </table:table-cell>
              <table:table-cell office:value-type="float" office:value="11201.1">
                <text:p>11201.1</text:p>
              </table:table-cell>
              <table:table-cell office:value-type="float" office:value="11201.1">
                <text:p>11201.1</text:p>
              </table:table-cell>
              <table:table-cell office:value-type="float" office:value="10935.3">
                <text:p>10935.3</text:p>
              </table:table-cell>
              <table:table-cell office:value-type="float" office:value="10935.3">
                <text:p>10935.3</text:p>
              </table:table-cell>
              <table:table-cell office:value-type="float" office:value="10935.3">
                <text:p>10935.3</text:p>
              </table:table-cell>
              <table:table-cell office:value-type="float" office:value="10728.6">
                <text:p>10728.6</text:p>
              </table:table-cell>
              <table:table-cell office:value-type="float" office:value="10728.6">
                <text:p>10728.6</text:p>
              </table:table-cell>
              <table:table-cell office:value-type="float" office:value="10728.6">
                <text:p>10728.6</text:p>
              </table:table-cell>
              <table:table-cell office:value-type="float" office:value="10449.2">
                <text:p>10449.2</text:p>
              </table:table-cell>
              <table:table-cell office:value-type="float" office:value="10449.2">
                <text:p>10449.2</text:p>
              </table:table-cell>
              <table:table-cell office:value-type="float" office:value="10449.2">
                <text:p>10449.2</text:p>
              </table:table-cell>
              <table:table-cell office:value-type="float" office:value="10449.2">
                <text:p>10449.2</text:p>
              </table:table-cell>
              <table:table-cell office:value-type="float" office:value="10441.2">
                <text:p>10441.2</text:p>
              </table:table-cell>
              <table:table-cell office:value-type="float" office:value="10441.2">
                <text:p>10441.2</text:p>
              </table:table-cell>
              <table:table-cell office:value-type="float" office:value="10441.2">
                <text:p>10441.2</text:p>
              </table:table-cell>
              <table:table-cell office:value-type="float" office:value="10441.2">
                <text:p>10441.2</text:p>
              </table:table-cell>
              <table:table-cell office:value-type="float" office:value="10441.2">
                <text:p>10441.2</text:p>
              </table:table-cell>
              <table:table-cell office:value-type="float" office:value="10441.2">
                <text:p>10441.2</text:p>
              </table:table-cell>
              <table:table-cell office:value-type="float" office:value="10441.2">
                <text:p>10441.2</text:p>
              </table:table-cell>
              <table:table-cell office:value-type="float" office:value="10441.2">
                <text:p>10441.2</text:p>
              </table:table-cell>
              <table:table-cell office:value-type="float" office:value="10441.2">
                <text:p>10441.2</text:p>
              </table:table-cell>
              <table:table-cell office:value-type="float" office:value="10441.2">
                <text:p>10441.2</text:p>
              </table:table-cell>
              <table:table-cell office:value-type="float" office:value="10336.7">
                <text:p>10336.7</text:p>
              </table:table-cell>
              <table:table-cell office:value-type="float" office:value="10336.7">
                <text:p>10336.7</text:p>
              </table:table-cell>
              <table:table-cell office:value-type="float" office:value="10336.7">
                <text:p>10336.7</text:p>
              </table:table-cell>
              <table:table-cell office:value-type="float" office:value="10336.7">
                <text:p>10336.7</text:p>
              </table:table-cell>
              <table:table-cell office:value-type="float" office:value="10336.7">
                <text:p>10336.7</text:p>
              </table:table-cell>
              <table:table-cell office:value-type="float" office:value="10336.7">
                <text:p>10336.7</text:p>
              </table:table-cell>
              <table:table-cell office:value-type="float" office:value="10336.7">
                <text:p>10336.7</text:p>
              </table:table-cell>
              <table:table-cell office:value-type="float" office:value="10336.7">
                <text:p>10336.7</text:p>
              </table:table-cell>
              <table:table-cell office:value-type="float" office:value="10301.2">
                <text:p>10301.2</text:p>
              </table:table-cell>
              <table:table-cell office:value-type="float" office:value="10301.2">
                <text:p>10301.2</text:p>
              </table:table-cell>
              <table:table-cell office:value-type="float" office:value="10267.2">
                <text:p>10267.2</text:p>
              </table:table-cell>
              <table:table-cell office:value-type="float" office:value="10267.2">
                <text:p>10267.2</text:p>
              </table:table-cell>
              <table:table-cell office:value-type="float" office:value="10267.2">
                <text:p>10267.2</text:p>
              </table:table-cell>
              <table:table-cell office:value-type="float" office:value="10267.2">
                <text:p>10267.2</text:p>
              </table:table-cell>
              <table:table-cell office:value-type="float" office:value="10267.2">
                <text:p>10267.2</text:p>
              </table:table-cell>
              <table:table-cell office:value-type="float" office:value="10267.2">
                <text:p>10267.2</text:p>
              </table:table-cell>
              <table:table-cell office:value-type="float" office:value="10267.2">
                <text:p>10267.2</text:p>
              </table:table-cell>
              <table:table-cell office:value-type="float" office:value="10267.2">
                <text:p>10267.2</text:p>
              </table:table-cell>
              <table:table-cell office:value-type="float" office:value="10267.2">
                <text:p>10267.2</text:p>
              </table:table-cell>
              <table:table-cell office:value-type="float" office:value="10267.2">
                <text:p>10267.2</text:p>
              </table:table-cell>
              <table:table-cell office:value-type="float" office:value="10267.2">
                <text:p>10267.2</text:p>
              </table:table-cell>
              <table:table-cell office:value-type="float" office:value="10267.2">
                <text:p>10267.2</text:p>
              </table:table-cell>
              <table:table-cell office:value-type="float" office:value="10267.2">
                <text:p>10267.2</text:p>
              </table:table-cell>
              <table:table-cell office:value-type="float" office:value="10267.2">
                <text:p>10267.2</text:p>
              </table:table-cell>
              <table:table-cell office:value-type="float" office:value="10267.2">
                <text:p>10267.2</text:p>
              </table:table-cell>
              <table:table-cell office:value-type="float" office:value="10267.2">
                <text:p>10267.2</text:p>
              </table:table-cell>
            </table:table-row>
            <table:table-row>
              <table:table-cell office:value-type="string">
                <text:p>Run: 5</text:p>
                <draw:g>
                  <svg:desc>Sheet1.G21:Sheet1.G21</svg:desc>
                </draw:g>
              </table:table-cell>
              <table:table-cell office:value-type="float" office:value="25405.4">
                <text:p>25405.4</text:p>
                <draw:g>
                  <svg:desc>Sheet1.A22:Sheet1.JG22</svg:desc>
                </draw:g>
              </table:table-cell>
              <table:table-cell office:value-type="float" office:value="25082.7">
                <text:p>25082.7</text:p>
              </table:table-cell>
              <table:table-cell office:value-type="float" office:value="25082.7">
                <text:p>25082.7</text:p>
              </table:table-cell>
              <table:table-cell office:value-type="float" office:value="24712.5">
                <text:p>24712.5</text:p>
              </table:table-cell>
              <table:table-cell office:value-type="float" office:value="24712.5">
                <text:p>24712.5</text:p>
              </table:table-cell>
              <table:table-cell office:value-type="float" office:value="24072.6">
                <text:p>24072.6</text:p>
              </table:table-cell>
              <table:table-cell office:value-type="float" office:value="24072.6">
                <text:p>24072.6</text:p>
              </table:table-cell>
              <table:table-cell office:value-type="float" office:value="24072.6">
                <text:p>24072.6</text:p>
              </table:table-cell>
              <table:table-cell office:value-type="float" office:value="23478">
                <text:p>23478</text:p>
              </table:table-cell>
              <table:table-cell office:value-type="float" office:value="23478">
                <text:p>23478</text:p>
              </table:table-cell>
              <table:table-cell office:value-type="float" office:value="23478">
                <text:p>23478</text:p>
              </table:table-cell>
              <table:table-cell office:value-type="float" office:value="23024.5">
                <text:p>23024.5</text:p>
              </table:table-cell>
              <table:table-cell office:value-type="float" office:value="22829.3">
                <text:p>22829.3</text:p>
              </table:table-cell>
              <table:table-cell office:value-type="float" office:value="22829.3">
                <text:p>22829.3</text:p>
              </table:table-cell>
              <table:table-cell office:value-type="float" office:value="22675.8">
                <text:p>22675.8</text:p>
              </table:table-cell>
              <table:table-cell office:value-type="float" office:value="22311.5">
                <text:p>22311.5</text:p>
              </table:table-cell>
              <table:table-cell office:value-type="float" office:value="22298.5">
                <text:p>22298.5</text:p>
              </table:table-cell>
              <table:table-cell office:value-type="float" office:value="22298.5">
                <text:p>22298.5</text:p>
              </table:table-cell>
              <table:table-cell office:value-type="float" office:value="22019.8">
                <text:p>22019.8</text:p>
              </table:table-cell>
              <table:table-cell office:value-type="float" office:value="22019.8">
                <text:p>22019.8</text:p>
              </table:table-cell>
              <table:table-cell office:value-type="float" office:value="21632.2">
                <text:p>21632.2</text:p>
              </table:table-cell>
              <table:table-cell office:value-type="float" office:value="21632.2">
                <text:p>21632.2</text:p>
              </table:table-cell>
              <table:table-cell office:value-type="float" office:value="20615.9">
                <text:p>20615.9</text:p>
              </table:table-cell>
              <table:table-cell office:value-type="float" office:value="20615.9">
                <text:p>20615.9</text:p>
              </table:table-cell>
              <table:table-cell office:value-type="float" office:value="20170.9">
                <text:p>20170.9</text:p>
              </table:table-cell>
              <table:table-cell office:value-type="float" office:value="20170.9">
                <text:p>20170.9</text:p>
              </table:table-cell>
              <table:table-cell office:value-type="float" office:value="19578.4">
                <text:p>19578.4</text:p>
              </table:table-cell>
              <table:table-cell office:value-type="float" office:value="19578.4">
                <text:p>19578.4</text:p>
              </table:table-cell>
              <table:table-cell office:value-type="float" office:value="19320.4">
                <text:p>19320.4</text:p>
              </table:table-cell>
              <table:table-cell office:value-type="float" office:value="19320.4">
                <text:p>19320.4</text:p>
              </table:table-cell>
              <table:table-cell office:value-type="float" office:value="19320.4">
                <text:p>19320.4</text:p>
              </table:table-cell>
              <table:table-cell office:value-type="float" office:value="19284.6">
                <text:p>19284.6</text:p>
              </table:table-cell>
              <table:table-cell office:value-type="float" office:value="19017.9">
                <text:p>19017.9</text:p>
              </table:table-cell>
              <table:table-cell office:value-type="float" office:value="19017.9">
                <text:p>19017.9</text:p>
              </table:table-cell>
              <table:table-cell office:value-type="float" office:value="18987.2">
                <text:p>18987.2</text:p>
              </table:table-cell>
              <table:table-cell office:value-type="float" office:value="18948.7">
                <text:p>18948.7</text:p>
              </table:table-cell>
              <table:table-cell office:value-type="float" office:value="18690.7">
                <text:p>18690.7</text:p>
              </table:table-cell>
              <table:table-cell office:value-type="float" office:value="18690.7">
                <text:p>18690.7</text:p>
              </table:table-cell>
              <table:table-cell office:value-type="float" office:value="18464.9">
                <text:p>18464.9</text:p>
              </table:table-cell>
              <table:table-cell office:value-type="float" office:value="18225.3">
                <text:p>18225.3</text:p>
              </table:table-cell>
              <table:table-cell office:value-type="float" office:value="18225.3">
                <text:p>18225.3</text:p>
              </table:table-cell>
              <table:table-cell office:value-type="float" office:value="18086.6">
                <text:p>18086.6</text:p>
              </table:table-cell>
              <table:table-cell office:value-type="float" office:value="18086.6">
                <text:p>18086.6</text:p>
              </table:table-cell>
              <table:table-cell office:value-type="float" office:value="17927.7">
                <text:p>17927.7</text:p>
              </table:table-cell>
              <table:table-cell office:value-type="float" office:value="17927.7">
                <text:p>17927.7</text:p>
              </table:table-cell>
              <table:table-cell office:value-type="float" office:value="17535.9">
                <text:p>17535.9</text:p>
              </table:table-cell>
              <table:table-cell office:value-type="float" office:value="17535.9">
                <text:p>17535.9</text:p>
              </table:table-cell>
              <table:table-cell office:value-type="float" office:value="17535.9">
                <text:p>17535.9</text:p>
              </table:table-cell>
              <table:table-cell office:value-type="float" office:value="17479.8">
                <text:p>17479.8</text:p>
              </table:table-cell>
              <table:table-cell office:value-type="float" office:value="16934.5">
                <text:p>16934.5</text:p>
              </table:table-cell>
              <table:table-cell office:value-type="float" office:value="16934.5">
                <text:p>16934.5</text:p>
              </table:table-cell>
              <table:table-cell office:value-type="float" office:value="16881.5">
                <text:p>16881.5</text:p>
              </table:table-cell>
              <table:table-cell office:value-type="float" office:value="16881.5">
                <text:p>16881.5</text:p>
              </table:table-cell>
              <table:table-cell office:value-type="float" office:value="16881.5">
                <text:p>16881.5</text:p>
              </table:table-cell>
              <table:table-cell office:value-type="float" office:value="16516.4">
                <text:p>16516.4</text:p>
              </table:table-cell>
              <table:table-cell office:value-type="float" office:value="16516.4">
                <text:p>16516.4</text:p>
              </table:table-cell>
              <table:table-cell office:value-type="float" office:value="16516.4">
                <text:p>16516.4</text:p>
              </table:table-cell>
              <table:table-cell office:value-type="float" office:value="16516.4">
                <text:p>16516.4</text:p>
              </table:table-cell>
              <table:table-cell office:value-type="float" office:value="16342.9">
                <text:p>16342.9</text:p>
              </table:table-cell>
              <table:table-cell office:value-type="float" office:value="16342.9">
                <text:p>16342.9</text:p>
              </table:table-cell>
              <table:table-cell office:value-type="float" office:value="16342.9">
                <text:p>16342.9</text:p>
              </table:table-cell>
              <table:table-cell office:value-type="float" office:value="16283.3">
                <text:p>16283.3</text:p>
              </table:table-cell>
              <table:table-cell office:value-type="float" office:value="16051.7">
                <text:p>16051.7</text:p>
              </table:table-cell>
              <table:table-cell office:value-type="float" office:value="16051.7">
                <text:p>16051.7</text:p>
              </table:table-cell>
              <table:table-cell office:value-type="float" office:value="16051.7">
                <text:p>16051.7</text:p>
              </table:table-cell>
              <table:table-cell office:value-type="float" office:value="16051.7">
                <text:p>16051.7</text:p>
              </table:table-cell>
              <table:table-cell office:value-type="float" office:value="16022.6">
                <text:p>16022.6</text:p>
              </table:table-cell>
              <table:table-cell office:value-type="float" office:value="15767">
                <text:p>15767</text:p>
              </table:table-cell>
              <table:table-cell office:value-type="float" office:value="15767">
                <text:p>15767</text:p>
              </table:table-cell>
              <table:table-cell office:value-type="float" office:value="15712.2">
                <text:p>15712.2</text:p>
              </table:table-cell>
              <table:table-cell office:value-type="float" office:value="15712.2">
                <text:p>15712.2</text:p>
              </table:table-cell>
              <table:table-cell office:value-type="float" office:value="15712.2">
                <text:p>15712.2</text:p>
              </table:table-cell>
              <table:table-cell office:value-type="float" office:value="15332.5">
                <text:p>15332.5</text:p>
              </table:table-cell>
              <table:table-cell office:value-type="float" office:value="15332.5">
                <text:p>15332.5</text:p>
              </table:table-cell>
              <table:table-cell office:value-type="float" office:value="15332.5">
                <text:p>15332.5</text:p>
              </table:table-cell>
              <table:table-cell office:value-type="float" office:value="15146.3">
                <text:p>15146.3</text:p>
              </table:table-cell>
              <table:table-cell office:value-type="float" office:value="14464.1">
                <text:p>14464.1</text:p>
              </table:table-cell>
              <table:table-cell office:value-type="float" office:value="14464.1">
                <text:p>14464.1</text:p>
              </table:table-cell>
              <table:table-cell office:value-type="float" office:value="14435">
                <text:p>14435</text:p>
              </table:table-cell>
              <table:table-cell office:value-type="float" office:value="14435">
                <text:p>14435</text:p>
              </table:table-cell>
              <table:table-cell office:value-type="float" office:value="14435">
                <text:p>14435</text:p>
              </table:table-cell>
              <table:table-cell office:value-type="float" office:value="14312.3">
                <text:p>14312.3</text:p>
              </table:table-cell>
              <table:table-cell office:value-type="float" office:value="14312.3">
                <text:p>14312.3</text:p>
              </table:table-cell>
              <table:table-cell office:value-type="float" office:value="14312.3">
                <text:p>14312.3</text:p>
              </table:table-cell>
              <table:table-cell office:value-type="float" office:value="14133.4">
                <text:p>14133.4</text:p>
              </table:table-cell>
              <table:table-cell office:value-type="float" office:value="14010.6">
                <text:p>14010.6</text:p>
              </table:table-cell>
              <table:table-cell office:value-type="float" office:value="14010.6">
                <text:p>14010.6</text:p>
              </table:table-cell>
              <table:table-cell office:value-type="float" office:value="14008">
                <text:p>14008</text:p>
              </table:table-cell>
              <table:table-cell office:value-type="float" office:value="13775.9">
                <text:p>13775.9</text:p>
              </table:table-cell>
              <table:table-cell office:value-type="float" office:value="13775.9">
                <text:p>13775.9</text:p>
              </table:table-cell>
              <table:table-cell office:value-type="float" office:value="13727.3">
                <text:p>13727.3</text:p>
              </table:table-cell>
              <table:table-cell office:value-type="float" office:value="13503.5">
                <text:p>13503.5</text:p>
              </table:table-cell>
              <table:table-cell office:value-type="float" office:value="13503.5">
                <text:p>13503.5</text:p>
              </table:table-cell>
              <table:table-cell office:value-type="float" office:value="12998.4">
                <text:p>12998.4</text:p>
              </table:table-cell>
              <table:table-cell office:value-type="float" office:value="12998.4">
                <text:p>12998.4</text:p>
              </table:table-cell>
              <table:table-cell office:value-type="float" office:value="12994.6">
                <text:p>12994.6</text:p>
              </table:table-cell>
              <table:table-cell office:value-type="float" office:value="12811.6">
                <text:p>12811.6</text:p>
              </table:table-cell>
              <table:table-cell office:value-type="float" office:value="12718.4">
                <text:p>12718.4</text:p>
              </table:table-cell>
              <table:table-cell office:value-type="float" office:value="12718.4">
                <text:p>12718.4</text:p>
              </table:table-cell>
              <table:table-cell office:value-type="float" office:value="12718.4">
                <text:p>12718.4</text:p>
              </table:table-cell>
              <table:table-cell office:value-type="float" office:value="12718.4">
                <text:p>12718.4</text:p>
              </table:table-cell>
              <table:table-cell office:value-type="float" office:value="12507.9">
                <text:p>12507.9</text:p>
              </table:table-cell>
              <table:table-cell office:value-type="float" office:value="12507.9">
                <text:p>12507.9</text:p>
              </table:table-cell>
              <table:table-cell office:value-type="float" office:value="12507.9">
                <text:p>12507.9</text:p>
              </table:table-cell>
              <table:table-cell office:value-type="float" office:value="12356.9">
                <text:p>12356.9</text:p>
              </table:table-cell>
              <table:table-cell office:value-type="float" office:value="12356.9">
                <text:p>12356.9</text:p>
              </table:table-cell>
              <table:table-cell office:value-type="float" office:value="12356.9">
                <text:p>12356.9</text:p>
              </table:table-cell>
              <table:table-cell office:value-type="float" office:value="12356.9">
                <text:p>12356.9</text:p>
              </table:table-cell>
              <table:table-cell office:value-type="float" office:value="12356.9">
                <text:p>12356.9</text:p>
              </table:table-cell>
              <table:table-cell office:value-type="float" office:value="12143.5">
                <text:p>12143.5</text:p>
              </table:table-cell>
              <table:table-cell office:value-type="float" office:value="12143.5">
                <text:p>12143.5</text:p>
              </table:table-cell>
              <table:table-cell office:value-type="float" office:value="12088.7">
                <text:p>12088.7</text:p>
              </table:table-cell>
              <table:table-cell office:value-type="float" office:value="11906.9">
                <text:p>11906.9</text:p>
              </table:table-cell>
              <table:table-cell office:value-type="float" office:value="11906.9">
                <text:p>11906.9</text:p>
              </table:table-cell>
              <table:table-cell office:value-type="float" office:value="11906.9">
                <text:p>11906.9</text:p>
              </table:table-cell>
              <table:table-cell office:value-type="float" office:value="11906.9">
                <text:p>11906.9</text:p>
              </table:table-cell>
              <table:table-cell office:value-type="float" office:value="11906.9">
                <text:p>11906.9</text:p>
              </table:table-cell>
              <table:table-cell office:value-type="float" office:value="11906.9">
                <text:p>11906.9</text:p>
              </table:table-cell>
              <table:table-cell office:value-type="float" office:value="11878.1">
                <text:p>11878.1</text:p>
              </table:table-cell>
              <table:table-cell office:value-type="float" office:value="11878.1">
                <text:p>11878.1</text:p>
              </table:table-cell>
              <table:table-cell office:value-type="float" office:value="11878.1">
                <text:p>11878.1</text:p>
              </table:table-cell>
              <table:table-cell office:value-type="float" office:value="11878.1">
                <text:p>11878.1</text:p>
              </table:table-cell>
              <table:table-cell office:value-type="float" office:value="11878.1">
                <text:p>11878.1</text:p>
              </table:table-cell>
              <table:table-cell office:value-type="float" office:value="11877.6">
                <text:p>11877.6</text:p>
              </table:table-cell>
              <table:table-cell office:value-type="float" office:value="11877.6">
                <text:p>11877.6</text:p>
              </table:table-cell>
              <table:table-cell office:value-type="float" office:value="11823.4">
                <text:p>11823.4</text:p>
              </table:table-cell>
              <table:table-cell office:value-type="float" office:value="11823.4">
                <text:p>11823.4</text:p>
              </table:table-cell>
              <table:table-cell office:value-type="float" office:value="11529.3">
                <text:p>11529.3</text:p>
              </table:table-cell>
              <table:table-cell office:value-type="float" office:value="11529.3">
                <text:p>11529.3</text:p>
              </table:table-cell>
              <table:table-cell office:value-type="float" office:value="11446.3">
                <text:p>11446.3</text:p>
              </table:table-cell>
              <table:table-cell office:value-type="float" office:value="11446.3">
                <text:p>11446.3</text:p>
              </table:table-cell>
              <table:table-cell office:value-type="float" office:value="11446.3">
                <text:p>11446.3</text:p>
              </table:table-cell>
              <table:table-cell office:value-type="float" office:value="11446.3">
                <text:p>11446.3</text:p>
              </table:table-cell>
              <table:table-cell office:value-type="float" office:value="11446.3">
                <text:p>11446.3</text:p>
              </table:table-cell>
              <table:table-cell office:value-type="float" office:value="11446.3">
                <text:p>11446.3</text:p>
              </table:table-cell>
              <table:table-cell office:value-type="float" office:value="11397.8">
                <text:p>11397.8</text:p>
              </table:table-cell>
              <table:table-cell office:value-type="float" office:value="11397.8">
                <text:p>11397.8</text:p>
              </table:table-cell>
              <table:table-cell office:value-type="float" office:value="11397.8">
                <text:p>11397.8</text:p>
              </table:table-cell>
              <table:table-cell office:value-type="float" office:value="11397.8">
                <text:p>11397.8</text:p>
              </table:table-cell>
              <table:table-cell office:value-type="float" office:value="11395">
                <text:p>11395</text:p>
              </table:table-cell>
              <table:table-cell office:value-type="float" office:value="11377.8">
                <text:p>11377.8</text:p>
              </table:table-cell>
              <table:table-cell office:value-type="float" office:value="11377.8">
                <text:p>11377.8</text:p>
              </table:table-cell>
              <table:table-cell office:value-type="float" office:value="11377.8">
                <text:p>11377.8</text:p>
              </table:table-cell>
              <table:table-cell office:value-type="float" office:value="11326.6">
                <text:p>11326.6</text:p>
              </table:table-cell>
              <table:table-cell office:value-type="float" office:value="11326.6">
                <text:p>11326.6</text:p>
              </table:table-cell>
              <table:table-cell office:value-type="float" office:value="11091.9">
                <text:p>11091.9</text:p>
              </table:table-cell>
              <table:table-cell office:value-type="float" office:value="11040.7">
                <text:p>11040.7</text:p>
              </table:table-cell>
              <table:table-cell office:value-type="float" office:value="11040.7">
                <text:p>11040.7</text:p>
              </table:table-cell>
              <table:table-cell office:value-type="float" office:value="11011">
                <text:p>11011</text:p>
              </table:table-cell>
              <table:table-cell office:value-type="float" office:value="11011">
                <text:p>11011</text:p>
              </table:table-cell>
              <table:table-cell office:value-type="float" office:value="11011">
                <text:p>11011</text:p>
              </table:table-cell>
              <table:table-cell office:value-type="float" office:value="10849.9">
                <text:p>10849.9</text:p>
              </table:table-cell>
              <table:table-cell office:value-type="float" office:value="10849.9">
                <text:p>10849.9</text:p>
              </table:table-cell>
              <table:table-cell office:value-type="float" office:value="10848.2">
                <text:p>10848.2</text:p>
              </table:table-cell>
              <table:table-cell office:value-type="float" office:value="10837.4">
                <text:p>10837.4</text:p>
              </table:table-cell>
              <table:table-cell office:value-type="float" office:value="10837.4">
                <text:p>10837.4</text:p>
              </table:table-cell>
              <table:table-cell office:value-type="float" office:value="10837.4">
                <text:p>10837.4</text:p>
              </table:table-cell>
              <table:table-cell office:value-type="float" office:value="10754.3">
                <text:p>10754.3</text:p>
              </table:table-cell>
              <table:table-cell office:value-type="float" office:value="10440.5">
                <text:p>10440.5</text:p>
              </table:table-cell>
              <table:table-cell office:value-type="float" office:value="10440.5">
                <text:p>10440.5</text:p>
              </table:table-cell>
              <table:table-cell office:value-type="float" office:value="10440.5">
                <text:p>10440.5</text:p>
              </table:table-cell>
              <table:table-cell office:value-type="float" office:value="10440.5">
                <text:p>10440.5</text:p>
              </table:table-cell>
              <table:table-cell office:value-type="float" office:value="10440.5">
                <text:p>10440.5</text:p>
              </table:table-cell>
              <table:table-cell office:value-type="float" office:value="10440.5">
                <text:p>10440.5</text:p>
              </table:table-cell>
              <table:table-cell office:value-type="float" office:value="10440.5">
                <text:p>10440.5</text:p>
              </table:table-cell>
              <table:table-cell office:value-type="float" office:value="10440.5">
                <text:p>10440.5</text:p>
              </table:table-cell>
              <table:table-cell office:value-type="float" office:value="10440.5">
                <text:p>10440.5</text:p>
              </table:table-cell>
              <table:table-cell office:value-type="float" office:value="10440.5">
                <text:p>10440.5</text:p>
              </table:table-cell>
              <table:table-cell office:value-type="float" office:value="10414.9">
                <text:p>10414.9</text:p>
              </table:table-cell>
              <table:table-cell office:value-type="float" office:value="10414.9">
                <text:p>10414.9</text:p>
              </table:table-cell>
              <table:table-cell office:value-type="float" office:value="10238.3">
                <text:p>10238.3</text:p>
              </table:table-cell>
              <table:table-cell office:value-type="float" office:value="10238.3">
                <text:p>10238.3</text:p>
              </table:table-cell>
              <table:table-cell office:value-type="float" office:value="10238.3">
                <text:p>10238.3</text:p>
              </table:table-cell>
              <table:table-cell office:value-type="float" office:value="10238.3">
                <text:p>10238.3</text:p>
              </table:table-cell>
              <table:table-cell office:value-type="float" office:value="10238.3">
                <text:p>10238.3</text:p>
              </table:table-cell>
              <table:table-cell office:value-type="float" office:value="10238.3">
                <text:p>10238.3</text:p>
              </table:table-cell>
              <table:table-cell office:value-type="float" office:value="10238.3">
                <text:p>10238.3</text:p>
              </table:table-cell>
              <table:table-cell office:value-type="float" office:value="10238.3">
                <text:p>10238.3</text:p>
              </table:table-cell>
              <table:table-cell office:value-type="float" office:value="10238.3">
                <text:p>10238.3</text:p>
              </table:table-cell>
              <table:table-cell office:value-type="float" office:value="10219.6">
                <text:p>10219.6</text:p>
              </table:table-cell>
              <table:table-cell office:value-type="float" office:value="10219.6">
                <text:p>10219.6</text:p>
              </table:table-cell>
              <table:table-cell office:value-type="float" office:value="10019.7">
                <text:p>10019.7</text:p>
              </table:table-cell>
              <table:table-cell office:value-type="float" office:value="10019.7">
                <text:p>10019.7</text:p>
              </table:table-cell>
              <table:table-cell office:value-type="float" office:value="10019.7">
                <text:p>10019.7</text:p>
              </table:table-cell>
              <table:table-cell office:value-type="float" office:value="10019.7">
                <text:p>10019.7</text:p>
              </table:table-cell>
              <table:table-cell office:value-type="float" office:value="10019.7">
                <text:p>10019.7</text:p>
              </table:table-cell>
              <table:table-cell office:value-type="float" office:value="9936.85">
                <text:p>9936.85</text:p>
              </table:table-cell>
              <table:table-cell office:value-type="float" office:value="9936.85">
                <text:p>9936.85</text:p>
              </table:table-cell>
              <table:table-cell office:value-type="float" office:value="9936.85">
                <text:p>9936.85</text:p>
              </table:table-cell>
              <table:table-cell office:value-type="float" office:value="9936.85">
                <text:p>9936.85</text:p>
              </table:table-cell>
              <table:table-cell office:value-type="float" office:value="9936.85">
                <text:p>9936.85</text:p>
              </table:table-cell>
              <table:table-cell office:value-type="float" office:value="9936.85">
                <text:p>9936.85</text:p>
              </table:table-cell>
              <table:table-cell office:value-type="float" office:value="9936.85">
                <text:p>9936.85</text:p>
              </table:table-cell>
              <table:table-cell office:value-type="float" office:value="9936.85">
                <text:p>9936.85</text:p>
              </table:table-cell>
              <table:table-cell office:value-type="float" office:value="9936.85">
                <text:p>9936.85</text:p>
              </table:table-cell>
              <table:table-cell office:value-type="float" office:value="9893.37">
                <text:p>9893.37</text:p>
              </table:table-cell>
              <table:table-cell office:value-type="float" office:value="9893.37">
                <text:p>9893.37</text:p>
              </table:table-cell>
              <table:table-cell office:value-type="float" office:value="9893.37">
                <text:p>9893.37</text:p>
              </table:table-cell>
              <table:table-cell office:value-type="float" office:value="9893.37">
                <text:p>9893.37</text:p>
              </table:table-cell>
              <table:table-cell office:value-type="float" office:value="9863.06">
                <text:p>9863.06</text:p>
              </table:table-cell>
              <table:table-cell office:value-type="float" office:value="9863.06">
                <text:p>9863.06</text:p>
              </table:table-cell>
              <table:table-cell office:value-type="float" office:value="9863.06">
                <text:p>9863.06</text:p>
              </table:table-cell>
              <table:table-cell office:value-type="float" office:value="9863.06">
                <text:p>9863.06</text:p>
              </table:table-cell>
              <table:table-cell office:value-type="float" office:value="9817.24">
                <text:p>9817.24</text:p>
              </table:table-cell>
              <table:table-cell office:value-type="float" office:value="9817.24">
                <text:p>9817.24</text:p>
              </table:table-cell>
              <table:table-cell office:value-type="float" office:value="9817.24">
                <text:p>9817.24</text:p>
              </table:table-cell>
              <table:table-cell office:value-type="float" office:value="9817.24">
                <text:p>9817.24</text:p>
              </table:table-cell>
              <table:table-cell office:value-type="float" office:value="9817.24">
                <text:p>9817.24</text:p>
              </table:table-cell>
              <table:table-cell office:value-type="float" office:value="9817.24">
                <text:p>9817.24</text:p>
              </table:table-cell>
              <table:table-cell office:value-type="float" office:value="9817.24">
                <text:p>9817.24</text:p>
              </table:table-cell>
              <table:table-cell office:value-type="float" office:value="9739.53">
                <text:p>9739.53</text:p>
              </table:table-cell>
              <table:table-cell office:value-type="float" office:value="9739.53">
                <text:p>9739.53</text:p>
              </table:table-cell>
              <table:table-cell office:value-type="float" office:value="9739.53">
                <text:p>9739.53</text:p>
              </table:table-cell>
              <table:table-cell office:value-type="float" office:value="9678.84">
                <text:p>9678.84</text:p>
              </table:table-cell>
              <table:table-cell office:value-type="float" office:value="9678.84">
                <text:p>9678.84</text:p>
              </table:table-cell>
              <table:table-cell office:value-type="float" office:value="9678.84">
                <text:p>9678.84</text:p>
              </table:table-cell>
              <table:table-cell office:value-type="float" office:value="9678.84">
                <text:p>9678.84</text:p>
              </table:table-cell>
              <table:table-cell office:value-type="float" office:value="9678.84">
                <text:p>9678.84</text:p>
              </table:table-cell>
              <table:table-cell office:value-type="float" office:value="9627.3">
                <text:p>9627.3</text:p>
              </table:table-cell>
              <table:table-cell office:value-type="float" office:value="9627.3">
                <text:p>9627.3</text:p>
              </table:table-cell>
              <table:table-cell office:value-type="float" office:value="9627.3">
                <text:p>9627.3</text:p>
              </table:table-cell>
              <table:table-cell office:value-type="float" office:value="9423.18">
                <text:p>9423.18</text:p>
              </table:table-cell>
              <table:table-cell office:value-type="float" office:value="9423.18">
                <text:p>9423.18</text:p>
              </table:table-cell>
              <table:table-cell office:value-type="float" office:value="9423.18">
                <text:p>9423.18</text:p>
              </table:table-cell>
              <table:table-cell office:value-type="float" office:value="9413.88">
                <text:p>9413.88</text:p>
              </table:table-cell>
              <table:table-cell office:value-type="float" office:value="9413.88">
                <text:p>9413.88</text:p>
              </table:table-cell>
              <table:table-cell office:value-type="float" office:value="9413.88">
                <text:p>9413.88</text:p>
              </table:table-cell>
              <table:table-cell office:value-type="float" office:value="9413.88">
                <text:p>9413.88</text:p>
              </table:table-cell>
              <table:table-cell office:value-type="float" office:value="9338.59">
                <text:p>9338.59</text:p>
              </table:table-cell>
              <table:table-cell office:value-type="float" office:value="9338.59">
                <text:p>9338.59</text:p>
              </table:table-cell>
              <table:table-cell office:value-type="float" office:value="9338.59">
                <text:p>9338.59</text:p>
              </table:table-cell>
              <table:table-cell office:value-type="float" office:value="9338.59">
                <text:p>9338.59</text:p>
              </table:table-cell>
              <table:table-cell office:value-type="float" office:value="9338.59">
                <text:p>9338.59</text:p>
              </table:table-cell>
              <table:table-cell office:value-type="float" office:value="9169.18">
                <text:p>9169.18</text:p>
              </table:table-cell>
              <table:table-cell office:value-type="float" office:value="9169.18">
                <text:p>9169.18</text:p>
              </table:table-cell>
              <table:table-cell office:value-type="float" office:value="9169.18">
                <text:p>9169.18</text:p>
              </table:table-cell>
              <table:table-cell office:value-type="float" office:value="9169.18">
                <text:p>9169.18</text:p>
              </table:table-cell>
              <table:table-cell office:value-type="float" office:value="9169.18">
                <text:p>9169.18</text:p>
              </table:table-cell>
              <table:table-cell office:value-type="float" office:value="9169.18">
                <text:p>9169.18</text:p>
              </table:table-cell>
              <table:table-cell office:value-type="float" office:value="9169.18">
                <text:p>9169.18</text:p>
              </table:table-cell>
              <table:table-cell office:value-type="float" office:value="9169.18">
                <text:p>9169.18</text:p>
              </table:table-cell>
              <table:table-cell office:value-type="float" office:value="9169.18">
                <text:p>9169.18</text:p>
              </table:table-cell>
              <table:table-cell office:value-type="float" office:value="9169.18">
                <text:p>9169.18</text:p>
              </table:table-cell>
              <table:table-cell office:value-type="float" office:value="9047.87">
                <text:p>9047.87</text:p>
              </table:table-cell>
              <table:table-cell office:value-type="float" office:value="9047.87">
                <text:p>9047.87</text:p>
              </table:table-cell>
              <table:table-cell office:value-type="float" office:value="9047.87">
                <text:p>9047.87</text:p>
              </table:table-cell>
              <table:table-cell office:value-type="float" office:value="9047.87">
                <text:p>9047.87</text:p>
              </table:table-cell>
              <table:table-cell office:value-type="float" office:value="9047.87">
                <text:p>9047.87</text:p>
              </table:table-cell>
              <table:table-cell office:value-type="float" office:value="9047.87">
                <text:p>9047.87</text:p>
              </table:table-cell>
              <table:table-cell office:value-type="float" office:value="9047.87">
                <text:p>9047.87</text:p>
              </table:table-cell>
              <table:table-cell office:value-type="float" office:value="9047.87">
                <text:p>9047.87</text:p>
              </table:table-cell>
              <table:table-cell office:value-type="float" office:value="8888.48">
                <text:p>8888.48</text:p>
              </table:table-cell>
              <table:table-cell office:value-type="float" office:value="8888.48">
                <text:p>8888.48</text:p>
              </table:table-cell>
              <table:table-cell office:value-type="float" office:value="8888.48">
                <text:p>8888.48</text:p>
              </table:table-cell>
              <table:table-cell office:value-type="float" office:value="8888.48">
                <text:p>8888.48</text:p>
              </table:table-cell>
              <table:table-cell office:value-type="float" office:value="8888.48">
                <text:p>8888.48</text:p>
              </table:table-cell>
              <table:table-cell office:value-type="float" office:value="8888.48">
                <text:p>8888.48</text:p>
              </table:table-cell>
              <table:table-cell office:value-type="float" office:value="8888.48">
                <text:p>8888.48</text:p>
              </table:table-cell>
              <table:table-cell office:value-type="float" office:value="8888.48">
                <text:p>8888.48</text:p>
              </table:table-cell>
              <table:table-cell office:value-type="float" office:value="8888.48">
                <text:p>8888.48</text:p>
              </table:table-cell>
              <table:table-cell office:value-type="float" office:value="8888.48">
                <text:p>8888.48</text:p>
              </table:table-cell>
              <table:table-cell office:value-type="float" office:value="8888.48">
                <text:p>8888.48</text:p>
              </table:table-cell>
              <table:table-cell office:value-type="float" office:value="8888.48">
                <text:p>8888.48</text:p>
              </table:table-cell>
              <table:table-cell office:value-type="float" office:value="8888.48">
                <text:p>8888.48</text:p>
              </table:table-cell>
              <table:table-cell office:value-type="float" office:value="8888.48">
                <text:p>8888.48</text:p>
              </table:table-cell>
              <table:table-cell office:value-type="float" office:value="8888.48">
                <text:p>8888.48</text:p>
              </table:table-cell>
              <table:table-cell office:value-type="float" office:value="8888.48">
                <text:p>8888.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37cm" svg:y="0.028cm" chart:style-name="ch2">
          <text:p>Average Fitness for each Generation</text:p>
        </chart:title>
        <chart:subtitle svg:x="1.278cm" svg:y="0.824cm" chart:style-name="ch3">
          <text:p>Crossover: 100%, Mutation: 10%, Population: 100, K: 5, Dynamic Mutation: Off</text:p>
        </chart:subtitle>
        <chart:legend chart:legend-position="end" svg:x="13.651cm" svg:y="3.205cm" style:legend-expansion="high" chart:style-name="ch4"/>
        <chart:plot-area chart:style-name="ch5" table:cell-range-address="Sheet1.G1:Sheet1.G1 Sheet1.A3:Sheet1.JJ3 Sheet1.G6:Sheet1.G6 Sheet1.A8:Sheet1.KR8 Sheet1.G11:Sheet1.G11 Sheet1.A13:Sheet1.JI13 Sheet1.G16:Sheet1.G16 Sheet1.A18:Sheet1.HW18 Sheet1.G21:Sheet1.G21 Sheet1.A23:Sheet1.JG23" chart:data-source-has-labels="column" svg:x="0.319cm" svg:y="1.334cm" svg:width="13.01cm" svg:height="7.485cm">
          <chartooo:coordinate-region svg:x="1.496cm" svg:y="1.533cm" svg:width="11.833cm" svg:height="6.362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A3:Sheet1.JJ3" chart:label-cell-address="Sheet1.G1:Sheet1.G1" chart:class="chart:line">
            <chart:data-point chart:repeated="270"/>
          </chart:series>
          <chart:series chart:style-name="ch9" chart:values-cell-range-address="Sheet1.A8:Sheet1.KR8" chart:label-cell-address="Sheet1.G6:Sheet1.G6" chart:class="chart:line">
            <chart:data-point chart:repeated="304"/>
          </chart:series>
          <chart:series chart:style-name="ch10" chart:values-cell-range-address="Sheet1.A13:Sheet1.JI13" chart:label-cell-address="Sheet1.G11:Sheet1.G11" chart:class="chart:line">
            <chart:data-point chart:repeated="269"/>
          </chart:series>
          <chart:series chart:style-name="ch11" chart:values-cell-range-address="Sheet1.A18:Sheet1.HW18" chart:label-cell-address="Sheet1.G16:Sheet1.G16" chart:class="chart:line">
            <chart:data-point chart:repeated="231"/>
          </chart:series>
          <chart:series chart:style-name="ch12" chart:values-cell-range-address="Sheet1.A23:Sheet1.JG23" chart:label-cell-address="Sheet1.G21:Sheet1.G21" chart:class="chart:line">
            <chart:data-point chart:repeated="26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</table:table-row>
          </table:table-header-rows>
          <table:table-rows>
            <table:table-row>
              <table:table-cell office:value-type="string">
                <text:p>Run: 1</text:p>
                <draw:g>
                  <svg:desc>Sheet1.G1:Sheet1.G1</svg:desc>
                </draw:g>
              </table:table-cell>
              <table:table-cell office:value-type="float" office:value="29295">
                <text:p>29295</text:p>
                <draw:g>
                  <svg:desc>Sheet1.A3:Sheet1.JJ3</svg:desc>
                </draw:g>
              </table:table-cell>
              <table:table-cell office:value-type="float" office:value="27647.4">
                <text:p>27647.4</text:p>
              </table:table-cell>
              <table:table-cell office:value-type="float" office:value="26321.9">
                <text:p>26321.9</text:p>
              </table:table-cell>
              <table:table-cell office:value-type="float" office:value="25600.7">
                <text:p>25600.7</text:p>
              </table:table-cell>
              <table:table-cell office:value-type="float" office:value="25465.4">
                <text:p>25465.4</text:p>
              </table:table-cell>
              <table:table-cell office:value-type="float" office:value="25316.3">
                <text:p>25316.3</text:p>
              </table:table-cell>
              <table:table-cell office:value-type="float" office:value="25211.9">
                <text:p>25211.9</text:p>
              </table:table-cell>
              <table:table-cell office:value-type="float" office:value="25116.7">
                <text:p>25116.7</text:p>
              </table:table-cell>
              <table:table-cell office:value-type="float" office:value="24904.2">
                <text:p>24904.2</text:p>
              </table:table-cell>
              <table:table-cell office:value-type="float" office:value="24769.5">
                <text:p>24769.5</text:p>
              </table:table-cell>
              <table:table-cell office:value-type="float" office:value="24704.2">
                <text:p>24704.2</text:p>
              </table:table-cell>
              <table:table-cell office:value-type="float" office:value="24639.4">
                <text:p>24639.4</text:p>
              </table:table-cell>
              <table:table-cell office:value-type="float" office:value="24462.1">
                <text:p>24462.1</text:p>
              </table:table-cell>
              <table:table-cell office:value-type="float" office:value="24313.8">
                <text:p>24313.8</text:p>
              </table:table-cell>
              <table:table-cell office:value-type="float" office:value="24040.1">
                <text:p>24040.1</text:p>
              </table:table-cell>
              <table:table-cell office:value-type="float" office:value="23567.4">
                <text:p>23567.4</text:p>
              </table:table-cell>
              <table:table-cell office:value-type="float" office:value="23416.6">
                <text:p>23416.6</text:p>
              </table:table-cell>
              <table:table-cell office:value-type="float" office:value="23374.1">
                <text:p>23374.1</text:p>
              </table:table-cell>
              <table:table-cell office:value-type="float" office:value="23289.7">
                <text:p>23289.7</text:p>
              </table:table-cell>
              <table:table-cell office:value-type="float" office:value="23228.5">
                <text:p>23228.5</text:p>
              </table:table-cell>
              <table:table-cell office:value-type="float" office:value="23193.4">
                <text:p>23193.4</text:p>
              </table:table-cell>
              <table:table-cell office:value-type="float" office:value="23147.9">
                <text:p>23147.9</text:p>
              </table:table-cell>
              <table:table-cell office:value-type="float" office:value="23122.7">
                <text:p>23122.7</text:p>
              </table:table-cell>
              <table:table-cell office:value-type="float" office:value="22968.1">
                <text:p>22968.1</text:p>
              </table:table-cell>
              <table:table-cell office:value-type="float" office:value="22681.2">
                <text:p>22681.2</text:p>
              </table:table-cell>
              <table:table-cell office:value-type="float" office:value="22279.7">
                <text:p>22279.7</text:p>
              </table:table-cell>
              <table:table-cell office:value-type="float" office:value="21929.6">
                <text:p>21929.6</text:p>
              </table:table-cell>
              <table:table-cell office:value-type="float" office:value="21668.8">
                <text:p>21668.8</text:p>
              </table:table-cell>
              <table:table-cell office:value-type="float" office:value="21410.6">
                <text:p>21410.6</text:p>
              </table:table-cell>
              <table:table-cell office:value-type="float" office:value="21297.1">
                <text:p>21297.1</text:p>
              </table:table-cell>
              <table:table-cell office:value-type="float" office:value="21159.9">
                <text:p>21159.9</text:p>
              </table:table-cell>
              <table:table-cell office:value-type="float" office:value="20974.4">
                <text:p>20974.4</text:p>
              </table:table-cell>
              <table:table-cell office:value-type="float" office:value="20699.2">
                <text:p>20699.2</text:p>
              </table:table-cell>
              <table:table-cell office:value-type="float" office:value="20599.8">
                <text:p>20599.8</text:p>
              </table:table-cell>
              <table:table-cell office:value-type="float" office:value="20551.9">
                <text:p>20551.9</text:p>
              </table:table-cell>
              <table:table-cell office:value-type="float" office:value="20396.3">
                <text:p>20396.3</text:p>
              </table:table-cell>
              <table:table-cell office:value-type="float" office:value="20111.8">
                <text:p>20111.8</text:p>
              </table:table-cell>
              <table:table-cell office:value-type="float" office:value="19957.4">
                <text:p>19957.4</text:p>
              </table:table-cell>
              <table:table-cell office:value-type="float" office:value="19827.4">
                <text:p>19827.4</text:p>
              </table:table-cell>
              <table:table-cell office:value-type="float" office:value="19852.5">
                <text:p>19852.5</text:p>
              </table:table-cell>
              <table:table-cell office:value-type="float" office:value="19746.4">
                <text:p>19746.4</text:p>
              </table:table-cell>
              <table:table-cell office:value-type="float" office:value="19657.9">
                <text:p>19657.9</text:p>
              </table:table-cell>
              <table:table-cell office:value-type="float" office:value="19588.4">
                <text:p>19588.4</text:p>
              </table:table-cell>
              <table:table-cell office:value-type="float" office:value="19555.3">
                <text:p>19555.3</text:p>
              </table:table-cell>
              <table:table-cell office:value-type="float" office:value="19415.9">
                <text:p>19415.9</text:p>
              </table:table-cell>
              <table:table-cell office:value-type="float" office:value="19290.2">
                <text:p>19290.2</text:p>
              </table:table-cell>
              <table:table-cell office:value-type="float" office:value="19276.1">
                <text:p>19276.1</text:p>
              </table:table-cell>
              <table:table-cell office:value-type="float" office:value="19070.6">
                <text:p>19070.6</text:p>
              </table:table-cell>
              <table:table-cell office:value-type="float" office:value="18944.6">
                <text:p>18944.6</text:p>
              </table:table-cell>
              <table:table-cell office:value-type="float" office:value="18919.2">
                <text:p>18919.2</text:p>
              </table:table-cell>
              <table:table-cell office:value-type="float" office:value="18897.4">
                <text:p>18897.4</text:p>
              </table:table-cell>
              <table:table-cell office:value-type="float" office:value="18776.6">
                <text:p>18776.6</text:p>
              </table:table-cell>
              <table:table-cell office:value-type="float" office:value="18742.6">
                <text:p>18742.6</text:p>
              </table:table-cell>
              <table:table-cell office:value-type="float" office:value="18702.3">
                <text:p>18702.3</text:p>
              </table:table-cell>
              <table:table-cell office:value-type="float" office:value="18638.2">
                <text:p>18638.2</text:p>
              </table:table-cell>
              <table:table-cell office:value-type="float" office:value="18515.3">
                <text:p>18515.3</text:p>
              </table:table-cell>
              <table:table-cell office:value-type="float" office:value="18429">
                <text:p>18429</text:p>
              </table:table-cell>
              <table:table-cell office:value-type="float" office:value="18326.9">
                <text:p>18326.9</text:p>
              </table:table-cell>
              <table:table-cell office:value-type="float" office:value="18289.8">
                <text:p>18289.8</text:p>
              </table:table-cell>
              <table:table-cell office:value-type="float" office:value="18202.5">
                <text:p>18202.5</text:p>
              </table:table-cell>
              <table:table-cell office:value-type="float" office:value="17999">
                <text:p>17999</text:p>
              </table:table-cell>
              <table:table-cell office:value-type="float" office:value="17864.1">
                <text:p>17864.1</text:p>
              </table:table-cell>
              <table:table-cell office:value-type="float" office:value="17734.2">
                <text:p>17734.2</text:p>
              </table:table-cell>
              <table:table-cell office:value-type="float" office:value="17767.6">
                <text:p>17767.6</text:p>
              </table:table-cell>
              <table:table-cell office:value-type="float" office:value="17724">
                <text:p>17724</text:p>
              </table:table-cell>
              <table:table-cell office:value-type="float" office:value="17629.1">
                <text:p>17629.1</text:p>
              </table:table-cell>
              <table:table-cell office:value-type="float" office:value="17563.7">
                <text:p>17563.7</text:p>
              </table:table-cell>
              <table:table-cell office:value-type="float" office:value="17423.5">
                <text:p>17423.5</text:p>
              </table:table-cell>
              <table:table-cell office:value-type="float" office:value="17321.4">
                <text:p>17321.4</text:p>
              </table:table-cell>
              <table:table-cell office:value-type="float" office:value="17116.3">
                <text:p>17116.3</text:p>
              </table:table-cell>
              <table:table-cell office:value-type="float" office:value="17105.4">
                <text:p>17105.4</text:p>
              </table:table-cell>
              <table:table-cell office:value-type="float" office:value="17052.5">
                <text:p>17052.5</text:p>
              </table:table-cell>
              <table:table-cell office:value-type="float" office:value="16890.5">
                <text:p>16890.5</text:p>
              </table:table-cell>
              <table:table-cell office:value-type="float" office:value="16839.9">
                <text:p>16839.9</text:p>
              </table:table-cell>
              <table:table-cell office:value-type="float" office:value="16746.8">
                <text:p>16746.8</text:p>
              </table:table-cell>
              <table:table-cell office:value-type="float" office:value="16660.8">
                <text:p>16660.8</text:p>
              </table:table-cell>
              <table:table-cell office:value-type="float" office:value="16551.1">
                <text:p>16551.1</text:p>
              </table:table-cell>
              <table:table-cell office:value-type="float" office:value="16159.6">
                <text:p>16159.6</text:p>
              </table:table-cell>
              <table:table-cell office:value-type="float" office:value="15639.2">
                <text:p>15639.2</text:p>
              </table:table-cell>
              <table:table-cell office:value-type="float" office:value="15501.7">
                <text:p>15501.7</text:p>
              </table:table-cell>
              <table:table-cell office:value-type="float" office:value="15412.4">
                <text:p>15412.4</text:p>
              </table:table-cell>
              <table:table-cell office:value-type="float" office:value="15302.2">
                <text:p>15302.2</text:p>
              </table:table-cell>
              <table:table-cell office:value-type="float" office:value="14991.8">
                <text:p>14991.8</text:p>
              </table:table-cell>
              <table:table-cell office:value-type="float" office:value="14925.6">
                <text:p>14925.6</text:p>
              </table:table-cell>
              <table:table-cell office:value-type="float" office:value="14855.9">
                <text:p>14855.9</text:p>
              </table:table-cell>
              <table:table-cell office:value-type="float" office:value="14822.4">
                <text:p>14822.4</text:p>
              </table:table-cell>
              <table:table-cell office:value-type="float" office:value="14807.9">
                <text:p>14807.9</text:p>
              </table:table-cell>
              <table:table-cell office:value-type="float" office:value="14748.7">
                <text:p>14748.7</text:p>
              </table:table-cell>
              <table:table-cell office:value-type="float" office:value="14712">
                <text:p>14712</text:p>
              </table:table-cell>
              <table:table-cell office:value-type="float" office:value="14663.1">
                <text:p>14663.1</text:p>
              </table:table-cell>
              <table:table-cell office:value-type="float" office:value="14609.4">
                <text:p>14609.4</text:p>
              </table:table-cell>
              <table:table-cell office:value-type="float" office:value="14596.9">
                <text:p>14596.9</text:p>
              </table:table-cell>
              <table:table-cell office:value-type="float" office:value="14597.2">
                <text:p>14597.2</text:p>
              </table:table-cell>
              <table:table-cell office:value-type="float" office:value="14537.1">
                <text:p>14537.1</text:p>
              </table:table-cell>
              <table:table-cell office:value-type="float" office:value="14506.8">
                <text:p>14506.8</text:p>
              </table:table-cell>
              <table:table-cell office:value-type="float" office:value="14485.2">
                <text:p>14485.2</text:p>
              </table:table-cell>
              <table:table-cell office:value-type="float" office:value="14455">
                <text:p>14455</text:p>
              </table:table-cell>
              <table:table-cell office:value-type="float" office:value="14446.1">
                <text:p>14446.1</text:p>
              </table:table-cell>
              <table:table-cell office:value-type="float" office:value="14468.5">
                <text:p>14468.5</text:p>
              </table:table-cell>
              <table:table-cell office:value-type="float" office:value="14357.1">
                <text:p>14357.1</text:p>
              </table:table-cell>
              <table:table-cell office:value-type="float" office:value="14237.7">
                <text:p>14237.7</text:p>
              </table:table-cell>
              <table:table-cell office:value-type="float" office:value="14135.1">
                <text:p>14135.1</text:p>
              </table:table-cell>
              <table:table-cell office:value-type="float" office:value="13971.9">
                <text:p>13971.9</text:p>
              </table:table-cell>
              <table:table-cell office:value-type="float" office:value="13802.7">
                <text:p>13802.7</text:p>
              </table:table-cell>
              <table:table-cell office:value-type="float" office:value="13795.3">
                <text:p>13795.3</text:p>
              </table:table-cell>
              <table:table-cell office:value-type="float" office:value="13701.9">
                <text:p>13701.9</text:p>
              </table:table-cell>
              <table:table-cell office:value-type="float" office:value="13480.3">
                <text:p>13480.3</text:p>
              </table:table-cell>
              <table:table-cell office:value-type="float" office:value="13374.3">
                <text:p>13374.3</text:p>
              </table:table-cell>
              <table:table-cell office:value-type="float" office:value="13390.7">
                <text:p>13390.7</text:p>
              </table:table-cell>
              <table:table-cell office:value-type="float" office:value="13320.2">
                <text:p>13320.2</text:p>
              </table:table-cell>
              <table:table-cell office:value-type="float" office:value="13306">
                <text:p>13306</text:p>
              </table:table-cell>
              <table:table-cell office:value-type="float" office:value="13297.4">
                <text:p>13297.4</text:p>
              </table:table-cell>
              <table:table-cell office:value-type="float" office:value="13235.8">
                <text:p>13235.8</text:p>
              </table:table-cell>
              <table:table-cell office:value-type="float" office:value="13195.1">
                <text:p>13195.1</text:p>
              </table:table-cell>
              <table:table-cell office:value-type="float" office:value="13040.6">
                <text:p>13040.6</text:p>
              </table:table-cell>
              <table:table-cell office:value-type="float" office:value="12954.6">
                <text:p>12954.6</text:p>
              </table:table-cell>
              <table:table-cell office:value-type="float" office:value="12885.1">
                <text:p>12885.1</text:p>
              </table:table-cell>
              <table:table-cell office:value-type="float" office:value="12891.5">
                <text:p>12891.5</text:p>
              </table:table-cell>
              <table:table-cell office:value-type="float" office:value="12877.2">
                <text:p>12877.2</text:p>
              </table:table-cell>
              <table:table-cell office:value-type="float" office:value="12828.6">
                <text:p>12828.6</text:p>
              </table:table-cell>
              <table:table-cell office:value-type="float" office:value="12857.4">
                <text:p>12857.4</text:p>
              </table:table-cell>
              <table:table-cell office:value-type="float" office:value="12831.8">
                <text:p>12831.8</text:p>
              </table:table-cell>
              <table:table-cell office:value-type="float" office:value="12839.2">
                <text:p>12839.2</text:p>
              </table:table-cell>
              <table:table-cell office:value-type="float" office:value="12749.7">
                <text:p>12749.7</text:p>
              </table:table-cell>
              <table:table-cell office:value-type="float" office:value="12689.5">
                <text:p>12689.5</text:p>
              </table:table-cell>
              <table:table-cell office:value-type="float" office:value="12594.9">
                <text:p>12594.9</text:p>
              </table:table-cell>
              <table:table-cell office:value-type="float" office:value="12351.1">
                <text:p>12351.1</text:p>
              </table:table-cell>
              <table:table-cell office:value-type="float" office:value="12233">
                <text:p>12233</text:p>
              </table:table-cell>
              <table:table-cell office:value-type="float" office:value="12230.6">
                <text:p>12230.6</text:p>
              </table:table-cell>
              <table:table-cell office:value-type="float" office:value="12196">
                <text:p>12196</text:p>
              </table:table-cell>
              <table:table-cell office:value-type="float" office:value="12122.2">
                <text:p>12122.2</text:p>
              </table:table-cell>
              <table:table-cell office:value-type="float" office:value="12099.1">
                <text:p>12099.1</text:p>
              </table:table-cell>
              <table:table-cell office:value-type="float" office:value="12092.3">
                <text:p>12092.3</text:p>
              </table:table-cell>
              <table:table-cell office:value-type="float" office:value="12112.4">
                <text:p>12112.4</text:p>
              </table:table-cell>
              <table:table-cell office:value-type="float" office:value="12182.8">
                <text:p>12182.8</text:p>
              </table:table-cell>
              <table:table-cell office:value-type="float" office:value="12112.9">
                <text:p>12112.9</text:p>
              </table:table-cell>
              <table:table-cell office:value-type="float" office:value="12093">
                <text:p>12093</text:p>
              </table:table-cell>
              <table:table-cell office:value-type="float" office:value="12097">
                <text:p>12097</text:p>
              </table:table-cell>
              <table:table-cell office:value-type="float" office:value="12050.4">
                <text:p>12050.4</text:p>
              </table:table-cell>
              <table:table-cell office:value-type="float" office:value="11977.4">
                <text:p>11977.4</text:p>
              </table:table-cell>
              <table:table-cell office:value-type="float" office:value="11977">
                <text:p>11977</text:p>
              </table:table-cell>
              <table:table-cell office:value-type="float" office:value="12015.9">
                <text:p>12015.9</text:p>
              </table:table-cell>
              <table:table-cell office:value-type="float" office:value="11951">
                <text:p>11951</text:p>
              </table:table-cell>
              <table:table-cell office:value-type="float" office:value="11933.6">
                <text:p>11933.6</text:p>
              </table:table-cell>
              <table:table-cell office:value-type="float" office:value="11902.5">
                <text:p>11902.5</text:p>
              </table:table-cell>
              <table:table-cell office:value-type="float" office:value="11963.5">
                <text:p>11963.5</text:p>
              </table:table-cell>
              <table:table-cell office:value-type="float" office:value="11912.1">
                <text:p>11912.1</text:p>
              </table:table-cell>
              <table:table-cell office:value-type="float" office:value="11903.6">
                <text:p>11903.6</text:p>
              </table:table-cell>
              <table:table-cell office:value-type="float" office:value="11900.9">
                <text:p>11900.9</text:p>
              </table:table-cell>
              <table:table-cell office:value-type="float" office:value="11849.7">
                <text:p>11849.7</text:p>
              </table:table-cell>
              <table:table-cell office:value-type="float" office:value="11799.6">
                <text:p>11799.6</text:p>
              </table:table-cell>
              <table:table-cell office:value-type="float" office:value="11735.8">
                <text:p>11735.8</text:p>
              </table:table-cell>
              <table:table-cell office:value-type="float" office:value="11569.6">
                <text:p>11569.6</text:p>
              </table:table-cell>
              <table:table-cell office:value-type="float" office:value="11551">
                <text:p>11551</text:p>
              </table:table-cell>
              <table:table-cell office:value-type="float" office:value="11503.8">
                <text:p>11503.8</text:p>
              </table:table-cell>
              <table:table-cell office:value-type="float" office:value="11485.5">
                <text:p>11485.5</text:p>
              </table:table-cell>
              <table:table-cell office:value-type="float" office:value="11442.5">
                <text:p>11442.5</text:p>
              </table:table-cell>
              <table:table-cell office:value-type="float" office:value="11420.4">
                <text:p>11420.4</text:p>
              </table:table-cell>
              <table:table-cell office:value-type="float" office:value="11357.5">
                <text:p>11357.5</text:p>
              </table:table-cell>
              <table:table-cell office:value-type="float" office:value="11317.9">
                <text:p>11317.9</text:p>
              </table:table-cell>
              <table:table-cell office:value-type="float" office:value="11301.6">
                <text:p>11301.6</text:p>
              </table:table-cell>
              <table:table-cell office:value-type="float" office:value="11331.6">
                <text:p>11331.6</text:p>
              </table:table-cell>
              <table:table-cell office:value-type="float" office:value="11284.5">
                <text:p>11284.5</text:p>
              </table:table-cell>
              <table:table-cell office:value-type="float" office:value="11295.9">
                <text:p>11295.9</text:p>
              </table:table-cell>
              <table:table-cell office:value-type="float" office:value="11307.2">
                <text:p>11307.2</text:p>
              </table:table-cell>
              <table:table-cell office:value-type="float" office:value="11253.7">
                <text:p>11253.7</text:p>
              </table:table-cell>
              <table:table-cell office:value-type="float" office:value="11212.7">
                <text:p>11212.7</text:p>
              </table:table-cell>
              <table:table-cell office:value-type="float" office:value="11194.3">
                <text:p>11194.3</text:p>
              </table:table-cell>
              <table:table-cell office:value-type="float" office:value="11169.7">
                <text:p>11169.7</text:p>
              </table:table-cell>
              <table:table-cell office:value-type="float" office:value="11198.6">
                <text:p>11198.6</text:p>
              </table:table-cell>
              <table:table-cell office:value-type="float" office:value="11165.8">
                <text:p>11165.8</text:p>
              </table:table-cell>
              <table:table-cell office:value-type="float" office:value="11133.9">
                <text:p>11133.9</text:p>
              </table:table-cell>
              <table:table-cell office:value-type="float" office:value="11141.8">
                <text:p>11141.8</text:p>
              </table:table-cell>
              <table:table-cell office:value-type="float" office:value="11143.8">
                <text:p>11143.8</text:p>
              </table:table-cell>
              <table:table-cell office:value-type="float" office:value="11120.3">
                <text:p>11120.3</text:p>
              </table:table-cell>
              <table:table-cell office:value-type="float" office:value="11190.3">
                <text:p>11190.3</text:p>
              </table:table-cell>
              <table:table-cell office:value-type="float" office:value="11143.5">
                <text:p>11143.5</text:p>
              </table:table-cell>
              <table:table-cell office:value-type="float" office:value="11171.7">
                <text:p>11171.7</text:p>
              </table:table-cell>
              <table:table-cell office:value-type="float" office:value="11113.4">
                <text:p>11113.4</text:p>
              </table:table-cell>
              <table:table-cell office:value-type="float" office:value="11098.1">
                <text:p>11098.1</text:p>
              </table:table-cell>
              <table:table-cell office:value-type="float" office:value="11109.4">
                <text:p>11109.4</text:p>
              </table:table-cell>
              <table:table-cell office:value-type="float" office:value="11179.2">
                <text:p>11179.2</text:p>
              </table:table-cell>
              <table:table-cell office:value-type="float" office:value="11130.1">
                <text:p>11130.1</text:p>
              </table:table-cell>
              <table:table-cell office:value-type="float" office:value="11109">
                <text:p>11109</text:p>
              </table:table-cell>
              <table:table-cell office:value-type="float" office:value="11154.9">
                <text:p>11154.9</text:p>
              </table:table-cell>
              <table:table-cell office:value-type="float" office:value="11172.5">
                <text:p>11172.5</text:p>
              </table:table-cell>
              <table:table-cell office:value-type="float" office:value="11148.3">
                <text:p>11148.3</text:p>
              </table:table-cell>
              <table:table-cell office:value-type="float" office:value="11076.5">
                <text:p>11076.5</text:p>
              </table:table-cell>
              <table:table-cell office:value-type="float" office:value="11045.7">
                <text:p>11045.7</text:p>
              </table:table-cell>
              <table:table-cell office:value-type="float" office:value="11076.6">
                <text:p>11076.6</text:p>
              </table:table-cell>
              <table:table-cell office:value-type="float" office:value="10961.5">
                <text:p>10961.5</text:p>
              </table:table-cell>
              <table:table-cell office:value-type="float" office:value="11016.5">
                <text:p>11016.5</text:p>
              </table:table-cell>
              <table:table-cell office:value-type="float" office:value="10998.7">
                <text:p>10998.7</text:p>
              </table:table-cell>
              <table:table-cell office:value-type="float" office:value="10976.1">
                <text:p>10976.1</text:p>
              </table:table-cell>
              <table:table-cell office:value-type="float" office:value="10985.6">
                <text:p>10985.6</text:p>
              </table:table-cell>
              <table:table-cell office:value-type="float" office:value="10977.8">
                <text:p>10977.8</text:p>
              </table:table-cell>
              <table:table-cell office:value-type="float" office:value="10959.7">
                <text:p>10959.7</text:p>
              </table:table-cell>
              <table:table-cell office:value-type="float" office:value="10893.9">
                <text:p>10893.9</text:p>
              </table:table-cell>
              <table:table-cell office:value-type="float" office:value="10890.6">
                <text:p>10890.6</text:p>
              </table:table-cell>
              <table:table-cell office:value-type="float" office:value="10899.9">
                <text:p>10899.9</text:p>
              </table:table-cell>
              <table:table-cell office:value-type="float" office:value="10879.7">
                <text:p>10879.7</text:p>
              </table:table-cell>
              <table:table-cell office:value-type="float" office:value="10750.4">
                <text:p>10750.4</text:p>
              </table:table-cell>
              <table:table-cell office:value-type="float" office:value="10645.6">
                <text:p>10645.6</text:p>
              </table:table-cell>
              <table:table-cell office:value-type="float" office:value="10639.1">
                <text:p>10639.1</text:p>
              </table:table-cell>
              <table:table-cell office:value-type="float" office:value="10672.5">
                <text:p>10672.5</text:p>
              </table:table-cell>
              <table:table-cell office:value-type="float" office:value="10713.1">
                <text:p>10713.1</text:p>
              </table:table-cell>
              <table:table-cell office:value-type="float" office:value="10631.5">
                <text:p>10631.5</text:p>
              </table:table-cell>
              <table:table-cell office:value-type="float" office:value="10566.4">
                <text:p>10566.4</text:p>
              </table:table-cell>
              <table:table-cell office:value-type="float" office:value="10604.8">
                <text:p>10604.8</text:p>
              </table:table-cell>
              <table:table-cell office:value-type="float" office:value="10552.6">
                <text:p>10552.6</text:p>
              </table:table-cell>
              <table:table-cell office:value-type="float" office:value="10536.4">
                <text:p>10536.4</text:p>
              </table:table-cell>
              <table:table-cell office:value-type="float" office:value="10517.4">
                <text:p>10517.4</text:p>
              </table:table-cell>
              <table:table-cell office:value-type="float" office:value="10584.7">
                <text:p>10584.7</text:p>
              </table:table-cell>
              <table:table-cell office:value-type="float" office:value="10534.6">
                <text:p>10534.6</text:p>
              </table:table-cell>
              <table:table-cell office:value-type="float" office:value="10473.8">
                <text:p>10473.8</text:p>
              </table:table-cell>
              <table:table-cell office:value-type="float" office:value="10337.9">
                <text:p>10337.9</text:p>
              </table:table-cell>
              <table:table-cell office:value-type="float" office:value="10227.5">
                <text:p>10227.5</text:p>
              </table:table-cell>
              <table:table-cell office:value-type="float" office:value="10241.9">
                <text:p>10241.9</text:p>
              </table:table-cell>
              <table:table-cell office:value-type="float" office:value="10272.7">
                <text:p>10272.7</text:p>
              </table:table-cell>
              <table:table-cell office:value-type="float" office:value="10222.1">
                <text:p>10222.1</text:p>
              </table:table-cell>
              <table:table-cell office:value-type="float" office:value="10244">
                <text:p>10244</text:p>
              </table:table-cell>
              <table:table-cell office:value-type="float" office:value="10180.5">
                <text:p>10180.5</text:p>
              </table:table-cell>
              <table:table-cell office:value-type="float" office:value="10222.6">
                <text:p>10222.6</text:p>
              </table:table-cell>
              <table:table-cell office:value-type="float" office:value="10238.4">
                <text:p>10238.4</text:p>
              </table:table-cell>
              <table:table-cell office:value-type="float" office:value="10188">
                <text:p>10188</text:p>
              </table:table-cell>
              <table:table-cell office:value-type="float" office:value="10175.4">
                <text:p>10175.4</text:p>
              </table:table-cell>
              <table:table-cell office:value-type="float" office:value="10213.5">
                <text:p>10213.5</text:p>
              </table:table-cell>
              <table:table-cell office:value-type="float" office:value="10172.9">
                <text:p>10172.9</text:p>
              </table:table-cell>
              <table:table-cell office:value-type="float" office:value="10209.5">
                <text:p>10209.5</text:p>
              </table:table-cell>
              <table:table-cell office:value-type="float" office:value="10166">
                <text:p>10166</text:p>
              </table:table-cell>
              <table:table-cell office:value-type="float" office:value="10208.9">
                <text:p>10208.9</text:p>
              </table:table-cell>
              <table:table-cell office:value-type="float" office:value="10141.3">
                <text:p>10141.3</text:p>
              </table:table-cell>
              <table:table-cell office:value-type="float" office:value="10156.2">
                <text:p>10156.2</text:p>
              </table:table-cell>
              <table:table-cell office:value-type="float" office:value="10138.7">
                <text:p>10138.7</text:p>
              </table:table-cell>
              <table:table-cell office:value-type="float" office:value="10249.3">
                <text:p>10249.3</text:p>
              </table:table-cell>
              <table:table-cell office:value-type="float" office:value="10144.6">
                <text:p>10144.6</text:p>
              </table:table-cell>
              <table:table-cell office:value-type="float" office:value="10131.8">
                <text:p>10131.8</text:p>
              </table:table-cell>
              <table:table-cell office:value-type="float" office:value="10134.7">
                <text:p>10134.7</text:p>
              </table:table-cell>
              <table:table-cell office:value-type="float" office:value="10110.8">
                <text:p>10110.8</text:p>
              </table:table-cell>
              <table:table-cell office:value-type="float" office:value="10104.5">
                <text:p>10104.5</text:p>
              </table:table-cell>
              <table:table-cell office:value-type="float" office:value="10110.4">
                <text:p>10110.4</text:p>
              </table:table-cell>
              <table:table-cell office:value-type="float" office:value="10139.5">
                <text:p>10139.5</text:p>
              </table:table-cell>
              <table:table-cell office:value-type="float" office:value="10092.7">
                <text:p>10092.7</text:p>
              </table:table-cell>
              <table:table-cell office:value-type="float" office:value="10006.5">
                <text:p>10006.5</text:p>
              </table:table-cell>
              <table:table-cell office:value-type="float" office:value="9936.76">
                <text:p>9936.76</text:p>
              </table:table-cell>
              <table:table-cell office:value-type="float" office:value="9923.43">
                <text:p>9923.43</text:p>
              </table:table-cell>
              <table:table-cell office:value-type="float" office:value="9928.4">
                <text:p>9928.4</text:p>
              </table:table-cell>
              <table:table-cell office:value-type="float" office:value="9932.98">
                <text:p>9932.98</text:p>
              </table:table-cell>
              <table:table-cell office:value-type="float" office:value="9883.7">
                <text:p>9883.7</text:p>
              </table:table-cell>
              <table:table-cell office:value-type="float" office:value="9923.61">
                <text:p>9923.61</text:p>
              </table:table-cell>
              <table:table-cell office:value-type="float" office:value="9954.5">
                <text:p>9954.5</text:p>
              </table:table-cell>
              <table:table-cell office:value-type="float" office:value="9913.11">
                <text:p>9913.11</text:p>
              </table:table-cell>
              <table:table-cell office:value-type="float" office:value="9928.64">
                <text:p>9928.64</text:p>
              </table:table-cell>
              <table:table-cell office:value-type="float" office:value="9898.8">
                <text:p>9898.8</text:p>
              </table:table-cell>
              <table:table-cell office:value-type="float" office:value="9880.05">
                <text:p>9880.05</text:p>
              </table:table-cell>
              <table:table-cell office:value-type="float" office:value="9807.17">
                <text:p>9807.17</text:p>
              </table:table-cell>
              <table:table-cell office:value-type="float" office:value="9825.07">
                <text:p>9825.07</text:p>
              </table:table-cell>
              <table:table-cell office:value-type="float" office:value="9675.41">
                <text:p>9675.41</text:p>
              </table:table-cell>
              <table:table-cell office:value-type="float" office:value="9584.95">
                <text:p>9584.95</text:p>
              </table:table-cell>
              <table:table-cell office:value-type="float" office:value="9471.7">
                <text:p>9471.7</text:p>
              </table:table-cell>
              <table:table-cell office:value-type="float" office:value="9545.11">
                <text:p>9545.11</text:p>
              </table:table-cell>
              <table:table-cell office:value-type="float" office:value="9478.72">
                <text:p>9478.72</text:p>
              </table:table-cell>
              <table:table-cell office:value-type="float" office:value="9457.39">
                <text:p>9457.39</text:p>
              </table:table-cell>
              <table:table-cell office:value-type="float" office:value="9468.33">
                <text:p>9468.33</text:p>
              </table:table-cell>
              <table:table-cell office:value-type="float" office:value="9563.75">
                <text:p>9563.75</text:p>
              </table:table-cell>
              <table:table-cell office:value-type="float" office:value="9453.85">
                <text:p>9453.85</text:p>
              </table:table-cell>
              <table:table-cell office:value-type="float" office:value="9505.56">
                <text:p>9505.56</text:p>
              </table:table-cell>
              <table:table-cell office:value-type="float" office:value="9523.02">
                <text:p>9523.02</text:p>
              </table:table-cell>
              <table:table-cell office:value-type="float" office:value="9480.77">
                <text:p>9480.77</text:p>
              </table:table-cell>
              <table:table-cell office:value-type="float" office:value="9501.86">
                <text:p>9501.86</text:p>
              </table:table-cell>
            </table:table-row>
            <table:table-row>
              <table:table-cell office:value-type="string">
                <text:p>Run: 2</text:p>
                <draw:g>
                  <svg:desc>Sheet1.G6:Sheet1.G6</svg:desc>
                </draw:g>
              </table:table-cell>
              <table:table-cell office:value-type="float" office:value="29319.2">
                <text:p>29319.2</text:p>
                <draw:g>
                  <svg:desc>Sheet1.A8:Sheet1.KR8</svg:desc>
                </draw:g>
              </table:table-cell>
              <table:table-cell office:value-type="float" office:value="27594.9">
                <text:p>27594.9</text:p>
              </table:table-cell>
              <table:table-cell office:value-type="float" office:value="26083.7">
                <text:p>26083.7</text:p>
              </table:table-cell>
              <table:table-cell office:value-type="float" office:value="24660.8">
                <text:p>24660.8</text:p>
              </table:table-cell>
              <table:table-cell office:value-type="float" office:value="23568.6">
                <text:p>23568.6</text:p>
              </table:table-cell>
              <table:table-cell office:value-type="float" office:value="23271.9">
                <text:p>23271.9</text:p>
              </table:table-cell>
              <table:table-cell office:value-type="float" office:value="23076.1">
                <text:p>23076.1</text:p>
              </table:table-cell>
              <table:table-cell office:value-type="float" office:value="22524.9">
                <text:p>22524.9</text:p>
              </table:table-cell>
              <table:table-cell office:value-type="float" office:value="21775.8">
                <text:p>21775.8</text:p>
              </table:table-cell>
              <table:table-cell office:value-type="float" office:value="21568.5">
                <text:p>21568.5</text:p>
              </table:table-cell>
              <table:table-cell office:value-type="float" office:value="21450.1">
                <text:p>21450.1</text:p>
              </table:table-cell>
              <table:table-cell office:value-type="float" office:value="21197">
                <text:p>21197</text:p>
              </table:table-cell>
              <table:table-cell office:value-type="float" office:value="21061.7">
                <text:p>21061.7</text:p>
              </table:table-cell>
              <table:table-cell office:value-type="float" office:value="20948.4">
                <text:p>20948.4</text:p>
              </table:table-cell>
              <table:table-cell office:value-type="float" office:value="20558.8">
                <text:p>20558.8</text:p>
              </table:table-cell>
              <table:table-cell office:value-type="float" office:value="20126.8">
                <text:p>20126.8</text:p>
              </table:table-cell>
              <table:table-cell office:value-type="float" office:value="20084.3">
                <text:p>20084.3</text:p>
              </table:table-cell>
              <table:table-cell office:value-type="float" office:value="19979.7">
                <text:p>19979.7</text:p>
              </table:table-cell>
              <table:table-cell office:value-type="float" office:value="19835.4">
                <text:p>19835.4</text:p>
              </table:table-cell>
              <table:table-cell office:value-type="float" office:value="19804.2">
                <text:p>19804.2</text:p>
              </table:table-cell>
              <table:table-cell office:value-type="float" office:value="19681">
                <text:p>19681</text:p>
              </table:table-cell>
              <table:table-cell office:value-type="float" office:value="19450.9">
                <text:p>19450.9</text:p>
              </table:table-cell>
              <table:table-cell office:value-type="float" office:value="19143.9">
                <text:p>19143.9</text:p>
              </table:table-cell>
              <table:table-cell office:value-type="float" office:value="18961.8">
                <text:p>18961.8</text:p>
              </table:table-cell>
              <table:table-cell office:value-type="float" office:value="18830">
                <text:p>18830</text:p>
              </table:table-cell>
              <table:table-cell office:value-type="float" office:value="18616.6">
                <text:p>18616.6</text:p>
              </table:table-cell>
              <table:table-cell office:value-type="float" office:value="18551.7">
                <text:p>18551.7</text:p>
              </table:table-cell>
              <table:table-cell office:value-type="float" office:value="18332.4">
                <text:p>18332.4</text:p>
              </table:table-cell>
              <table:table-cell office:value-type="float" office:value="18233">
                <text:p>18233</text:p>
              </table:table-cell>
              <table:table-cell office:value-type="float" office:value="18054.8">
                <text:p>18054.8</text:p>
              </table:table-cell>
              <table:table-cell office:value-type="float" office:value="17940">
                <text:p>17940</text:p>
              </table:table-cell>
              <table:table-cell office:value-type="float" office:value="17936.8">
                <text:p>17936.8</text:p>
              </table:table-cell>
              <table:table-cell office:value-type="float" office:value="17852.7">
                <text:p>17852.7</text:p>
              </table:table-cell>
              <table:table-cell office:value-type="float" office:value="17825.7">
                <text:p>17825.7</text:p>
              </table:table-cell>
              <table:table-cell office:value-type="float" office:value="17707">
                <text:p>17707</text:p>
              </table:table-cell>
              <table:table-cell office:value-type="float" office:value="17660">
                <text:p>17660</text:p>
              </table:table-cell>
              <table:table-cell office:value-type="float" office:value="17480.2">
                <text:p>17480.2</text:p>
              </table:table-cell>
              <table:table-cell office:value-type="float" office:value="17227.9">
                <text:p>17227.9</text:p>
              </table:table-cell>
              <table:table-cell office:value-type="float" office:value="17119.7">
                <text:p>17119.7</text:p>
              </table:table-cell>
              <table:table-cell office:value-type="float" office:value="16932.7">
                <text:p>16932.7</text:p>
              </table:table-cell>
              <table:table-cell office:value-type="float" office:value="16756.2">
                <text:p>16756.2</text:p>
              </table:table-cell>
              <table:table-cell office:value-type="float" office:value="16766.5">
                <text:p>16766.5</text:p>
              </table:table-cell>
              <table:table-cell office:value-type="float" office:value="16653.3">
                <text:p>16653.3</text:p>
              </table:table-cell>
              <table:table-cell office:value-type="float" office:value="16583.4">
                <text:p>16583.4</text:p>
              </table:table-cell>
              <table:table-cell office:value-type="float" office:value="16527.5">
                <text:p>16527.5</text:p>
              </table:table-cell>
              <table:table-cell office:value-type="float" office:value="16484.3">
                <text:p>16484.3</text:p>
              </table:table-cell>
              <table:table-cell office:value-type="float" office:value="16391.2">
                <text:p>16391.2</text:p>
              </table:table-cell>
              <table:table-cell office:value-type="float" office:value="16287.1">
                <text:p>16287.1</text:p>
              </table:table-cell>
              <table:table-cell office:value-type="float" office:value="16181.1">
                <text:p>16181.1</text:p>
              </table:table-cell>
              <table:table-cell office:value-type="float" office:value="16110.7">
                <text:p>16110.7</text:p>
              </table:table-cell>
              <table:table-cell office:value-type="float" office:value="16094.4">
                <text:p>16094.4</text:p>
              </table:table-cell>
              <table:table-cell office:value-type="float" office:value="15953.9">
                <text:p>15953.9</text:p>
              </table:table-cell>
              <table:table-cell office:value-type="float" office:value="15802">
                <text:p>15802</text:p>
              </table:table-cell>
              <table:table-cell office:value-type="float" office:value="15730.4">
                <text:p>15730.4</text:p>
              </table:table-cell>
              <table:table-cell office:value-type="float" office:value="15685">
                <text:p>15685</text:p>
              </table:table-cell>
              <table:table-cell office:value-type="float" office:value="15562.3">
                <text:p>15562.3</text:p>
              </table:table-cell>
              <table:table-cell office:value-type="float" office:value="15293.7">
                <text:p>15293.7</text:p>
              </table:table-cell>
              <table:table-cell office:value-type="float" office:value="15093.8">
                <text:p>15093.8</text:p>
              </table:table-cell>
              <table:table-cell office:value-type="float" office:value="14959.4">
                <text:p>14959.4</text:p>
              </table:table-cell>
              <table:table-cell office:value-type="float" office:value="14906.7">
                <text:p>14906.7</text:p>
              </table:table-cell>
              <table:table-cell office:value-type="float" office:value="14929.3">
                <text:p>14929.3</text:p>
              </table:table-cell>
              <table:table-cell office:value-type="float" office:value="14946.6">
                <text:p>14946.6</text:p>
              </table:table-cell>
              <table:table-cell office:value-type="float" office:value="14897.4">
                <text:p>14897.4</text:p>
              </table:table-cell>
              <table:table-cell office:value-type="float" office:value="14867.1">
                <text:p>14867.1</text:p>
              </table:table-cell>
              <table:table-cell office:value-type="float" office:value="14831.9">
                <text:p>14831.9</text:p>
              </table:table-cell>
              <table:table-cell office:value-type="float" office:value="14712.7">
                <text:p>14712.7</text:p>
              </table:table-cell>
              <table:table-cell office:value-type="float" office:value="14610.7">
                <text:p>14610.7</text:p>
              </table:table-cell>
              <table:table-cell office:value-type="float" office:value="14606.1">
                <text:p>14606.1</text:p>
              </table:table-cell>
              <table:table-cell office:value-type="float" office:value="14590.1">
                <text:p>14590.1</text:p>
              </table:table-cell>
              <table:table-cell office:value-type="float" office:value="14590.5">
                <text:p>14590.5</text:p>
              </table:table-cell>
              <table:table-cell office:value-type="float" office:value="14570.8">
                <text:p>14570.8</text:p>
              </table:table-cell>
              <table:table-cell office:value-type="float" office:value="14531.3">
                <text:p>14531.3</text:p>
              </table:table-cell>
              <table:table-cell office:value-type="float" office:value="14479.3">
                <text:p>14479.3</text:p>
              </table:table-cell>
              <table:table-cell office:value-type="float" office:value="14332.5">
                <text:p>14332.5</text:p>
              </table:table-cell>
              <table:table-cell office:value-type="float" office:value="14235">
                <text:p>14235</text:p>
              </table:table-cell>
              <table:table-cell office:value-type="float" office:value="14201.3">
                <text:p>14201.3</text:p>
              </table:table-cell>
              <table:table-cell office:value-type="float" office:value="14079.2">
                <text:p>14079.2</text:p>
              </table:table-cell>
              <table:table-cell office:value-type="float" office:value="13918.7">
                <text:p>13918.7</text:p>
              </table:table-cell>
              <table:table-cell office:value-type="float" office:value="13811.6">
                <text:p>13811.6</text:p>
              </table:table-cell>
              <table:table-cell office:value-type="float" office:value="13782.9">
                <text:p>13782.9</text:p>
              </table:table-cell>
              <table:table-cell office:value-type="float" office:value="13772.5">
                <text:p>13772.5</text:p>
              </table:table-cell>
              <table:table-cell office:value-type="float" office:value="13723">
                <text:p>13723</text:p>
              </table:table-cell>
              <table:table-cell office:value-type="float" office:value="13583.7">
                <text:p>13583.7</text:p>
              </table:table-cell>
              <table:table-cell office:value-type="float" office:value="13388.5">
                <text:p>13388.5</text:p>
              </table:table-cell>
              <table:table-cell office:value-type="float" office:value="13126.9">
                <text:p>13126.9</text:p>
              </table:table-cell>
              <table:table-cell office:value-type="float" office:value="13097">
                <text:p>13097</text:p>
              </table:table-cell>
              <table:table-cell office:value-type="float" office:value="13076.7">
                <text:p>13076.7</text:p>
              </table:table-cell>
              <table:table-cell office:value-type="float" office:value="13080.5">
                <text:p>13080.5</text:p>
              </table:table-cell>
              <table:table-cell office:value-type="float" office:value="13037.7">
                <text:p>13037.7</text:p>
              </table:table-cell>
              <table:table-cell office:value-type="float" office:value="12993.6">
                <text:p>12993.6</text:p>
              </table:table-cell>
              <table:table-cell office:value-type="float" office:value="12954.7">
                <text:p>12954.7</text:p>
              </table:table-cell>
              <table:table-cell office:value-type="float" office:value="12908.6">
                <text:p>12908.6</text:p>
              </table:table-cell>
              <table:table-cell office:value-type="float" office:value="12889">
                <text:p>12889</text:p>
              </table:table-cell>
              <table:table-cell office:value-type="float" office:value="12746">
                <text:p>12746</text:p>
              </table:table-cell>
              <table:table-cell office:value-type="float" office:value="12646.6">
                <text:p>12646.6</text:p>
              </table:table-cell>
              <table:table-cell office:value-type="float" office:value="12655.1">
                <text:p>12655.1</text:p>
              </table:table-cell>
              <table:table-cell office:value-type="float" office:value="12660.4">
                <text:p>12660.4</text:p>
              </table:table-cell>
              <table:table-cell office:value-type="float" office:value="12639.4">
                <text:p>12639.4</text:p>
              </table:table-cell>
              <table:table-cell office:value-type="float" office:value="12613.6">
                <text:p>12613.6</text:p>
              </table:table-cell>
              <table:table-cell office:value-type="float" office:value="12597.7">
                <text:p>12597.7</text:p>
              </table:table-cell>
              <table:table-cell office:value-type="float" office:value="12463">
                <text:p>12463</text:p>
              </table:table-cell>
              <table:table-cell office:value-type="float" office:value="12409.5">
                <text:p>12409.5</text:p>
              </table:table-cell>
              <table:table-cell office:value-type="float" office:value="12402.4">
                <text:p>12402.4</text:p>
              </table:table-cell>
              <table:table-cell office:value-type="float" office:value="12425">
                <text:p>12425</text:p>
              </table:table-cell>
              <table:table-cell office:value-type="float" office:value="12340.3">
                <text:p>12340.3</text:p>
              </table:table-cell>
              <table:table-cell office:value-type="float" office:value="12294.3">
                <text:p>12294.3</text:p>
              </table:table-cell>
              <table:table-cell office:value-type="float" office:value="12221.7">
                <text:p>12221.7</text:p>
              </table:table-cell>
              <table:table-cell office:value-type="float" office:value="12235.4">
                <text:p>12235.4</text:p>
              </table:table-cell>
              <table:table-cell office:value-type="float" office:value="12252.8">
                <text:p>12252.8</text:p>
              </table:table-cell>
              <table:table-cell office:value-type="float" office:value="12191.1">
                <text:p>12191.1</text:p>
              </table:table-cell>
              <table:table-cell office:value-type="float" office:value="12219.7">
                <text:p>12219.7</text:p>
              </table:table-cell>
              <table:table-cell office:value-type="float" office:value="12207">
                <text:p>12207</text:p>
              </table:table-cell>
              <table:table-cell office:value-type="float" office:value="12147.9">
                <text:p>12147.9</text:p>
              </table:table-cell>
              <table:table-cell office:value-type="float" office:value="12136.6">
                <text:p>12136.6</text:p>
              </table:table-cell>
              <table:table-cell office:value-type="float" office:value="12189.4">
                <text:p>12189.4</text:p>
              </table:table-cell>
              <table:table-cell office:value-type="float" office:value="12158">
                <text:p>12158</text:p>
              </table:table-cell>
              <table:table-cell office:value-type="float" office:value="12116.2">
                <text:p>12116.2</text:p>
              </table:table-cell>
              <table:table-cell office:value-type="float" office:value="12166.4">
                <text:p>12166.4</text:p>
              </table:table-cell>
              <table:table-cell office:value-type="float" office:value="12151.5">
                <text:p>12151.5</text:p>
              </table:table-cell>
              <table:table-cell office:value-type="float" office:value="12070.3">
                <text:p>12070.3</text:p>
              </table:table-cell>
              <table:table-cell office:value-type="float" office:value="11996.8">
                <text:p>11996.8</text:p>
              </table:table-cell>
              <table:table-cell office:value-type="float" office:value="12020.4">
                <text:p>12020.4</text:p>
              </table:table-cell>
              <table:table-cell office:value-type="float" office:value="11947.3">
                <text:p>11947.3</text:p>
              </table:table-cell>
              <table:table-cell office:value-type="float" office:value="11930">
                <text:p>11930</text:p>
              </table:table-cell>
              <table:table-cell office:value-type="float" office:value="11882.2">
                <text:p>11882.2</text:p>
              </table:table-cell>
              <table:table-cell office:value-type="float" office:value="11881.2">
                <text:p>11881.2</text:p>
              </table:table-cell>
              <table:table-cell office:value-type="float" office:value="11861">
                <text:p>11861</text:p>
              </table:table-cell>
              <table:table-cell office:value-type="float" office:value="11864.1">
                <text:p>11864.1</text:p>
              </table:table-cell>
              <table:table-cell office:value-type="float" office:value="11894.2">
                <text:p>11894.2</text:p>
              </table:table-cell>
              <table:table-cell office:value-type="float" office:value="11826">
                <text:p>11826</text:p>
              </table:table-cell>
              <table:table-cell office:value-type="float" office:value="11812.1">
                <text:p>11812.1</text:p>
              </table:table-cell>
              <table:table-cell office:value-type="float" office:value="11822.3">
                <text:p>11822.3</text:p>
              </table:table-cell>
              <table:table-cell office:value-type="float" office:value="11743.6">
                <text:p>11743.6</text:p>
              </table:table-cell>
              <table:table-cell office:value-type="float" office:value="11670.3">
                <text:p>11670.3</text:p>
              </table:table-cell>
              <table:table-cell office:value-type="float" office:value="11584.4">
                <text:p>11584.4</text:p>
              </table:table-cell>
              <table:table-cell office:value-type="float" office:value="11440.4">
                <text:p>11440.4</text:p>
              </table:table-cell>
              <table:table-cell office:value-type="float" office:value="11414.8">
                <text:p>11414.8</text:p>
              </table:table-cell>
              <table:table-cell office:value-type="float" office:value="11362.6">
                <text:p>11362.6</text:p>
              </table:table-cell>
              <table:table-cell office:value-type="float" office:value="11376.2">
                <text:p>11376.2</text:p>
              </table:table-cell>
              <table:table-cell office:value-type="float" office:value="11383.8">
                <text:p>11383.8</text:p>
              </table:table-cell>
              <table:table-cell office:value-type="float" office:value="11325.3">
                <text:p>11325.3</text:p>
              </table:table-cell>
              <table:table-cell office:value-type="float" office:value="11356.2">
                <text:p>11356.2</text:p>
              </table:table-cell>
              <table:table-cell office:value-type="float" office:value="11325.5">
                <text:p>11325.5</text:p>
              </table:table-cell>
              <table:table-cell office:value-type="float" office:value="11340.4">
                <text:p>11340.4</text:p>
              </table:table-cell>
              <table:table-cell office:value-type="float" office:value="11341.9">
                <text:p>11341.9</text:p>
              </table:table-cell>
              <table:table-cell office:value-type="float" office:value="11340.8">
                <text:p>11340.8</text:p>
              </table:table-cell>
              <table:table-cell office:value-type="float" office:value="11358.9">
                <text:p>11358.9</text:p>
              </table:table-cell>
              <table:table-cell office:value-type="float" office:value="11375.9">
                <text:p>11375.9</text:p>
              </table:table-cell>
              <table:table-cell office:value-type="float" office:value="11359.1">
                <text:p>11359.1</text:p>
              </table:table-cell>
              <table:table-cell office:value-type="float" office:value="11325.6">
                <text:p>11325.6</text:p>
              </table:table-cell>
              <table:table-cell office:value-type="float" office:value="11328.8">
                <text:p>11328.8</text:p>
              </table:table-cell>
              <table:table-cell office:value-type="float" office:value="11364.5">
                <text:p>11364.5</text:p>
              </table:table-cell>
              <table:table-cell office:value-type="float" office:value="11323.8">
                <text:p>11323.8</text:p>
              </table:table-cell>
              <table:table-cell office:value-type="float" office:value="11310.5">
                <text:p>11310.5</text:p>
              </table:table-cell>
              <table:table-cell office:value-type="float" office:value="11273">
                <text:p>11273</text:p>
              </table:table-cell>
              <table:table-cell office:value-type="float" office:value="11301.5">
                <text:p>11301.5</text:p>
              </table:table-cell>
              <table:table-cell office:value-type="float" office:value="11260.2">
                <text:p>11260.2</text:p>
              </table:table-cell>
              <table:table-cell office:value-type="float" office:value="11262.1">
                <text:p>11262.1</text:p>
              </table:table-cell>
              <table:table-cell office:value-type="float" office:value="11279.7">
                <text:p>11279.7</text:p>
              </table:table-cell>
              <table:table-cell office:value-type="float" office:value="11230.3">
                <text:p>11230.3</text:p>
              </table:table-cell>
              <table:table-cell office:value-type="float" office:value="11218.7">
                <text:p>11218.7</text:p>
              </table:table-cell>
              <table:table-cell office:value-type="float" office:value="11191">
                <text:p>11191</text:p>
              </table:table-cell>
              <table:table-cell office:value-type="float" office:value="11170.6">
                <text:p>11170.6</text:p>
              </table:table-cell>
              <table:table-cell office:value-type="float" office:value="11166.6">
                <text:p>11166.6</text:p>
              </table:table-cell>
              <table:table-cell office:value-type="float" office:value="11149.9">
                <text:p>11149.9</text:p>
              </table:table-cell>
              <table:table-cell office:value-type="float" office:value="11155.7">
                <text:p>11155.7</text:p>
              </table:table-cell>
              <table:table-cell office:value-type="float" office:value="11203.5">
                <text:p>11203.5</text:p>
              </table:table-cell>
              <table:table-cell office:value-type="float" office:value="11174">
                <text:p>11174</text:p>
              </table:table-cell>
              <table:table-cell office:value-type="float" office:value="11149.1">
                <text:p>11149.1</text:p>
              </table:table-cell>
              <table:table-cell office:value-type="float" office:value="11051.9">
                <text:p>11051.9</text:p>
              </table:table-cell>
              <table:table-cell office:value-type="float" office:value="11014.4">
                <text:p>11014.4</text:p>
              </table:table-cell>
              <table:table-cell office:value-type="float" office:value="10942.9">
                <text:p>10942.9</text:p>
              </table:table-cell>
              <table:table-cell office:value-type="float" office:value="10957.1">
                <text:p>10957.1</text:p>
              </table:table-cell>
              <table:table-cell office:value-type="float" office:value="10931.1">
                <text:p>10931.1</text:p>
              </table:table-cell>
              <table:table-cell office:value-type="float" office:value="10979.8">
                <text:p>10979.8</text:p>
              </table:table-cell>
              <table:table-cell office:value-type="float" office:value="10941.6">
                <text:p>10941.6</text:p>
              </table:table-cell>
              <table:table-cell office:value-type="float" office:value="10959.1">
                <text:p>10959.1</text:p>
              </table:table-cell>
              <table:table-cell office:value-type="float" office:value="10931.1">
                <text:p>10931.1</text:p>
              </table:table-cell>
              <table:table-cell office:value-type="float" office:value="10929">
                <text:p>10929</text:p>
              </table:table-cell>
              <table:table-cell office:value-type="float" office:value="10877.3">
                <text:p>10877.3</text:p>
              </table:table-cell>
              <table:table-cell office:value-type="float" office:value="10815.3">
                <text:p>10815.3</text:p>
              </table:table-cell>
              <table:table-cell office:value-type="float" office:value="10839.9">
                <text:p>10839.9</text:p>
              </table:table-cell>
              <table:table-cell office:value-type="float" office:value="10785.6">
                <text:p>10785.6</text:p>
              </table:table-cell>
              <table:table-cell office:value-type="float" office:value="10738.2">
                <text:p>10738.2</text:p>
              </table:table-cell>
              <table:table-cell office:value-type="float" office:value="10743.4">
                <text:p>10743.4</text:p>
              </table:table-cell>
              <table:table-cell office:value-type="float" office:value="10633.1">
                <text:p>10633.1</text:p>
              </table:table-cell>
              <table:table-cell office:value-type="float" office:value="10613.8">
                <text:p>10613.8</text:p>
              </table:table-cell>
              <table:table-cell office:value-type="float" office:value="10565.7">
                <text:p>10565.7</text:p>
              </table:table-cell>
              <table:table-cell office:value-type="float" office:value="10511.9">
                <text:p>10511.9</text:p>
              </table:table-cell>
              <table:table-cell office:value-type="float" office:value="10486.1">
                <text:p>10486.1</text:p>
              </table:table-cell>
              <table:table-cell office:value-type="float" office:value="10466.4">
                <text:p>10466.4</text:p>
              </table:table-cell>
              <table:table-cell office:value-type="float" office:value="10419.4">
                <text:p>10419.4</text:p>
              </table:table-cell>
              <table:table-cell office:value-type="float" office:value="10382.9">
                <text:p>10382.9</text:p>
              </table:table-cell>
              <table:table-cell office:value-type="float" office:value="10377.9">
                <text:p>10377.9</text:p>
              </table:table-cell>
              <table:table-cell office:value-type="float" office:value="10396.7">
                <text:p>10396.7</text:p>
              </table:table-cell>
              <table:table-cell office:value-type="float" office:value="10431.9">
                <text:p>10431.9</text:p>
              </table:table-cell>
              <table:table-cell office:value-type="float" office:value="10401.5">
                <text:p>10401.5</text:p>
              </table:table-cell>
              <table:table-cell office:value-type="float" office:value="10385.2">
                <text:p>10385.2</text:p>
              </table:table-cell>
              <table:table-cell office:value-type="float" office:value="10420.6">
                <text:p>10420.6</text:p>
              </table:table-cell>
              <table:table-cell office:value-type="float" office:value="10379.2">
                <text:p>10379.2</text:p>
              </table:table-cell>
              <table:table-cell office:value-type="float" office:value="10390.8">
                <text:p>10390.8</text:p>
              </table:table-cell>
              <table:table-cell office:value-type="float" office:value="10396.6">
                <text:p>10396.6</text:p>
              </table:table-cell>
              <table:table-cell office:value-type="float" office:value="10429">
                <text:p>10429</text:p>
              </table:table-cell>
              <table:table-cell office:value-type="float" office:value="10375.9">
                <text:p>10375.9</text:p>
              </table:table-cell>
              <table:table-cell office:value-type="float" office:value="10329.6">
                <text:p>10329.6</text:p>
              </table:table-cell>
              <table:table-cell office:value-type="float" office:value="10291.8">
                <text:p>10291.8</text:p>
              </table:table-cell>
              <table:table-cell office:value-type="float" office:value="10268.8">
                <text:p>10268.8</text:p>
              </table:table-cell>
              <table:table-cell office:value-type="float" office:value="10278.6">
                <text:p>10278.6</text:p>
              </table:table-cell>
              <table:table-cell office:value-type="float" office:value="10309.7">
                <text:p>10309.7</text:p>
              </table:table-cell>
              <table:table-cell office:value-type="float" office:value="10308.8">
                <text:p>10308.8</text:p>
              </table:table-cell>
              <table:table-cell office:value-type="float" office:value="10301.8">
                <text:p>10301.8</text:p>
              </table:table-cell>
              <table:table-cell office:value-type="float" office:value="10342.7">
                <text:p>10342.7</text:p>
              </table:table-cell>
              <table:table-cell office:value-type="float" office:value="10325.2">
                <text:p>10325.2</text:p>
              </table:table-cell>
              <table:table-cell office:value-type="float" office:value="10304.6">
                <text:p>10304.6</text:p>
              </table:table-cell>
              <table:table-cell office:value-type="float" office:value="10289">
                <text:p>10289</text:p>
              </table:table-cell>
              <table:table-cell office:value-type="float" office:value="10343.7">
                <text:p>10343.7</text:p>
              </table:table-cell>
              <table:table-cell office:value-type="float" office:value="10227.8">
                <text:p>10227.8</text:p>
              </table:table-cell>
              <table:table-cell office:value-type="float" office:value="10236.4">
                <text:p>10236.4</text:p>
              </table:table-cell>
              <table:table-cell office:value-type="float" office:value="10287.5">
                <text:p>10287.5</text:p>
              </table:table-cell>
              <table:table-cell office:value-type="float" office:value="10237">
                <text:p>10237</text:p>
              </table:table-cell>
              <table:table-cell office:value-type="float" office:value="10265">
                <text:p>10265</text:p>
              </table:table-cell>
              <table:table-cell office:value-type="float" office:value="10210.3">
                <text:p>10210.3</text:p>
              </table:table-cell>
              <table:table-cell office:value-type="float" office:value="10081.1">
                <text:p>10081.1</text:p>
              </table:table-cell>
              <table:table-cell office:value-type="float" office:value="10023.8">
                <text:p>10023.8</text:p>
              </table:table-cell>
              <table:table-cell office:value-type="float" office:value="9944.13">
                <text:p>9944.13</text:p>
              </table:table-cell>
              <table:table-cell office:value-type="float" office:value="9924.79">
                <text:p>9924.79</text:p>
              </table:table-cell>
              <table:table-cell office:value-type="float" office:value="9928.85">
                <text:p>9928.85</text:p>
              </table:table-cell>
              <table:table-cell office:value-type="float" office:value="9929.81">
                <text:p>9929.81</text:p>
              </table:table-cell>
              <table:table-cell office:value-type="float" office:value="9958.98">
                <text:p>9958.98</text:p>
              </table:table-cell>
              <table:table-cell office:value-type="float" office:value="9870.11">
                <text:p>9870.11</text:p>
              </table:table-cell>
              <table:table-cell office:value-type="float" office:value="9800.13">
                <text:p>9800.13</text:p>
              </table:table-cell>
              <table:table-cell office:value-type="float" office:value="9893.95">
                <text:p>9893.95</text:p>
              </table:table-cell>
              <table:table-cell office:value-type="float" office:value="9860.72">
                <text:p>9860.72</text:p>
              </table:table-cell>
              <table:table-cell office:value-type="float" office:value="9808.26">
                <text:p>9808.26</text:p>
              </table:table-cell>
              <table:table-cell office:value-type="float" office:value="9849.04">
                <text:p>9849.04</text:p>
              </table:table-cell>
              <table:table-cell office:value-type="float" office:value="9823.04">
                <text:p>9823.04</text:p>
              </table:table-cell>
              <table:table-cell office:value-type="float" office:value="9922.68">
                <text:p>9922.68</text:p>
              </table:table-cell>
              <table:table-cell office:value-type="float" office:value="9817.73">
                <text:p>9817.73</text:p>
              </table:table-cell>
              <table:table-cell office:value-type="float" office:value="9784.92">
                <text:p>9784.92</text:p>
              </table:table-cell>
              <table:table-cell office:value-type="float" office:value="9780.03">
                <text:p>9780.03</text:p>
              </table:table-cell>
              <table:table-cell office:value-type="float" office:value="9804.74">
                <text:p>9804.74</text:p>
              </table:table-cell>
              <table:table-cell office:value-type="float" office:value="9813.35">
                <text:p>9813.35</text:p>
              </table:table-cell>
              <table:table-cell office:value-type="float" office:value="9854.26">
                <text:p>9854.26</text:p>
              </table:table-cell>
              <table:table-cell office:value-type="float" office:value="9827.22">
                <text:p>9827.22</text:p>
              </table:table-cell>
              <table:table-cell office:value-type="float" office:value="9780.43">
                <text:p>9780.43</text:p>
              </table:table-cell>
              <table:table-cell office:value-type="float" office:value="9813.17">
                <text:p>9813.17</text:p>
              </table:table-cell>
              <table:table-cell office:value-type="float" office:value="9833.68">
                <text:p>9833.68</text:p>
              </table:table-cell>
              <table:table-cell office:value-type="float" office:value="9852.65">
                <text:p>9852.65</text:p>
              </table:table-cell>
              <table:table-cell office:value-type="float" office:value="9819.97">
                <text:p>9819.97</text:p>
              </table:table-cell>
              <table:table-cell office:value-type="float" office:value="9744.46">
                <text:p>9744.46</text:p>
              </table:table-cell>
              <table:table-cell office:value-type="float" office:value="9768.37">
                <text:p>9768.37</text:p>
              </table:table-cell>
              <table:table-cell office:value-type="float" office:value="9727.7">
                <text:p>9727.7</text:p>
              </table:table-cell>
              <table:table-cell office:value-type="float" office:value="9683.74">
                <text:p>9683.74</text:p>
              </table:table-cell>
              <table:table-cell office:value-type="float" office:value="9687.22">
                <text:p>9687.22</text:p>
              </table:table-cell>
              <table:table-cell office:value-type="float" office:value="9717.08">
                <text:p>9717.08</text:p>
              </table:table-cell>
              <table:table-cell office:value-type="float" office:value="9666.39">
                <text:p>9666.39</text:p>
              </table:table-cell>
              <table:table-cell office:value-type="float" office:value="9590.45">
                <text:p>9590.45</text:p>
              </table:table-cell>
              <table:table-cell office:value-type="float" office:value="9416.07">
                <text:p>9416.07</text:p>
              </table:table-cell>
              <table:table-cell office:value-type="float" office:value="9357.21">
                <text:p>9357.21</text:p>
              </table:table-cell>
              <table:table-cell office:value-type="float" office:value="9335.53">
                <text:p>9335.53</text:p>
              </table:table-cell>
              <table:table-cell office:value-type="float" office:value="9273.92">
                <text:p>9273.92</text:p>
              </table:table-cell>
              <table:table-cell office:value-type="float" office:value="9232.44">
                <text:p>9232.44</text:p>
              </table:table-cell>
              <table:table-cell office:value-type="float" office:value="9271.97">
                <text:p>9271.97</text:p>
              </table:table-cell>
              <table:table-cell office:value-type="float" office:value="9271.47">
                <text:p>9271.47</text:p>
              </table:table-cell>
              <table:table-cell office:value-type="float" office:value="9252.76">
                <text:p>9252.76</text:p>
              </table:table-cell>
              <table:table-cell office:value-type="float" office:value="9273.36">
                <text:p>9273.36</text:p>
              </table:table-cell>
              <table:table-cell office:value-type="float" office:value="9259.15">
                <text:p>9259.15</text:p>
              </table:table-cell>
              <table:table-cell office:value-type="float" office:value="9208.77">
                <text:p>9208.77</text:p>
              </table:table-cell>
              <table:table-cell office:value-type="float" office:value="9144.18">
                <text:p>9144.18</text:p>
              </table:table-cell>
              <table:table-cell office:value-type="float" office:value="9125.15">
                <text:p>9125.15</text:p>
              </table:table-cell>
              <table:table-cell office:value-type="float" office:value="9097.41">
                <text:p>9097.41</text:p>
              </table:table-cell>
              <table:table-cell office:value-type="float" office:value="9104.55">
                <text:p>9104.55</text:p>
              </table:table-cell>
              <table:table-cell office:value-type="float" office:value="9090.88">
                <text:p>9090.88</text:p>
              </table:table-cell>
              <table:table-cell office:value-type="float" office:value="9101.64">
                <text:p>9101.64</text:p>
              </table:table-cell>
              <table:table-cell office:value-type="float" office:value="9064.36">
                <text:p>9064.36</text:p>
              </table:table-cell>
              <table:table-cell office:value-type="float" office:value="9055.54">
                <text:p>9055.54</text:p>
              </table:table-cell>
              <table:table-cell office:value-type="float" office:value="9006.66">
                <text:p>9006.66</text:p>
              </table:table-cell>
              <table:table-cell office:value-type="float" office:value="8983.06">
                <text:p>8983.06</text:p>
              </table:table-cell>
              <table:table-cell office:value-type="float" office:value="8945.63">
                <text:p>8945.63</text:p>
              </table:table-cell>
              <table:table-cell office:value-type="float" office:value="8967.29">
                <text:p>8967.29</text:p>
              </table:table-cell>
              <table:table-cell office:value-type="float" office:value="8938.99">
                <text:p>8938.99</text:p>
              </table:table-cell>
              <table:table-cell office:value-type="float" office:value="8925.83">
                <text:p>8925.83</text:p>
              </table:table-cell>
              <table:table-cell office:value-type="float" office:value="8937.47">
                <text:p>8937.47</text:p>
              </table:table-cell>
              <table:table-cell office:value-type="float" office:value="8964.86">
                <text:p>8964.86</text:p>
              </table:table-cell>
              <table:table-cell office:value-type="float" office:value="8927.85">
                <text:p>8927.85</text:p>
              </table:table-cell>
              <table:table-cell office:value-type="float" office:value="8917.2">
                <text:p>8917.2</text:p>
              </table:table-cell>
              <table:table-cell office:value-type="float" office:value="8925.61">
                <text:p>8925.61</text:p>
              </table:table-cell>
              <table:table-cell office:value-type="float" office:value="8971.57">
                <text:p>8971.57</text:p>
              </table:table-cell>
              <table:table-cell office:value-type="float" office:value="8974.28">
                <text:p>8974.28</text:p>
              </table:table-cell>
              <table:table-cell office:value-type="float" office:value="8917.66">
                <text:p>8917.66</text:p>
              </table:table-cell>
              <table:table-cell office:value-type="float" office:value="8888.72">
                <text:p>8888.72</text:p>
              </table:table-cell>
              <table:table-cell office:value-type="float" office:value="8865.48">
                <text:p>8865.48</text:p>
              </table:table-cell>
              <table:table-cell office:value-type="float" office:value="8821.9">
                <text:p>8821.9</text:p>
              </table:table-cell>
              <table:table-cell office:value-type="float" office:value="8809.89">
                <text:p>8809.89</text:p>
              </table:table-cell>
              <table:table-cell office:value-type="float" office:value="8874.19">
                <text:p>8874.19</text:p>
              </table:table-cell>
              <table:table-cell office:value-type="float" office:value="8844.89">
                <text:p>8844.89</text:p>
              </table:table-cell>
              <table:table-cell office:value-type="float" office:value="8813.64">
                <text:p>8813.64</text:p>
              </table:table-cell>
              <table:table-cell office:value-type="float" office:value="8830.29">
                <text:p>8830.29</text:p>
              </table:table-cell>
              <table:table-cell office:value-type="float" office:value="8857.19">
                <text:p>8857.19</text:p>
              </table:table-cell>
              <table:table-cell office:value-type="float" office:value="8802.47">
                <text:p>8802.47</text:p>
              </table:table-cell>
              <table:table-cell office:value-type="float" office:value="8852.58">
                <text:p>8852.58</text:p>
              </table:table-cell>
              <table:table-cell office:value-type="float" office:value="8816.77">
                <text:p>8816.77</text:p>
              </table:table-cell>
              <table:table-cell office:value-type="float" office:value="8830.48">
                <text:p>8830.48</text:p>
              </table:table-cell>
              <table:table-cell office:value-type="float" office:value="8839.04">
                <text:p>8839.04</text:p>
              </table:table-cell>
            </table:table-row>
            <table:table-row>
              <table:table-cell office:value-type="string">
                <text:p>Run: 3</text:p>
                <draw:g>
                  <svg:desc>Sheet1.G11:Sheet1.G11</svg:desc>
                </draw:g>
              </table:table-cell>
              <table:table-cell office:value-type="float" office:value="29202.2">
                <text:p>29202.2</text:p>
                <draw:g>
                  <svg:desc>Sheet1.A13:Sheet1.JI13</svg:desc>
                </draw:g>
              </table:table-cell>
              <table:table-cell office:value-type="float" office:value="27363.9">
                <text:p>27363.9</text:p>
              </table:table-cell>
              <table:table-cell office:value-type="float" office:value="26152">
                <text:p>26152</text:p>
              </table:table-cell>
              <table:table-cell office:value-type="float" office:value="25791">
                <text:p>25791</text:p>
              </table:table-cell>
              <table:table-cell office:value-type="float" office:value="25614.7">
                <text:p>25614.7</text:p>
              </table:table-cell>
              <table:table-cell office:value-type="float" office:value="25397.5">
                <text:p>25397.5</text:p>
              </table:table-cell>
              <table:table-cell office:value-type="float" office:value="25007.6">
                <text:p>25007.6</text:p>
              </table:table-cell>
              <table:table-cell office:value-type="float" office:value="24717">
                <text:p>24717</text:p>
              </table:table-cell>
              <table:table-cell office:value-type="float" office:value="24376.7">
                <text:p>24376.7</text:p>
              </table:table-cell>
              <table:table-cell office:value-type="float" office:value="24227.3">
                <text:p>24227.3</text:p>
              </table:table-cell>
              <table:table-cell office:value-type="float" office:value="23986.5">
                <text:p>23986.5</text:p>
              </table:table-cell>
              <table:table-cell office:value-type="float" office:value="23828">
                <text:p>23828</text:p>
              </table:table-cell>
              <table:table-cell office:value-type="float" office:value="23551.3">
                <text:p>23551.3</text:p>
              </table:table-cell>
              <table:table-cell office:value-type="float" office:value="23252.9">
                <text:p>23252.9</text:p>
              </table:table-cell>
              <table:table-cell office:value-type="float" office:value="22960">
                <text:p>22960</text:p>
              </table:table-cell>
              <table:table-cell office:value-type="float" office:value="22888.9">
                <text:p>22888.9</text:p>
              </table:table-cell>
              <table:table-cell office:value-type="float" office:value="22844">
                <text:p>22844</text:p>
              </table:table-cell>
              <table:table-cell office:value-type="float" office:value="22698.4">
                <text:p>22698.4</text:p>
              </table:table-cell>
              <table:table-cell office:value-type="float" office:value="22548.2">
                <text:p>22548.2</text:p>
              </table:table-cell>
              <table:table-cell office:value-type="float" office:value="22360.6">
                <text:p>22360.6</text:p>
              </table:table-cell>
              <table:table-cell office:value-type="float" office:value="22215.9">
                <text:p>22215.9</text:p>
              </table:table-cell>
              <table:table-cell office:value-type="float" office:value="22073.1">
                <text:p>22073.1</text:p>
              </table:table-cell>
              <table:table-cell office:value-type="float" office:value="22030.5">
                <text:p>22030.5</text:p>
              </table:table-cell>
              <table:table-cell office:value-type="float" office:value="22000.6">
                <text:p>22000.6</text:p>
              </table:table-cell>
              <table:table-cell office:value-type="float" office:value="21914.6">
                <text:p>21914.6</text:p>
              </table:table-cell>
              <table:table-cell office:value-type="float" office:value="21795.3">
                <text:p>21795.3</text:p>
              </table:table-cell>
              <table:table-cell office:value-type="float" office:value="21657.4">
                <text:p>21657.4</text:p>
              </table:table-cell>
              <table:table-cell office:value-type="float" office:value="21595.4">
                <text:p>21595.4</text:p>
              </table:table-cell>
              <table:table-cell office:value-type="float" office:value="21493.7">
                <text:p>21493.7</text:p>
              </table:table-cell>
              <table:table-cell office:value-type="float" office:value="21345.7">
                <text:p>21345.7</text:p>
              </table:table-cell>
              <table:table-cell office:value-type="float" office:value="20972.2">
                <text:p>20972.2</text:p>
              </table:table-cell>
              <table:table-cell office:value-type="float" office:value="20542.3">
                <text:p>20542.3</text:p>
              </table:table-cell>
              <table:table-cell office:value-type="float" office:value="20332.3">
                <text:p>20332.3</text:p>
              </table:table-cell>
              <table:table-cell office:value-type="float" office:value="20159.1">
                <text:p>20159.1</text:p>
              </table:table-cell>
              <table:table-cell office:value-type="float" office:value="20172.8">
                <text:p>20172.8</text:p>
              </table:table-cell>
              <table:table-cell office:value-type="float" office:value="20088.1">
                <text:p>20088.1</text:p>
              </table:table-cell>
              <table:table-cell office:value-type="float" office:value="20105.8">
                <text:p>20105.8</text:p>
              </table:table-cell>
              <table:table-cell office:value-type="float" office:value="20064.1">
                <text:p>20064.1</text:p>
              </table:table-cell>
              <table:table-cell office:value-type="float" office:value="19984.2">
                <text:p>19984.2</text:p>
              </table:table-cell>
              <table:table-cell office:value-type="float" office:value="19874.3">
                <text:p>19874.3</text:p>
              </table:table-cell>
              <table:table-cell office:value-type="float" office:value="19754.8">
                <text:p>19754.8</text:p>
              </table:table-cell>
              <table:table-cell office:value-type="float" office:value="19566">
                <text:p>19566</text:p>
              </table:table-cell>
              <table:table-cell office:value-type="float" office:value="19480.5">
                <text:p>19480.5</text:p>
              </table:table-cell>
              <table:table-cell office:value-type="float" office:value="19465">
                <text:p>19465</text:p>
              </table:table-cell>
              <table:table-cell office:value-type="float" office:value="19463">
                <text:p>19463</text:p>
              </table:table-cell>
              <table:table-cell office:value-type="float" office:value="19363.3">
                <text:p>19363.3</text:p>
              </table:table-cell>
              <table:table-cell office:value-type="float" office:value="19351.9">
                <text:p>19351.9</text:p>
              </table:table-cell>
              <table:table-cell office:value-type="float" office:value="19312.5">
                <text:p>19312.5</text:p>
              </table:table-cell>
              <table:table-cell office:value-type="float" office:value="19339.4">
                <text:p>19339.4</text:p>
              </table:table-cell>
              <table:table-cell office:value-type="float" office:value="19278.3">
                <text:p>19278.3</text:p>
              </table:table-cell>
              <table:table-cell office:value-type="float" office:value="19188.4">
                <text:p>19188.4</text:p>
              </table:table-cell>
              <table:table-cell office:value-type="float" office:value="18984.2">
                <text:p>18984.2</text:p>
              </table:table-cell>
              <table:table-cell office:value-type="float" office:value="18475">
                <text:p>18475</text:p>
              </table:table-cell>
              <table:table-cell office:value-type="float" office:value="18047.4">
                <text:p>18047.4</text:p>
              </table:table-cell>
              <table:table-cell office:value-type="float" office:value="18004.8">
                <text:p>18004.8</text:p>
              </table:table-cell>
              <table:table-cell office:value-type="float" office:value="17737.7">
                <text:p>17737.7</text:p>
              </table:table-cell>
              <table:table-cell office:value-type="float" office:value="17597.2">
                <text:p>17597.2</text:p>
              </table:table-cell>
              <table:table-cell office:value-type="float" office:value="17515.4">
                <text:p>17515.4</text:p>
              </table:table-cell>
              <table:table-cell office:value-type="float" office:value="17401.9">
                <text:p>17401.9</text:p>
              </table:table-cell>
              <table:table-cell office:value-type="float" office:value="17260.9">
                <text:p>17260.9</text:p>
              </table:table-cell>
              <table:table-cell office:value-type="float" office:value="17089.7">
                <text:p>17089.7</text:p>
              </table:table-cell>
              <table:table-cell office:value-type="float" office:value="17095.7">
                <text:p>17095.7</text:p>
              </table:table-cell>
              <table:table-cell office:value-type="float" office:value="17039.1">
                <text:p>17039.1</text:p>
              </table:table-cell>
              <table:table-cell office:value-type="float" office:value="16964.9">
                <text:p>16964.9</text:p>
              </table:table-cell>
              <table:table-cell office:value-type="float" office:value="16979.6">
                <text:p>16979.6</text:p>
              </table:table-cell>
              <table:table-cell office:value-type="float" office:value="16921.5">
                <text:p>16921.5</text:p>
              </table:table-cell>
              <table:table-cell office:value-type="float" office:value="16855.7">
                <text:p>16855.7</text:p>
              </table:table-cell>
              <table:table-cell office:value-type="float" office:value="16809.2">
                <text:p>16809.2</text:p>
              </table:table-cell>
              <table:table-cell office:value-type="float" office:value="16760.4">
                <text:p>16760.4</text:p>
              </table:table-cell>
              <table:table-cell office:value-type="float" office:value="16697.8">
                <text:p>16697.8</text:p>
              </table:table-cell>
              <table:table-cell office:value-type="float" office:value="16697.2">
                <text:p>16697.2</text:p>
              </table:table-cell>
              <table:table-cell office:value-type="float" office:value="16715">
                <text:p>16715</text:p>
              </table:table-cell>
              <table:table-cell office:value-type="float" office:value="16516.9">
                <text:p>16516.9</text:p>
              </table:table-cell>
              <table:table-cell office:value-type="float" office:value="16397.2">
                <text:p>16397.2</text:p>
              </table:table-cell>
              <table:table-cell office:value-type="float" office:value="16345.6">
                <text:p>16345.6</text:p>
              </table:table-cell>
              <table:table-cell office:value-type="float" office:value="16355.4">
                <text:p>16355.4</text:p>
              </table:table-cell>
              <table:table-cell office:value-type="float" office:value="16355.6">
                <text:p>16355.6</text:p>
              </table:table-cell>
              <table:table-cell office:value-type="float" office:value="16246.6">
                <text:p>16246.6</text:p>
              </table:table-cell>
              <table:table-cell office:value-type="float" office:value="16163">
                <text:p>16163</text:p>
              </table:table-cell>
              <table:table-cell office:value-type="float" office:value="16002.9">
                <text:p>16002.9</text:p>
              </table:table-cell>
              <table:table-cell office:value-type="float" office:value="15937.5">
                <text:p>15937.5</text:p>
              </table:table-cell>
              <table:table-cell office:value-type="float" office:value="15813.2">
                <text:p>15813.2</text:p>
              </table:table-cell>
              <table:table-cell office:value-type="float" office:value="15773.4">
                <text:p>15773.4</text:p>
              </table:table-cell>
              <table:table-cell office:value-type="float" office:value="15488.4">
                <text:p>15488.4</text:p>
              </table:table-cell>
              <table:table-cell office:value-type="float" office:value="15236">
                <text:p>15236</text:p>
              </table:table-cell>
              <table:table-cell office:value-type="float" office:value="14997.3">
                <text:p>14997.3</text:p>
              </table:table-cell>
              <table:table-cell office:value-type="float" office:value="14904">
                <text:p>14904</text:p>
              </table:table-cell>
              <table:table-cell office:value-type="float" office:value="14855.1">
                <text:p>14855.1</text:p>
              </table:table-cell>
              <table:table-cell office:value-type="float" office:value="14847.5">
                <text:p>14847.5</text:p>
              </table:table-cell>
              <table:table-cell office:value-type="float" office:value="14696">
                <text:p>14696</text:p>
              </table:table-cell>
              <table:table-cell office:value-type="float" office:value="14407.4">
                <text:p>14407.4</text:p>
              </table:table-cell>
              <table:table-cell office:value-type="float" office:value="14186.2">
                <text:p>14186.2</text:p>
              </table:table-cell>
              <table:table-cell office:value-type="float" office:value="14051.4">
                <text:p>14051.4</text:p>
              </table:table-cell>
              <table:table-cell office:value-type="float" office:value="13950.9">
                <text:p>13950.9</text:p>
              </table:table-cell>
              <table:table-cell office:value-type="float" office:value="13796.8">
                <text:p>13796.8</text:p>
              </table:table-cell>
              <table:table-cell office:value-type="float" office:value="13760">
                <text:p>13760</text:p>
              </table:table-cell>
              <table:table-cell office:value-type="float" office:value="13738.1">
                <text:p>13738.1</text:p>
              </table:table-cell>
              <table:table-cell office:value-type="float" office:value="13653">
                <text:p>13653</text:p>
              </table:table-cell>
              <table:table-cell office:value-type="float" office:value="13635.7">
                <text:p>13635.7</text:p>
              </table:table-cell>
              <table:table-cell office:value-type="float" office:value="13604.4">
                <text:p>13604.4</text:p>
              </table:table-cell>
              <table:table-cell office:value-type="float" office:value="13538.6">
                <text:p>13538.6</text:p>
              </table:table-cell>
              <table:table-cell office:value-type="float" office:value="13195.2">
                <text:p>13195.2</text:p>
              </table:table-cell>
              <table:table-cell office:value-type="float" office:value="13108.1">
                <text:p>13108.1</text:p>
              </table:table-cell>
              <table:table-cell office:value-type="float" office:value="13016.6">
                <text:p>13016.6</text:p>
              </table:table-cell>
              <table:table-cell office:value-type="float" office:value="12960.6">
                <text:p>12960.6</text:p>
              </table:table-cell>
              <table:table-cell office:value-type="float" office:value="13005.1">
                <text:p>13005.1</text:p>
              </table:table-cell>
              <table:table-cell office:value-type="float" office:value="12929.4">
                <text:p>12929.4</text:p>
              </table:table-cell>
              <table:table-cell office:value-type="float" office:value="13055.8">
                <text:p>13055.8</text:p>
              </table:table-cell>
              <table:table-cell office:value-type="float" office:value="12937.4">
                <text:p>12937.4</text:p>
              </table:table-cell>
              <table:table-cell office:value-type="float" office:value="12899.9">
                <text:p>12899.9</text:p>
              </table:table-cell>
              <table:table-cell office:value-type="float" office:value="12874.1">
                <text:p>12874.1</text:p>
              </table:table-cell>
              <table:table-cell office:value-type="float" office:value="12811.6">
                <text:p>12811.6</text:p>
              </table:table-cell>
              <table:table-cell office:value-type="float" office:value="12678.9">
                <text:p>12678.9</text:p>
              </table:table-cell>
              <table:table-cell office:value-type="float" office:value="12684.6">
                <text:p>12684.6</text:p>
              </table:table-cell>
              <table:table-cell office:value-type="float" office:value="12652.5">
                <text:p>12652.5</text:p>
              </table:table-cell>
              <table:table-cell office:value-type="float" office:value="12650.7">
                <text:p>12650.7</text:p>
              </table:table-cell>
              <table:table-cell office:value-type="float" office:value="12623.4">
                <text:p>12623.4</text:p>
              </table:table-cell>
              <table:table-cell office:value-type="float" office:value="12564.2">
                <text:p>12564.2</text:p>
              </table:table-cell>
              <table:table-cell office:value-type="float" office:value="12484.2">
                <text:p>12484.2</text:p>
              </table:table-cell>
              <table:table-cell office:value-type="float" office:value="12468.5">
                <text:p>12468.5</text:p>
              </table:table-cell>
              <table:table-cell office:value-type="float" office:value="12508.9">
                <text:p>12508.9</text:p>
              </table:table-cell>
              <table:table-cell office:value-type="float" office:value="12538.5">
                <text:p>12538.5</text:p>
              </table:table-cell>
              <table:table-cell office:value-type="float" office:value="12388.9">
                <text:p>12388.9</text:p>
              </table:table-cell>
              <table:table-cell office:value-type="float" office:value="12411.3">
                <text:p>12411.3</text:p>
              </table:table-cell>
              <table:table-cell office:value-type="float" office:value="12421.3">
                <text:p>12421.3</text:p>
              </table:table-cell>
              <table:table-cell office:value-type="float" office:value="12377.6">
                <text:p>12377.6</text:p>
              </table:table-cell>
              <table:table-cell office:value-type="float" office:value="12393.1">
                <text:p>12393.1</text:p>
              </table:table-cell>
              <table:table-cell office:value-type="float" office:value="12346.7">
                <text:p>12346.7</text:p>
              </table:table-cell>
              <table:table-cell office:value-type="float" office:value="12401.3">
                <text:p>12401.3</text:p>
              </table:table-cell>
              <table:table-cell office:value-type="float" office:value="12358.4">
                <text:p>12358.4</text:p>
              </table:table-cell>
              <table:table-cell office:value-type="float" office:value="12346.6">
                <text:p>12346.6</text:p>
              </table:table-cell>
              <table:table-cell office:value-type="float" office:value="12382.8">
                <text:p>12382.8</text:p>
              </table:table-cell>
              <table:table-cell office:value-type="float" office:value="12341.4">
                <text:p>12341.4</text:p>
              </table:table-cell>
              <table:table-cell office:value-type="float" office:value="12344.7">
                <text:p>12344.7</text:p>
              </table:table-cell>
              <table:table-cell office:value-type="float" office:value="12296.6">
                <text:p>12296.6</text:p>
              </table:table-cell>
              <table:table-cell office:value-type="float" office:value="12266.9">
                <text:p>12266.9</text:p>
              </table:table-cell>
              <table:table-cell office:value-type="float" office:value="12282.1">
                <text:p>12282.1</text:p>
              </table:table-cell>
              <table:table-cell office:value-type="float" office:value="12263.8">
                <text:p>12263.8</text:p>
              </table:table-cell>
              <table:table-cell office:value-type="float" office:value="12237">
                <text:p>12237</text:p>
              </table:table-cell>
              <table:table-cell office:value-type="float" office:value="12111.6">
                <text:p>12111.6</text:p>
              </table:table-cell>
              <table:table-cell office:value-type="float" office:value="11873.6">
                <text:p>11873.6</text:p>
              </table:table-cell>
              <table:table-cell office:value-type="float" office:value="11737.9">
                <text:p>11737.9</text:p>
              </table:table-cell>
              <table:table-cell office:value-type="float" office:value="11672">
                <text:p>11672</text:p>
              </table:table-cell>
              <table:table-cell office:value-type="float" office:value="11636.4">
                <text:p>11636.4</text:p>
              </table:table-cell>
              <table:table-cell office:value-type="float" office:value="11701.1">
                <text:p>11701.1</text:p>
              </table:table-cell>
              <table:table-cell office:value-type="float" office:value="11649.8">
                <text:p>11649.8</text:p>
              </table:table-cell>
              <table:table-cell office:value-type="float" office:value="11641.8">
                <text:p>11641.8</text:p>
              </table:table-cell>
              <table:table-cell office:value-type="float" office:value="11729.2">
                <text:p>11729.2</text:p>
              </table:table-cell>
              <table:table-cell office:value-type="float" office:value="11612.3">
                <text:p>11612.3</text:p>
              </table:table-cell>
              <table:table-cell office:value-type="float" office:value="11649">
                <text:p>11649</text:p>
              </table:table-cell>
              <table:table-cell office:value-type="float" office:value="11642.6">
                <text:p>11642.6</text:p>
              </table:table-cell>
              <table:table-cell office:value-type="float" office:value="11683.6">
                <text:p>11683.6</text:p>
              </table:table-cell>
              <table:table-cell office:value-type="float" office:value="11651.3">
                <text:p>11651.3</text:p>
              </table:table-cell>
              <table:table-cell office:value-type="float" office:value="11654.9">
                <text:p>11654.9</text:p>
              </table:table-cell>
              <table:table-cell office:value-type="float" office:value="11559.6">
                <text:p>11559.6</text:p>
              </table:table-cell>
              <table:table-cell office:value-type="float" office:value="11515.8">
                <text:p>11515.8</text:p>
              </table:table-cell>
              <table:table-cell office:value-type="float" office:value="11526.3">
                <text:p>11526.3</text:p>
              </table:table-cell>
              <table:table-cell office:value-type="float" office:value="11542.3">
                <text:p>11542.3</text:p>
              </table:table-cell>
              <table:table-cell office:value-type="float" office:value="11514.8">
                <text:p>11514.8</text:p>
              </table:table-cell>
              <table:table-cell office:value-type="float" office:value="11525.8">
                <text:p>11525.8</text:p>
              </table:table-cell>
              <table:table-cell office:value-type="float" office:value="11532.4">
                <text:p>11532.4</text:p>
              </table:table-cell>
              <table:table-cell office:value-type="float" office:value="11513.1">
                <text:p>11513.1</text:p>
              </table:table-cell>
              <table:table-cell office:value-type="float" office:value="11410.5">
                <text:p>11410.5</text:p>
              </table:table-cell>
              <table:table-cell office:value-type="float" office:value="11386.7">
                <text:p>11386.7</text:p>
              </table:table-cell>
              <table:table-cell office:value-type="float" office:value="11409">
                <text:p>11409</text:p>
              </table:table-cell>
              <table:table-cell office:value-type="float" office:value="11375.4">
                <text:p>11375.4</text:p>
              </table:table-cell>
              <table:table-cell office:value-type="float" office:value="11298.4">
                <text:p>11298.4</text:p>
              </table:table-cell>
              <table:table-cell office:value-type="float" office:value="11270">
                <text:p>11270</text:p>
              </table:table-cell>
              <table:table-cell office:value-type="float" office:value="11314.3">
                <text:p>11314.3</text:p>
              </table:table-cell>
              <table:table-cell office:value-type="float" office:value="11250.1">
                <text:p>11250.1</text:p>
              </table:table-cell>
              <table:table-cell office:value-type="float" office:value="11108.9">
                <text:p>11108.9</text:p>
              </table:table-cell>
              <table:table-cell office:value-type="float" office:value="11131.3">
                <text:p>11131.3</text:p>
              </table:table-cell>
              <table:table-cell office:value-type="float" office:value="11030.1">
                <text:p>11030.1</text:p>
              </table:table-cell>
              <table:table-cell office:value-type="float" office:value="11051.6">
                <text:p>11051.6</text:p>
              </table:table-cell>
              <table:table-cell office:value-type="float" office:value="11030.2">
                <text:p>11030.2</text:p>
              </table:table-cell>
              <table:table-cell office:value-type="float" office:value="11009">
                <text:p>11009</text:p>
              </table:table-cell>
              <table:table-cell office:value-type="float" office:value="11049.5">
                <text:p>11049.5</text:p>
              </table:table-cell>
              <table:table-cell office:value-type="float" office:value="10976.9">
                <text:p>10976.9</text:p>
              </table:table-cell>
              <table:table-cell office:value-type="float" office:value="10955.3">
                <text:p>10955.3</text:p>
              </table:table-cell>
              <table:table-cell office:value-type="float" office:value="10978.2">
                <text:p>10978.2</text:p>
              </table:table-cell>
              <table:table-cell office:value-type="float" office:value="10970.5">
                <text:p>10970.5</text:p>
              </table:table-cell>
              <table:table-cell office:value-type="float" office:value="10931.1">
                <text:p>10931.1</text:p>
              </table:table-cell>
              <table:table-cell office:value-type="float" office:value="10935.2">
                <text:p>10935.2</text:p>
              </table:table-cell>
              <table:table-cell office:value-type="float" office:value="10939.8">
                <text:p>10939.8</text:p>
              </table:table-cell>
              <table:table-cell office:value-type="float" office:value="10994.8">
                <text:p>10994.8</text:p>
              </table:table-cell>
              <table:table-cell office:value-type="float" office:value="10953.1">
                <text:p>10953.1</text:p>
              </table:table-cell>
              <table:table-cell office:value-type="float" office:value="10877.4">
                <text:p>10877.4</text:p>
              </table:table-cell>
              <table:table-cell office:value-type="float" office:value="10870.3">
                <text:p>10870.3</text:p>
              </table:table-cell>
              <table:table-cell office:value-type="float" office:value="10889.6">
                <text:p>10889.6</text:p>
              </table:table-cell>
              <table:table-cell office:value-type="float" office:value="10867.9">
                <text:p>10867.9</text:p>
              </table:table-cell>
              <table:table-cell office:value-type="float" office:value="10861">
                <text:p>10861</text:p>
              </table:table-cell>
              <table:table-cell office:value-type="float" office:value="10724.7">
                <text:p>10724.7</text:p>
              </table:table-cell>
              <table:table-cell office:value-type="float" office:value="10672.9">
                <text:p>10672.9</text:p>
              </table:table-cell>
              <table:table-cell office:value-type="float" office:value="10571.4">
                <text:p>10571.4</text:p>
              </table:table-cell>
              <table:table-cell office:value-type="float" office:value="10541.1">
                <text:p>10541.1</text:p>
              </table:table-cell>
              <table:table-cell office:value-type="float" office:value="10492.9">
                <text:p>10492.9</text:p>
              </table:table-cell>
              <table:table-cell office:value-type="float" office:value="10514.1">
                <text:p>10514.1</text:p>
              </table:table-cell>
              <table:table-cell office:value-type="float" office:value="10560.9">
                <text:p>10560.9</text:p>
              </table:table-cell>
              <table:table-cell office:value-type="float" office:value="10471.2">
                <text:p>10471.2</text:p>
              </table:table-cell>
              <table:table-cell office:value-type="float" office:value="10405.9">
                <text:p>10405.9</text:p>
              </table:table-cell>
              <table:table-cell office:value-type="float" office:value="10416.3">
                <text:p>10416.3</text:p>
              </table:table-cell>
              <table:table-cell office:value-type="float" office:value="10369.9">
                <text:p>10369.9</text:p>
              </table:table-cell>
              <table:table-cell office:value-type="float" office:value="10276.4">
                <text:p>10276.4</text:p>
              </table:table-cell>
              <table:table-cell office:value-type="float" office:value="10175.7">
                <text:p>10175.7</text:p>
              </table:table-cell>
              <table:table-cell office:value-type="float" office:value="10183">
                <text:p>10183</text:p>
              </table:table-cell>
              <table:table-cell office:value-type="float" office:value="10192.3">
                <text:p>10192.3</text:p>
              </table:table-cell>
              <table:table-cell office:value-type="float" office:value="10170.4">
                <text:p>10170.4</text:p>
              </table:table-cell>
              <table:table-cell office:value-type="float" office:value="10129">
                <text:p>10129</text:p>
              </table:table-cell>
              <table:table-cell office:value-type="float" office:value="10127.4">
                <text:p>10127.4</text:p>
              </table:table-cell>
              <table:table-cell office:value-type="float" office:value="9963.17">
                <text:p>9963.17</text:p>
              </table:table-cell>
              <table:table-cell office:value-type="float" office:value="9905.65">
                <text:p>9905.65</text:p>
              </table:table-cell>
              <table:table-cell office:value-type="float" office:value="9802.89">
                <text:p>9802.89</text:p>
              </table:table-cell>
              <table:table-cell office:value-type="float" office:value="9741.49">
                <text:p>9741.49</text:p>
              </table:table-cell>
              <table:table-cell office:value-type="float" office:value="9668.2">
                <text:p>9668.2</text:p>
              </table:table-cell>
              <table:table-cell office:value-type="float" office:value="9700.84">
                <text:p>9700.84</text:p>
              </table:table-cell>
              <table:table-cell office:value-type="float" office:value="9656.96">
                <text:p>9656.96</text:p>
              </table:table-cell>
              <table:table-cell office:value-type="float" office:value="9681.49">
                <text:p>9681.49</text:p>
              </table:table-cell>
              <table:table-cell office:value-type="float" office:value="9619.06">
                <text:p>9619.06</text:p>
              </table:table-cell>
              <table:table-cell office:value-type="float" office:value="9594.91">
                <text:p>9594.91</text:p>
              </table:table-cell>
              <table:table-cell office:value-type="float" office:value="9542.64">
                <text:p>9542.64</text:p>
              </table:table-cell>
              <table:table-cell office:value-type="float" office:value="9524.76">
                <text:p>9524.76</text:p>
              </table:table-cell>
              <table:table-cell office:value-type="float" office:value="9590.19">
                <text:p>9590.19</text:p>
              </table:table-cell>
              <table:table-cell office:value-type="float" office:value="9532.16">
                <text:p>9532.16</text:p>
              </table:table-cell>
              <table:table-cell office:value-type="float" office:value="9545.41">
                <text:p>9545.41</text:p>
              </table:table-cell>
              <table:table-cell office:value-type="float" office:value="9527.29">
                <text:p>9527.29</text:p>
              </table:table-cell>
              <table:table-cell office:value-type="float" office:value="9495.3">
                <text:p>9495.3</text:p>
              </table:table-cell>
              <table:table-cell office:value-type="float" office:value="9533.68">
                <text:p>9533.68</text:p>
              </table:table-cell>
              <table:table-cell office:value-type="float" office:value="9525.6">
                <text:p>9525.6</text:p>
              </table:table-cell>
              <table:table-cell office:value-type="float" office:value="9522.26">
                <text:p>9522.26</text:p>
              </table:table-cell>
              <table:table-cell office:value-type="float" office:value="9482.62">
                <text:p>9482.62</text:p>
              </table:table-cell>
              <table:table-cell office:value-type="float" office:value="9580.63">
                <text:p>9580.63</text:p>
              </table:table-cell>
              <table:table-cell office:value-type="float" office:value="9496.26">
                <text:p>9496.26</text:p>
              </table:table-cell>
              <table:table-cell office:value-type="float" office:value="9485.48">
                <text:p>9485.48</text:p>
              </table:table-cell>
              <table:table-cell office:value-type="float" office:value="9533.2">
                <text:p>9533.2</text:p>
              </table:table-cell>
              <table:table-cell office:value-type="float" office:value="9526.14">
                <text:p>9526.14</text:p>
              </table:table-cell>
              <table:table-cell office:value-type="float" office:value="9513.83">
                <text:p>9513.83</text:p>
              </table:table-cell>
              <table:table-cell office:value-type="float" office:value="9505.17">
                <text:p>9505.17</text:p>
              </table:table-cell>
              <table:table-cell office:value-type="float" office:value="9579.17">
                <text:p>9579.17</text:p>
              </table:table-cell>
              <table:table-cell office:value-type="float" office:value="9552.05">
                <text:p>9552.05</text:p>
              </table:table-cell>
              <table:table-cell office:value-type="float" office:value="9568.79">
                <text:p>9568.79</text:p>
              </table:table-cell>
              <table:table-cell office:value-type="float" office:value="9541.39">
                <text:p>9541.39</text:p>
              </table:table-cell>
              <table:table-cell office:value-type="float" office:value="9508.91">
                <text:p>9508.91</text:p>
              </table:table-cell>
              <table:table-cell office:value-type="float" office:value="9531.25">
                <text:p>9531.25</text:p>
              </table:table-cell>
              <table:table-cell office:value-type="float" office:value="9538.9">
                <text:p>9538.9</text:p>
              </table:table-cell>
              <table:table-cell office:value-type="float" office:value="9540.75">
                <text:p>9540.75</text:p>
              </table:table-cell>
              <table:table-cell office:value-type="float" office:value="9526.79">
                <text:p>9526.79</text:p>
              </table:table-cell>
              <table:table-cell office:value-type="float" office:value="9527.11">
                <text:p>9527.11</text:p>
              </table:table-cell>
              <table:table-cell office:value-type="float" office:value="9510.14">
                <text:p>9510.14</text:p>
              </table:table-cell>
              <table:table-cell office:value-type="float" office:value="9516.4">
                <text:p>9516.4</text:p>
              </table:table-cell>
              <table:table-cell office:value-type="float" office:value="9542.12">
                <text:p>9542.12</text:p>
              </table:table-cell>
              <table:table-cell office:value-type="float" office:value="9523.67">
                <text:p>9523.67</text:p>
              </table:table-cell>
              <table:table-cell office:value-type="float" office:value="9504.61">
                <text:p>9504.61</text:p>
              </table:table-cell>
              <table:table-cell office:value-type="float" office:value="9534.79">
                <text:p>9534.79</text:p>
              </table:table-cell>
              <table:table-cell office:value-type="float" office:value="9514.51">
                <text:p>9514.51</text:p>
              </table:table-cell>
              <table:table-cell office:value-type="float" office:value="9492.33">
                <text:p>9492.33</text:p>
              </table:table-cell>
              <table:table-cell office:value-type="float" office:value="9460.11">
                <text:p>9460.11</text:p>
              </table:table-cell>
              <table:table-cell office:value-type="float" office:value="9415.9">
                <text:p>9415.9</text:p>
              </table:table-cell>
              <table:table-cell office:value-type="float" office:value="9438.92">
                <text:p>9438.92</text:p>
              </table:table-cell>
              <table:table-cell office:value-type="float" office:value="9513.21">
                <text:p>9513.21</text:p>
              </table:table-cell>
              <table:table-cell office:value-type="float" office:value="9439.03">
                <text:p>9439.03</text:p>
              </table:table-cell>
              <table:table-cell office:value-type="float" office:value="9463.38">
                <text:p>9463.38</text:p>
              </table:table-cell>
              <table:table-cell office:value-type="float" office:value="9434.99">
                <text:p>9434.99</text:p>
              </table:table-cell>
              <table:table-cell office:value-type="float" office:value="9489.32">
                <text:p>9489.32</text:p>
              </table:table-cell>
              <table:table-cell office:value-type="float" office:value="9511.16">
                <text:p>9511.16</text:p>
              </table:table-cell>
              <table:table-cell office:value-type="float" office:value="9439.41">
                <text:p>9439.41</text:p>
              </table:table-cell>
              <table:table-cell office:value-type="float" office:value="9438.52">
                <text:p>9438.52</text:p>
              </table:table-cell>
              <table:table-cell office:value-type="float" office:value="9478.19">
                <text:p>9478.19</text:p>
              </table:table-cell>
              <table:table-cell office:value-type="float" office:value="9481.54">
                <text:p>9481.54</text:p>
              </table:table-cell>
              <table:table-cell office:value-type="float" office:value="9464.67">
                <text:p>9464.67</text:p>
              </table:table-cell>
            </table:table-row>
            <table:table-row>
              <table:table-cell office:value-type="string">
                <text:p>Run: 4</text:p>
                <draw:g>
                  <svg:desc>Sheet1.G16:Sheet1.G16</svg:desc>
                </draw:g>
              </table:table-cell>
              <table:table-cell office:value-type="float" office:value="29553.2">
                <text:p>29553.2</text:p>
                <draw:g>
                  <svg:desc>Sheet1.A18:Sheet1.HW18</svg:desc>
                </draw:g>
              </table:table-cell>
              <table:table-cell office:value-type="float" office:value="27744.4">
                <text:p>27744.4</text:p>
              </table:table-cell>
              <table:table-cell office:value-type="float" office:value="26238.8">
                <text:p>26238.8</text:p>
              </table:table-cell>
              <table:table-cell office:value-type="float" office:value="25373.6">
                <text:p>25373.6</text:p>
              </table:table-cell>
              <table:table-cell office:value-type="float" office:value="25146.4">
                <text:p>25146.4</text:p>
              </table:table-cell>
              <table:table-cell office:value-type="float" office:value="25037.3">
                <text:p>25037.3</text:p>
              </table:table-cell>
              <table:table-cell office:value-type="float" office:value="24786.8">
                <text:p>24786.8</text:p>
              </table:table-cell>
              <table:table-cell office:value-type="float" office:value="24375.4">
                <text:p>24375.4</text:p>
              </table:table-cell>
              <table:table-cell office:value-type="float" office:value="24177.9">
                <text:p>24177.9</text:p>
              </table:table-cell>
              <table:table-cell office:value-type="float" office:value="23973.3">
                <text:p>23973.3</text:p>
              </table:table-cell>
              <table:table-cell office:value-type="float" office:value="23880.4">
                <text:p>23880.4</text:p>
              </table:table-cell>
              <table:table-cell office:value-type="float" office:value="23601.2">
                <text:p>23601.2</text:p>
              </table:table-cell>
              <table:table-cell office:value-type="float" office:value="23237.7">
                <text:p>23237.7</text:p>
              </table:table-cell>
              <table:table-cell office:value-type="float" office:value="22890.6">
                <text:p>22890.6</text:p>
              </table:table-cell>
              <table:table-cell office:value-type="float" office:value="22706.4">
                <text:p>22706.4</text:p>
              </table:table-cell>
              <table:table-cell office:value-type="float" office:value="22367.9">
                <text:p>22367.9</text:p>
              </table:table-cell>
              <table:table-cell office:value-type="float" office:value="22016.3">
                <text:p>22016.3</text:p>
              </table:table-cell>
              <table:table-cell office:value-type="float" office:value="21884.1">
                <text:p>21884.1</text:p>
              </table:table-cell>
              <table:table-cell office:value-type="float" office:value="21674.7">
                <text:p>21674.7</text:p>
              </table:table-cell>
              <table:table-cell office:value-type="float" office:value="21494.3">
                <text:p>21494.3</text:p>
              </table:table-cell>
              <table:table-cell office:value-type="float" office:value="21427.9">
                <text:p>21427.9</text:p>
              </table:table-cell>
              <table:table-cell office:value-type="float" office:value="21409.4">
                <text:p>21409.4</text:p>
              </table:table-cell>
              <table:table-cell office:value-type="float" office:value="21266.9">
                <text:p>21266.9</text:p>
              </table:table-cell>
              <table:table-cell office:value-type="float" office:value="20863">
                <text:p>20863</text:p>
              </table:table-cell>
              <table:table-cell office:value-type="float" office:value="20412.5">
                <text:p>20412.5</text:p>
              </table:table-cell>
              <table:table-cell office:value-type="float" office:value="20349.2">
                <text:p>20349.2</text:p>
              </table:table-cell>
              <table:table-cell office:value-type="float" office:value="20312.1">
                <text:p>20312.1</text:p>
              </table:table-cell>
              <table:table-cell office:value-type="float" office:value="20219">
                <text:p>20219</text:p>
              </table:table-cell>
              <table:table-cell office:value-type="float" office:value="20112.4">
                <text:p>20112.4</text:p>
              </table:table-cell>
              <table:table-cell office:value-type="float" office:value="19885">
                <text:p>19885</text:p>
              </table:table-cell>
              <table:table-cell office:value-type="float" office:value="19767.2">
                <text:p>19767.2</text:p>
              </table:table-cell>
              <table:table-cell office:value-type="float" office:value="19770.4">
                <text:p>19770.4</text:p>
              </table:table-cell>
              <table:table-cell office:value-type="float" office:value="19727">
                <text:p>19727</text:p>
              </table:table-cell>
              <table:table-cell office:value-type="float" office:value="19609.9">
                <text:p>19609.9</text:p>
              </table:table-cell>
              <table:table-cell office:value-type="float" office:value="19461.5">
                <text:p>19461.5</text:p>
              </table:table-cell>
              <table:table-cell office:value-type="float" office:value="19198.4">
                <text:p>19198.4</text:p>
              </table:table-cell>
              <table:table-cell office:value-type="float" office:value="18908.4">
                <text:p>18908.4</text:p>
              </table:table-cell>
              <table:table-cell office:value-type="float" office:value="18817.3">
                <text:p>18817.3</text:p>
              </table:table-cell>
              <table:table-cell office:value-type="float" office:value="18758.3">
                <text:p>18758.3</text:p>
              </table:table-cell>
              <table:table-cell office:value-type="float" office:value="18584.3">
                <text:p>18584.3</text:p>
              </table:table-cell>
              <table:table-cell office:value-type="float" office:value="18403.7">
                <text:p>18403.7</text:p>
              </table:table-cell>
              <table:table-cell office:value-type="float" office:value="18263.5">
                <text:p>18263.5</text:p>
              </table:table-cell>
              <table:table-cell office:value-type="float" office:value="18156.7">
                <text:p>18156.7</text:p>
              </table:table-cell>
              <table:table-cell office:value-type="float" office:value="17893">
                <text:p>17893</text:p>
              </table:table-cell>
              <table:table-cell office:value-type="float" office:value="17678.6">
                <text:p>17678.6</text:p>
              </table:table-cell>
              <table:table-cell office:value-type="float" office:value="17540">
                <text:p>17540</text:p>
              </table:table-cell>
              <table:table-cell office:value-type="float" office:value="17283.5">
                <text:p>17283.5</text:p>
              </table:table-cell>
              <table:table-cell office:value-type="float" office:value="16939.5">
                <text:p>16939.5</text:p>
              </table:table-cell>
              <table:table-cell office:value-type="float" office:value="16850.9">
                <text:p>16850.9</text:p>
              </table:table-cell>
              <table:table-cell office:value-type="float" office:value="16864.2">
                <text:p>16864.2</text:p>
              </table:table-cell>
              <table:table-cell office:value-type="float" office:value="16767.2">
                <text:p>16767.2</text:p>
              </table:table-cell>
              <table:table-cell office:value-type="float" office:value="16795.3">
                <text:p>16795.3</text:p>
              </table:table-cell>
              <table:table-cell office:value-type="float" office:value="16716.9">
                <text:p>16716.9</text:p>
              </table:table-cell>
              <table:table-cell office:value-type="float" office:value="16615.2">
                <text:p>16615.2</text:p>
              </table:table-cell>
              <table:table-cell office:value-type="float" office:value="16496.8">
                <text:p>16496.8</text:p>
              </table:table-cell>
              <table:table-cell office:value-type="float" office:value="16431.2">
                <text:p>16431.2</text:p>
              </table:table-cell>
              <table:table-cell office:value-type="float" office:value="16219.2">
                <text:p>16219.2</text:p>
              </table:table-cell>
              <table:table-cell office:value-type="float" office:value="16137.2">
                <text:p>16137.2</text:p>
              </table:table-cell>
              <table:table-cell office:value-type="float" office:value="16062.1">
                <text:p>16062.1</text:p>
              </table:table-cell>
              <table:table-cell office:value-type="float" office:value="15912.1">
                <text:p>15912.1</text:p>
              </table:table-cell>
              <table:table-cell office:value-type="float" office:value="15870.6">
                <text:p>15870.6</text:p>
              </table:table-cell>
              <table:table-cell office:value-type="float" office:value="15847.7">
                <text:p>15847.7</text:p>
              </table:table-cell>
              <table:table-cell office:value-type="float" office:value="15758.5">
                <text:p>15758.5</text:p>
              </table:table-cell>
              <table:table-cell office:value-type="float" office:value="15563.4">
                <text:p>15563.4</text:p>
              </table:table-cell>
              <table:table-cell office:value-type="float" office:value="15489.1">
                <text:p>15489.1</text:p>
              </table:table-cell>
              <table:table-cell office:value-type="float" office:value="15379.3">
                <text:p>15379.3</text:p>
              </table:table-cell>
              <table:table-cell office:value-type="float" office:value="15185.5">
                <text:p>15185.5</text:p>
              </table:table-cell>
              <table:table-cell office:value-type="float" office:value="15124.5">
                <text:p>15124.5</text:p>
              </table:table-cell>
              <table:table-cell office:value-type="float" office:value="15143.7">
                <text:p>15143.7</text:p>
              </table:table-cell>
              <table:table-cell office:value-type="float" office:value="15138.9">
                <text:p>15138.9</text:p>
              </table:table-cell>
              <table:table-cell office:value-type="float" office:value="15106.1">
                <text:p>15106.1</text:p>
              </table:table-cell>
              <table:table-cell office:value-type="float" office:value="15091.6">
                <text:p>15091.6</text:p>
              </table:table-cell>
              <table:table-cell office:value-type="float" office:value="15069.2">
                <text:p>15069.2</text:p>
              </table:table-cell>
              <table:table-cell office:value-type="float" office:value="15044.5">
                <text:p>15044.5</text:p>
              </table:table-cell>
              <table:table-cell office:value-type="float" office:value="15109.3">
                <text:p>15109.3</text:p>
              </table:table-cell>
              <table:table-cell office:value-type="float" office:value="15055.4">
                <text:p>15055.4</text:p>
              </table:table-cell>
              <table:table-cell office:value-type="float" office:value="15053.6">
                <text:p>15053.6</text:p>
              </table:table-cell>
              <table:table-cell office:value-type="float" office:value="15012.7">
                <text:p>15012.7</text:p>
              </table:table-cell>
              <table:table-cell office:value-type="float" office:value="14928.6">
                <text:p>14928.6</text:p>
              </table:table-cell>
              <table:table-cell office:value-type="float" office:value="14844.3">
                <text:p>14844.3</text:p>
              </table:table-cell>
              <table:table-cell office:value-type="float" office:value="14706.3">
                <text:p>14706.3</text:p>
              </table:table-cell>
              <table:table-cell office:value-type="float" office:value="14695.5">
                <text:p>14695.5</text:p>
              </table:table-cell>
              <table:table-cell office:value-type="float" office:value="14675.9">
                <text:p>14675.9</text:p>
              </table:table-cell>
              <table:table-cell office:value-type="float" office:value="14515">
                <text:p>14515</text:p>
              </table:table-cell>
              <table:table-cell office:value-type="float" office:value="14225.8">
                <text:p>14225.8</text:p>
              </table:table-cell>
              <table:table-cell office:value-type="float" office:value="14127.9">
                <text:p>14127.9</text:p>
              </table:table-cell>
              <table:table-cell office:value-type="float" office:value="14075.4">
                <text:p>14075.4</text:p>
              </table:table-cell>
              <table:table-cell office:value-type="float" office:value="14065.2">
                <text:p>14065.2</text:p>
              </table:table-cell>
              <table:table-cell office:value-type="float" office:value="14058.3">
                <text:p>14058.3</text:p>
              </table:table-cell>
              <table:table-cell office:value-type="float" office:value="14064.6">
                <text:p>14064.6</text:p>
              </table:table-cell>
              <table:table-cell office:value-type="float" office:value="14055">
                <text:p>14055</text:p>
              </table:table-cell>
              <table:table-cell office:value-type="float" office:value="14035.9">
                <text:p>14035.9</text:p>
              </table:table-cell>
              <table:table-cell office:value-type="float" office:value="14098.3">
                <text:p>14098.3</text:p>
              </table:table-cell>
              <table:table-cell office:value-type="float" office:value="14101.2">
                <text:p>14101.2</text:p>
              </table:table-cell>
              <table:table-cell office:value-type="float" office:value="14050">
                <text:p>14050</text:p>
              </table:table-cell>
              <table:table-cell office:value-type="float" office:value="14026.3">
                <text:p>14026.3</text:p>
              </table:table-cell>
              <table:table-cell office:value-type="float" office:value="14084.4">
                <text:p>14084.4</text:p>
              </table:table-cell>
              <table:table-cell office:value-type="float" office:value="14026.6">
                <text:p>14026.6</text:p>
              </table:table-cell>
              <table:table-cell office:value-type="float" office:value="13946">
                <text:p>13946</text:p>
              </table:table-cell>
              <table:table-cell office:value-type="float" office:value="13858.7">
                <text:p>13858.7</text:p>
              </table:table-cell>
              <table:table-cell office:value-type="float" office:value="13945">
                <text:p>13945</text:p>
              </table:table-cell>
              <table:table-cell office:value-type="float" office:value="13864.4">
                <text:p>13864.4</text:p>
              </table:table-cell>
              <table:table-cell office:value-type="float" office:value="13810.3">
                <text:p>13810.3</text:p>
              </table:table-cell>
              <table:table-cell office:value-type="float" office:value="13777.9">
                <text:p>13777.9</text:p>
              </table:table-cell>
              <table:table-cell office:value-type="float" office:value="13692.8">
                <text:p>13692.8</text:p>
              </table:table-cell>
              <table:table-cell office:value-type="float" office:value="13675.1">
                <text:p>13675.1</text:p>
              </table:table-cell>
              <table:table-cell office:value-type="float" office:value="13619.4">
                <text:p>13619.4</text:p>
              </table:table-cell>
              <table:table-cell office:value-type="float" office:value="13468.8">
                <text:p>13468.8</text:p>
              </table:table-cell>
              <table:table-cell office:value-type="float" office:value="13443.9">
                <text:p>13443.9</text:p>
              </table:table-cell>
              <table:table-cell office:value-type="float" office:value="13465.9">
                <text:p>13465.9</text:p>
              </table:table-cell>
              <table:table-cell office:value-type="float" office:value="13419">
                <text:p>13419</text:p>
              </table:table-cell>
              <table:table-cell office:value-type="float" office:value="13402">
                <text:p>13402</text:p>
              </table:table-cell>
              <table:table-cell office:value-type="float" office:value="13339">
                <text:p>13339</text:p>
              </table:table-cell>
              <table:table-cell office:value-type="float" office:value="13275.9">
                <text:p>13275.9</text:p>
              </table:table-cell>
              <table:table-cell office:value-type="float" office:value="13325.5">
                <text:p>13325.5</text:p>
              </table:table-cell>
              <table:table-cell office:value-type="float" office:value="13208.1">
                <text:p>13208.1</text:p>
              </table:table-cell>
              <table:table-cell office:value-type="float" office:value="13131.9">
                <text:p>13131.9</text:p>
              </table:table-cell>
              <table:table-cell office:value-type="float" office:value="13175.6">
                <text:p>13175.6</text:p>
              </table:table-cell>
              <table:table-cell office:value-type="float" office:value="13140.5">
                <text:p>13140.5</text:p>
              </table:table-cell>
              <table:table-cell office:value-type="float" office:value="13099.1">
                <text:p>13099.1</text:p>
              </table:table-cell>
              <table:table-cell office:value-type="float" office:value="13070.4">
                <text:p>13070.4</text:p>
              </table:table-cell>
              <table:table-cell office:value-type="float" office:value="13060.3">
                <text:p>13060.3</text:p>
              </table:table-cell>
              <table:table-cell office:value-type="float" office:value="12916.3">
                <text:p>12916.3</text:p>
              </table:table-cell>
              <table:table-cell office:value-type="float" office:value="12774.2">
                <text:p>12774.2</text:p>
              </table:table-cell>
              <table:table-cell office:value-type="float" office:value="12574.8">
                <text:p>12574.8</text:p>
              </table:table-cell>
              <table:table-cell office:value-type="float" office:value="12524.4">
                <text:p>12524.4</text:p>
              </table:table-cell>
              <table:table-cell office:value-type="float" office:value="12483.1">
                <text:p>12483.1</text:p>
              </table:table-cell>
              <table:table-cell office:value-type="float" office:value="12514.7">
                <text:p>12514.7</text:p>
              </table:table-cell>
              <table:table-cell office:value-type="float" office:value="12547.1">
                <text:p>12547.1</text:p>
              </table:table-cell>
              <table:table-cell office:value-type="float" office:value="12487.5">
                <text:p>12487.5</text:p>
              </table:table-cell>
              <table:table-cell office:value-type="float" office:value="12478.3">
                <text:p>12478.3</text:p>
              </table:table-cell>
              <table:table-cell office:value-type="float" office:value="12498">
                <text:p>12498</text:p>
              </table:table-cell>
              <table:table-cell office:value-type="float" office:value="12470.5">
                <text:p>12470.5</text:p>
              </table:table-cell>
              <table:table-cell office:value-type="float" office:value="12471.5">
                <text:p>12471.5</text:p>
              </table:table-cell>
              <table:table-cell office:value-type="float" office:value="12493.4">
                <text:p>12493.4</text:p>
              </table:table-cell>
              <table:table-cell office:value-type="float" office:value="12449.1">
                <text:p>12449.1</text:p>
              </table:table-cell>
              <table:table-cell office:value-type="float" office:value="12399.7">
                <text:p>12399.7</text:p>
              </table:table-cell>
              <table:table-cell office:value-type="float" office:value="12438.7">
                <text:p>12438.7</text:p>
              </table:table-cell>
              <table:table-cell office:value-type="float" office:value="12415.1">
                <text:p>12415.1</text:p>
              </table:table-cell>
              <table:table-cell office:value-type="float" office:value="12375">
                <text:p>12375</text:p>
              </table:table-cell>
              <table:table-cell office:value-type="float" office:value="12345.7">
                <text:p>12345.7</text:p>
              </table:table-cell>
              <table:table-cell office:value-type="float" office:value="12318.4">
                <text:p>12318.4</text:p>
              </table:table-cell>
              <table:table-cell office:value-type="float" office:value="12322.2">
                <text:p>12322.2</text:p>
              </table:table-cell>
              <table:table-cell office:value-type="float" office:value="12312">
                <text:p>12312</text:p>
              </table:table-cell>
              <table:table-cell office:value-type="float" office:value="12317.2">
                <text:p>12317.2</text:p>
              </table:table-cell>
              <table:table-cell office:value-type="float" office:value="12329.7">
                <text:p>12329.7</text:p>
              </table:table-cell>
              <table:table-cell office:value-type="float" office:value="12334.1">
                <text:p>12334.1</text:p>
              </table:table-cell>
              <table:table-cell office:value-type="float" office:value="12319.5">
                <text:p>12319.5</text:p>
              </table:table-cell>
              <table:table-cell office:value-type="float" office:value="12370.2">
                <text:p>12370.2</text:p>
              </table:table-cell>
              <table:table-cell office:value-type="float" office:value="12326.1">
                <text:p>12326.1</text:p>
              </table:table-cell>
              <table:table-cell office:value-type="float" office:value="12286.6">
                <text:p>12286.6</text:p>
              </table:table-cell>
              <table:table-cell office:value-type="float" office:value="12335.2">
                <text:p>12335.2</text:p>
              </table:table-cell>
              <table:table-cell office:value-type="float" office:value="12319.1">
                <text:p>12319.1</text:p>
              </table:table-cell>
              <table:table-cell office:value-type="float" office:value="12202.8">
                <text:p>12202.8</text:p>
              </table:table-cell>
              <table:table-cell office:value-type="float" office:value="12203.5">
                <text:p>12203.5</text:p>
              </table:table-cell>
              <table:table-cell office:value-type="float" office:value="12182.9">
                <text:p>12182.9</text:p>
              </table:table-cell>
              <table:table-cell office:value-type="float" office:value="12154.5">
                <text:p>12154.5</text:p>
              </table:table-cell>
              <table:table-cell office:value-type="float" office:value="12179.8">
                <text:p>12179.8</text:p>
              </table:table-cell>
              <table:table-cell office:value-type="float" office:value="12108.6">
                <text:p>12108.6</text:p>
              </table:table-cell>
              <table:table-cell office:value-type="float" office:value="11933.3">
                <text:p>11933.3</text:p>
              </table:table-cell>
              <table:table-cell office:value-type="float" office:value="11853.1">
                <text:p>11853.1</text:p>
              </table:table-cell>
              <table:table-cell office:value-type="float" office:value="11795.3">
                <text:p>11795.3</text:p>
              </table:table-cell>
              <table:table-cell office:value-type="float" office:value="11804">
                <text:p>11804</text:p>
              </table:table-cell>
              <table:table-cell office:value-type="float" office:value="11788.1">
                <text:p>11788.1</text:p>
              </table:table-cell>
              <table:table-cell office:value-type="float" office:value="11824">
                <text:p>11824</text:p>
              </table:table-cell>
              <table:table-cell office:value-type="float" office:value="11847.3">
                <text:p>11847.3</text:p>
              </table:table-cell>
              <table:table-cell office:value-type="float" office:value="11821.6">
                <text:p>11821.6</text:p>
              </table:table-cell>
              <table:table-cell office:value-type="float" office:value="11728.2">
                <text:p>11728.2</text:p>
              </table:table-cell>
              <table:table-cell office:value-type="float" office:value="11734.2">
                <text:p>11734.2</text:p>
              </table:table-cell>
              <table:table-cell office:value-type="float" office:value="11718.8">
                <text:p>11718.8</text:p>
              </table:table-cell>
              <table:table-cell office:value-type="float" office:value="11603.5">
                <text:p>11603.5</text:p>
              </table:table-cell>
              <table:table-cell office:value-type="float" office:value="11615.1">
                <text:p>11615.1</text:p>
              </table:table-cell>
              <table:table-cell office:value-type="float" office:value="11608.7">
                <text:p>11608.7</text:p>
              </table:table-cell>
              <table:table-cell office:value-type="float" office:value="11594.2">
                <text:p>11594.2</text:p>
              </table:table-cell>
              <table:table-cell office:value-type="float" office:value="11548.5">
                <text:p>11548.5</text:p>
              </table:table-cell>
              <table:table-cell office:value-type="float" office:value="11501.8">
                <text:p>11501.8</text:p>
              </table:table-cell>
              <table:table-cell office:value-type="float" office:value="11459.7">
                <text:p>11459.7</text:p>
              </table:table-cell>
              <table:table-cell office:value-type="float" office:value="11472.2">
                <text:p>11472.2</text:p>
              </table:table-cell>
              <table:table-cell office:value-type="float" office:value="11482.2">
                <text:p>11482.2</text:p>
              </table:table-cell>
              <table:table-cell office:value-type="float" office:value="11461.5">
                <text:p>11461.5</text:p>
              </table:table-cell>
              <table:table-cell office:value-type="float" office:value="11464.3">
                <text:p>11464.3</text:p>
              </table:table-cell>
              <table:table-cell office:value-type="float" office:value="11441.6">
                <text:p>11441.6</text:p>
              </table:table-cell>
              <table:table-cell office:value-type="float" office:value="11439.7">
                <text:p>11439.7</text:p>
              </table:table-cell>
              <table:table-cell office:value-type="float" office:value="11440.5">
                <text:p>11440.5</text:p>
              </table:table-cell>
              <table:table-cell office:value-type="float" office:value="11329.3">
                <text:p>11329.3</text:p>
              </table:table-cell>
              <table:table-cell office:value-type="float" office:value="11371.1">
                <text:p>11371.1</text:p>
              </table:table-cell>
              <table:table-cell office:value-type="float" office:value="11355.1">
                <text:p>11355.1</text:p>
              </table:table-cell>
              <table:table-cell office:value-type="float" office:value="11319.1">
                <text:p>11319.1</text:p>
              </table:table-cell>
              <table:table-cell office:value-type="float" office:value="11185.6">
                <text:p>11185.6</text:p>
              </table:table-cell>
              <table:table-cell office:value-type="float" office:value="11096.2">
                <text:p>11096.2</text:p>
              </table:table-cell>
              <table:table-cell office:value-type="float" office:value="11038">
                <text:p>11038</text:p>
              </table:table-cell>
              <table:table-cell office:value-type="float" office:value="10986">
                <text:p>10986</text:p>
              </table:table-cell>
              <table:table-cell office:value-type="float" office:value="10879.9">
                <text:p>10879.9</text:p>
              </table:table-cell>
              <table:table-cell office:value-type="float" office:value="10839">
                <text:p>10839</text:p>
              </table:table-cell>
              <table:table-cell office:value-type="float" office:value="10647.4">
                <text:p>10647.4</text:p>
              </table:table-cell>
              <table:table-cell office:value-type="float" office:value="10591.7">
                <text:p>10591.7</text:p>
              </table:table-cell>
              <table:table-cell office:value-type="float" office:value="10635.9">
                <text:p>10635.9</text:p>
              </table:table-cell>
              <table:table-cell office:value-type="float" office:value="10587.7">
                <text:p>10587.7</text:p>
              </table:table-cell>
              <table:table-cell office:value-type="float" office:value="10605">
                <text:p>10605</text:p>
              </table:table-cell>
              <table:table-cell office:value-type="float" office:value="10595">
                <text:p>10595</text:p>
              </table:table-cell>
              <table:table-cell office:value-type="float" office:value="10570">
                <text:p>10570</text:p>
              </table:table-cell>
              <table:table-cell office:value-type="float" office:value="10596.3">
                <text:p>10596.3</text:p>
              </table:table-cell>
              <table:table-cell office:value-type="float" office:value="10575.8">
                <text:p>10575.8</text:p>
              </table:table-cell>
              <table:table-cell office:value-type="float" office:value="10636.9">
                <text:p>10636.9</text:p>
              </table:table-cell>
              <table:table-cell office:value-type="float" office:value="10652.8">
                <text:p>10652.8</text:p>
              </table:table-cell>
              <table:table-cell office:value-type="float" office:value="10579.2">
                <text:p>10579.2</text:p>
              </table:table-cell>
              <table:table-cell office:value-type="float" office:value="10626.4">
                <text:p>10626.4</text:p>
              </table:table-cell>
              <table:table-cell office:value-type="float" office:value="10543.5">
                <text:p>10543.5</text:p>
              </table:table-cell>
              <table:table-cell office:value-type="float" office:value="10524.7">
                <text:p>10524.7</text:p>
              </table:table-cell>
              <table:table-cell office:value-type="float" office:value="10514.1">
                <text:p>10514.1</text:p>
              </table:table-cell>
              <table:table-cell office:value-type="float" office:value="10527.2">
                <text:p>10527.2</text:p>
              </table:table-cell>
              <table:table-cell office:value-type="float" office:value="10536.6">
                <text:p>10536.6</text:p>
              </table:table-cell>
              <table:table-cell office:value-type="float" office:value="10473.9">
                <text:p>10473.9</text:p>
              </table:table-cell>
              <table:table-cell office:value-type="float" office:value="10515.9">
                <text:p>10515.9</text:p>
              </table:table-cell>
              <table:table-cell office:value-type="float" office:value="10497.1">
                <text:p>10497.1</text:p>
              </table:table-cell>
              <table:table-cell office:value-type="float" office:value="10515.7">
                <text:p>10515.7</text:p>
              </table:table-cell>
              <table:table-cell office:value-type="float" office:value="10439.1">
                <text:p>10439.1</text:p>
              </table:table-cell>
              <table:table-cell office:value-type="float" office:value="10460">
                <text:p>10460</text:p>
              </table:table-cell>
              <table:table-cell office:value-type="float" office:value="10476.7">
                <text:p>10476.7</text:p>
              </table:table-cell>
              <table:table-cell office:value-type="float" office:value="10402.4">
                <text:p>10402.4</text:p>
              </table:table-cell>
              <table:table-cell office:value-type="float" office:value="10412.5">
                <text:p>10412.5</text:p>
              </table:table-cell>
              <table:table-cell office:value-type="float" office:value="10404">
                <text:p>10404</text:p>
              </table:table-cell>
              <table:table-cell office:value-type="float" office:value="10460.3">
                <text:p>10460.3</text:p>
              </table:table-cell>
              <table:table-cell office:value-type="float" office:value="10453.6">
                <text:p>10453.6</text:p>
              </table:table-cell>
              <table:table-cell office:value-type="float" office:value="10446">
                <text:p>10446</text:p>
              </table:table-cell>
              <table:table-cell office:value-type="float" office:value="10462.7">
                <text:p>10462.7</text:p>
              </table:table-cell>
              <table:table-cell office:value-type="float" office:value="10425">
                <text:p>10425</text:p>
              </table:table-cell>
              <table:table-cell office:value-type="float" office:value="10466.3">
                <text:p>10466.3</text:p>
              </table:table-cell>
              <table:table-cell office:value-type="float" office:value="10454.5">
                <text:p>10454.5</text:p>
              </table:table-cell>
              <table:table-cell office:value-type="float" office:value="10417.6">
                <text:p>10417.6</text:p>
              </table:table-cell>
              <table:table-cell office:value-type="float" office:value="10423.1">
                <text:p>10423.1</text:p>
              </table:table-cell>
            </table:table-row>
            <table:table-row>
              <table:table-cell office:value-type="string">
                <text:p>Run: 5</text:p>
                <draw:g>
                  <svg:desc>Sheet1.G21:Sheet1.G21</svg:desc>
                </draw:g>
              </table:table-cell>
              <table:table-cell office:value-type="float" office:value="29011.4">
                <text:p>29011.4</text:p>
                <draw:g>
                  <svg:desc>Sheet1.A23:Sheet1.JG23</svg:desc>
                </draw:g>
              </table:table-cell>
              <table:table-cell office:value-type="float" office:value="27469.4">
                <text:p>27469.4</text:p>
              </table:table-cell>
              <table:table-cell office:value-type="float" office:value="26212">
                <text:p>26212</text:p>
              </table:table-cell>
              <table:table-cell office:value-type="float" office:value="25643">
                <text:p>25643</text:p>
              </table:table-cell>
              <table:table-cell office:value-type="float" office:value="25375.5">
                <text:p>25375.5</text:p>
              </table:table-cell>
              <table:table-cell office:value-type="float" office:value="25141">
                <text:p>25141</text:p>
              </table:table-cell>
              <table:table-cell office:value-type="float" office:value="24959.1">
                <text:p>24959.1</text:p>
              </table:table-cell>
              <table:table-cell office:value-type="float" office:value="24823.1">
                <text:p>24823.1</text:p>
              </table:table-cell>
              <table:table-cell office:value-type="float" office:value="24466.3">
                <text:p>24466.3</text:p>
              </table:table-cell>
              <table:table-cell office:value-type="float" office:value="24259.5">
                <text:p>24259.5</text:p>
              </table:table-cell>
              <table:table-cell office:value-type="float" office:value="24106.8">
                <text:p>24106.8</text:p>
              </table:table-cell>
              <table:table-cell office:value-type="float" office:value="23769.9">
                <text:p>23769.9</text:p>
              </table:table-cell>
              <table:table-cell office:value-type="float" office:value="23695.7">
                <text:p>23695.7</text:p>
              </table:table-cell>
              <table:table-cell office:value-type="float" office:value="23539.5">
                <text:p>23539.5</text:p>
              </table:table-cell>
              <table:table-cell office:value-type="float" office:value="23280.8">
                <text:p>23280.8</text:p>
              </table:table-cell>
              <table:table-cell office:value-type="float" office:value="23138.1">
                <text:p>23138.1</text:p>
              </table:table-cell>
              <table:table-cell office:value-type="float" office:value="22983.6">
                <text:p>22983.6</text:p>
              </table:table-cell>
              <table:table-cell office:value-type="float" office:value="22812.5">
                <text:p>22812.5</text:p>
              </table:table-cell>
              <table:table-cell office:value-type="float" office:value="22603.6">
                <text:p>22603.6</text:p>
              </table:table-cell>
              <table:table-cell office:value-type="float" office:value="22536.7">
                <text:p>22536.7</text:p>
              </table:table-cell>
              <table:table-cell office:value-type="float" office:value="22454.9">
                <text:p>22454.9</text:p>
              </table:table-cell>
              <table:table-cell office:value-type="float" office:value="22301.4">
                <text:p>22301.4</text:p>
              </table:table-cell>
              <table:table-cell office:value-type="float" office:value="22134.3">
                <text:p>22134.3</text:p>
              </table:table-cell>
              <table:table-cell office:value-type="float" office:value="21865.4">
                <text:p>21865.4</text:p>
              </table:table-cell>
              <table:table-cell office:value-type="float" office:value="21483.8">
                <text:p>21483.8</text:p>
              </table:table-cell>
              <table:table-cell office:value-type="float" office:value="20964.2">
                <text:p>20964.2</text:p>
              </table:table-cell>
              <table:table-cell office:value-type="float" office:value="20790.7">
                <text:p>20790.7</text:p>
              </table:table-cell>
              <table:table-cell office:value-type="float" office:value="20615.6">
                <text:p>20615.6</text:p>
              </table:table-cell>
              <table:table-cell office:value-type="float" office:value="20311">
                <text:p>20311</text:p>
              </table:table-cell>
              <table:table-cell office:value-type="float" office:value="20030">
                <text:p>20030</text:p>
              </table:table-cell>
              <table:table-cell office:value-type="float" office:value="19712.2">
                <text:p>19712.2</text:p>
              </table:table-cell>
              <table:table-cell office:value-type="float" office:value="19571.7">
                <text:p>19571.7</text:p>
              </table:table-cell>
              <table:table-cell office:value-type="float" office:value="19523">
                <text:p>19523</text:p>
              </table:table-cell>
              <table:table-cell office:value-type="float" office:value="19551">
                <text:p>19551</text:p>
              </table:table-cell>
              <table:table-cell office:value-type="float" office:value="19462.3">
                <text:p>19462.3</text:p>
              </table:table-cell>
              <table:table-cell office:value-type="float" office:value="19256.5">
                <text:p>19256.5</text:p>
              </table:table-cell>
              <table:table-cell office:value-type="float" office:value="19250.9">
                <text:p>19250.9</text:p>
              </table:table-cell>
              <table:table-cell office:value-type="float" office:value="19183.1">
                <text:p>19183.1</text:p>
              </table:table-cell>
              <table:table-cell office:value-type="float" office:value="19043.8">
                <text:p>19043.8</text:p>
              </table:table-cell>
              <table:table-cell office:value-type="float" office:value="18921.9">
                <text:p>18921.9</text:p>
              </table:table-cell>
              <table:table-cell office:value-type="float" office:value="18836.1">
                <text:p>18836.1</text:p>
              </table:table-cell>
              <table:table-cell office:value-type="float" office:value="18760.6">
                <text:p>18760.6</text:p>
              </table:table-cell>
              <table:table-cell office:value-type="float" office:value="18579.7">
                <text:p>18579.7</text:p>
              </table:table-cell>
              <table:table-cell office:value-type="float" office:value="18495.6">
                <text:p>18495.6</text:p>
              </table:table-cell>
              <table:table-cell office:value-type="float" office:value="18355.9">
                <text:p>18355.9</text:p>
              </table:table-cell>
              <table:table-cell office:value-type="float" office:value="18293.5">
                <text:p>18293.5</text:p>
              </table:table-cell>
              <table:table-cell office:value-type="float" office:value="18209">
                <text:p>18209</text:p>
              </table:table-cell>
              <table:table-cell office:value-type="float" office:value="18129">
                <text:p>18129</text:p>
              </table:table-cell>
              <table:table-cell office:value-type="float" office:value="17940">
                <text:p>17940</text:p>
              </table:table-cell>
              <table:table-cell office:value-type="float" office:value="17756.1">
                <text:p>17756.1</text:p>
              </table:table-cell>
              <table:table-cell office:value-type="float" office:value="17672.1">
                <text:p>17672.1</text:p>
              </table:table-cell>
              <table:table-cell office:value-type="float" office:value="17462.2">
                <text:p>17462.2</text:p>
              </table:table-cell>
              <table:table-cell office:value-type="float" office:value="17226.1">
                <text:p>17226.1</text:p>
              </table:table-cell>
              <table:table-cell office:value-type="float" office:value="17148.8">
                <text:p>17148.8</text:p>
              </table:table-cell>
              <table:table-cell office:value-type="float" office:value="17185.3">
                <text:p>17185.3</text:p>
              </table:table-cell>
              <table:table-cell office:value-type="float" office:value="17069.7">
                <text:p>17069.7</text:p>
              </table:table-cell>
              <table:table-cell office:value-type="float" office:value="17012.7">
                <text:p>17012.7</text:p>
              </table:table-cell>
              <table:table-cell office:value-type="float" office:value="16820.7">
                <text:p>16820.7</text:p>
              </table:table-cell>
              <table:table-cell office:value-type="float" office:value="16737.2">
                <text:p>16737.2</text:p>
              </table:table-cell>
              <table:table-cell office:value-type="float" office:value="16773">
                <text:p>16773</text:p>
              </table:table-cell>
              <table:table-cell office:value-type="float" office:value="16695.3">
                <text:p>16695.3</text:p>
              </table:table-cell>
              <table:table-cell office:value-type="float" office:value="16636.8">
                <text:p>16636.8</text:p>
              </table:table-cell>
              <table:table-cell office:value-type="float" office:value="16582.4">
                <text:p>16582.4</text:p>
              </table:table-cell>
              <table:table-cell office:value-type="float" office:value="16553.2">
                <text:p>16553.2</text:p>
              </table:table-cell>
              <table:table-cell office:value-type="float" office:value="16512.4">
                <text:p>16512.4</text:p>
              </table:table-cell>
              <table:table-cell office:value-type="float" office:value="16395.5">
                <text:p>16395.5</text:p>
              </table:table-cell>
              <table:table-cell office:value-type="float" office:value="16303.4">
                <text:p>16303.4</text:p>
              </table:table-cell>
              <table:table-cell office:value-type="float" office:value="16263.3">
                <text:p>16263.3</text:p>
              </table:table-cell>
              <table:table-cell office:value-type="float" office:value="16228.9">
                <text:p>16228.9</text:p>
              </table:table-cell>
              <table:table-cell office:value-type="float" office:value="16124.3">
                <text:p>16124.3</text:p>
              </table:table-cell>
              <table:table-cell office:value-type="float" office:value="16035.7">
                <text:p>16035.7</text:p>
              </table:table-cell>
              <table:table-cell office:value-type="float" office:value="15991.1">
                <text:p>15991.1</text:p>
              </table:table-cell>
              <table:table-cell office:value-type="float" office:value="15935.2">
                <text:p>15935.2</text:p>
              </table:table-cell>
              <table:table-cell office:value-type="float" office:value="15869.7">
                <text:p>15869.7</text:p>
              </table:table-cell>
              <table:table-cell office:value-type="float" office:value="15778.8">
                <text:p>15778.8</text:p>
              </table:table-cell>
              <table:table-cell office:value-type="float" office:value="15658.5">
                <text:p>15658.5</text:p>
              </table:table-cell>
              <table:table-cell office:value-type="float" office:value="15536.1">
                <text:p>15536.1</text:p>
              </table:table-cell>
              <table:table-cell office:value-type="float" office:value="15415.5">
                <text:p>15415.5</text:p>
              </table:table-cell>
              <table:table-cell office:value-type="float" office:value="15204.8">
                <text:p>15204.8</text:p>
              </table:table-cell>
              <table:table-cell office:value-type="float" office:value="14830.6">
                <text:p>14830.6</text:p>
              </table:table-cell>
              <table:table-cell office:value-type="float" office:value="14636.8">
                <text:p>14636.8</text:p>
              </table:table-cell>
              <table:table-cell office:value-type="float" office:value="14656.1">
                <text:p>14656.1</text:p>
              </table:table-cell>
              <table:table-cell office:value-type="float" office:value="14664.8">
                <text:p>14664.8</text:p>
              </table:table-cell>
              <table:table-cell office:value-type="float" office:value="14649.7">
                <text:p>14649.7</text:p>
              </table:table-cell>
              <table:table-cell office:value-type="float" office:value="14547.3">
                <text:p>14547.3</text:p>
              </table:table-cell>
              <table:table-cell office:value-type="float" office:value="14493.9">
                <text:p>14493.9</text:p>
              </table:table-cell>
              <table:table-cell office:value-type="float" office:value="14449.6">
                <text:p>14449.6</text:p>
              </table:table-cell>
              <table:table-cell office:value-type="float" office:value="14302.9">
                <text:p>14302.9</text:p>
              </table:table-cell>
              <table:table-cell office:value-type="float" office:value="14187.7">
                <text:p>14187.7</text:p>
              </table:table-cell>
              <table:table-cell office:value-type="float" office:value="14168.6">
                <text:p>14168.6</text:p>
              </table:table-cell>
              <table:table-cell office:value-type="float" office:value="14146.4">
                <text:p>14146.4</text:p>
              </table:table-cell>
              <table:table-cell office:value-type="float" office:value="14032.8">
                <text:p>14032.8</text:p>
              </table:table-cell>
              <table:table-cell office:value-type="float" office:value="13951.9">
                <text:p>13951.9</text:p>
              </table:table-cell>
              <table:table-cell office:value-type="float" office:value="13892.8">
                <text:p>13892.8</text:p>
              </table:table-cell>
              <table:table-cell office:value-type="float" office:value="13717">
                <text:p>13717</text:p>
              </table:table-cell>
              <table:table-cell office:value-type="float" office:value="13524.5">
                <text:p>13524.5</text:p>
              </table:table-cell>
              <table:table-cell office:value-type="float" office:value="13313.2">
                <text:p>13313.2</text:p>
              </table:table-cell>
              <table:table-cell office:value-type="float" office:value="13166.6">
                <text:p>13166.6</text:p>
              </table:table-cell>
              <table:table-cell office:value-type="float" office:value="13142.5">
                <text:p>13142.5</text:p>
              </table:table-cell>
              <table:table-cell office:value-type="float" office:value="13012.3">
                <text:p>13012.3</text:p>
              </table:table-cell>
              <table:table-cell office:value-type="float" office:value="12947.9">
                <text:p>12947.9</text:p>
              </table:table-cell>
              <table:table-cell office:value-type="float" office:value="12885.4">
                <text:p>12885.4</text:p>
              </table:table-cell>
              <table:table-cell office:value-type="float" office:value="12904.4">
                <text:p>12904.4</text:p>
              </table:table-cell>
              <table:table-cell office:value-type="float" office:value="12860.1">
                <text:p>12860.1</text:p>
              </table:table-cell>
              <table:table-cell office:value-type="float" office:value="12727.9">
                <text:p>12727.9</text:p>
              </table:table-cell>
              <table:table-cell office:value-type="float" office:value="12668.1">
                <text:p>12668.1</text:p>
              </table:table-cell>
              <table:table-cell office:value-type="float" office:value="12656.1">
                <text:p>12656.1</text:p>
              </table:table-cell>
              <table:table-cell office:value-type="float" office:value="12558.1">
                <text:p>12558.1</text:p>
              </table:table-cell>
              <table:table-cell office:value-type="float" office:value="12536.5">
                <text:p>12536.5</text:p>
              </table:table-cell>
              <table:table-cell office:value-type="float" office:value="12578.2">
                <text:p>12578.2</text:p>
              </table:table-cell>
              <table:table-cell office:value-type="float" office:value="12526.6">
                <text:p>12526.6</text:p>
              </table:table-cell>
              <table:table-cell office:value-type="float" office:value="12468.3">
                <text:p>12468.3</text:p>
              </table:table-cell>
              <table:table-cell office:value-type="float" office:value="12393.7">
                <text:p>12393.7</text:p>
              </table:table-cell>
              <table:table-cell office:value-type="float" office:value="12360.7">
                <text:p>12360.7</text:p>
              </table:table-cell>
              <table:table-cell office:value-type="float" office:value="12234.9">
                <text:p>12234.9</text:p>
              </table:table-cell>
              <table:table-cell office:value-type="float" office:value="12149.3">
                <text:p>12149.3</text:p>
              </table:table-cell>
              <table:table-cell office:value-type="float" office:value="12140.1">
                <text:p>12140.1</text:p>
              </table:table-cell>
              <table:table-cell office:value-type="float" office:value="12156.9">
                <text:p>12156.9</text:p>
              </table:table-cell>
              <table:table-cell office:value-type="float" office:value="12092.6">
                <text:p>12092.6</text:p>
              </table:table-cell>
              <table:table-cell office:value-type="float" office:value="12088.8">
                <text:p>12088.8</text:p>
              </table:table-cell>
              <table:table-cell office:value-type="float" office:value="12053.7">
                <text:p>12053.7</text:p>
              </table:table-cell>
              <table:table-cell office:value-type="float" office:value="12101.7">
                <text:p>12101.7</text:p>
              </table:table-cell>
              <table:table-cell office:value-type="float" office:value="12135.3">
                <text:p>12135.3</text:p>
              </table:table-cell>
              <table:table-cell office:value-type="float" office:value="12070.4">
                <text:p>12070.4</text:p>
              </table:table-cell>
              <table:table-cell office:value-type="float" office:value="12081.5">
                <text:p>12081.5</text:p>
              </table:table-cell>
              <table:table-cell office:value-type="float" office:value="12119.2">
                <text:p>12119.2</text:p>
              </table:table-cell>
              <table:table-cell office:value-type="float" office:value="12057">
                <text:p>12057</text:p>
              </table:table-cell>
              <table:table-cell office:value-type="float" office:value="12070.2">
                <text:p>12070.2</text:p>
              </table:table-cell>
              <table:table-cell office:value-type="float" office:value="12029">
                <text:p>12029</text:p>
              </table:table-cell>
              <table:table-cell office:value-type="float" office:value="11943.9">
                <text:p>11943.9</text:p>
              </table:table-cell>
              <table:table-cell office:value-type="float" office:value="11810.8">
                <text:p>11810.8</text:p>
              </table:table-cell>
              <table:table-cell office:value-type="float" office:value="11668.9">
                <text:p>11668.9</text:p>
              </table:table-cell>
              <table:table-cell office:value-type="float" office:value="11702.4">
                <text:p>11702.4</text:p>
              </table:table-cell>
              <table:table-cell office:value-type="float" office:value="11646.4">
                <text:p>11646.4</text:p>
              </table:table-cell>
              <table:table-cell office:value-type="float" office:value="11639.8">
                <text:p>11639.8</text:p>
              </table:table-cell>
              <table:table-cell office:value-type="float" office:value="11602">
                <text:p>11602</text:p>
              </table:table-cell>
              <table:table-cell office:value-type="float" office:value="11622.5">
                <text:p>11622.5</text:p>
              </table:table-cell>
              <table:table-cell office:value-type="float" office:value="11577.3">
                <text:p>11577.3</text:p>
              </table:table-cell>
              <table:table-cell office:value-type="float" office:value="11616.5">
                <text:p>11616.5</text:p>
              </table:table-cell>
              <table:table-cell office:value-type="float" office:value="11583.7">
                <text:p>11583.7</text:p>
              </table:table-cell>
              <table:table-cell office:value-type="float" office:value="11604.1">
                <text:p>11604.1</text:p>
              </table:table-cell>
              <table:table-cell office:value-type="float" office:value="11573.2">
                <text:p>11573.2</text:p>
              </table:table-cell>
              <table:table-cell office:value-type="float" office:value="11556.6">
                <text:p>11556.6</text:p>
              </table:table-cell>
              <table:table-cell office:value-type="float" office:value="11561.5">
                <text:p>11561.5</text:p>
              </table:table-cell>
              <table:table-cell office:value-type="float" office:value="11539.7">
                <text:p>11539.7</text:p>
              </table:table-cell>
              <table:table-cell office:value-type="float" office:value="11541.1">
                <text:p>11541.1</text:p>
              </table:table-cell>
              <table:table-cell office:value-type="float" office:value="11522.3">
                <text:p>11522.3</text:p>
              </table:table-cell>
              <table:table-cell office:value-type="float" office:value="11465.2">
                <text:p>11465.2</text:p>
              </table:table-cell>
              <table:table-cell office:value-type="float" office:value="11269.5">
                <text:p>11269.5</text:p>
              </table:table-cell>
              <table:table-cell office:value-type="float" office:value="11230.2">
                <text:p>11230.2</text:p>
              </table:table-cell>
              <table:table-cell office:value-type="float" office:value="11253.8">
                <text:p>11253.8</text:p>
              </table:table-cell>
              <table:table-cell office:value-type="float" office:value="11157.3">
                <text:p>11157.3</text:p>
              </table:table-cell>
              <table:table-cell office:value-type="float" office:value="11202.1">
                <text:p>11202.1</text:p>
              </table:table-cell>
              <table:table-cell office:value-type="float" office:value="11174.8">
                <text:p>11174.8</text:p>
              </table:table-cell>
              <table:table-cell office:value-type="float" office:value="11035.8">
                <text:p>11035.8</text:p>
              </table:table-cell>
              <table:table-cell office:value-type="float" office:value="11034.1">
                <text:p>11034.1</text:p>
              </table:table-cell>
              <table:table-cell office:value-type="float" office:value="11029.9">
                <text:p>11029.9</text:p>
              </table:table-cell>
              <table:table-cell office:value-type="float" office:value="11052.6">
                <text:p>11052.6</text:p>
              </table:table-cell>
              <table:table-cell office:value-type="float" office:value="11002.1">
                <text:p>11002.1</text:p>
              </table:table-cell>
              <table:table-cell office:value-type="float" office:value="10940.6">
                <text:p>10940.6</text:p>
              </table:table-cell>
              <table:table-cell office:value-type="float" office:value="10877.3">
                <text:p>10877.3</text:p>
              </table:table-cell>
              <table:table-cell office:value-type="float" office:value="10733.5">
                <text:p>10733.5</text:p>
              </table:table-cell>
              <table:table-cell office:value-type="float" office:value="10611.4">
                <text:p>10611.4</text:p>
              </table:table-cell>
              <table:table-cell office:value-type="float" office:value="10706.8">
                <text:p>10706.8</text:p>
              </table:table-cell>
              <table:table-cell office:value-type="float" office:value="10650.3">
                <text:p>10650.3</text:p>
              </table:table-cell>
              <table:table-cell office:value-type="float" office:value="10648.2">
                <text:p>10648.2</text:p>
              </table:table-cell>
              <table:table-cell office:value-type="float" office:value="10619.1">
                <text:p>10619.1</text:p>
              </table:table-cell>
              <table:table-cell office:value-type="float" office:value="10639.2">
                <text:p>10639.2</text:p>
              </table:table-cell>
              <table:table-cell office:value-type="float" office:value="10662.6">
                <text:p>10662.6</text:p>
              </table:table-cell>
              <table:table-cell office:value-type="float" office:value="10627.3">
                <text:p>10627.3</text:p>
              </table:table-cell>
              <table:table-cell office:value-type="float" office:value="10648.2">
                <text:p>10648.2</text:p>
              </table:table-cell>
              <table:table-cell office:value-type="float" office:value="10575.1">
                <text:p>10575.1</text:p>
              </table:table-cell>
              <table:table-cell office:value-type="float" office:value="10560.6">
                <text:p>10560.6</text:p>
              </table:table-cell>
              <table:table-cell office:value-type="float" office:value="10480.8">
                <text:p>10480.8</text:p>
              </table:table-cell>
              <table:table-cell office:value-type="float" office:value="10434.6">
                <text:p>10434.6</text:p>
              </table:table-cell>
              <table:table-cell office:value-type="float" office:value="10391.4">
                <text:p>10391.4</text:p>
              </table:table-cell>
              <table:table-cell office:value-type="float" office:value="10411.1">
                <text:p>10411.1</text:p>
              </table:table-cell>
              <table:table-cell office:value-type="float" office:value="10425.7">
                <text:p>10425.7</text:p>
              </table:table-cell>
              <table:table-cell office:value-type="float" office:value="10430.8">
                <text:p>10430.8</text:p>
              </table:table-cell>
              <table:table-cell office:value-type="float" office:value="10387.5">
                <text:p>10387.5</text:p>
              </table:table-cell>
              <table:table-cell office:value-type="float" office:value="10377.6">
                <text:p>10377.6</text:p>
              </table:table-cell>
              <table:table-cell office:value-type="float" office:value="10422.9">
                <text:p>10422.9</text:p>
              </table:table-cell>
              <table:table-cell office:value-type="float" office:value="10402.9">
                <text:p>10402.9</text:p>
              </table:table-cell>
              <table:table-cell office:value-type="float" office:value="10333.1">
                <text:p>10333.1</text:p>
              </table:table-cell>
              <table:table-cell office:value-type="float" office:value="10267.3">
                <text:p>10267.3</text:p>
              </table:table-cell>
              <table:table-cell office:value-type="float" office:value="10172.3">
                <text:p>10172.3</text:p>
              </table:table-cell>
              <table:table-cell office:value-type="float" office:value="10171.7">
                <text:p>10171.7</text:p>
              </table:table-cell>
              <table:table-cell office:value-type="float" office:value="10164.5">
                <text:p>10164.5</text:p>
              </table:table-cell>
              <table:table-cell office:value-type="float" office:value="10174.2">
                <text:p>10174.2</text:p>
              </table:table-cell>
              <table:table-cell office:value-type="float" office:value="10114">
                <text:p>10114</text:p>
              </table:table-cell>
              <table:table-cell office:value-type="float" office:value="10100.1">
                <text:p>10100.1</text:p>
              </table:table-cell>
              <table:table-cell office:value-type="float" office:value="10096.5">
                <text:p>10096.5</text:p>
              </table:table-cell>
              <table:table-cell office:value-type="float" office:value="10059.4">
                <text:p>10059.4</text:p>
              </table:table-cell>
              <table:table-cell office:value-type="float" office:value="10082.8">
                <text:p>10082.8</text:p>
              </table:table-cell>
              <table:table-cell office:value-type="float" office:value="10090.8">
                <text:p>10090.8</text:p>
              </table:table-cell>
              <table:table-cell office:value-type="float" office:value="10112.9">
                <text:p>10112.9</text:p>
              </table:table-cell>
              <table:table-cell office:value-type="float" office:value="10158.7">
                <text:p>10158.7</text:p>
              </table:table-cell>
              <table:table-cell office:value-type="float" office:value="10067.6">
                <text:p>10067.6</text:p>
              </table:table-cell>
              <table:table-cell office:value-type="float" office:value="10125.1">
                <text:p>10125.1</text:p>
              </table:table-cell>
              <table:table-cell office:value-type="float" office:value="10033.4">
                <text:p>10033.4</text:p>
              </table:table-cell>
              <table:table-cell office:value-type="float" office:value="10122.3">
                <text:p>10122.3</text:p>
              </table:table-cell>
              <table:table-cell office:value-type="float" office:value="10021.1">
                <text:p>10021.1</text:p>
              </table:table-cell>
              <table:table-cell office:value-type="float" office:value="10037.4">
                <text:p>10037.4</text:p>
              </table:table-cell>
              <table:table-cell office:value-type="float" office:value="10048.2">
                <text:p>10048.2</text:p>
              </table:table-cell>
              <table:table-cell office:value-type="float" office:value="10006.7">
                <text:p>10006.7</text:p>
              </table:table-cell>
              <table:table-cell office:value-type="float" office:value="10047.1">
                <text:p>10047.1</text:p>
              </table:table-cell>
              <table:table-cell office:value-type="float" office:value="9972.27">
                <text:p>9972.27</text:p>
              </table:table-cell>
              <table:table-cell office:value-type="float" office:value="9989.09">
                <text:p>9989.09</text:p>
              </table:table-cell>
              <table:table-cell office:value-type="float" office:value="9995.99">
                <text:p>9995.99</text:p>
              </table:table-cell>
              <table:table-cell office:value-type="float" office:value="9979.7">
                <text:p>9979.7</text:p>
              </table:table-cell>
              <table:table-cell office:value-type="float" office:value="9973.35">
                <text:p>9973.35</text:p>
              </table:table-cell>
              <table:table-cell office:value-type="float" office:value="9978.7">
                <text:p>9978.7</text:p>
              </table:table-cell>
              <table:table-cell office:value-type="float" office:value="9943.48">
                <text:p>9943.48</text:p>
              </table:table-cell>
              <table:table-cell office:value-type="float" office:value="9925.13">
                <text:p>9925.13</text:p>
              </table:table-cell>
              <table:table-cell office:value-type="float" office:value="9893.97">
                <text:p>9893.97</text:p>
              </table:table-cell>
              <table:table-cell office:value-type="float" office:value="9902.69">
                <text:p>9902.69</text:p>
              </table:table-cell>
              <table:table-cell office:value-type="float" office:value="9902.07">
                <text:p>9902.07</text:p>
              </table:table-cell>
              <table:table-cell office:value-type="float" office:value="9873.45">
                <text:p>9873.45</text:p>
              </table:table-cell>
              <table:table-cell office:value-type="float" office:value="9823.26">
                <text:p>9823.26</text:p>
              </table:table-cell>
              <table:table-cell office:value-type="float" office:value="9854.96">
                <text:p>9854.96</text:p>
              </table:table-cell>
              <table:table-cell office:value-type="float" office:value="9868.98">
                <text:p>9868.98</text:p>
              </table:table-cell>
              <table:table-cell office:value-type="float" office:value="9770.14">
                <text:p>9770.14</text:p>
              </table:table-cell>
              <table:table-cell office:value-type="float" office:value="9770.98">
                <text:p>9770.98</text:p>
              </table:table-cell>
              <table:table-cell office:value-type="float" office:value="9800.26">
                <text:p>9800.26</text:p>
              </table:table-cell>
              <table:table-cell office:value-type="float" office:value="9666.1">
                <text:p>9666.1</text:p>
              </table:table-cell>
              <table:table-cell office:value-type="float" office:value="9575.31">
                <text:p>9575.31</text:p>
              </table:table-cell>
              <table:table-cell office:value-type="float" office:value="9570.94">
                <text:p>9570.94</text:p>
              </table:table-cell>
              <table:table-cell office:value-type="float" office:value="9605.36">
                <text:p>9605.36</text:p>
              </table:table-cell>
              <table:table-cell office:value-type="float" office:value="9593.61">
                <text:p>9593.61</text:p>
              </table:table-cell>
              <table:table-cell office:value-type="float" office:value="9570.68">
                <text:p>9570.68</text:p>
              </table:table-cell>
              <table:table-cell office:value-type="float" office:value="9581.93">
                <text:p>9581.93</text:p>
              </table:table-cell>
              <table:table-cell office:value-type="float" office:value="9537.96">
                <text:p>9537.96</text:p>
              </table:table-cell>
              <table:table-cell office:value-type="float" office:value="9483.33">
                <text:p>9483.33</text:p>
              </table:table-cell>
              <table:table-cell office:value-type="float" office:value="9487.53">
                <text:p>9487.53</text:p>
              </table:table-cell>
              <table:table-cell office:value-type="float" office:value="9566.12">
                <text:p>9566.12</text:p>
              </table:table-cell>
              <table:table-cell office:value-type="float" office:value="9452.56">
                <text:p>9452.56</text:p>
              </table:table-cell>
              <table:table-cell office:value-type="float" office:value="9395.54">
                <text:p>9395.54</text:p>
              </table:table-cell>
              <table:table-cell office:value-type="float" office:value="9352.96">
                <text:p>9352.96</text:p>
              </table:table-cell>
              <table:table-cell office:value-type="float" office:value="9340.55">
                <text:p>9340.55</text:p>
              </table:table-cell>
              <table:table-cell office:value-type="float" office:value="9332.42">
                <text:p>9332.42</text:p>
              </table:table-cell>
              <table:table-cell office:value-type="float" office:value="9355.84">
                <text:p>9355.84</text:p>
              </table:table-cell>
              <table:table-cell office:value-type="float" office:value="9296.41">
                <text:p>9296.41</text:p>
              </table:table-cell>
              <table:table-cell office:value-type="float" office:value="9383.78">
                <text:p>9383.78</text:p>
              </table:table-cell>
              <table:table-cell office:value-type="float" office:value="9367.23">
                <text:p>9367.23</text:p>
              </table:table-cell>
              <table:table-cell office:value-type="float" office:value="9397.78">
                <text:p>9397.78</text:p>
              </table:table-cell>
              <table:table-cell office:value-type="float" office:value="9338.54">
                <text:p>9338.54</text:p>
              </table:table-cell>
              <table:table-cell office:value-type="float" office:value="9285.31">
                <text:p>9285.31</text:p>
              </table:table-cell>
              <table:table-cell office:value-type="float" office:value="9230.96">
                <text:p>9230.96</text:p>
              </table:table-cell>
              <table:table-cell office:value-type="float" office:value="9222.56">
                <text:p>9222.56</text:p>
              </table:table-cell>
              <table:table-cell office:value-type="float" office:value="9225.46">
                <text:p>9225.46</text:p>
              </table:table-cell>
              <table:table-cell office:value-type="float" office:value="9233.61">
                <text:p>9233.61</text:p>
              </table:table-cell>
              <table:table-cell office:value-type="float" office:value="9186.24">
                <text:p>9186.24</text:p>
              </table:table-cell>
              <table:table-cell office:value-type="float" office:value="9259.65">
                <text:p>9259.65</text:p>
              </table:table-cell>
              <table:table-cell office:value-type="float" office:value="9187.64">
                <text:p>9187.64</text:p>
              </table:table-cell>
              <table:table-cell office:value-type="float" office:value="9201.89">
                <text:p>9201.89</text:p>
              </table:table-cell>
              <table:table-cell office:value-type="float" office:value="9077.5">
                <text:p>9077.5</text:p>
              </table:table-cell>
              <table:table-cell office:value-type="float" office:value="9071.83">
                <text:p>9071.83</text:p>
              </table:table-cell>
              <table:table-cell office:value-type="float" office:value="9069.6">
                <text:p>9069.6</text:p>
              </table:table-cell>
              <table:table-cell office:value-type="float" office:value="9083.92">
                <text:p>9083.92</text:p>
              </table:table-cell>
              <table:table-cell office:value-type="float" office:value="9074.87">
                <text:p>9074.87</text:p>
              </table:table-cell>
              <table:table-cell office:value-type="float" office:value="9017.66">
                <text:p>9017.66</text:p>
              </table:table-cell>
              <table:table-cell office:value-type="float" office:value="9054.73">
                <text:p>9054.73</text:p>
              </table:table-cell>
              <table:table-cell office:value-type="float" office:value="9043.15">
                <text:p>9043.15</text:p>
              </table:table-cell>
              <table:table-cell office:value-type="float" office:value="9039.3">
                <text:p>9039.3</text:p>
              </table:table-cell>
              <table:table-cell office:value-type="float" office:value="9109.71">
                <text:p>9109.71</text:p>
              </table:table-cell>
              <table:table-cell office:value-type="float" office:value="9064.12">
                <text:p>9064.12</text:p>
              </table:table-cell>
              <table:table-cell office:value-type="float" office:value="9061.2">
                <text:p>9061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